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i" text:start-value="1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justify"/>
      <style:text-properties fo:font-weight="bold" style:font-weight-asian="bold" style:font-weight-complex="bold" fo:font-size="14pt" style:font-size-asian="14pt" style:font-size-complex="14pt"/>
    </style:style>
    <style:style style:name="P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text-properties fo:font-weight="bold" style:font-weight-asian="bold" style:font-weight-complex="bold"/>
    </style:style>
    <style:style style:name="P6" style:parent-style-name="Standard" style:family="paragraph">
      <style:paragraph-properties fo:text-align="justify"/>
      <style:text-properties fo:font-weight="bold" style:font-weight-asian="bold" style:font-weight-complex="bold"/>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T9" style:parent-style-name="Domyślnaczcionkaakapitu" style:family="text">
      <style:text-properties style:text-underline-type="single" style:text-underline-style="solid" style:text-underline-width="auto" style:text-underline-mode="continuous"/>
    </style:style>
    <style:style style:name="T10" style:parent-style-name="Domyślnaczcionkaakapitu" style:family="text">
      <style:text-properties style:text-underline-type="single" style:text-underline-style="solid" style:text-underline-width="auto" style:text-underline-mode="continuous"/>
    </style:style>
    <style:style style:name="T11" style:parent-style-name="Domyślnaczcionkaakapitu" style:family="text">
      <style:text-properties style:text-underline-type="single" style:text-underline-style="solid" style:text-underline-width="auto" style:text-underline-mode="continuous"/>
    </style:style>
    <style:style style:name="T12" style:parent-style-name="Domyślnaczcionkaakapitu" style:family="text">
      <style:text-properties style:text-underline-type="single" style:text-underline-style="solid" style:text-underline-width="auto" style:text-underline-mode="continuous"/>
    </style:style>
    <style:style style:name="P13" style:parent-style-name="Standard" style:family="paragraph">
      <style:paragraph-properties fo:text-align="justify"/>
    </style:style>
    <style:style style:name="P14" style:parent-style-name="Standard" style:family="paragraph">
      <style:paragraph-properties fo:text-align="justify"/>
      <style:text-properties style:text-underline-type="single" style:text-underline-style="solid" style:text-underline-width="auto" style:text-underline-mode="continuous"/>
    </style:style>
    <style:style style:name="P15" style:parent-style-name="Standard" style:family="paragraph">
      <style:paragraph-properties fo:text-align="justify"/>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Standard" style:family="paragraph">
      <style:paragraph-properties fo:text-align="justify"/>
      <style:text-properties fo:font-weight="bold" style:font-weight-asian="bold" style:font-weight-complex="bold"/>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T20" style:parent-style-name="Domyślnaczcionkaakapitu" style:family="text">
      <style:text-properties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style:text-underline-type="single" style:text-underline-style="solid" style:text-underline-width="auto" style:text-underline-mode="continuous"/>
    </style:style>
    <style:style style:name="T23" style:parent-style-name="Domyślnaczcionkaakapitu" style:family="text">
      <style:text-properties style:text-underline-type="single" style:text-underline-style="solid" style:text-underline-width="auto" style:text-underline-mode="continuous"/>
    </style:style>
    <style:style style:name="T24" style:parent-style-name="Domyślnaczcionkaakapitu" style:family="text">
      <style:text-properties style:text-underline-type="single" style:text-underline-style="solid" style:text-underline-width="auto" style:text-underline-mode="continuous"/>
    </style:style>
    <style:style style:name="P25" style:parent-style-name="Standard" style:family="paragraph">
      <style:paragraph-properties fo:text-align="justify"/>
    </style:style>
    <style:style style:name="P26" style:parent-style-name="Standard" style:family="paragraph">
      <style:paragraph-properties fo:text-align="justify"/>
    </style:style>
    <style:style style:name="T27" style:parent-style-name="Domyślnaczcionkaakapitu" style:family="text">
      <style:text-properties style:text-underline-type="single" style:text-underline-style="solid" style:text-underline-width="auto" style:text-underline-mode="continuous"/>
    </style:style>
    <style:style style:name="T28" style:parent-style-name="Domyślnaczcionkaakapitu" style:family="text">
      <style:text-properties style:text-underline-type="single" style:text-underline-style="solid" style:text-underline-width="auto" style:text-underline-mode="continuous"/>
    </style:style>
    <style:style style:name="T29" style:parent-style-name="Domyślnaczcionkaakapitu" style:family="text">
      <style:text-properties style:text-underline-type="single" style:text-underline-style="solid" style:text-underline-width="auto" style:text-underline-mode="continuous"/>
    </style:style>
    <style:style style:name="P30" style:parent-style-name="Standard" style:family="paragraph">
      <style:paragraph-properties fo:text-align="justify"/>
    </style:style>
    <style:style style:name="P31" style:parent-style-name="Standard" style:family="paragraph">
      <style:paragraph-properties fo:text-align="justify"/>
      <style:text-properties style:text-underline-type="single" style:text-underline-style="solid" style:text-underline-width="auto" style:text-underline-mode="continuous"/>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P34" style:parent-style-name="Standard" style:family="paragraph">
      <style:paragraph-properties fo:text-align="justify"/>
    </style:style>
    <style:style style:name="P35" style:parent-style-name="Standard" style:family="paragraph">
      <style:paragraph-properties fo:text-align="justify"/>
      <style:text-properties fo:font-weight="bold" style:font-weight-asian="bold" style:font-weight-complex="bold"/>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T38" style:parent-style-name="Domyślnaczcionkaakapitu" style:family="text">
      <style:text-properties style:text-underline-type="single" style:text-underline-style="solid" style:text-underline-width="auto" style:text-underline-mode="continuous"/>
    </style:style>
    <style:style style:name="T39" style:parent-style-name="Domyślnaczcionkaakapitu" style:family="text">
      <style:text-properties style:text-underline-type="single" style:text-underline-style="solid" style:text-underline-width="auto" style:text-underline-mode="continuous"/>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text-properties style:text-underline-type="single" style:text-underline-style="solid" style:text-underline-width="auto" style:text-underline-mode="continuous"/>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text-properties fo:font-weight="bold" style:font-weight-asian="bold" style:font-weight-complex="bold"/>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T59" style:parent-style-name="Domyślnaczcionkaakapitu" style:family="text">
      <style:text-properties style:text-underline-type="single" style:text-underline-style="solid" style:text-underline-width="auto" style:text-underline-mode="continuous"/>
    </style:style>
    <style:style style:name="P60" style:parent-style-name="Standard" style:family="paragraph">
      <style:paragraph-properties fo:text-align="justify"/>
    </style:style>
    <style:style style:name="T61" style:parent-style-name="Domyślnaczcionkaakapitu" style:family="text">
      <style:text-properties style:text-underline-type="single" style:text-underline-style="solid" style:text-underline-width="auto" style:text-underline-mode="continuous"/>
    </style:style>
    <style:style style:name="P62" style:parent-style-name="Standard" style:family="paragraph">
      <style:paragraph-properties fo:text-align="justify"/>
    </style:style>
    <style:style style:name="T63" style:parent-style-name="Domyślnaczcionkaakapitu" style:family="text">
      <style:text-properties style:text-underline-type="single" style:text-underline-style="solid" style:text-underline-width="auto" style:text-underline-mode="continuous"/>
    </style:style>
    <style:style style:name="T64" style:parent-style-name="Domyślnaczcionkaakapitu" style:family="text">
      <style:text-properties style:text-underline-type="single" style:text-underline-style="solid" style:text-underline-width="auto" style:text-underline-mode="continuous"/>
    </style:style>
    <style:style style:name="P65" style:parent-style-name="Standard" style:family="paragraph">
      <style:paragraph-properties fo:text-align="justify"/>
    </style:style>
    <style:style style:name="T66" style:parent-style-name="Domyślnaczcionkaakapitu" style:family="text">
      <style:text-properties style:text-underline-type="single" style:text-underline-style="solid" style:text-underline-width="auto" style:text-underline-mode="continuous"/>
    </style:style>
    <style:style style:name="T67" style:parent-style-name="Domyślnaczcionkaakapitu" style:family="text">
      <style:text-properties style:text-underline-type="single" style:text-underline-style="solid" style:text-underline-width="auto" style:text-underline-mode="continuous"/>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T70" style:parent-style-name="Domyślnaczcionkaakapitu" style:family="text">
      <style:text-properties style:text-underline-type="single" style:text-underline-style="solid" style:text-underline-width="auto" style:text-underline-mode="continuous"/>
    </style:style>
    <style:style style:name="T71" style:parent-style-name="Domyślnaczcionkaakapitu" style:family="text">
      <style:text-properties style:text-underline-type="single" style:text-underline-style="solid" style:text-underline-width="auto" style:text-underline-mode="continuous"/>
    </style:style>
    <style:style style:name="P72" style:parent-style-name="Standard" style:family="paragraph">
      <style:paragraph-properties fo:text-align="justify"/>
      <style:text-properties style:text-underline-type="single" style:text-underline-style="solid" style:text-underline-width="auto" style:text-underline-mode="continuous"/>
    </style:style>
    <style:style style:name="P73" style:parent-style-name="Standard" style:family="paragraph">
      <style:paragraph-properties fo:text-align="justify"/>
      <style:text-properties style:text-underline-type="single" style:text-underline-style="solid" style:text-underline-width="auto" style:text-underline-mode="continuous"/>
    </style:style>
    <style:style style:name="P74" style:parent-style-name="Standard" style:family="paragraph">
      <style:paragraph-properties fo:text-align="justify"/>
      <style:text-properties style:text-underline-type="single" style:text-underline-style="solid" style:text-underline-width="auto" style:text-underline-mode="continuous"/>
    </style:style>
    <style:style style:name="P75" style:parent-style-name="Standard" style:family="paragraph">
      <style:paragraph-properties fo:text-align="justify"/>
      <style:text-properties style:text-underline-type="single" style:text-underline-style="solid" style:text-underline-width="auto" style:text-underline-mode="continuous"/>
    </style:style>
    <style:style style:name="P76" style:parent-style-name="Standard" style:family="paragraph">
      <style:paragraph-properties fo:text-align="justify"/>
      <style:text-properties style:text-underline-type="single" style:text-underline-style="solid" style:text-underline-width="auto" style:text-underline-mode="continuous"/>
    </style:style>
    <style:style style:name="P77" style:parent-style-name="Standard" style:family="paragraph">
      <style:paragraph-properties fo:text-align="justify"/>
      <style:text-properties style:text-underline-type="single" style:text-underline-style="solid" style:text-underline-width="auto" style:text-underline-mode="continuous"/>
    </style:style>
    <style:style style:name="P78" style:parent-style-name="Standard" style:family="paragraph">
      <style:paragraph-properties fo:text-align="justify"/>
    </style:style>
    <style:style style:name="P79" style:parent-style-name="Standard" style:family="paragraph">
      <style:paragraph-properties fo:text-align="justify"/>
      <style:text-properties fo:font-weight="bold" style:font-weight-asian="bold" style:font-weight-complex="bold"/>
    </style:style>
    <style:style style:name="P80" style:parent-style-name="Standard" style:family="paragraph">
      <style:paragraph-properties fo:text-align="justify"/>
      <style:text-properties fo:font-weight="bold" style:font-weight-asian="bold" style:font-weight-complex="bold"/>
    </style:style>
    <style:style style:name="P81" style:parent-style-name="Standard" style:family="paragraph">
      <style:paragraph-properties fo:text-align="justify"/>
      <style:text-properties style:text-underline-type="single" style:text-underline-style="solid" style:text-underline-width="auto" style:text-underline-mode="continuous"/>
    </style:style>
    <style:style style:name="P82" style:parent-style-name="Standard" style:family="paragraph">
      <style:paragraph-properties fo:text-align="justify"/>
    </style:style>
    <style:style style:name="P83" style:parent-style-name="Standard" style:family="paragraph">
      <style:paragraph-properties fo:text-align="justify"/>
      <style:text-properties fo:font-weight="bold" style:font-weight-asian="bold" style:font-weight-complex="bold"/>
    </style:style>
    <style:style style:name="P84" style:parent-style-name="Standard" style:family="paragraph">
      <style:paragraph-properties fo:text-align="justify"/>
      <style:text-properties fo:font-weight="bold" style:font-weight-asian="bold" style:font-weight-complex="bold"/>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text-properties style:text-underline-type="single" style:text-underline-style="solid" style:text-underline-width="auto" style:text-underline-mode="continuous"/>
    </style:style>
    <style:style style:name="P89" style:parent-style-name="Standard" style:family="paragraph">
      <style:paragraph-properties fo:text-align="justify"/>
      <style:text-properties style:text-underline-type="single" style:text-underline-style="solid" style:text-underline-width="auto" style:text-underline-mode="continuous"/>
    </style:style>
    <style:style style:name="P90" style:parent-style-name="Standard" style:family="paragraph">
      <style:paragraph-properties fo:text-align="justify"/>
      <style:text-properties style:text-underline-type="single" style:text-underline-style="solid" style:text-underline-width="auto" style:text-underline-mode="continuous"/>
    </style:style>
    <style:style style:name="P91" style:parent-style-name="Standard" style:family="paragraph">
      <style:paragraph-properties fo:text-align="justify"/>
      <style:text-properties style:text-underline-type="single" style:text-underline-style="solid" style:text-underline-width="auto" style:text-underline-mode="continuous"/>
    </style:style>
    <style:style style:name="P92" style:parent-style-name="Standard" style:family="paragraph">
      <style:paragraph-properties fo:text-align="justify"/>
    </style:style>
    <style:style style:name="P93" style:parent-style-name="Standard" style:family="paragraph">
      <style:paragraph-properties fo:text-align="justify"/>
      <style:text-properties style:text-underline-type="single" style:text-underline-style="solid" style:text-underline-width="auto" style:text-underline-mode="continuous"/>
    </style:style>
    <style:style style:name="P94" style:parent-style-name="Standard" style:list-style-name="LFO1" style:family="paragraph">
      <style:paragraph-properties fo:text-align="justify"/>
      <style:text-properties style:text-underline-type="single" style:text-underline-style="solid" style:text-underline-width="auto" style:text-underline-mode="continuous"/>
    </style:style>
    <style:style style:name="P95" style:parent-style-name="Standard" style:list-style-name="LFO1" style:family="paragraph">
      <style:paragraph-properties fo:text-align="justify"/>
      <style:text-properties style:text-underline-type="single" style:text-underline-style="solid" style:text-underline-width="auto" style:text-underline-mode="continuous"/>
    </style:style>
    <style:style style:name="P96" style:parent-style-name="Standard" style:list-style-name="LFO1" style:family="paragraph">
      <style:paragraph-properties fo:text-align="justify"/>
      <style:text-properties style:text-underline-type="single" style:text-underline-style="solid" style:text-underline-width="auto" style:text-underline-mode="continuous"/>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text-properties style:text-underline-type="single" style:text-underline-style="solid" style:text-underline-width="auto" style:text-underline-mode="continuous"/>
    </style:style>
    <style:style style:name="P100" style:parent-style-name="Standard" style:family="paragraph">
      <style:paragraph-properties fo:text-align="justify"/>
    </style:style>
    <style:style style:name="T101" style:parent-style-name="Domyślnaczcionkaakapitu" style:family="text">
      <style:text-properties style:text-underline-type="single" style:text-underline-style="solid" style:text-underline-width="auto" style:text-underline-mode="continuous"/>
    </style:style>
    <style:style style:name="T102" style:parent-style-name="Domyślnaczcionkaakapitu" style:family="text">
      <style:text-properties style:text-underline-type="single" style:text-underline-style="solid" style:text-underline-width="auto" style:text-underline-mode="continuous"/>
    </style:style>
    <style:style style:name="T103" style:parent-style-name="Domyślnaczcionkaakapitu" style:family="text">
      <style:text-properties style:text-underline-type="single" style:text-underline-style="solid" style:text-underline-width="auto" style:text-underline-mode="continuous"/>
    </style:style>
    <style:style style:name="T104" style:parent-style-name="Domyślnaczcionkaakapitu" style:family="text">
      <style:text-properties style:text-underline-type="single" style:text-underline-style="solid" style:text-underline-width="auto" style:text-underline-mode="continuous"/>
    </style:style>
    <style:style style:name="T105" style:parent-style-name="Domyślnaczcionkaakapitu" style:family="text">
      <style:text-properties style:text-underline-type="single" style:text-underline-style="solid" style:text-underline-width="auto" style:text-underline-mode="continuous"/>
    </style:style>
    <style:style style:name="T106" style:parent-style-name="Domyślnaczcionkaakapitu" style:family="text">
      <style:text-properties style:text-underline-type="single" style:text-underline-style="solid" style:text-underline-width="auto" style:text-underline-mode="continuous"/>
    </style:style>
    <style:style style:name="T107" style:parent-style-name="Domyślnaczcionkaakapitu" style:family="text">
      <style:text-properties style:text-underline-type="single" style:text-underline-style="solid" style:text-underline-width="auto" style:text-underline-mode="continuous"/>
    </style:style>
    <style:style style:name="P108" style:parent-style-name="Standard" style:family="paragraph">
      <style:paragraph-properties fo:text-align="justify"/>
    </style:style>
    <style:style style:name="P109" style:parent-style-name="Standard" style:family="paragraph">
      <style:paragraph-properties fo:text-align="justify"/>
    </style:style>
    <style:style style:name="P110" style:parent-style-name="Standard" style:family="paragraph">
      <style:paragraph-properties fo:text-align="justify"/>
      <style:text-properties style:text-underline-type="single" style:text-underline-style="solid" style:text-underline-width="auto" style:text-underline-mode="continuous"/>
    </style:style>
    <style:style style:name="P111" style:parent-style-name="Standard" style:family="paragraph">
      <style:paragraph-properties fo:text-align="justify"/>
      <style:text-properties style:text-underline-type="single" style:text-underline-style="solid" style:text-underline-width="auto" style:text-underline-mode="continuous"/>
    </style:style>
    <style:style style:name="P112" style:parent-style-name="Standard" style:family="paragraph">
      <style:paragraph-properties fo:text-align="justify"/>
      <style:text-properties style:text-underline-type="single" style:text-underline-style="solid" style:text-underline-width="auto" style:text-underline-mode="continuous"/>
    </style:style>
    <style:style style:name="P113" style:parent-style-name="Standard" style:family="paragraph">
      <style:paragraph-properties fo:text-align="justify"/>
    </style:style>
    <style:style style:name="T114" style:parent-style-name="Domyślnaczcionkaakapitu" style:family="text">
      <style:text-properties style:text-underline-type="single" style:text-underline-style="solid" style:text-underline-width="auto" style:text-underline-mode="continuous"/>
    </style:style>
    <style:style style:name="T115" style:parent-style-name="Domyślnaczcionkaakapitu" style:family="text">
      <style:text-properties style:text-underline-type="single" style:text-underline-style="solid" style:text-underline-width="auto" style:text-underline-mode="continuous"/>
    </style:style>
    <style:style style:name="T116" style:parent-style-name="Domyślnaczcionkaakapitu" style:family="text">
      <style:text-properties style:text-underline-type="single" style:text-underline-style="solid" style:text-underline-width="auto" style:text-underline-mode="continuous"/>
    </style:style>
    <style:style style:name="P117" style:parent-style-name="Standard" style:family="paragraph">
      <style:paragraph-properties fo:text-align="justify"/>
    </style:style>
    <style:style style:name="P118" style:parent-style-name="Standard" style:family="paragraph">
      <style:paragraph-properties fo:text-align="justify"/>
      <style:text-properties style:text-underline-type="single" style:text-underline-style="solid" style:text-underline-width="auto" style:text-underline-mode="continuous"/>
    </style:style>
    <style:style style:name="P119" style:parent-style-name="Standard" style:list-style-name="LFO2" style:family="paragraph">
      <style:paragraph-properties fo:text-align="justify"/>
      <style:text-properties style:text-underline-type="single" style:text-underline-style="solid" style:text-underline-width="auto" style:text-underline-mode="continuous"/>
    </style:style>
    <style:style style:name="P120" style:parent-style-name="Standard" style:list-style-name="LFO2" style:family="paragraph">
      <style:paragraph-properties fo:text-align="justify"/>
      <style:text-properties style:text-underline-type="single" style:text-underline-style="solid" style:text-underline-width="auto" style:text-underline-mode="continuous"/>
    </style:style>
    <style:style style:name="P121" style:parent-style-name="Standard" style:list-style-name="LFO2" style:family="paragraph">
      <style:paragraph-properties fo:text-align="justify"/>
      <style:text-properties style:text-underline-type="single" style:text-underline-style="solid" style:text-underline-width="auto" style:text-underline-mode="continuous"/>
    </style:style>
    <style:style style:name="P122" style:parent-style-name="Standard" style:list-style-name="LFO2" style:family="paragraph">
      <style:paragraph-properties fo:text-align="justify"/>
      <style:text-properties style:text-underline-type="single" style:text-underline-style="solid" style:text-underline-width="auto" style:text-underline-mode="continuous"/>
    </style:style>
    <style:style style:name="P123" style:parent-style-name="Standard" style:list-style-name="LFO2" style:family="paragraph">
      <style:paragraph-properties fo:text-align="justify"/>
      <style:text-properties style:text-underline-type="single" style:text-underline-style="solid" style:text-underline-width="auto" style:text-underline-mode="continuous"/>
    </style:style>
    <style:style style:name="P124" style:parent-style-name="Standard" style:list-style-name="LFO2" style:family="paragraph">
      <style:paragraph-properties fo:text-align="justify"/>
      <style:text-properties style:text-underline-type="single" style:text-underline-style="solid" style:text-underline-width="auto" style:text-underline-mode="continuous"/>
    </style:style>
    <style:style style:name="P125" style:parent-style-name="Standard" style:list-style-name="LFO2" style:family="paragraph">
      <style:paragraph-properties fo:text-align="justify"/>
      <style:text-properties style:text-underline-type="single" style:text-underline-style="solid" style:text-underline-width="auto" style:text-underline-mode="continuous"/>
    </style:style>
    <style:style style:name="P126" style:parent-style-name="Standard" style:family="paragraph">
      <style:paragraph-properties fo:text-align="justify"/>
      <style:text-properties style:text-underline-type="single" style:text-underline-style="solid" style:text-underline-width="auto" style:text-underline-mode="continuous"/>
    </style:style>
    <style:style style:name="P127" style:parent-style-name="Standard" style:list-style-name="LFO2" style:family="paragraph">
      <style:paragraph-properties fo:text-align="justify"/>
      <style:text-properties style:text-underline-type="single" style:text-underline-style="solid" style:text-underline-width="auto" style:text-underline-mode="continuous"/>
    </style:style>
    <style:style style:name="P128" style:parent-style-name="Standard" style:family="paragraph">
      <style:paragraph-properties fo:text-align="justify"/>
      <style:text-properties style:text-underline-type="single" style:text-underline-style="solid" style:text-underline-width="auto" style:text-underline-mode="continuous"/>
    </style:style>
    <style:style style:name="P129" style:parent-style-name="Standard" style:family="paragraph">
      <style:paragraph-properties fo:text-align="justify"/>
      <style:text-properties fo:font-weight="bold" style:font-weight-asian="bold" style:font-weight-complex="bold"/>
    </style:style>
    <style:style style:name="P130" style:parent-style-name="Standard" style:family="paragraph">
      <style:paragraph-properties fo:text-align="justify"/>
      <style:text-properties fo:font-weight="bold" style:font-weight-asian="bold" style:font-weight-complex="bold"/>
    </style:style>
    <style:style style:name="P131" style:parent-style-name="Standard" style:family="paragraph">
      <style:paragraph-properties fo:text-align="justify"/>
      <style:text-properties style:text-underline-type="single" style:text-underline-style="solid" style:text-underline-width="auto" style:text-underline-mode="continuous"/>
    </style:style>
    <style:style style:name="P132" style:parent-style-name="Standard" style:family="paragraph">
      <style:paragraph-properties fo:text-align="justify"/>
      <style:text-properties fo:font-weight="bold" style:font-weight-asian="bold" style:font-weight-complex="bold"/>
    </style:style>
    <style:style style:name="P133" style:parent-style-name="Standard" style:family="paragraph">
      <style:paragraph-properties fo:text-align="justify"/>
      <style:text-properties fo:font-weight="bold" style:font-weight-asian="bold" style:font-weight-complex="bold"/>
    </style:style>
    <style:style style:name="P134" style:parent-style-name="Standard" style:family="paragraph">
      <style:paragraph-properties fo:text-align="justify"/>
      <style:text-properties fo:font-weight="bold" style:font-weight-asian="bold" style:font-weight-complex="bold"/>
    </style:style>
    <style:style style:name="P135" style:parent-style-name="Standard" style:list-style-name="LFO3" style:family="paragraph">
      <style:paragraph-properties fo:text-align="justify"/>
    </style:style>
    <style:style style:name="P136" style:parent-style-name="Standard" style:list-style-name="LFO3" style:family="paragraph">
      <style:paragraph-properties fo:text-align="justify"/>
    </style:style>
    <style:style style:name="P137" style:parent-style-name="Standard" style:list-style-name="LFO3" style:family="paragraph">
      <style:paragraph-properties fo:text-align="justify"/>
    </style:style>
    <style:style style:name="P138" style:parent-style-name="Standard" style:list-style-name="LFO3" style:family="paragraph">
      <style:paragraph-properties fo:text-align="justify"/>
    </style:style>
    <style:style style:name="P139" style:parent-style-name="Standard" style:family="paragraph">
      <style:paragraph-properties fo:text-align="justify"/>
      <style:text-properties fo:font-weight="bold" style:font-weight-asian="bold" style:font-weight-complex="bold"/>
    </style:style>
    <style:style style:name="P140" style:parent-style-name="Standard" style:family="paragraph">
      <style:paragraph-properties fo:text-align="justify"/>
    </style:style>
    <style:style style:name="P141" style:parent-style-name="Standard" style:family="paragraph">
      <style:paragraph-properties fo:text-align="justify"/>
      <style:text-properties style:text-underline-type="single" style:text-underline-style="solid" style:text-underline-width="auto" style:text-underline-mode="continuous"/>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T146" style:parent-style-name="Domyślnaczcionkaakapitu" style:family="text">
      <style:text-properties style:text-underline-type="single" style:text-underline-style="solid" style:text-underline-width="auto" style:text-underline-mode="continuous"/>
    </style:style>
    <style:style style:name="T147" style:parent-style-name="Domyślnaczcionkaakapitu" style:family="text">
      <style:text-properties style:text-underline-type="single" style:text-underline-style="solid" style:text-underline-width="auto" style:text-underline-mode="continuous"/>
    </style:style>
    <style:style style:name="T148" style:parent-style-name="Domyślnaczcionkaakapitu" style:family="text">
      <style:text-properties style:text-underline-type="single" style:text-underline-style="solid" style:text-underline-width="auto" style:text-underline-mode="continuous"/>
    </style:style>
    <style:style style:name="P149" style:parent-style-name="Standard" style:family="paragraph">
      <style:paragraph-properties fo:text-align="justify"/>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T153" style:parent-style-name="Domyślnaczcionkaakapitu" style:family="text">
      <style:text-properties style:text-underline-type="single" style:text-underline-style="solid" style:text-underline-width="auto" style:text-underline-mode="continuous"/>
    </style:style>
    <style:style style:name="T154" style:parent-style-name="Domyślnaczcionkaakapitu" style:family="text">
      <style:text-properties style:text-underline-type="single" style:text-underline-style="solid" style:text-underline-width="auto" style:text-underline-mode="continuous"/>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text-properties style:text-underline-type="single" style:text-underline-style="solid" style:text-underline-width="auto" style:text-underline-mode="continuous"/>
    </style:style>
    <style:style style:name="P159" style:parent-style-name="Standard" style:family="paragraph">
      <style:paragraph-properties fo:text-align="justify"/>
      <style:text-properties style:text-underline-type="single" style:text-underline-style="solid" style:text-underline-width="auto" style:text-underline-mode="continuous"/>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T163" style:parent-style-name="Domyślnaczcionkaakapitu" style:family="text">
      <style:text-properties style:text-underline-type="single" style:text-underline-style="solid" style:text-underline-width="auto" style:text-underline-mode="continuous"/>
    </style:style>
    <style:style style:name="T164" style:parent-style-name="Domyślnaczcionkaakapitu" style:family="text">
      <style:text-properties style:text-underline-type="single" style:text-underline-style="solid" style:text-underline-width="auto" style:text-underline-mode="continuous"/>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text-properties style:text-underline-type="single" style:text-underline-style="solid" style:text-underline-width="auto" style:text-underline-mode="continuous"/>
    </style:style>
    <style:style style:name="P169" style:parent-style-name="Standard" style:family="paragraph">
      <style:paragraph-properties fo:text-align="justify"/>
    </style:style>
    <style:style style:name="T170" style:parent-style-name="Domyślnaczcionkaakapitu" style:family="text">
      <style:text-properties style:text-underline-type="single" style:text-underline-style="solid" style:text-underline-width="auto" style:text-underline-mode="continuous"/>
    </style:style>
    <style:style style:name="P171" style:parent-style-name="Standard" style:family="paragraph">
      <style:paragraph-properties fo:text-align="justify"/>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Standard" style:family="paragraph">
      <style:paragraph-properties fo:text-align="justify"/>
    </style:style>
    <style:style style:name="P17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77" style:parent-style-name="Standard" style:family="paragraph">
      <style:paragraph-properties fo:text-align="justify"/>
    </style:style>
    <style:style style:name="P178" style:parent-style-name="Standard" style:family="paragraph">
      <style:paragraph-properties fo:text-align="justify"/>
    </style:style>
    <style:style style:name="T179" style:parent-style-name="Domyślnaczcionkaakapitu" style:family="text">
      <style:text-properties style:text-underline-type="single" style:text-underline-style="solid" style:text-underline-width="auto" style:text-underline-mode="continuous"/>
    </style:style>
    <style:style style:name="T180" style:parent-style-name="Domyślnaczcionkaakapitu" style:family="text">
      <style:text-properties style:text-underline-type="single" style:text-underline-style="solid" style:text-underline-width="auto" style:text-underline-mode="continuous"/>
    </style:style>
    <style:style style:name="T181" style:parent-style-name="Domyślnaczcionkaakapitu" style:family="text">
      <style:text-properties style:text-underline-type="single" style:text-underline-style="solid" style:text-underline-width="auto" style:text-underline-mode="continuous"/>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T184" style:parent-style-name="Domyślnaczcionkaakapitu" style:family="text">
      <style:text-properties style:text-underline-type="single" style:text-underline-style="solid" style:text-underline-width="auto" style:text-underline-mode="continuous"/>
    </style:style>
    <style:style style:name="T185" style:parent-style-name="Domyślnaczcionkaakapitu" style:family="text">
      <style:text-properties fo:font-style="italic" style:font-style-asian="italic" style:font-style-complex="italic" style:text-underline-type="single" style:text-underline-style="solid" style:text-underline-width="auto" style:text-underline-mode="continuous"/>
    </style:style>
    <style:style style:name="T186" style:parent-style-name="Domyślnaczcionkaakapitu" style:family="text">
      <style:text-properties style:text-underline-type="single" style:text-underline-style="solid" style:text-underline-width="auto" style:text-underline-mode="continuous"/>
    </style:style>
    <style:style style:name="T187" style:parent-style-name="Domyślnaczcionkaakapitu" style:family="text">
      <style:text-properties style:text-underline-type="single" style:text-underline-style="solid" style:text-underline-width="auto" style:text-underline-mode="continuous"/>
    </style:style>
    <style:style style:name="T188" style:parent-style-name="Domyślnaczcionkaakapitu" style:family="text">
      <style:text-properties style:text-underline-type="single" style:text-underline-style="solid" style:text-underline-width="auto" style:text-underline-mode="continuous"/>
    </style:style>
    <style:style style:name="T189" style:parent-style-name="Domyślnaczcionkaakapitu" style:family="text">
      <style:text-properties style:text-underline-type="single" style:text-underline-style="solid" style:text-underline-width="auto" style:text-underline-mode="continuous"/>
    </style:style>
    <style:style style:name="T190" style:parent-style-name="Domyślnaczcionkaakapitu" style:family="text">
      <style:text-properties style:text-underline-type="single" style:text-underline-style="solid" style:text-underline-width="auto" style:text-underline-mode="continuous"/>
    </style:style>
    <style:style style:name="T191" style:parent-style-name="Domyślnaczcionkaakapitu" style:family="text">
      <style:text-properties style:text-underline-type="single" style:text-underline-style="solid" style:text-underline-width="auto" style:text-underline-mode="continuous"/>
    </style:style>
    <style:style style:name="P192" style:parent-style-name="Standard" style:family="paragraph">
      <style:paragraph-properties fo:text-align="justify"/>
    </style:style>
    <style:style style:name="P193" style:parent-style-name="Standard" style:family="paragraph">
      <style:paragraph-properties fo:text-align="justify"/>
      <style:text-properties style:text-underline-type="single" style:text-underline-style="solid" style:text-underline-width="auto" style:text-underline-mode="continuous"/>
    </style:style>
    <style:style style:name="P194" style:parent-style-name="Standard" style:family="paragraph">
      <style:paragraph-properties fo:text-align="justify"/>
    </style:style>
    <style:style style:name="P195" style:parent-style-name="Standard" style:family="paragraph">
      <style:paragraph-properties fo:text-align="justify"/>
      <style:text-properties style:text-underline-type="single" style:text-underline-style="solid" style:text-underline-width="auto" style:text-underline-mode="continuous"/>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T198" style:parent-style-name="Domyślnaczcionkaakapitu" style:family="text">
      <style:text-properties style:text-underline-type="single" style:text-underline-style="solid" style:text-underline-width="auto" style:text-underline-mode="continuous"/>
    </style:style>
    <style:style style:name="T199" style:parent-style-name="Domyślnaczcionkaakapitu" style:family="text">
      <style:text-properties style:text-underline-type="single" style:text-underline-style="solid" style:text-underline-width="auto" style:text-underline-mode="continuous"/>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text-properties style:text-underline-type="single" style:text-underline-style="solid" style:text-underline-width="auto" style:text-underline-mode="continuous"/>
    </style:style>
    <style:style style:name="P204" style:parent-style-name="Standard" style:family="paragraph">
      <style:paragraph-properties fo:text-align="justify"/>
      <style:text-properties style:text-underline-type="single" style:text-underline-style="solid" style:text-underline-width="auto" style:text-underline-mode="continuous"/>
    </style:style>
    <style:style style:name="P205" style:parent-style-name="Standard" style:family="paragraph">
      <style:paragraph-properties fo:text-align="justify"/>
      <style:text-properties style:text-underline-type="single" style:text-underline-style="solid" style:text-underline-width="auto" style:text-underline-mode="continuous"/>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T208" style:parent-style-name="Domyślnaczcionkaakapitu" style:family="text">
      <style:text-properties style:text-underline-type="single" style:text-underline-style="solid" style:text-underline-width="auto" style:text-underline-mode="continuous"/>
    </style:style>
    <style:style style:name="T209" style:parent-style-name="Domyślnaczcionkaakapitu" style:family="text">
      <style:text-properties style:text-underline-type="single" style:text-underline-style="solid" style:text-underline-width="auto" style:text-underline-mode="continuous"/>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T212" style:parent-style-name="Domyślnaczcionkaakapitu" style:family="text">
      <style:text-properties style:text-underline-type="single" style:text-underline-style="solid" style:text-underline-width="auto" style:text-underline-mode="continuous"/>
    </style:style>
    <style:style style:name="T213" style:parent-style-name="Domyślnaczcionkaakapitu" style:family="text">
      <style:text-properties style:text-underline-type="single" style:text-underline-style="solid" style:text-underline-width="auto" style:text-underline-mode="continuous"/>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T217" style:parent-style-name="Domyślnaczcionkaakapitu" style:family="text">
      <style:text-properties style:text-underline-type="single" style:text-underline-style="solid" style:text-underline-width="auto" style:text-underline-mode="continuous"/>
    </style:style>
    <style:style style:name="T218" style:parent-style-name="Domyślnaczcionkaakapitu" style:family="text">
      <style:text-properties style:text-underline-type="single" style:text-underline-style="solid" style:text-underline-width="auto" style:text-underline-mode="continuous"/>
    </style:style>
    <style:style style:name="T219" style:parent-style-name="Domyślnaczcionkaakapitu" style:family="text">
      <style:text-properties style:text-underline-type="single" style:text-underline-style="solid" style:text-underline-width="auto" style:text-underline-mode="continuous"/>
    </style:style>
    <style:style style:name="T220" style:parent-style-name="Domyślnaczcionkaakapitu" style:family="text">
      <style:text-properties style:text-underline-type="single" style:text-underline-style="solid" style:text-underline-width="auto" style:text-underline-mode="continuous"/>
    </style:style>
    <style:style style:name="T221" style:parent-style-name="Domyślnaczcionkaakapitu" style:family="text">
      <style:text-properties style:text-underline-type="single" style:text-underline-style="solid" style:text-underline-width="auto" style:text-underline-mode="continuous"/>
    </style:style>
    <style:style style:name="T222" style:parent-style-name="Domyślnaczcionkaakapitu" style:family="text">
      <style:text-properties style:text-underline-type="single" style:text-underline-style="solid" style:text-underline-width="auto" style:text-underline-mode="continuous"/>
    </style:style>
    <style:style style:name="T223" style:parent-style-name="Domyślnaczcionkaakapitu" style:family="text">
      <style:text-properties style:text-underline-type="single" style:text-underline-style="solid" style:text-underline-width="auto" style:text-underline-mode="continuous"/>
    </style:style>
    <style:style style:name="T224" style:parent-style-name="Domyślnaczcionkaakapitu" style:family="text">
      <style:text-properties style:text-underline-type="single" style:text-underline-style="solid" style:text-underline-width="auto" style:text-underline-mode="continuous"/>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T227" style:parent-style-name="Domyślnaczcionkaakapitu" style:family="text">
      <style:text-properties style:text-underline-type="single" style:text-underline-style="solid" style:text-underline-width="auto" style:text-underline-mode="continuous"/>
    </style:style>
    <style:style style:name="T228" style:parent-style-name="Domyślnaczcionkaakapitu" style:family="text">
      <style:text-properties style:text-underline-type="single" style:text-underline-style="solid" style:text-underline-width="auto" style:text-underline-mode="continuous"/>
    </style:style>
    <style:style style:name="T229" style:parent-style-name="Domyślnaczcionkaakapitu" style:family="text">
      <style:text-properties style:text-underline-type="single" style:text-underline-style="solid" style:text-underline-width="auto" style:text-underline-mode="continuous"/>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T232" style:parent-style-name="Domyślnaczcionkaakapitu" style:family="text">
      <style:text-properties style:text-underline-type="single" style:text-underline-style="solid" style:text-underline-width="auto" style:text-underline-mode="continuous"/>
    </style:style>
    <style:style style:name="T233" style:parent-style-name="Domyślnaczcionkaakapitu" style:family="text">
      <style:text-properties style:text-underline-type="single" style:text-underline-style="solid" style:text-underline-width="auto" style:text-underline-mode="continuous"/>
    </style:style>
    <style:style style:name="T234" style:parent-style-name="Domyślnaczcionkaakapitu" style:family="text">
      <style:text-properties style:text-underline-type="single" style:text-underline-style="solid" style:text-underline-width="auto" style:text-underline-mode="continuous"/>
    </style:style>
    <style:style style:name="P235" style:parent-style-name="Standard" style:family="paragraph">
      <style:paragraph-properties fo:text-align="justify"/>
    </style:style>
    <style:style style:name="P236" style:parent-style-name="Standard" style:family="paragraph">
      <style:paragraph-properties fo:text-align="justify"/>
      <style:text-properties fo:font-weight="bold" style:font-weight-asian="bold" style:font-weight-complex="bold"/>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T239" style:parent-style-name="Domyślnaczcionkaakapitu" style:family="text">
      <style:text-properties style:text-underline-type="single" style:text-underline-style="solid" style:text-underline-width="auto" style:text-underline-mode="continuous"/>
    </style:style>
    <style:style style:name="T240" style:parent-style-name="Domyślnaczcionkaakapitu" style:family="text">
      <style:text-properties style:text-underline-type="single" style:text-underline-style="solid" style:text-underline-width="auto" style:text-underline-mode="continuous"/>
    </style:style>
    <style:style style:name="T241" style:parent-style-name="Domyślnaczcionkaakapitu" style:family="text">
      <style:text-properties style:text-underline-type="single" style:text-underline-style="solid" style:text-underline-width="auto" style:text-underline-mode="continuous"/>
    </style:style>
    <style:style style:name="T242" style:parent-style-name="Domyślnaczcionkaakapitu" style:family="text">
      <style:text-properties style:text-underline-type="single" style:text-underline-style="solid" style:text-underline-width="auto" style:text-underline-mode="continuous"/>
    </style:style>
    <style:style style:name="T243" style:parent-style-name="Domyślnaczcionkaakapitu" style:family="text">
      <style:text-properties style:text-underline-type="single" style:text-underline-style="solid" style:text-underline-width="auto" style:text-underline-mode="continuous"/>
    </style:style>
    <style:style style:name="P244" style:parent-style-name="Standard" style:family="paragraph">
      <style:paragraph-properties fo:text-align="justify"/>
    </style:style>
    <style:style style:name="P245" style:parent-style-name="Standard" style:family="paragraph">
      <style:paragraph-properties fo:text-align="justify"/>
      <style:text-properties fo:font-weight="bold" style:font-weight-asian="bold" style:font-weight-complex="bold"/>
    </style:style>
    <style:style style:name="P246" style:parent-style-name="Standard" style:family="paragraph">
      <style:paragraph-properties fo:text-align="justify"/>
      <style:text-properties fo:font-weight="bold" style:font-weight-asian="bold" style:font-weight-complex="bold"/>
    </style:style>
    <style:style style:name="P247" style:parent-style-name="Standard" style:family="paragraph">
      <style:paragraph-properties fo:text-align="justify"/>
    </style:style>
    <style:style style:name="T248" style:parent-style-name="Domyślnaczcionkaakapitu" style:family="text">
      <style:text-properties style:text-underline-type="single" style:text-underline-style="solid" style:text-underline-width="auto" style:text-underline-mode="continuous"/>
    </style:style>
    <style:style style:name="T249" style:parent-style-name="Domyślnaczcionkaakapitu" style:family="text">
      <style:text-properties style:text-underline-type="single" style:text-underline-style="solid" style:text-underline-width="auto" style:text-underline-mode="continuous"/>
    </style:style>
    <style:style style:name="T250" style:parent-style-name="Domyślnaczcionkaakapitu" style:family="text">
      <style:text-properties style:text-underline-type="single" style:text-underline-style="solid" style:text-underline-width="auto" style:text-underline-mode="continuous"/>
    </style:style>
    <style:style style:name="T251" style:parent-style-name="Domyślnaczcionkaakapitu" style:family="text">
      <style:text-properties style:text-underline-type="single" style:text-underline-style="solid" style:text-underline-width="auto" style:text-underline-mode="continuous"/>
    </style:style>
    <style:style style:name="T252" style:parent-style-name="Domyślnaczcionkaakapitu" style:family="text">
      <style:text-properties style:text-underline-type="single" style:text-underline-style="solid" style:text-underline-width="auto" style:text-underline-mode="continuous"/>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T255" style:parent-style-name="Domyślnaczcionkaakapitu" style:family="text">
      <style:text-properties style:text-underline-type="single" style:text-underline-style="solid" style:text-underline-width="auto" style:text-underline-mode="continuous"/>
    </style:style>
    <style:style style:name="P256" style:parent-style-name="Standard" style:family="paragraph">
      <style:paragraph-properties fo:text-align="justify"/>
    </style:style>
    <style:style style:name="P257" style:parent-style-name="Standard" style:family="paragraph">
      <style:paragraph-properties fo:text-align="justify"/>
      <style:text-properties style:text-underline-type="single" style:text-underline-style="solid" style:text-underline-width="auto" style:text-underline-mode="continuous"/>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T260" style:parent-style-name="Domyślnaczcionkaakapitu" style:family="text">
      <style:text-properties style:text-underline-type="single" style:text-underline-style="solid" style:text-underline-width="auto" style:text-underline-mode="continuous"/>
    </style:style>
    <style:style style:name="T261" style:parent-style-name="Domyślnaczcionkaakapitu" style:family="text">
      <style:text-properties style:text-underline-type="single" style:text-underline-style="solid" style:text-underline-width="auto" style:text-underline-mode="continuous"/>
    </style:style>
    <style:style style:name="T262" style:parent-style-name="Domyślnaczcionkaakapitu" style:family="text">
      <style:text-properties style:text-underline-type="single" style:text-underline-style="solid" style:text-underline-width="auto" style:text-underline-mode="continuous"/>
    </style:style>
    <style:style style:name="P263" style:parent-style-name="Standard" style:family="paragraph">
      <style:paragraph-properties fo:text-align="justify"/>
      <style:text-properties style:text-underline-type="single" style:text-underline-style="solid" style:text-underline-width="auto" style:text-underline-mode="continuous"/>
    </style:style>
    <style:style style:name="P264" style:parent-style-name="Standard" style:family="paragraph">
      <style:paragraph-properties fo:text-align="justify"/>
      <style:text-properties style:text-underline-type="single" style:text-underline-style="solid" style:text-underline-width="auto" style:text-underline-mode="continuous"/>
    </style:style>
    <style:style style:name="P265" style:parent-style-name="Standard" style:family="paragraph">
      <style:paragraph-properties fo:text-align="justify"/>
      <style:text-properties style:text-underline-type="single" style:text-underline-style="solid" style:text-underline-width="auto" style:text-underline-mode="continuous"/>
    </style:style>
    <style:style style:name="P266" style:parent-style-name="Standard" style:family="paragraph">
      <style:paragraph-properties fo:text-align="justify"/>
    </style:style>
    <style:style style:name="T267" style:parent-style-name="Domyślnaczcionkaakapitu" style:family="text">
      <style:text-properties style:text-underline-type="single" style:text-underline-style="solid" style:text-underline-width="auto" style:text-underline-mode="continuous"/>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style:text-underline-type="single" style:text-underline-style="solid" style:text-underline-width="auto" style:text-underline-mode="continuous"/>
    </style:style>
    <style:style style:name="T270" style:parent-style-name="Domyślnaczcionkaakapitu" style:family="text">
      <style:text-properties style:text-underline-type="single" style:text-underline-style="solid" style:text-underline-width="auto" style:text-underline-mode="continuous"/>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text-properties fo:font-weight="bold" style:font-weight-asian="bold" style:font-weight-complex="bold"/>
    </style:style>
    <style:style style:name="P274" style:parent-style-name="Standard" style:family="paragraph">
      <style:paragraph-properties fo:text-align="justify"/>
      <style:text-properties fo:font-weight="bold" style:font-weight-asian="bold" style:font-weight-complex="bold"/>
    </style:style>
    <style:style style:name="P275" style:parent-style-name="Standard" style:family="paragraph">
      <style:paragraph-properties fo:text-align="justify"/>
    </style:style>
    <style:style style:name="T276" style:parent-style-name="Domyślnaczcionkaakapitu" style:family="text">
      <style:text-properties style:text-underline-type="single" style:text-underline-style="solid" style:text-underline-width="auto" style:text-underline-mode="continuous"/>
    </style:style>
    <style:style style:name="T277"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278" style:parent-style-name="Domyślnaczcionkaakapitu" style:family="text">
      <style:text-properties style:text-underline-type="single" style:text-underline-style="solid" style:text-underline-width="auto" style:text-underline-mode="continuous"/>
    </style:style>
    <style:style style:name="T279" style:parent-style-name="Domyślnaczcionkaakapitu" style:family="text">
      <style:text-properties style:text-underline-type="single" style:text-underline-style="solid" style:text-underline-width="auto" style:text-underline-mode="continuous"/>
    </style:style>
    <style:style style:name="P280" style:parent-style-name="Standard" style:family="paragraph">
      <style:paragraph-properties fo:text-align="justify"/>
      <style:text-properties style:text-underline-type="single" style:text-underline-style="solid" style:text-underline-width="auto" style:text-underline-mode="continuous"/>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T283" style:parent-style-name="Domyślnaczcionkaakapitu" style:family="text">
      <style:text-properties style:text-underline-type="single" style:text-underline-style="solid" style:text-underline-width="auto" style:text-underline-mode="continuous"/>
    </style:style>
    <style:style style:name="T284" style:parent-style-name="Domyślnaczcionkaakapitu" style:family="text">
      <style:text-properties style:text-underline-type="single" style:text-underline-style="solid" style:text-underline-width="auto" style:text-underline-mode="continuous"/>
    </style:style>
    <style:style style:name="T285" style:parent-style-name="Domyślnaczcionkaakapitu" style:family="text">
      <style:text-properties style:text-underline-type="single" style:text-underline-style="solid" style:text-underline-width="auto" style:text-underline-mode="continuous"/>
    </style:style>
    <style:style style:name="P286" style:parent-style-name="Standard" style:family="paragraph">
      <style:paragraph-properties fo:text-align="justify"/>
    </style:style>
    <style:style style:name="P287" style:parent-style-name="Standard" style:family="paragraph">
      <style:paragraph-properties fo:text-align="justify"/>
      <style:text-properties fo:font-weight="bold" style:font-weight-asian="bold" style:font-weight-complex="bold"/>
    </style:style>
    <style:style style:name="P288" style:parent-style-name="Standard" style:family="paragraph">
      <style:paragraph-properties fo:text-align="justify"/>
      <style:text-properties fo:font-weight="bold" style:font-weight-asian="bold" style:font-weight-complex="bold"/>
    </style:style>
    <style:style style:name="P289" style:parent-style-name="Standard" style:family="paragraph">
      <style:paragraph-properties fo:text-align="justify"/>
    </style:style>
    <style:style style:name="P290" style:parent-style-name="Standard" style:family="paragraph">
      <style:paragraph-properties fo:text-align="justify"/>
      <style:text-properties style:text-underline-type="single" style:text-underline-style="solid" style:text-underline-width="auto" style:text-underline-mode="continuous"/>
    </style:style>
    <style:style style:name="P291" style:parent-style-name="Standard" style:family="paragraph">
      <style:paragraph-properties fo:text-align="justify"/>
      <style:text-properties style:text-underline-type="single" style:text-underline-style="solid" style:text-underline-width="auto" style:text-underline-mode="continuous"/>
    </style:style>
    <style:style style:name="P292" style:parent-style-name="Standard" style:family="paragraph">
      <style:paragraph-properties fo:text-align="justify"/>
      <style:text-properties style:text-underline-type="single" style:text-underline-style="solid" style:text-underline-width="auto" style:text-underline-mode="continuous"/>
    </style:style>
    <style:style style:name="P293" style:parent-style-name="Standard" style:family="paragraph">
      <style:paragraph-properties fo:text-align="justify"/>
      <style:text-properties style:text-underline-type="single" style:text-underline-style="solid" style:text-underline-width="auto" style:text-underline-mode="continuous"/>
    </style:style>
    <style:style style:name="P294" style:parent-style-name="Standard" style:family="paragraph">
      <style:paragraph-properties fo:text-align="justify"/>
      <style:text-properties style:text-underline-type="single" style:text-underline-style="solid" style:text-underline-width="auto" style:text-underline-mode="continuous"/>
    </style:style>
    <style:style style:name="P295" style:parent-style-name="Standard" style:family="paragraph">
      <style:paragraph-properties fo:text-align="justify"/>
      <style:text-properties style:text-underline-type="single" style:text-underline-style="solid" style:text-underline-width="auto" style:text-underline-mode="continuous"/>
    </style:style>
    <style:style style:name="P296" style:parent-style-name="Standard" style:family="paragraph">
      <style:paragraph-properties fo:text-align="justify"/>
      <style:text-properties style:text-underline-type="single" style:text-underline-style="solid" style:text-underline-width="auto" style:text-underline-mode="continuous"/>
    </style:style>
    <style:style style:name="P297" style:parent-style-name="Standard" style:family="paragraph">
      <style:paragraph-properties fo:text-align="justify"/>
      <style:text-properties style:text-underline-type="single" style:text-underline-style="solid" style:text-underline-width="auto" style:text-underline-mode="continuous"/>
    </style:style>
    <style:style style:name="P298" style:parent-style-name="Standard" style:family="paragraph">
      <style:paragraph-properties fo:text-align="justify"/>
      <style:text-properties style:text-underline-type="single" style:text-underline-style="solid" style:text-underline-width="auto" style:text-underline-mode="continuous"/>
    </style:style>
    <style:style style:name="P299" style:parent-style-name="Standard" style:family="paragraph">
      <style:paragraph-properties fo:text-align="justify"/>
      <style:text-properties style:text-underline-type="single" style:text-underline-style="solid" style:text-underline-width="auto" style:text-underline-mode="continuous"/>
    </style:style>
    <style:style style:name="P300" style:parent-style-name="Standard" style:family="paragraph">
      <style:paragraph-properties fo:text-align="justify"/>
      <style:text-properties style:text-underline-type="single" style:text-underline-style="solid" style:text-underline-width="auto" style:text-underline-mode="continuous"/>
    </style:style>
    <style:style style:name="P301" style:parent-style-name="Standard" style:family="paragraph">
      <style:paragraph-properties fo:text-align="justify"/>
      <style:text-properties style:text-underline-type="single" style:text-underline-style="solid" style:text-underline-width="auto" style:text-underline-mode="continuous"/>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text-properties fo:font-weight="bold" style:font-weight-asian="bold" style:font-weight-complex="bold"/>
    </style:style>
    <style:style style:name="P305" style:parent-style-name="Standard" style:family="paragraph">
      <style:paragraph-properties fo:text-align="justify"/>
      <style:text-properties fo:font-weight="bold" style:font-weight-asian="bold" style:font-weight-complex="bold"/>
    </style:style>
    <style:style style:name="P306" style:parent-style-name="Standard" style:family="paragraph">
      <style:paragraph-properties fo:text-align="justify"/>
    </style:style>
    <style:style style:name="T307" style:parent-style-name="Domyślnaczcionkaakapitu" style:family="text">
      <style:text-properties style:text-underline-type="single" style:text-underline-style="solid" style:text-underline-width="auto" style:text-underline-mode="continuous"/>
    </style:style>
    <style:style style:name="P308" style:parent-style-name="Standard" style:family="paragraph">
      <style:paragraph-properties fo:text-align="justify"/>
      <style:text-properties style:text-underline-type="single" style:text-underline-style="solid" style:text-underline-width="auto" style:text-underline-mode="continuous"/>
    </style:style>
    <style:style style:name="P309" style:parent-style-name="Standard" style:family="paragraph">
      <style:paragraph-properties fo:text-align="justify"/>
      <style:text-properties style:text-underline-type="single" style:text-underline-style="solid" style:text-underline-width="auto" style:text-underline-mode="continuous"/>
    </style:style>
    <style:style style:name="P310" style:parent-style-name="Standard" style:family="paragraph">
      <style:paragraph-properties fo:text-align="justify"/>
      <style:text-properties style:text-underline-type="single" style:text-underline-style="solid" style:text-underline-width="auto" style:text-underline-mode="continuous"/>
    </style:style>
    <style:style style:name="P311" style:parent-style-name="Standard" style:family="paragraph">
      <style:paragraph-properties fo:text-align="justify"/>
    </style:style>
    <style:style style:name="P31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text-properties fo:font-weight="bold" style:font-weight-asian="bold" style:font-weight-complex="bold"/>
    </style:style>
    <style:style style:name="P318" style:parent-style-name="Standard" style:family="paragraph">
      <style:paragraph-properties fo:text-align="justify"/>
    </style:style>
    <style:style style:name="P319" style:parent-style-name="Standard" style:family="paragraph">
      <style:paragraph-properties fo:text-align="justify"/>
      <style:text-properties style:text-underline-type="single" style:text-underline-style="solid" style:text-underline-width="auto" style:text-underline-mode="continuous"/>
    </style:style>
    <style:style style:name="P320" style:parent-style-name="Standard" style:list-style-name="LFO4" style:family="paragraph">
      <style:paragraph-properties fo:text-align="justify"/>
      <style:text-properties style:text-underline-type="single" style:text-underline-style="solid" style:text-underline-width="auto" style:text-underline-mode="continuous"/>
    </style:style>
    <style:style style:name="P321" style:parent-style-name="Standard" style:list-style-name="LFO4" style:family="paragraph">
      <style:paragraph-properties fo:text-align="justify"/>
      <style:text-properties style:text-underline-type="single" style:text-underline-style="solid" style:text-underline-width="auto" style:text-underline-mode="continuous"/>
    </style:style>
    <style:style style:name="P322" style:parent-style-name="Standard" style:family="paragraph">
      <style:paragraph-properties fo:text-align="justify"/>
      <style:text-properties style:text-underline-type="single" style:text-underline-style="solid" style:text-underline-width="auto" style:text-underline-mode="continuous"/>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text-properties style:text-underline-type="single" style:text-underline-style="solid" style:text-underline-width="auto" style:text-underline-mode="continuous"/>
    </style:style>
    <style:style style:name="P327" style:parent-style-name="Standard" style:family="paragraph">
      <style:paragraph-properties fo:text-align="justify"/>
    </style:style>
    <style:style style:name="T328" style:parent-style-name="Domyślnaczcionkaakapitu" style:family="text">
      <style:text-properties style:text-underline-type="single" style:text-underline-style="solid" style:text-underline-width="auto" style:text-underline-mode="continuous"/>
    </style:style>
    <style:style style:name="T329" style:parent-style-name="Domyślnaczcionkaakapitu" style:family="text">
      <style:text-properties style:text-underline-type="single" style:text-underline-style="solid" style:text-underline-width="auto" style:text-underline-mode="continuous"/>
    </style:style>
    <style:style style:name="P330" style:parent-style-name="Standard" style:family="paragraph">
      <style:paragraph-properties fo:text-align="justify"/>
    </style:style>
    <style:style style:name="P331" style:parent-style-name="Standard" style:family="paragraph">
      <style:paragraph-properties fo:text-align="justify"/>
      <style:text-properties style:text-underline-type="single" style:text-underline-style="solid" style:text-underline-width="auto" style:text-underline-mode="continuous"/>
    </style:style>
    <style:style style:name="P332" style:parent-style-name="Standard" style:family="paragraph">
      <style:paragraph-properties fo:text-align="justify"/>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list-style-name="LFO5" style:family="paragraph">
      <style:paragraph-properties fo:text-align="justify"/>
    </style:style>
    <style:style style:name="P337" style:parent-style-name="Standard" style:list-style-name="LFO5" style:family="paragraph">
      <style:paragraph-properties fo:text-align="justify"/>
    </style:style>
    <style:style style:name="P338" style:parent-style-name="Standard" style:list-style-name="LFO5" style:family="paragraph">
      <style:paragraph-properties fo:text-align="justify"/>
    </style:style>
    <style:style style:name="P339" style:parent-style-name="Standard" style:list-style-name="LFO5" style:family="paragraph">
      <style:paragraph-properties fo:text-align="justify"/>
    </style:style>
    <style:style style:name="P340" style:parent-style-name="Standard" style:list-style-name="LFO5" style:family="paragraph">
      <style:paragraph-properties fo:text-align="justify"/>
    </style:style>
    <style:style style:name="P341" style:parent-style-name="Standard" style:list-style-name="LFO5" style:family="paragraph">
      <style:paragraph-properties fo:text-align="justify"/>
    </style:style>
    <style:style style:name="P342" style:parent-style-name="Standard" style:list-style-name="LFO5" style:family="paragraph">
      <style:paragraph-properties fo:text-align="justify"/>
    </style:style>
    <style:style style:name="P343" style:parent-style-name="Standard" style:list-style-name="LFO5" style:family="paragraph">
      <style:paragraph-properties fo:text-align="justify"/>
    </style:style>
    <style:style style:name="P344" style:parent-style-name="Standard" style:family="paragraph">
      <style:paragraph-properties fo:text-align="justify"/>
    </style:style>
    <style:style style:name="P345" style:parent-style-name="Standard" style:family="paragraph">
      <style:paragraph-properties fo:text-align="justify"/>
      <style:text-properties fo:font-weight="bold" style:font-weight-asian="bold" style:font-weight-complex="bold"/>
    </style:style>
    <style:style style:name="P346" style:parent-style-name="Standard" style:family="paragraph">
      <style:paragraph-properties fo:text-align="justify"/>
    </style:style>
    <style:style style:name="P347" style:parent-style-name="Standard" style:family="paragraph">
      <style:paragraph-properties fo:text-align="justify"/>
      <style:text-properties style:text-underline-type="single" style:text-underline-style="solid" style:text-underline-width="auto" style:text-underline-mode="continuous"/>
    </style:style>
    <style:style style:name="P348" style:parent-style-name="Standard" style:family="paragraph">
      <style:paragraph-properties fo:text-align="justify"/>
    </style:style>
    <style:style style:name="T349" style:parent-style-name="Domyślnaczcionkaakapitu" style:family="text">
      <style:text-properties style:text-underline-type="single" style:text-underline-style="solid" style:text-underline-width="auto" style:text-underline-mode="continuous"/>
    </style:style>
    <style:style style:name="T350" style:parent-style-name="Domyślnaczcionkaakapitu" style:family="text">
      <style:text-properties style:text-underline-type="single" style:text-underline-style="solid" style:text-underline-width="auto" style:text-underline-mode="continuous"/>
    </style:style>
    <style:style style:name="P351" style:parent-style-name="Standard" style:family="paragraph">
      <style:paragraph-properties fo:text-align="justify"/>
      <style:text-properties style:text-underline-type="single" style:text-underline-style="solid" style:text-underline-width="auto" style:text-underline-mode="continuous"/>
    </style:style>
    <style:style style:name="P352" style:parent-style-name="Standard" style:family="paragraph">
      <style:paragraph-properties fo:text-align="justify"/>
      <style:text-properties style:text-underline-type="single" style:text-underline-style="solid" style:text-underline-width="auto" style:text-underline-mode="continuous"/>
    </style:style>
    <style:style style:name="P353" style:parent-style-name="Standard" style:family="paragraph">
      <style:paragraph-properties fo:text-align="justify"/>
    </style:style>
    <style:style style:name="T354" style:parent-style-name="Domyślnaczcionkaakapitu" style:family="text">
      <style:text-properties style:text-underline-type="single" style:text-underline-style="solid" style:text-underline-width="auto" style:text-underline-mode="continuous"/>
    </style:style>
    <style:style style:name="T355" style:parent-style-name="Domyślnaczcionkaakapitu" style:family="text">
      <style:text-properties style:text-underline-type="single" style:text-underline-style="solid" style:text-underline-width="auto" style:text-underline-mode="continuous"/>
    </style:style>
    <style:style style:name="T356" style:parent-style-name="Domyślnaczcionkaakapitu" style:family="text">
      <style:text-properties style:text-underline-type="single" style:text-underline-style="solid" style:text-underline-width="auto" style:text-underline-mode="continuous"/>
    </style:style>
    <style:style style:name="P357" style:parent-style-name="Standard" style:list-style-name="LFO6" style:family="paragraph">
      <style:paragraph-properties fo:text-align="justify"/>
      <style:text-properties style:text-underline-type="single" style:text-underline-style="solid" style:text-underline-width="auto" style:text-underline-mode="continuous"/>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T360" style:parent-style-name="Domyślnaczcionkaakapitu" style:family="text">
      <style:text-properties style:text-underline-type="single" style:text-underline-style="solid" style:text-underline-width="auto" style:text-underline-mode="continuous"/>
    </style:style>
    <style:style style:name="T361" style:parent-style-name="Domyślnaczcionkaakapitu" style:family="text">
      <style:text-properties style:text-underline-type="single" style:text-underline-style="solid" style:text-underline-width="auto" style:text-underline-mode="continuous"/>
    </style:style>
    <style:style style:name="T362" style:parent-style-name="Domyślnaczcionkaakapitu" style:family="text">
      <style:text-properties style:text-underline-type="single" style:text-underline-style="solid" style:text-underline-width="auto" style:text-underline-mode="continuous"/>
    </style:style>
    <style:style style:name="T363" style:parent-style-name="Domyślnaczcionkaakapitu" style:family="text">
      <style:text-properties style:text-underline-type="single" style:text-underline-style="solid" style:text-underline-width="auto" style:text-underline-mode="continuous"/>
    </style:style>
    <style:style style:name="P364" style:parent-style-name="Standard" style:family="paragraph">
      <style:paragraph-properties fo:text-align="justify"/>
    </style:style>
    <style:style style:name="P365" style:parent-style-name="Standard" style:family="paragraph">
      <style:paragraph-properties fo:text-align="justify"/>
    </style:style>
    <style:style style:name="T366" style:parent-style-name="Domyślnaczcionkaakapitu" style:family="text">
      <style:text-properties fo:font-weight="bold" style:font-weight-asian="bold" style:font-weight-complex="bold"/>
    </style:style>
    <style:style style:name="P367" style:parent-style-name="Standard" style:list-style-name="LFO7" style:family="paragraph">
      <style:paragraph-properties fo:text-align="justify"/>
      <style:text-properties style:text-underline-type="single" style:text-underline-style="solid" style:text-underline-width="auto" style:text-underline-mode="continuous"/>
    </style:style>
    <style:style style:name="P368" style:parent-style-name="Standard" style:list-style-name="LFO7" style:family="paragraph">
      <style:paragraph-properties fo:text-align="justify"/>
      <style:text-properties style:text-underline-type="single" style:text-underline-style="solid" style:text-underline-width="auto" style:text-underline-mode="continuous"/>
    </style:style>
    <style:style style:name="P369" style:parent-style-name="Standard" style:list-style-name="LFO7" style:family="paragraph">
      <style:paragraph-properties fo:text-align="justify"/>
      <style:text-properties style:text-underline-type="single" style:text-underline-style="solid" style:text-underline-width="auto" style:text-underline-mode="continuous"/>
    </style:style>
    <style:style style:name="P370" style:parent-style-name="Standard" style:list-style-name="LFO7" style:family="paragraph">
      <style:paragraph-properties fo:text-align="justify"/>
      <style:text-properties style:text-underline-type="single" style:text-underline-style="solid" style:text-underline-width="auto" style:text-underline-mode="continuous"/>
    </style:style>
    <style:style style:name="P371" style:parent-style-name="Standard" style:list-style-name="LFO7" style:family="paragraph">
      <style:paragraph-properties fo:text-align="justify"/>
      <style:text-properties style:text-underline-type="single" style:text-underline-style="solid" style:text-underline-width="auto" style:text-underline-mode="continuous"/>
    </style:style>
    <style:style style:name="P372" style:parent-style-name="Standard" style:list-style-name="LFO7" style:family="paragraph">
      <style:paragraph-properties fo:text-align="justify"/>
      <style:text-properties style:text-underline-type="single" style:text-underline-style="solid" style:text-underline-width="auto" style:text-underline-mode="continuous"/>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text-properties fo:font-weight="bold" style:font-weight-asian="bold" style:font-weight-complex="bold"/>
    </style:style>
    <style:style style:name="P377" style:parent-style-name="Standard" style:family="paragraph">
      <style:paragraph-properties fo:text-align="justify"/>
      <style:text-properties fo:font-weight="bold" style:font-weight-asian="bold" style:font-weight-complex="bold"/>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text-properties style:text-underline-type="single" style:text-underline-style="solid" style:text-underline-width="auto" style:text-underline-mode="continuous"/>
    </style:style>
    <style:style style:name="P381" style:parent-style-name="Standard" style:family="paragraph">
      <style:paragraph-properties fo:text-align="justify"/>
      <style:text-properties style:text-underline-type="single" style:text-underline-style="solid" style:text-underline-width="auto" style:text-underline-mode="continuous"/>
    </style:style>
    <style:style style:name="P382" style:parent-style-name="Standard" style:family="paragraph">
      <style:paragraph-properties fo:text-align="justify"/>
    </style:style>
    <style:style style:name="P383" style:parent-style-name="Standard" style:family="paragraph">
      <style:paragraph-properties fo:text-align="justify"/>
    </style:style>
    <style:style style:name="P384" style:parent-style-name="Standard" style:family="paragraph">
      <style:paragraph-properties fo:text-align="justify"/>
    </style:style>
    <style:style style:name="T385" style:parent-style-name="Domyślnaczcionkaakapitu" style:family="text">
      <style:text-properties style:text-underline-type="single" style:text-underline-style="solid" style:text-underline-width="auto" style:text-underline-mode="continuous"/>
    </style:style>
    <style:style style:name="T386" style:parent-style-name="Domyślnaczcionkaakapitu" style:family="text">
      <style:text-properties style:text-underline-type="single" style:text-underline-style="solid" style:text-underline-width="auto" style:text-underline-mode="continuous"/>
    </style:style>
    <style:style style:name="T387" style:parent-style-name="Domyślnaczcionkaakapitu" style:family="text">
      <style:text-properties style:text-underline-type="single" style:text-underline-style="solid" style:text-underline-width="auto" style:text-underline-mode="continuous"/>
    </style:style>
    <style:style style:name="T388" style:parent-style-name="Domyślnaczcionkaakapitu" style:family="text">
      <style:text-properties style:text-underline-type="single" style:text-underline-style="solid" style:text-underline-width="auto" style:text-underline-mode="continuous"/>
    </style:style>
    <style:style style:name="P389" style:parent-style-name="Standard" style:family="paragraph">
      <style:paragraph-properties fo:text-align="justify"/>
    </style:style>
    <style:style style:name="T390" style:parent-style-name="Domyślnaczcionkaakapitu" style:family="text">
      <style:text-properties style:text-underline-type="single" style:text-underline-style="solid" style:text-underline-width="auto" style:text-underline-mode="continuous"/>
    </style:style>
    <style:style style:name="T391" style:parent-style-name="Domyślnaczcionkaakapitu" style:family="text">
      <style:text-properties style:text-underline-type="single" style:text-underline-style="solid" style:text-underline-width="auto" style:text-underline-mode="continuous"/>
    </style:style>
    <style:style style:name="T392" style:parent-style-name="Domyślnaczcionkaakapitu" style:family="text">
      <style:text-properties style:text-underline-type="single" style:text-underline-style="solid" style:text-underline-width="auto" style:text-underline-mode="continuous"/>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style:text-underline-type="single" style:text-underline-style="solid" style:text-underline-width="auto" style:text-underline-mode="continuous"/>
    </style:style>
    <style:style style:name="P395" style:parent-style-name="Standard" style:list-style-name="LFO8" style:family="paragraph">
      <style:paragraph-properties fo:text-align="justify"/>
    </style:style>
    <style:style style:name="T396" style:parent-style-name="Domyślnaczcionkaakapitu" style:family="text">
      <style:text-properties style:text-underline-type="single" style:text-underline-style="solid" style:text-underline-width="auto" style:text-underline-mode="continuous"/>
    </style:style>
    <style:style style:name="T397" style:parent-style-name="Domyślnaczcionkaakapitu" style:family="text">
      <style:text-properties style:text-underline-type="single" style:text-underline-style="solid" style:text-underline-width="auto" style:text-underline-mode="continuous"/>
    </style:style>
    <style:style style:name="T398" style:parent-style-name="Domyślnaczcionkaakapitu" style:family="text">
      <style:text-properties style:text-underline-type="single" style:text-underline-style="solid" style:text-underline-width="auto" style:text-underline-mode="continuous"/>
    </style:style>
    <style:style style:name="T399" style:parent-style-name="Domyślnaczcionkaakapitu" style:family="text">
      <style:text-properties style:text-underline-type="single" style:text-underline-style="solid" style:text-underline-width="auto" style:text-underline-mode="continuous"/>
    </style:style>
    <style:style style:name="P400" style:parent-style-name="Standard" style:list-style-name="LFO8" style:family="paragraph">
      <style:paragraph-properties fo:text-align="justify"/>
    </style:style>
    <style:style style:name="T401" style:parent-style-name="Domyślnaczcionkaakapitu" style:family="text">
      <style:text-properties style:text-underline-type="single" style:text-underline-style="solid" style:text-underline-width="auto" style:text-underline-mode="continuous"/>
    </style:style>
    <style:style style:name="T402" style:parent-style-name="Domyślnaczcionkaakapitu" style:family="text">
      <style:text-properties style:text-underline-type="single" style:text-underline-style="solid" style:text-underline-width="auto" style:text-underline-mode="continuous"/>
    </style:style>
    <style:style style:name="T403" style:parent-style-name="Domyślnaczcionkaakapitu" style:family="text">
      <style:text-properties style:text-underline-type="single" style:text-underline-style="solid" style:text-underline-width="auto" style:text-underline-mode="continuous"/>
    </style:style>
    <style:style style:name="T404" style:parent-style-name="Domyślnaczcionkaakapitu" style:family="text">
      <style:text-properties style:text-underline-type="single" style:text-underline-style="solid" style:text-underline-width="auto" style:text-underline-mode="continuous"/>
    </style:style>
    <style:style style:name="T405" style:parent-style-name="Domyślnaczcionkaakapitu" style:family="text">
      <style:text-properties style:text-underline-type="single" style:text-underline-style="solid" style:text-underline-width="auto" style:text-underline-mode="continuous"/>
    </style:style>
    <style:style style:name="P406" style:parent-style-name="Standard" style:family="paragraph">
      <style:paragraph-properties fo:text-align="justify"/>
    </style:style>
    <style:style style:name="P407" style:parent-style-name="Standard" style:family="paragraph">
      <style:paragraph-properties fo:text-align="justify"/>
    </style:style>
    <style:style style:name="T408" style:parent-style-name="Domyślnaczcionkaakapitu" style:family="text">
      <style:text-properties style:text-underline-type="single" style:text-underline-style="solid" style:text-underline-width="auto" style:text-underline-mode="continuous"/>
    </style:style>
    <style:style style:name="T409" style:parent-style-name="Domyślnaczcionkaakapitu" style:family="text">
      <style:text-properties style:text-underline-type="single" style:text-underline-style="solid" style:text-underline-width="auto" style:text-underline-mode="continuous"/>
    </style:style>
    <style:style style:name="T410" style:parent-style-name="Domyślnaczcionkaakapitu" style:family="text">
      <style:text-properties style:text-underline-type="single" style:text-underline-style="solid" style:text-underline-width="auto" style:text-underline-mode="continuous"/>
    </style:style>
    <style:style style:name="T411" style:parent-style-name="Domyślnaczcionkaakapitu" style:family="text">
      <style:text-properties style:text-underline-type="single" style:text-underline-style="solid" style:text-underline-width="auto" style:text-underline-mode="continuous"/>
    </style:style>
    <style:style style:name="P412" style:parent-style-name="Standard" style:family="paragraph">
      <style:paragraph-properties fo:text-align="justify"/>
      <style:text-properties style:text-underline-type="single" style:text-underline-style="solid" style:text-underline-width="auto" style:text-underline-mode="continuous"/>
    </style:style>
    <style:style style:name="P413" style:parent-style-name="Standard" style:family="paragraph">
      <style:paragraph-properties fo:text-align="justify"/>
      <style:text-properties style:text-underline-type="single" style:text-underline-style="solid" style:text-underline-width="auto" style:text-underline-mode="continuous"/>
    </style:style>
    <style:style style:name="P414" style:parent-style-name="Standard" style:family="paragraph">
      <style:paragraph-properties fo:text-align="justify"/>
    </style:style>
    <style:style style:name="T415" style:parent-style-name="Domyślnaczcionkaakapitu" style:family="text">
      <style:text-properties style:text-underline-type="single" style:text-underline-style="solid" style:text-underline-width="auto" style:text-underline-mode="continuous"/>
    </style:style>
    <style:style style:name="T416" style:parent-style-name="Domyślnaczcionkaakapitu" style:family="text">
      <style:text-properties style:text-underline-type="single" style:text-underline-style="solid" style:text-underline-width="auto" style:text-underline-mode="continuous"/>
    </style:style>
    <style:style style:name="P417" style:parent-style-name="Standard" style:family="paragraph">
      <style:paragraph-properties fo:text-align="justify"/>
    </style:style>
    <style:style style:name="T418" style:parent-style-name="Domyślnaczcionkaakapitu" style:family="text">
      <style:text-properties style:text-underline-type="single" style:text-underline-style="solid" style:text-underline-width="auto" style:text-underline-mode="continuous"/>
    </style:style>
    <style:style style:name="P419" style:parent-style-name="Standard" style:family="paragraph">
      <style:paragraph-properties fo:text-align="justify"/>
      <style:text-properties style:text-underline-type="single" style:text-underline-style="solid" style:text-underline-width="auto" style:text-underline-mode="continuous"/>
    </style:style>
    <style:style style:name="P420" style:parent-style-name="Standard" style:family="paragraph">
      <style:paragraph-properties fo:text-align="justify"/>
    </style:style>
    <style:style style:name="T421" style:parent-style-name="Domyślnaczcionkaakapitu" style:family="text">
      <style:text-properties style:text-underline-type="single" style:text-underline-style="solid" style:text-underline-width="auto" style:text-underline-mode="continuous"/>
    </style:style>
    <style:style style:name="T422" style:parent-style-name="Domyślnaczcionkaakapitu" style:family="text">
      <style:text-properties style:text-underline-type="single" style:text-underline-style="solid" style:text-underline-width="auto" style:text-underline-mode="continuous"/>
    </style:style>
    <style:style style:name="P423" style:parent-style-name="Standard" style:family="paragraph">
      <style:paragraph-properties fo:text-align="justify"/>
      <style:text-properties style:text-underline-type="single" style:text-underline-style="solid" style:text-underline-width="auto" style:text-underline-mode="continuous"/>
    </style:style>
    <style:style style:name="P424" style:parent-style-name="Standard" style:family="paragraph">
      <style:paragraph-properties fo:text-align="justify"/>
      <style:text-properties style:text-underline-type="single" style:text-underline-style="solid" style:text-underline-width="auto" style:text-underline-mode="continuous"/>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T433" style:parent-style-name="Domyślnaczcionkaakapitu" style:family="text">
      <style:text-properties style:text-underline-type="single" style:text-underline-style="solid" style:text-underline-width="auto" style:text-underline-mode="continuous"/>
    </style:style>
    <style:style style:name="T434" style:parent-style-name="Domyślnaczcionkaakapitu" style:family="text">
      <style:text-properties style:text-underline-type="single" style:text-underline-style="solid" style:text-underline-width="auto" style:text-underline-mode="continuous"/>
    </style:style>
    <style:style style:name="T435" style:parent-style-name="Domyślnaczcionkaakapitu" style:family="text">
      <style:text-properties style:text-underline-type="single" style:text-underline-style="solid" style:text-underline-width="auto" style:text-underline-mode="continuous"/>
    </style:style>
    <style:style style:name="P436" style:parent-style-name="Standard" style:family="paragraph">
      <style:paragraph-properties fo:text-align="justify"/>
    </style:style>
    <style:style style:name="P437" style:parent-style-name="Standard" style:family="paragraph">
      <style:paragraph-properties fo:text-align="justify"/>
      <style:text-properties style:text-underline-type="single" style:text-underline-style="solid" style:text-underline-width="auto" style:text-underline-mode="continuous"/>
    </style:style>
    <style:style style:name="P438" style:parent-style-name="Standard" style:family="paragraph">
      <style:paragraph-properties fo:text-align="justify"/>
    </style:style>
    <style:style style:name="T439" style:parent-style-name="Domyślnaczcionkaakapitu" style:family="text">
      <style:text-properties style:text-underline-type="single" style:text-underline-style="solid" style:text-underline-width="auto" style:text-underline-mode="continuous"/>
    </style:style>
    <style:style style:name="T440" style:parent-style-name="Domyślnaczcionkaakapitu" style:family="text">
      <style:text-properties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T442" style:parent-style-name="Domyślnaczcionkaakapitu" style:family="text">
      <style:text-properties style:text-underline-type="single" style:text-underline-style="solid" style:text-underline-width="auto" style:text-underline-mode="continuous"/>
    </style:style>
    <style:style style:name="T443" style:parent-style-name="Domyślnaczcionkaakapitu" style:family="text">
      <style:text-properties style:text-underline-type="single" style:text-underline-style="solid" style:text-underline-width="auto" style:text-underline-mode="continuous"/>
    </style:style>
    <style:style style:name="P444" style:parent-style-name="Standard" style:family="paragraph">
      <style:paragraph-properties fo:text-align="justify"/>
      <style:text-properties style:text-underline-type="single" style:text-underline-style="solid" style:text-underline-width="auto" style:text-underline-mode="continuous"/>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T452" style:parent-style-name="Domyślnaczcionkaakapitu" style:family="text">
      <style:text-properties style:text-underline-type="single" style:text-underline-style="solid" style:text-underline-width="auto" style:text-underline-mode="continuous"/>
    </style:style>
    <style:style style:name="T453" style:parent-style-name="Domyślnaczcionkaakapitu" style:family="text">
      <style:text-properties style:text-underline-type="single" style:text-underline-style="solid" style:text-underline-width="auto" style:text-underline-mode="continuous"/>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text-properties fo:font-weight="bold" style:font-weight-asian="bold" style:font-weight-complex="bold"/>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T465" style:parent-style-name="Domyślnaczcionkaakapitu" style:family="text">
      <style:text-properties style:text-underline-type="single" style:text-underline-style="solid" style:text-underline-width="auto" style:text-underline-mode="continuous"/>
    </style:style>
    <style:style style:name="T466" style:parent-style-name="Domyślnaczcionkaakapitu" style:family="text">
      <style:text-properties style:text-underline-type="single" style:text-underline-style="solid" style:text-underline-width="auto" style:text-underline-mode="continuous"/>
    </style:style>
    <style:style style:name="P467" style:parent-style-name="Standard" style:family="paragraph">
      <style:paragraph-properties fo:text-align="justify"/>
      <style:text-properties style:text-underline-type="single" style:text-underline-style="solid" style:text-underline-width="auto" style:text-underline-mode="continuous"/>
    </style:style>
    <style:style style:name="P468" style:parent-style-name="Standard" style:list-style-name="LFO9" style:family="paragraph">
      <style:paragraph-properties fo:text-align="justify"/>
      <style:text-properties style:text-underline-type="single" style:text-underline-style="solid" style:text-underline-width="auto" style:text-underline-mode="continuous"/>
    </style:style>
    <style:style style:name="P469" style:parent-style-name="Standard" style:list-style-name="LFO9" style:family="paragraph">
      <style:paragraph-properties fo:text-align="justify"/>
      <style:text-properties style:text-underline-type="single" style:text-underline-style="solid" style:text-underline-width="auto" style:text-underline-mode="continuous"/>
    </style:style>
    <style:style style:name="P470" style:parent-style-name="Standard" style:list-style-name="LFO9" style:family="paragraph">
      <style:paragraph-properties fo:text-align="justify"/>
      <style:text-properties style:text-underline-type="single" style:text-underline-style="solid" style:text-underline-width="auto" style:text-underline-mode="continuous"/>
    </style:style>
    <style:style style:name="P471" style:parent-style-name="Standard" style:list-style-name="LFO9" style:family="paragraph">
      <style:paragraph-properties fo:text-align="justify"/>
      <style:text-properties style:text-underline-type="single" style:text-underline-style="solid" style:text-underline-width="auto" style:text-underline-mode="continuous"/>
    </style:style>
    <style:style style:name="P472" style:parent-style-name="Standard" style:family="paragraph">
      <style:paragraph-properties fo:text-align="justify"/>
    </style:style>
    <style:style style:name="T473" style:parent-style-name="Domyślnaczcionkaakapitu" style:family="text">
      <style:text-properties style:text-underline-type="single" style:text-underline-style="solid" style:text-underline-width="auto" style:text-underline-mode="continuous"/>
    </style:style>
    <style:style style:name="P474" style:parent-style-name="Standard" style:list-style-name="LFO10" style:family="paragraph">
      <style:paragraph-properties fo:text-align="justify"/>
      <style:text-properties style:text-underline-type="single" style:text-underline-style="solid" style:text-underline-width="auto" style:text-underline-mode="continuous"/>
    </style:style>
    <style:style style:name="P475" style:parent-style-name="Standard" style:list-style-name="LFO10" style:family="paragraph">
      <style:paragraph-properties fo:text-align="justify"/>
      <style:text-properties style:text-underline-type="single" style:text-underline-style="solid" style:text-underline-width="auto" style:text-underline-mode="continuous"/>
    </style:style>
    <style:style style:name="P476" style:parent-style-name="Standard" style:list-style-name="LFO10" style:family="paragraph">
      <style:paragraph-properties fo:text-align="justify"/>
      <style:text-properties style:text-underline-type="single" style:text-underline-style="solid" style:text-underline-width="auto" style:text-underline-mode="continuous"/>
    </style:style>
    <style:style style:name="P477" style:parent-style-name="Standard" style:list-style-name="LFO10" style:family="paragraph">
      <style:paragraph-properties fo:text-align="justify"/>
      <style:text-properties style:text-underline-type="single" style:text-underline-style="solid" style:text-underline-width="auto" style:text-underline-mode="continuous"/>
    </style:style>
    <style:style style:name="P478" style:parent-style-name="Standard" style:family="paragraph">
      <style:paragraph-properties fo:text-align="justify"/>
    </style:style>
    <style:style style:name="P479" style:parent-style-name="Standard" style:family="paragraph">
      <style:paragraph-properties fo:text-align="justify"/>
    </style:style>
    <style:style style:name="T480" style:parent-style-name="Domyślnaczcionkaakapitu" style:family="text">
      <style:text-properties style:text-underline-type="single" style:text-underline-style="solid" style:text-underline-width="auto" style:text-underline-mode="continuous"/>
    </style:style>
    <style:style style:name="T481" style:parent-style-name="Domyślnaczcionkaakapitu" style:family="text">
      <style:text-properties style:text-underline-type="single" style:text-underline-style="solid" style:text-underline-width="auto" style:text-underline-mode="continuous"/>
    </style:style>
    <style:style style:name="P482" style:parent-style-name="Standard" style:family="paragraph">
      <style:paragraph-properties fo:text-align="justify"/>
      <style:text-properties style:text-underline-type="single" style:text-underline-style="solid" style:text-underline-width="auto" style:text-underline-mode="continuous"/>
    </style:style>
    <style:style style:name="P483" style:parent-style-name="Standard" style:family="paragraph">
      <style:paragraph-properties fo:text-align="justify"/>
      <style:text-properties style:text-underline-type="single" style:text-underline-style="solid" style:text-underline-width="auto" style:text-underline-mode="continuous"/>
    </style:style>
    <style:style style:name="P484" style:parent-style-name="Standard" style:family="paragraph">
      <style:paragraph-properties fo:text-align="justify"/>
      <style:text-properties style:text-underline-type="single" style:text-underline-style="solid" style:text-underline-width="auto" style:text-underline-mode="continuous"/>
    </style:style>
    <style:style style:name="P485" style:parent-style-name="Standard" style:list-style-name="LFO11" style:family="paragraph">
      <style:paragraph-properties fo:text-align="justify"/>
      <style:text-properties style:text-underline-type="single" style:text-underline-style="solid" style:text-underline-width="auto" style:text-underline-mode="continuous"/>
    </style:style>
    <style:style style:name="P486" style:parent-style-name="Standard" style:list-style-name="LFO11" style:family="paragraph">
      <style:paragraph-properties fo:text-align="justify"/>
      <style:text-properties style:text-underline-type="single" style:text-underline-style="solid" style:text-underline-width="auto" style:text-underline-mode="continuous"/>
    </style:style>
    <style:style style:name="P487" style:parent-style-name="Standard" style:list-style-name="LFO11" style:family="paragraph">
      <style:paragraph-properties fo:text-align="justify"/>
      <style:text-properties style:text-underline-type="single" style:text-underline-style="solid" style:text-underline-width="auto" style:text-underline-mode="continuous"/>
    </style:style>
    <style:style style:name="P488" style:parent-style-name="Standard" style:list-style-name="LFO11" style:family="paragraph">
      <style:paragraph-properties fo:text-align="justify"/>
      <style:text-properties style:text-underline-type="single" style:text-underline-style="solid" style:text-underline-width="auto" style:text-underline-mode="continuous"/>
    </style:style>
    <style:style style:name="P489" style:parent-style-name="Standard" style:list-style-name="LFO11" style:family="paragraph">
      <style:paragraph-properties fo:text-align="justify"/>
      <style:text-properties style:text-underline-type="single" style:text-underline-style="solid" style:text-underline-width="auto" style:text-underline-mode="continuous"/>
    </style:style>
    <style:style style:name="P490" style:parent-style-name="Standard" style:family="paragraph">
      <style:paragraph-properties fo:text-align="justify"/>
    </style:style>
    <style:style style:name="P491" style:parent-style-name="Standard" style:family="paragraph">
      <style:paragraph-properties fo:text-align="justify"/>
    </style:style>
    <style:style style:name="T492" style:parent-style-name="Domyślnaczcionkaakapitu" style:family="text">
      <style:text-properties style:text-underline-type="single" style:text-underline-style="solid" style:text-underline-width="auto" style:text-underline-mode="continuous"/>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T495" style:parent-style-name="Domyślnaczcionkaakapitu" style:family="text">
      <style:text-properties style:text-underline-type="single" style:text-underline-style="solid" style:text-underline-width="auto" style:text-underline-mode="continuous"/>
    </style:style>
    <style:style style:name="P496" style:parent-style-name="Standard" style:family="paragraph">
      <style:paragraph-properties fo:text-align="justify"/>
    </style:style>
    <style:style style:name="P497" style:parent-style-name="Standard" style:family="paragraph">
      <style:paragraph-properties fo:text-align="justify"/>
    </style:style>
    <style:style style:name="P498" style:parent-style-name="Standard" style:family="paragraph">
      <style:paragraph-properties fo:text-align="justify"/>
    </style:style>
    <style:style style:name="P499" style:parent-style-name="Standard" style:family="paragraph">
      <style:paragraph-properties fo:text-align="justify"/>
      <style:text-properties style:text-underline-type="single" style:text-underline-style="solid" style:text-underline-width="auto" style:text-underline-mode="continuous"/>
    </style:style>
    <style:style style:name="P500" style:parent-style-name="Standard" style:family="paragraph">
      <style:paragraph-properties fo:text-align="justify"/>
    </style:style>
    <style:style style:name="T501" style:parent-style-name="Domyślnaczcionkaakapitu" style:family="text">
      <style:text-properties style:text-underline-type="single" style:text-underline-style="solid" style:text-underline-width="auto" style:text-underline-mode="continuous"/>
    </style:style>
    <style:style style:name="T502" style:parent-style-name="Domyślnaczcionkaakapitu" style:family="text">
      <style:text-properties style:text-underline-type="single" style:text-underline-style="solid" style:text-underline-width="auto" style:text-underline-mode="continuous"/>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style:text-underline-type="single" style:text-underline-style="solid" style:text-underline-width="auto" style:text-underline-mode="continuous"/>
    </style:style>
    <style:style style:name="T505" style:parent-style-name="Domyślnaczcionkaakapitu" style:family="text">
      <style:text-properties style:text-underline-type="single" style:text-underline-style="solid" style:text-underline-width="auto" style:text-underline-mode="continuous"/>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T508" style:parent-style-name="Domyślnaczcionkaakapitu" style:family="text">
      <style:text-properties style:text-underline-type="single" style:text-underline-style="solid" style:text-underline-width="auto" style:text-underline-mode="continuous"/>
    </style:style>
    <style:style style:name="T509" style:parent-style-name="Domyślnaczcionkaakapitu" style:family="text">
      <style:text-properties style:text-underline-type="single" style:text-underline-style="solid" style:text-underline-width="auto" style:text-underline-mode="continuous"/>
    </style:style>
    <style:style style:name="T510" style:parent-style-name="Domyślnaczcionkaakapitu" style:family="text">
      <style:text-properties style:text-underline-type="single" style:text-underline-style="solid" style:text-underline-width="auto" style:text-underline-mode="continuous"/>
    </style:style>
    <style:style style:name="T511" style:parent-style-name="Domyślnaczcionkaakapitu" style:family="text">
      <style:text-properties style:text-underline-type="single" style:text-underline-style="solid" style:text-underline-width="auto" style:text-underline-mode="continuous"/>
    </style:style>
    <style:style style:name="T512" style:parent-style-name="Domyślnaczcionkaakapitu" style:family="text">
      <style:text-properties style:text-underline-type="single" style:text-underline-style="solid" style:text-underline-width="auto" style:text-underline-mode="continuous"/>
    </style:style>
    <style:style style:name="P513" style:parent-style-name="Standard" style:family="paragraph">
      <style:paragraph-properties fo:text-align="justify"/>
    </style:style>
    <style:style style:name="P514" style:parent-style-name="Standard" style:family="paragraph">
      <style:paragraph-properties fo:text-align="justify"/>
      <style:text-properties style:text-underline-type="single" style:text-underline-style="solid" style:text-underline-width="auto" style:text-underline-mode="continuous"/>
    </style:style>
    <style:style style:name="P515" style:parent-style-name="Standard" style:family="paragraph">
      <style:paragraph-properties fo:text-align="justify"/>
      <style:text-properties style:text-underline-type="single" style:text-underline-style="solid" style:text-underline-width="auto" style:text-underline-mode="continuous"/>
    </style:style>
    <style:style style:name="P516" style:parent-style-name="Standard" style:family="paragraph">
      <style:paragraph-properties fo:text-align="justify"/>
      <style:text-properties style:text-underline-type="single" style:text-underline-style="solid" style:text-underline-width="auto" style:text-underline-mode="continuous"/>
    </style:style>
    <style:style style:name="P517" style:parent-style-name="Standard" style:family="paragraph">
      <style:paragraph-properties fo:text-align="justify"/>
      <style:text-properties style:text-underline-type="single" style:text-underline-style="solid" style:text-underline-width="auto" style:text-underline-mode="continuous"/>
    </style:style>
    <style:style style:name="P518" style:parent-style-name="Standard" style:family="paragraph">
      <style:paragraph-properties fo:text-align="justify"/>
      <style:text-properties style:text-underline-type="single" style:text-underline-style="solid" style:text-underline-width="auto" style:text-underline-mode="continuous"/>
    </style:style>
    <style:style style:name="P519" style:parent-style-name="Standard" style:family="paragraph">
      <style:paragraph-properties fo:text-align="justify"/>
      <style:text-properties style:text-underline-type="single" style:text-underline-style="solid" style:text-underline-width="auto" style:text-underline-mode="continuous"/>
    </style:style>
    <style:style style:name="P520" style:parent-style-name="Standard" style:family="paragraph">
      <style:paragraph-properties fo:text-align="justify"/>
    </style:style>
    <style:style style:name="P521" style:parent-style-name="Standard" style:family="paragraph">
      <style:paragraph-properties fo:text-align="justify"/>
    </style:style>
    <style:style style:name="T522" style:parent-style-name="Domyślnaczcionkaakapitu" style:family="text">
      <style:text-properties style:text-underline-type="single" style:text-underline-style="solid" style:text-underline-width="auto" style:text-underline-mode="continuous"/>
    </style:style>
    <style:style style:name="T523" style:parent-style-name="Domyślnaczcionkaakapitu" style:family="text">
      <style:text-properties style:text-underline-type="single" style:text-underline-style="solid" style:text-underline-width="auto" style:text-underline-mode="continuous"/>
    </style:style>
    <style:style style:name="T524" style:parent-style-name="Domyślnaczcionkaakapitu" style:family="text">
      <style:text-properties style:text-underline-type="single" style:text-underline-style="solid" style:text-underline-width="auto" style:text-underline-mode="continuous"/>
    </style:style>
    <style:style style:name="T525" style:parent-style-name="Domyślnaczcionkaakapitu" style:family="text">
      <style:text-properties style:text-underline-type="single" style:text-underline-style="solid" style:text-underline-width="auto" style:text-underline-mode="continuous"/>
    </style:style>
    <style:style style:name="T526" style:parent-style-name="Domyślnaczcionkaakapitu" style:family="text">
      <style:text-properties style:text-underline-type="single" style:text-underline-style="solid" style:text-underline-width="auto" style:text-underline-mode="continuous"/>
    </style:style>
    <style:style style:name="T527" style:parent-style-name="Domyślnaczcionkaakapitu" style:family="text">
      <style:text-properties style:text-underline-type="single" style:text-underline-style="solid" style:text-underline-width="auto" style:text-underline-mode="continuous"/>
    </style:style>
    <style:style style:name="T528" style:parent-style-name="Domyślnaczcionkaakapitu" style:family="text">
      <style:text-properties style:text-underline-type="single" style:text-underline-style="solid" style:text-underline-width="auto" style:text-underline-mode="continuous"/>
    </style:style>
    <style:style style:name="T529" style:parent-style-name="Domyślnaczcionkaakapitu" style:family="text">
      <style:text-properties style:text-underline-type="single" style:text-underline-style="solid" style:text-underline-width="auto" style:text-underline-mode="continuous"/>
    </style:style>
    <style:style style:name="P530" style:parent-style-name="Standard" style:family="paragraph">
      <style:paragraph-properties fo:text-align="justify"/>
    </style:style>
    <style:style style:name="T531" style:parent-style-name="Domyślnaczcionkaakapitu" style:family="text">
      <style:text-properties style:text-underline-type="single" style:text-underline-style="solid" style:text-underline-width="auto" style:text-underline-mode="continuous"/>
    </style:style>
    <style:style style:name="T532" style:parent-style-name="Domyślnaczcionkaakapitu" style:family="text">
      <style:text-properties style:text-underline-type="single" style:text-underline-style="solid" style:text-underline-width="auto" style:text-underline-mode="continuous"/>
    </style:style>
    <style:style style:name="T533" style:parent-style-name="Domyślnaczcionkaakapitu" style:family="text">
      <style:text-properties style:text-underline-type="single" style:text-underline-style="solid" style:text-underline-width="auto" style:text-underline-mode="continuous"/>
    </style:style>
    <style:style style:name="T534" style:parent-style-name="Domyślnaczcionkaakapitu" style:family="text">
      <style:text-properties style:text-underline-type="single" style:text-underline-style="solid" style:text-underline-width="auto" style:text-underline-mode="continuous"/>
    </style:style>
    <style:style style:name="T535" style:parent-style-name="Domyślnaczcionkaakapitu" style:family="text">
      <style:text-properties style:text-underline-type="single" style:text-underline-style="solid" style:text-underline-width="auto" style:text-underline-mode="continuous"/>
    </style:style>
    <style:style style:name="P536" style:parent-style-name="Standard" style:family="paragraph">
      <style:paragraph-properties fo:text-align="justify"/>
    </style:style>
    <style:style style:name="P53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538" style:parent-style-name="Standard" style:family="paragraph">
      <style:paragraph-properties fo:text-align="justify"/>
      <style:text-properties fo:font-weight="bold" style:font-weight-asian="bold" style:font-weight-complex="bold"/>
    </style:style>
    <style:style style:name="P539" style:parent-style-name="Standard" style:family="paragraph">
      <style:paragraph-properties fo:text-align="justify"/>
    </style:style>
    <style:style style:name="P540" style:parent-style-name="Standard" style:family="paragraph">
      <style:paragraph-properties fo:text-align="justify"/>
    </style:style>
    <style:style style:name="P541" style:parent-style-name="Standard" style:family="paragraph">
      <style:paragraph-properties fo:text-align="justify"/>
      <style:text-properties style:text-underline-type="single" style:text-underline-style="solid" style:text-underline-width="auto" style:text-underline-mode="continuous"/>
    </style:style>
    <style:style style:name="P542" style:parent-style-name="Standard" style:family="paragraph">
      <style:paragraph-properties fo:text-align="justify"/>
    </style:style>
    <style:style style:name="P543" style:parent-style-name="Standard" style:family="paragraph">
      <style:paragraph-properties fo:text-align="justify"/>
    </style:style>
    <style:style style:name="T544" style:parent-style-name="Domyślnaczcionkaakapitu" style:family="text">
      <style:text-properties style:text-underline-type="single" style:text-underline-style="solid" style:text-underline-width="auto" style:text-underline-mode="continuous"/>
    </style:style>
    <style:style style:name="T545" style:parent-style-name="Domyślnaczcionkaakapitu" style:family="text">
      <style:text-properties style:text-underline-type="single" style:text-underline-style="solid" style:text-underline-width="auto" style:text-underline-mode="continuous"/>
    </style:style>
    <style:style style:name="T546" style:parent-style-name="Domyślnaczcionkaakapitu" style:family="text">
      <style:text-properties style:text-underline-type="single" style:text-underline-style="solid" style:text-underline-width="auto" style:text-underline-mode="continuous"/>
    </style:style>
    <style:style style:name="T547" style:parent-style-name="Domyślnaczcionkaakapitu" style:family="text">
      <style:text-properties style:text-underline-type="single" style:text-underline-style="solid" style:text-underline-width="auto" style:text-underline-mode="continuous"/>
    </style:style>
    <style:style style:name="P548" style:parent-style-name="Standard" style:family="paragraph">
      <style:paragraph-properties fo:text-align="justify"/>
    </style:style>
    <style:style style:name="P549" style:parent-style-name="Standard" style:family="paragraph">
      <style:paragraph-properties fo:text-align="justify"/>
    </style:style>
    <style:style style:name="T550" style:parent-style-name="Domyślnaczcionkaakapitu" style:family="text">
      <style:text-properties style:text-underline-type="single" style:text-underline-style="solid" style:text-underline-width="auto" style:text-underline-mode="continuous"/>
    </style:style>
    <style:style style:name="T551" style:parent-style-name="Domyślnaczcionkaakapitu" style:family="text">
      <style:text-properties style:text-underline-type="single" style:text-underline-style="solid" style:text-underline-width="auto" style:text-underline-mode="continuous"/>
    </style:style>
    <style:style style:name="T552" style:parent-style-name="Domyślnaczcionkaakapitu" style:family="text">
      <style:text-properties style:text-underline-type="single" style:text-underline-style="solid" style:text-underline-width="auto" style:text-underline-mode="continuous"/>
    </style:style>
    <style:style style:name="T553" style:parent-style-name="Domyślnaczcionkaakapitu" style:family="text">
      <style:text-properties style:text-underline-type="single" style:text-underline-style="solid" style:text-underline-width="auto" style:text-underline-mode="continuous"/>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T556" style:parent-style-name="Domyślnaczcionkaakapitu" style:family="text">
      <style:text-properties style:text-underline-type="single" style:text-underline-style="solid" style:text-underline-width="auto" style:text-underline-mode="continuous"/>
    </style:style>
    <style:style style:name="T557" style:parent-style-name="Domyślnaczcionkaakapitu" style:family="text">
      <style:text-properties style:text-underline-type="single" style:text-underline-style="solid" style:text-underline-width="auto" style:text-underline-mode="continuous"/>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style:text-underline-type="single" style:text-underline-style="solid" style:text-underline-width="auto" style:text-underline-mode="continuous"/>
    </style:style>
    <style:style style:name="P560" style:parent-style-name="Standard" style:family="paragraph">
      <style:paragraph-properties fo:text-align="justify"/>
    </style:style>
    <style:style style:name="T561" style:parent-style-name="Domyślnaczcionkaakapitu" style:family="text">
      <style:text-properties style:text-underline-type="single" style:text-underline-style="solid" style:text-underline-width="auto" style:text-underline-mode="continuous"/>
    </style:style>
    <style:style style:name="T562" style:parent-style-name="Domyślnaczcionkaakapitu" style:family="text">
      <style:text-properties style:text-underline-type="single" style:text-underline-style="solid" style:text-underline-width="auto" style:text-underline-mode="continuous"/>
    </style:style>
    <style:style style:name="T563" style:parent-style-name="Domyślnaczcionkaakapitu" style:family="text">
      <style:text-properties style:text-underline-type="single" style:text-underline-style="solid" style:text-underline-width="auto" style:text-underline-mode="continuous"/>
    </style:style>
    <style:style style:name="T564" style:parent-style-name="Domyślnaczcionkaakapitu" style:family="text">
      <style:text-properties style:text-underline-type="single" style:text-underline-style="solid" style:text-underline-width="auto" style:text-underline-mode="continuous"/>
    </style:style>
    <style:style style:name="T565" style:parent-style-name="Domyślnaczcionkaakapitu" style:family="text">
      <style:text-properties style:text-underline-type="single" style:text-underline-style="solid" style:text-underline-width="auto" style:text-underline-mode="continuous"/>
    </style:style>
    <style:style style:name="T566" style:parent-style-name="Domyślnaczcionkaakapitu" style:family="text">
      <style:text-properties style:text-underline-type="single" style:text-underline-style="solid" style:text-underline-width="auto" style:text-underline-mode="continuous"/>
    </style:style>
    <style:style style:name="T567" style:parent-style-name="Domyślnaczcionkaakapitu" style:family="text">
      <style:text-properties style:text-underline-type="single" style:text-underline-style="solid" style:text-underline-width="auto" style:text-underline-mode="continuous"/>
    </style:style>
    <style:style style:name="P568" style:parent-style-name="Standard" style:family="paragraph">
      <style:paragraph-properties fo:text-align="justify"/>
      <style:text-properties style:text-underline-type="single" style:text-underline-style="solid" style:text-underline-width="auto" style:text-underline-mode="continuous"/>
    </style:style>
    <style:style style:name="P569" style:parent-style-name="Standard" style:family="paragraph">
      <style:paragraph-properties fo:text-align="justify"/>
    </style:style>
    <style:style style:name="P570" style:parent-style-name="Standard" style:family="paragraph">
      <style:paragraph-properties fo:text-align="justify"/>
    </style:style>
    <style:style style:name="T571" style:parent-style-name="Domyślnaczcionkaakapitu" style:family="text">
      <style:text-properties style:text-underline-type="single" style:text-underline-style="solid" style:text-underline-width="auto" style:text-underline-mode="continuous"/>
    </style:style>
    <style:style style:name="T572"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573" style:parent-style-name="Domyślnaczcionkaakapitu" style:family="text">
      <style:text-properties style:text-underline-type="single" style:text-underline-style="solid" style:text-underline-width="auto" style:text-underline-mode="continuous"/>
    </style:style>
    <style:style style:name="P574" style:parent-style-name="Standard" style:family="paragraph">
      <style:paragraph-properties fo:text-align="justify"/>
    </style:style>
    <style:style style:name="T575" style:parent-style-name="Domyślnaczcionkaakapitu" style:family="text">
      <style:text-properties style:text-underline-type="single" style:text-underline-style="solid" style:text-underline-width="auto" style:text-underline-mode="continuous"/>
    </style:style>
    <style:style style:name="T576"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577" style:parent-style-name="Domyślnaczcionkaakapitu" style:family="text">
      <style:text-properties style:text-underline-type="single" style:text-underline-style="solid" style:text-underline-width="auto" style:text-underline-mode="continuous"/>
    </style:style>
    <style:style style:name="T578" style:parent-style-name="Domyślnaczcionkaakapitu" style:family="text">
      <style:text-properties style:text-underline-type="single" style:text-underline-style="solid" style:text-underline-width="auto" style:text-underline-mode="continuous"/>
    </style:style>
    <style:style style:name="P579" style:parent-style-name="Standard" style:family="paragraph">
      <style:paragraph-properties fo:text-align="justify"/>
    </style:style>
    <style:style style:name="P580" style:parent-style-name="Standard" style:family="paragraph">
      <style:paragraph-properties fo:text-align="justify"/>
    </style:style>
    <style:style style:name="T581" style:parent-style-name="Domyślnaczcionkaakapitu" style:family="text">
      <style:text-properties style:text-underline-type="single" style:text-underline-style="solid" style:text-underline-width="auto" style:text-underline-mode="continuous"/>
    </style:style>
    <style:style style:name="T582" style:parent-style-name="Domyślnaczcionkaakapitu" style:family="text">
      <style:text-properties style:text-underline-type="single" style:text-underline-style="solid" style:text-underline-width="auto" style:text-underline-mode="continuous"/>
    </style:style>
    <style:style style:name="P583" style:parent-style-name="Standard" style:family="paragraph">
      <style:paragraph-properties fo:text-align="justify"/>
    </style:style>
    <style:style style:name="T584" style:parent-style-name="Domyślnaczcionkaakapitu" style:family="text">
      <style:text-properties style:text-underline-type="single" style:text-underline-style="solid" style:text-underline-width="auto" style:text-underline-mode="continuous"/>
    </style:style>
    <style:style style:name="T585" style:parent-style-name="Domyślnaczcionkaakapitu" style:family="text">
      <style:text-properties style:text-underline-type="single" style:text-underline-style="solid" style:text-underline-width="auto" style:text-underline-mode="continuous"/>
    </style:style>
    <style:style style:name="P586" style:parent-style-name="Standard" style:family="paragraph">
      <style:paragraph-properties fo:text-align="justify"/>
    </style:style>
    <style:style style:name="T587" style:parent-style-name="Domyślnaczcionkaakapitu" style:family="text">
      <style:text-properties style:text-underline-type="single" style:text-underline-style="solid" style:text-underline-width="auto" style:text-underline-mode="continuous"/>
    </style:style>
    <style:style style:name="T588" style:parent-style-name="Domyślnaczcionkaakapitu" style:family="text">
      <style:text-properties style:text-underline-type="single" style:text-underline-style="solid" style:text-underline-width="auto" style:text-underline-mode="continuous"/>
    </style:style>
    <style:style style:name="P589" style:parent-style-name="Standard" style:family="paragraph">
      <style:paragraph-properties fo:text-align="justify"/>
    </style:style>
    <style:style style:name="T590" style:parent-style-name="Domyślnaczcionkaakapitu" style:family="text">
      <style:text-properties style:text-underline-type="single" style:text-underline-style="solid" style:text-underline-width="auto" style:text-underline-mode="continuous"/>
    </style:style>
    <style:style style:name="P591" style:parent-style-name="Standard" style:family="paragraph">
      <style:paragraph-properties fo:text-align="justify"/>
    </style:style>
    <style:style style:name="P592" style:parent-style-name="Standard" style:family="paragraph">
      <style:paragraph-properties fo:text-align="justify"/>
    </style:style>
    <style:style style:name="T593" style:parent-style-name="Domyślnaczcionkaakapitu" style:family="text">
      <style:text-properties style:text-underline-type="single" style:text-underline-style="solid" style:text-underline-width="auto" style:text-underline-mode="continuous"/>
    </style:style>
    <style:style style:name="T594" style:parent-style-name="Domyślnaczcionkaakapitu" style:family="text">
      <style:text-properties style:text-underline-type="single" style:text-underline-style="solid" style:text-underline-width="auto" style:text-underline-mode="continuous"/>
    </style:style>
    <style:style style:name="T595" style:parent-style-name="Domyślnaczcionkaakapitu" style:family="text">
      <style:text-properties style:text-underline-type="single" style:text-underline-style="solid" style:text-underline-width="auto" style:text-underline-mode="continuous"/>
    </style:style>
    <style:style style:name="T596" style:parent-style-name="Domyślnaczcionkaakapitu" style:family="text">
      <style:text-properties style:text-underline-type="single" style:text-underline-style="solid" style:text-underline-width="auto" style:text-underline-mode="continuous"/>
    </style:style>
    <style:style style:name="T597" style:parent-style-name="Domyślnaczcionkaakapitu" style:family="text">
      <style:text-properties style:text-underline-type="single" style:text-underline-style="solid" style:text-underline-width="auto" style:text-underline-mode="continuous"/>
    </style:style>
    <style:style style:name="P598" style:parent-style-name="Standard" style:family="paragraph">
      <style:paragraph-properties fo:text-align="justify"/>
    </style:style>
    <style:style style:name="P599" style:parent-style-name="Standard" style:family="paragraph">
      <style:paragraph-properties fo:text-align="justify"/>
    </style:style>
    <style:style style:name="T600" style:parent-style-name="Domyślnaczcionkaakapitu" style:family="text">
      <style:text-properties style:text-underline-type="single" style:text-underline-style="solid" style:text-underline-width="auto" style:text-underline-mode="continuous"/>
    </style:style>
    <style:style style:name="T601" style:parent-style-name="Domyślnaczcionkaakapitu" style:family="text">
      <style:text-properties style:text-underline-type="single" style:text-underline-style="solid" style:text-underline-width="auto" style:text-underline-mode="continuous"/>
    </style:style>
    <style:style style:name="P602" style:parent-style-name="Standard" style:family="paragraph">
      <style:paragraph-properties fo:text-align="justify"/>
    </style:style>
    <style:style style:name="P603" style:parent-style-name="Standard" style:family="paragraph">
      <style:paragraph-properties fo:text-align="justify"/>
    </style:style>
    <style:style style:name="P604" style:parent-style-name="Standard" style:family="paragraph">
      <style:paragraph-properties fo:text-align="justify"/>
    </style:style>
    <style:style style:name="P605" style:parent-style-name="Standard" style:family="paragraph">
      <style:paragraph-properties fo:text-align="justify"/>
    </style:style>
    <style:style style:name="T606" style:parent-style-name="Domyślnaczcionkaakapitu" style:family="text">
      <style:text-properties style:text-underline-type="single" style:text-underline-style="solid" style:text-underline-width="auto" style:text-underline-mode="continuous"/>
    </style:style>
    <style:style style:name="T607" style:parent-style-name="Domyślnaczcionkaakapitu" style:family="text">
      <style:text-properties style:text-underline-type="single" style:text-underline-style="solid" style:text-underline-width="auto" style:text-underline-mode="continuous"/>
    </style:style>
    <style:style style:name="P608" style:parent-style-name="Standard" style:family="paragraph">
      <style:paragraph-properties fo:text-align="justify"/>
    </style:style>
    <style:style style:name="T609" style:parent-style-name="Domyślnaczcionkaakapitu" style:family="text">
      <style:text-properties style:text-underline-type="single" style:text-underline-style="solid" style:text-underline-width="auto" style:text-underline-mode="continuous"/>
    </style:style>
    <style:style style:name="T610" style:parent-style-name="Domyślnaczcionkaakapitu" style:family="text">
      <style:text-properties style:text-underline-type="single" style:text-underline-style="solid" style:text-underline-width="auto" style:text-underline-mode="continuous"/>
    </style:style>
    <style:style style:name="P611" style:parent-style-name="Standard" style:family="paragraph">
      <style:paragraph-properties fo:text-align="justify"/>
    </style:style>
    <style:style style:name="T612" style:parent-style-name="Domyślnaczcionkaakapitu" style:family="text">
      <style:text-properties style:text-underline-type="single" style:text-underline-style="solid" style:text-underline-width="auto" style:text-underline-mode="continuous"/>
    </style:style>
    <style:style style:name="P613" style:parent-style-name="Standard" style:family="paragraph">
      <style:paragraph-properties fo:text-align="justify"/>
    </style:style>
    <style:style style:name="T614" style:parent-style-name="Domyślnaczcionkaakapitu" style:family="text">
      <style:text-properties style:text-underline-type="single" style:text-underline-style="solid" style:text-underline-width="auto" style:text-underline-mode="continuous"/>
    </style:style>
    <style:style style:name="T615" style:parent-style-name="Domyślnaczcionkaakapitu" style:family="text">
      <style:text-properties style:text-underline-type="single" style:text-underline-style="solid" style:text-underline-width="auto" style:text-underline-mode="continuous"/>
    </style:style>
    <style:style style:name="P616" style:parent-style-name="Standard" style:family="paragraph">
      <style:paragraph-properties fo:text-align="justify"/>
    </style:style>
    <style:style style:name="P617" style:parent-style-name="Standard" style:family="paragraph">
      <style:paragraph-properties fo:text-align="justify"/>
    </style:style>
    <style:style style:name="T618" style:parent-style-name="Domyślnaczcionkaakapitu" style:family="text">
      <style:text-properties style:text-underline-type="single" style:text-underline-style="solid" style:text-underline-width="auto" style:text-underline-mode="continuous"/>
    </style:style>
    <style:style style:name="T619" style:parent-style-name="Domyślnaczcionkaakapitu" style:family="text">
      <style:text-properties style:text-underline-type="single" style:text-underline-style="solid" style:text-underline-width="auto" style:text-underline-mode="continuous"/>
    </style:style>
    <style:style style:name="T620" style:parent-style-name="Domyślnaczcionkaakapitu" style:family="text">
      <style:text-properties style:text-underline-type="single" style:text-underline-style="solid" style:text-underline-width="auto" style:text-underline-mode="continuous"/>
    </style:style>
    <style:style style:name="P621" style:parent-style-name="Standard" style:family="paragraph">
      <style:paragraph-properties fo:text-align="justify"/>
    </style:style>
    <style:style style:name="T622" style:parent-style-name="Domyślnaczcionkaakapitu" style:family="text">
      <style:text-properties style:text-underline-type="single" style:text-underline-style="solid" style:text-underline-width="auto" style:text-underline-mode="continuous"/>
    </style:style>
    <style:style style:name="T623" style:parent-style-name="Domyślnaczcionkaakapitu" style:family="text">
      <style:text-properties style:text-underline-type="single" style:text-underline-style="solid" style:text-underline-width="auto" style:text-underline-mode="continuous"/>
    </style:style>
    <style:style style:name="T624" style:parent-style-name="Domyślnaczcionkaakapitu" style:family="text">
      <style:text-properties style:text-underline-type="single" style:text-underline-style="solid" style:text-underline-width="auto" style:text-underline-mode="continuous"/>
    </style:style>
    <style:style style:name="T625" style:parent-style-name="Domyślnaczcionkaakapitu" style:family="text">
      <style:text-properties style:text-underline-type="single" style:text-underline-style="solid" style:text-underline-width="auto" style:text-underline-mode="continuous"/>
    </style:style>
    <style:style style:name="T626" style:parent-style-name="Domyślnaczcionkaakapitu" style:family="text">
      <style:text-properties style:text-underline-type="single" style:text-underline-style="solid" style:text-underline-width="auto" style:text-underline-mode="continuous"/>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T629" style:parent-style-name="Domyślnaczcionkaakapitu" style:family="text">
      <style:text-properties style:text-underline-type="single" style:text-underline-style="solid" style:text-underline-width="auto" style:text-underline-mode="continuous"/>
    </style:style>
    <style:style style:name="T630" style:parent-style-name="Domyślnaczcionkaakapitu" style:family="text">
      <style:text-properties style:text-underline-type="single" style:text-underline-style="solid" style:text-underline-width="auto" style:text-underline-mode="continuous"/>
    </style:style>
    <style:style style:name="T631" style:parent-style-name="Domyślnaczcionkaakapitu" style:family="text">
      <style:text-properties style:text-underline-type="single" style:text-underline-style="solid" style:text-underline-width="auto" style:text-underline-mode="continuous"/>
    </style:style>
    <style:style style:name="T632" style:parent-style-name="Domyślnaczcionkaakapitu" style:family="text">
      <style:text-properties style:text-underline-type="single" style:text-underline-style="solid" style:text-underline-width="auto" style:text-underline-mode="continuous"/>
    </style:style>
    <style:style style:name="P633" style:parent-style-name="Standard" style:family="paragraph">
      <style:paragraph-properties fo:text-align="justify"/>
    </style:style>
    <style:style style:name="T634" style:parent-style-name="Domyślnaczcionkaakapitu" style:family="text">
      <style:text-properties style:text-underline-type="single" style:text-underline-style="solid" style:text-underline-width="auto" style:text-underline-mode="continuous"/>
    </style:style>
    <style:style style:name="T635" style:parent-style-name="Domyślnaczcionkaakapitu" style:family="text">
      <style:text-properties style:text-underline-type="single" style:text-underline-style="solid" style:text-underline-width="auto" style:text-underline-mode="continuous"/>
    </style:style>
    <style:style style:name="P636" style:parent-style-name="Standard" style:family="paragraph">
      <style:paragraph-properties fo:text-align="justify"/>
    </style:style>
    <style:style style:name="T637" style:parent-style-name="Domyślnaczcionkaakapitu" style:family="text">
      <style:text-properties style:text-underline-type="single" style:text-underline-style="solid" style:text-underline-width="auto" style:text-underline-mode="continuous"/>
    </style:style>
    <style:style style:name="T638" style:parent-style-name="Domyślnaczcionkaakapitu" style:family="text">
      <style:text-properties style:text-underline-type="single" style:text-underline-style="solid" style:text-underline-width="auto" style:text-underline-mode="continuous"/>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T641" style:parent-style-name="Domyślnaczcionkaakapitu" style:family="text">
      <style:text-properties style:text-underline-type="single" style:text-underline-style="solid" style:text-underline-width="auto" style:text-underline-mode="continuous"/>
    </style:style>
    <style:style style:name="T642" style:parent-style-name="Domyślnaczcionkaakapitu" style:family="text">
      <style:text-properties style:text-underline-type="single" style:text-underline-style="solid" style:text-underline-width="auto" style:text-underline-mode="continuous"/>
    </style:style>
    <style:style style:name="P643" style:parent-style-name="Standard" style:family="paragraph">
      <style:paragraph-properties fo:text-align="justify"/>
    </style:style>
    <style:style style:name="T644" style:parent-style-name="Domyślnaczcionkaakapitu" style:family="text">
      <style:text-properties style:text-underline-type="single" style:text-underline-style="solid" style:text-underline-width="auto" style:text-underline-mode="continuous"/>
    </style:style>
    <style:style style:name="T645" style:parent-style-name="Domyślnaczcionkaakapitu" style:family="text">
      <style:text-properties style:text-underline-type="single" style:text-underline-style="solid" style:text-underline-width="auto" style:text-underline-mode="continuous"/>
    </style:style>
    <style:style style:name="P646" style:parent-style-name="Standard" style:family="paragraph">
      <style:paragraph-properties fo:text-align="justify"/>
    </style:style>
    <style:style style:name="T647" style:parent-style-name="Domyślnaczcionkaakapitu" style:family="text">
      <style:text-properties style:text-underline-type="single" style:text-underline-style="solid" style:text-underline-width="auto" style:text-underline-mode="continuous"/>
    </style:style>
    <style:style style:name="P648" style:parent-style-name="Standard" style:family="paragraph">
      <style:paragraph-properties fo:text-align="justify"/>
    </style:style>
    <style:style style:name="T649" style:parent-style-name="Domyślnaczcionkaakapitu" style:family="text">
      <style:text-properties style:text-underline-type="single" style:text-underline-style="solid" style:text-underline-width="auto" style:text-underline-mode="continuous"/>
    </style:style>
    <style:style style:name="T650" style:parent-style-name="Domyślnaczcionkaakapitu" style:family="text">
      <style:text-properties style:text-underline-type="single" style:text-underline-style="solid" style:text-underline-width="auto" style:text-underline-mode="continuous"/>
    </style:style>
    <style:style style:name="P651" style:parent-style-name="Standard" style:family="paragraph">
      <style:paragraph-properties fo:text-align="justify"/>
    </style:style>
    <style:style style:name="P652" style:parent-style-name="Standard" style:family="paragraph">
      <style:paragraph-properties fo:text-align="justify"/>
    </style:style>
    <style:style style:name="T653" style:parent-style-name="Domyślnaczcionkaakapitu" style:family="text">
      <style:text-properties style:text-underline-type="single" style:text-underline-style="solid" style:text-underline-width="auto" style:text-underline-mode="continuous"/>
    </style:style>
    <style:style style:name="T654" style:parent-style-name="Domyślnaczcionkaakapitu" style:family="text">
      <style:text-properties style:text-underline-type="single" style:text-underline-style="solid" style:text-underline-width="auto" style:text-underline-mode="continuous"/>
    </style:style>
    <style:style style:name="T655" style:parent-style-name="Domyślnaczcionkaakapitu" style:family="text">
      <style:text-properties style:text-underline-type="single" style:text-underline-style="solid" style:text-underline-width="auto" style:text-underline-mode="continuous"/>
    </style:style>
    <style:style style:name="P656" style:parent-style-name="Standard" style:family="paragraph">
      <style:paragraph-properties fo:text-align="justify"/>
    </style:style>
    <style:style style:name="T657" style:parent-style-name="Domyślnaczcionkaakapitu" style:family="text">
      <style:text-properties style:text-underline-type="single" style:text-underline-style="solid" style:text-underline-width="auto" style:text-underline-mode="continuous"/>
    </style:style>
    <style:style style:name="P658" style:parent-style-name="Standard" style:family="paragraph">
      <style:paragraph-properties fo:text-align="justify"/>
    </style:style>
    <style:style style:name="T659" style:parent-style-name="Domyślnaczcionkaakapitu" style:family="text">
      <style:text-properties style:text-underline-type="single" style:text-underline-style="solid" style:text-underline-width="auto" style:text-underline-mode="continuous"/>
    </style:style>
    <style:style style:name="P660" style:parent-style-name="Standard" style:family="paragraph">
      <style:paragraph-properties fo:text-align="justify"/>
    </style:style>
    <style:style style:name="T661" style:parent-style-name="Domyślnaczcionkaakapitu" style:family="text">
      <style:text-properties style:text-underline-type="single" style:text-underline-style="solid" style:text-underline-width="auto" style:text-underline-mode="continuous"/>
    </style:style>
    <style:style style:name="T662" style:parent-style-name="Domyślnaczcionkaakapitu" style:family="text">
      <style:text-properties style:text-underline-type="single" style:text-underline-style="solid" style:text-underline-width="auto" style:text-underline-mode="continuous"/>
    </style:style>
    <style:style style:name="P663" style:parent-style-name="Standard" style:family="paragraph">
      <style:paragraph-properties fo:text-align="justify"/>
    </style:style>
    <style:style style:name="P664" style:parent-style-name="Standard" style:family="paragraph">
      <style:paragraph-properties fo:text-align="justify"/>
    </style:style>
    <style:style style:name="T665" style:parent-style-name="Domyślnaczcionkaakapitu" style:family="text">
      <style:text-properties style:text-underline-type="single" style:text-underline-style="solid" style:text-underline-width="auto" style:text-underline-mode="continuous"/>
    </style:style>
    <style:style style:name="T666" style:parent-style-name="Domyślnaczcionkaakapitu" style:family="text">
      <style:text-properties style:text-underline-type="single" style:text-underline-style="solid" style:text-underline-width="auto" style:text-underline-mode="continuous"/>
    </style:style>
    <style:style style:name="P667" style:parent-style-name="Standard" style:family="paragraph">
      <style:paragraph-properties fo:text-align="justify"/>
    </style:style>
    <style:style style:name="T668" style:parent-style-name="Domyślnaczcionkaakapitu" style:family="text">
      <style:text-properties style:text-underline-type="single" style:text-underline-style="solid" style:text-underline-width="auto" style:text-underline-mode="continuous"/>
    </style:style>
    <style:style style:name="T669" style:parent-style-name="Domyślnaczcionkaakapitu" style:family="text">
      <style:text-properties style:text-underline-type="single" style:text-underline-style="solid" style:text-underline-width="auto" style:text-underline-mode="continuous"/>
    </style:style>
    <style:style style:name="P670" style:parent-style-name="Standard" style:family="paragraph">
      <style:paragraph-properties fo:text-align="justify"/>
    </style:style>
    <style:style style:name="P671" style:parent-style-name="Standard" style:family="paragraph">
      <style:paragraph-properties fo:text-align="justify"/>
    </style:style>
    <style:style style:name="T672"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673" style:parent-style-name="Domyślnaczcionkaakapitu" style:family="text">
      <style:text-properties style:text-underline-type="single" style:text-underline-style="solid" style:text-underline-width="auto" style:text-underline-mode="continuous"/>
    </style:style>
    <style:style style:name="T674" style:parent-style-name="Domyślnaczcionkaakapitu" style:family="text">
      <style:text-properties style:text-underline-type="single" style:text-underline-style="solid" style:text-underline-width="auto" style:text-underline-mode="continuous"/>
    </style:style>
    <style:style style:name="P675" style:parent-style-name="Standard" style:family="paragraph">
      <style:paragraph-properties fo:text-align="justify"/>
    </style:style>
    <style:style style:name="T676" style:parent-style-name="Domyślnaczcionkaakapitu" style:family="text">
      <style:text-properties style:text-underline-type="single" style:text-underline-style="solid" style:text-underline-width="auto" style:text-underline-mode="continuous"/>
    </style:style>
    <style:style style:name="T677" style:parent-style-name="Domyślnaczcionkaakapitu" style:family="text">
      <style:text-properties style:text-underline-type="single" style:text-underline-style="solid" style:text-underline-width="auto" style:text-underline-mode="continuous"/>
    </style:style>
    <style:style style:name="T678" style:parent-style-name="Domyślnaczcionkaakapitu" style:family="text">
      <style:text-properties style:text-underline-type="single" style:text-underline-style="solid" style:text-underline-width="auto" style:text-underline-mode="continuous"/>
    </style:style>
    <style:style style:name="P679" style:parent-style-name="Standard" style:family="paragraph">
      <style:paragraph-properties fo:text-align="justify"/>
    </style:style>
    <style:style style:name="T680" style:parent-style-name="Domyślnaczcionkaakapitu" style:family="text">
      <style:text-properties style:text-underline-type="single" style:text-underline-style="solid" style:text-underline-width="auto" style:text-underline-mode="continuous"/>
    </style:style>
    <style:style style:name="T681" style:parent-style-name="Domyślnaczcionkaakapitu" style:family="text">
      <style:text-properties style:text-underline-type="single" style:text-underline-style="solid" style:text-underline-width="auto" style:text-underline-mode="continuous"/>
    </style:style>
    <style:style style:name="T682" style:parent-style-name="Domyślnaczcionkaakapitu" style:family="text">
      <style:text-properties style:text-underline-type="single" style:text-underline-style="solid" style:text-underline-width="auto" style:text-underline-mode="continuous"/>
    </style:style>
    <style:style style:name="P683" style:parent-style-name="Standard" style:family="paragraph">
      <style:paragraph-properties fo:text-align="justify"/>
    </style:style>
    <style:style style:name="P684" style:parent-style-name="Standard" style:family="paragraph">
      <style:paragraph-properties fo:text-align="justify"/>
    </style:style>
    <style:style style:name="T685"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686" style:parent-style-name="Domyślnaczcionkaakapitu" style:family="text">
      <style:text-properties style:text-underline-type="single" style:text-underline-style="solid" style:text-underline-width="auto" style:text-underline-mode="continuous"/>
    </style:style>
    <style:style style:name="P687" style:parent-style-name="Standard" style:family="paragraph">
      <style:paragraph-properties fo:text-align="justify"/>
    </style:style>
    <style:style style:name="T688" style:parent-style-name="Domyślnaczcionkaakapitu" style:family="text">
      <style:text-properties style:text-underline-type="single" style:text-underline-style="solid" style:text-underline-width="auto" style:text-underline-mode="continuous"/>
    </style:style>
    <style:style style:name="T689" style:parent-style-name="Domyślnaczcionkaakapitu" style:family="text">
      <style:text-properties style:text-underline-type="single" style:text-underline-style="solid" style:text-underline-width="auto" style:text-underline-mode="continuous"/>
    </style:style>
    <style:style style:name="T690" style:parent-style-name="Domyślnaczcionkaakapitu" style:family="text">
      <style:text-properties style:text-underline-type="single" style:text-underline-style="solid" style:text-underline-width="auto" style:text-underline-mode="continuous"/>
    </style:style>
    <style:style style:name="P691" style:parent-style-name="Standard" style:family="paragraph">
      <style:paragraph-properties fo:text-align="justify"/>
    </style:style>
    <style:style style:name="T692" style:parent-style-name="Domyślnaczcionkaakapitu" style:family="text">
      <style:text-properties style:text-underline-type="single" style:text-underline-style="solid" style:text-underline-width="auto" style:text-underline-mode="continuous"/>
    </style:style>
    <style:style style:name="T693" style:parent-style-name="Domyślnaczcionkaakapitu" style:family="text">
      <style:text-properties style:text-underline-type="single" style:text-underline-style="solid" style:text-underline-width="auto" style:text-underline-mode="continuous"/>
    </style:style>
    <style:style style:name="P694" style:parent-style-name="Standard" style:family="paragraph">
      <style:paragraph-properties fo:text-align="justify"/>
    </style:style>
    <style:style style:name="P695" style:parent-style-name="Standard" style:family="paragraph">
      <style:paragraph-properties fo:text-align="justify"/>
    </style:style>
    <style:style style:name="T696"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697" style:parent-style-name="Domyślnaczcionkaakapitu" style:family="text">
      <style:text-properties style:text-underline-type="single" style:text-underline-style="solid" style:text-underline-width="auto" style:text-underline-mode="continuous"/>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style:text-underline-type="single" style:text-underline-style="solid" style:text-underline-width="auto" style:text-underline-mode="continuous"/>
    </style:style>
    <style:style style:name="T700" style:parent-style-name="Domyślnaczcionkaakapitu" style:family="text">
      <style:text-properties style:text-underline-type="single" style:text-underline-style="solid" style:text-underline-width="auto" style:text-underline-mode="continuous"/>
    </style:style>
    <style:style style:name="T701" style:parent-style-name="Domyślnaczcionkaakapitu" style:family="text">
      <style:text-properties style:text-underline-type="single" style:text-underline-style="solid" style:text-underline-width="auto" style:text-underline-mode="continuous"/>
    </style:style>
    <style:style style:name="P702" style:parent-style-name="Standard" style:family="paragraph">
      <style:paragraph-properties fo:text-align="justify"/>
    </style:style>
    <style:style style:name="P703" style:parent-style-name="Standard" style:family="paragraph">
      <style:paragraph-properties fo:text-align="justify"/>
    </style:style>
    <style:style style:name="T704"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705" style:parent-style-name="Domyślnaczcionkaakapitu" style:family="text">
      <style:text-properties style:text-underline-type="single" style:text-underline-style="solid" style:text-underline-width="auto" style:text-underline-mode="continuous"/>
    </style:style>
    <style:style style:name="T706" style:parent-style-name="Domyślnaczcionkaakapitu" style:family="text">
      <style:text-properties style:text-underline-type="single" style:text-underline-style="solid" style:text-underline-width="auto" style:text-underline-mode="continuous"/>
    </style:style>
    <style:style style:name="P707" style:parent-style-name="Standard" style:family="paragraph">
      <style:paragraph-properties fo:text-align="justify"/>
    </style:style>
    <style:style style:name="T708"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709" style:parent-style-name="Domyślnaczcionkaakapitu" style:family="text">
      <style:text-properties style:text-underline-type="single" style:text-underline-style="solid" style:text-underline-width="auto" style:text-underline-mode="continuous"/>
    </style:style>
    <style:style style:name="T710" style:parent-style-name="Domyślnaczcionkaakapitu" style:family="text">
      <style:text-properties style:text-underline-type="single" style:text-underline-style="solid" style:text-underline-width="auto" style:text-underline-mode="continuous"/>
    </style:style>
    <style:style style:name="T711" style:parent-style-name="Domyślnaczcionkaakapitu" style:family="text">
      <style:text-properties style:text-underline-type="single" style:text-underline-style="solid" style:text-underline-width="auto" style:text-underline-mode="continuous"/>
    </style:style>
    <style:style style:name="P712" style:parent-style-name="Standard" style:family="paragraph">
      <style:paragraph-properties fo:text-align="justify"/>
    </style:style>
    <style:style style:name="P713" style:parent-style-name="Standard" style:family="paragraph">
      <style:paragraph-properties fo:text-align="justify"/>
    </style:style>
    <style:style style:name="P714" style:parent-style-name="Standard" style:family="paragraph">
      <style:paragraph-properties fo:text-align="justify"/>
    </style:style>
    <style:style style:name="T715" style:parent-style-name="Domyślnaczcionkaakapitu" style:family="text">
      <style:text-properties style:text-underline-type="single" style:text-underline-style="solid" style:text-underline-width="auto" style:text-underline-mode="continuous"/>
    </style:style>
    <style:style style:name="T716" style:parent-style-name="Domyślnaczcionkaakapitu" style:family="text">
      <style:text-properties style:text-underline-type="single" style:text-underline-style="solid" style:text-underline-width="auto" style:text-underline-mode="continuous"/>
    </style:style>
    <style:style style:name="T717" style:parent-style-name="Domyślnaczcionkaakapitu" style:family="text">
      <style:text-properties style:text-underline-type="single" style:text-underline-style="solid" style:text-underline-width="auto" style:text-underline-mode="continuous"/>
    </style:style>
    <style:style style:name="P718" style:parent-style-name="Standard" style:family="paragraph">
      <style:paragraph-properties fo:text-align="justify"/>
    </style:style>
    <style:style style:name="P719" style:parent-style-name="Standard" style:list-style-name="LFO12" style:family="paragraph">
      <style:paragraph-properties fo:text-align="justify"/>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style:text-underline-type="single" style:text-underline-style="solid" style:text-underline-width="auto" style:text-underline-mode="continuous"/>
    </style:style>
    <style:style style:name="P722" style:parent-style-name="Standard" style:list-style-name="LFO12" style:family="paragraph">
      <style:paragraph-properties fo:text-align="justify"/>
      <style:text-properties style:text-underline-type="single" style:text-underline-style="solid" style:text-underline-width="auto" style:text-underline-mode="continuous"/>
    </style:style>
    <style:style style:name="P723" style:parent-style-name="Standard" style:family="paragraph">
      <style:paragraph-properties fo:text-align="justify"/>
    </style:style>
    <style:style style:name="P724" style:parent-style-name="Standard" style:family="paragraph">
      <style:paragraph-properties fo:text-align="justify"/>
    </style:style>
    <style:style style:name="P725" style:parent-style-name="Standard" style:family="paragraph">
      <style:paragraph-properties fo:text-align="justify"/>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P728" style:parent-style-name="Standard" style:family="paragraph">
      <style:paragraph-properties fo:text-align="justify"/>
    </style:style>
    <style:style style:name="P72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730" style:parent-style-name="Standard" style:family="paragraph">
      <style:paragraph-properties fo:text-align="justify"/>
    </style:style>
    <style:style style:name="P731" style:parent-style-name="Standard" style:family="paragraph">
      <style:paragraph-properties fo:text-align="justify"/>
    </style:style>
    <style:style style:name="P732" style:parent-style-name="Standard" style:family="paragraph">
      <style:paragraph-properties fo:text-align="justify"/>
    </style:style>
    <style:style style:name="P733" style:parent-style-name="Standard" style:list-style-name="LFO13" style:family="paragraph">
      <style:paragraph-properties fo:text-align="justify"/>
    </style:style>
    <style:style style:name="P734" style:parent-style-name="Standard" style:list-style-name="LFO13" style:family="paragraph">
      <style:paragraph-properties fo:text-align="justify"/>
    </style:style>
    <style:style style:name="P735" style:parent-style-name="Standard" style:list-style-name="LFO13" style:family="paragraph">
      <style:paragraph-properties fo:text-align="justify"/>
    </style:style>
    <style:style style:name="P736" style:parent-style-name="Standard" style:family="paragraph">
      <style:paragraph-properties fo:text-align="justify"/>
      <style:text-properties fo:font-weight="bold" style:font-weight-asian="bold" style:font-weight-complex="bold"/>
    </style:style>
    <style:style style:name="P737" style:parent-style-name="Standard" style:family="paragraph">
      <style:paragraph-properties fo:text-align="justify"/>
      <style:text-properties fo:font-weight="bold" style:font-weight-asian="bold" style:font-weight-complex="bold"/>
    </style:style>
    <style:style style:name="P738" style:parent-style-name="Standard" style:family="paragraph">
      <style:paragraph-properties fo:text-align="justify"/>
    </style:style>
    <style:style style:name="T739" style:parent-style-name="Domyślnaczcionkaakapitu" style:family="text">
      <style:text-properties style:text-underline-type="single" style:text-underline-style="solid" style:text-underline-width="auto" style:text-underline-mode="continuous"/>
    </style:style>
    <style:style style:name="T740" style:parent-style-name="Domyślnaczcionkaakapitu" style:family="text">
      <style:text-properties style:text-underline-type="single" style:text-underline-style="solid" style:text-underline-width="auto" style:text-underline-mode="continuous"/>
    </style:style>
    <style:style style:name="P741" style:parent-style-name="Standard" style:family="paragraph">
      <style:paragraph-properties fo:text-align="justify"/>
    </style:style>
    <style:style style:name="P742" style:parent-style-name="Standard" style:family="paragraph">
      <style:paragraph-properties fo:text-align="justify"/>
    </style:style>
    <style:style style:name="P743" style:parent-style-name="Standard" style:family="paragraph">
      <style:paragraph-properties fo:text-align="justify"/>
    </style:style>
    <style:style style:name="P744" style:parent-style-name="Standard" style:family="paragraph">
      <style:paragraph-properties fo:text-align="justify"/>
      <style:text-properties style:text-underline-type="single" style:text-underline-style="solid" style:text-underline-width="auto" style:text-underline-mode="continuous"/>
    </style:style>
    <style:style style:name="P745" style:parent-style-name="Standard" style:family="paragraph">
      <style:paragraph-properties fo:text-align="justify"/>
    </style:style>
    <style:style style:name="P746" style:parent-style-name="Standard" style:family="paragraph">
      <style:paragraph-properties fo:text-align="justify"/>
    </style:style>
    <style:style style:name="T747" style:parent-style-name="Domyślnaczcionkaakapitu" style:family="text">
      <style:text-properties style:text-underline-type="single" style:text-underline-style="solid" style:text-underline-width="auto" style:text-underline-mode="continuous"/>
    </style:style>
    <style:style style:name="T748" style:parent-style-name="Domyślnaczcionkaakapitu" style:family="text">
      <style:text-properties style:text-underline-type="single" style:text-underline-style="solid" style:text-underline-width="auto" style:text-underline-mode="continuous"/>
    </style:style>
    <style:style style:name="T749" style:parent-style-name="Domyślnaczcionkaakapitu" style:family="text">
      <style:text-properties style:text-underline-type="single" style:text-underline-style="solid" style:text-underline-width="auto" style:text-underline-mode="continuous"/>
    </style:style>
    <style:style style:name="P750" style:parent-style-name="Standard" style:family="paragraph">
      <style:paragraph-properties fo:text-align="justify"/>
    </style:style>
    <style:style style:name="P751" style:parent-style-name="Standard" style:family="paragraph">
      <style:paragraph-properties fo:text-align="justify"/>
    </style:style>
    <style:style style:name="P752" style:parent-style-name="Standard" style:family="paragraph">
      <style:paragraph-properties fo:text-align="justify"/>
    </style:style>
    <style:style style:name="P753" style:parent-style-name="Standard" style:family="paragraph">
      <style:paragraph-properties fo:text-align="justify"/>
      <style:text-properties fo:font-weight="bold" style:font-weight-asian="bold" style:font-weight-complex="bold"/>
    </style:style>
    <style:style style:name="P754" style:parent-style-name="Standard" style:family="paragraph">
      <style:paragraph-properties fo:text-align="justify"/>
    </style:style>
    <style:style style:name="P755" style:parent-style-name="Standard" style:family="paragraph">
      <style:paragraph-properties fo:text-align="justify"/>
    </style:style>
    <style:style style:name="T756" style:parent-style-name="Domyślnaczcionkaakapitu" style:family="text">
      <style:text-properties style:text-underline-type="single" style:text-underline-style="solid" style:text-underline-width="auto" style:text-underline-mode="continuous"/>
    </style:style>
    <style:style style:name="P757" style:parent-style-name="Standard" style:family="paragraph">
      <style:paragraph-properties fo:text-align="justify"/>
    </style:style>
    <style:style style:name="T758" style:parent-style-name="Domyślnaczcionkaakapitu" style:family="text">
      <style:text-properties style:text-underline-type="single" style:text-underline-style="solid" style:text-underline-width="auto" style:text-underline-mode="continuous"/>
    </style:style>
    <style:style style:name="T759" style:parent-style-name="Domyślnaczcionkaakapitu" style:family="text">
      <style:text-properties style:text-underline-type="single" style:text-underline-style="solid" style:text-underline-width="auto" style:text-underline-mode="continuous"/>
    </style:style>
    <style:style style:name="T760" style:parent-style-name="Domyślnaczcionkaakapitu" style:family="text">
      <style:text-properties style:text-underline-type="single" style:text-underline-style="solid" style:text-underline-width="auto" style:text-underline-mode="continuous"/>
    </style:style>
    <style:style style:name="T761" style:parent-style-name="Domyślnaczcionkaakapitu" style:family="text">
      <style:text-properties style:text-underline-type="single" style:text-underline-style="solid" style:text-underline-width="auto" style:text-underline-mode="continuous"/>
    </style:style>
    <style:style style:name="P762" style:parent-style-name="Standard" style:family="paragraph">
      <style:paragraph-properties fo:text-align="justify"/>
      <style:text-properties style:text-underline-type="single" style:text-underline-style="solid" style:text-underline-width="auto" style:text-underline-mode="continuous"/>
    </style:style>
    <style:style style:name="P763" style:parent-style-name="Standard" style:family="paragraph">
      <style:paragraph-properties fo:text-align="justify"/>
    </style:style>
    <style:style style:name="T764" style:parent-style-name="Domyślnaczcionkaakapitu" style:family="text">
      <style:text-properties style:text-underline-type="single" style:text-underline-style="solid" style:text-underline-width="auto" style:text-underline-mode="continuous"/>
    </style:style>
    <style:style style:name="P765" style:parent-style-name="Standard" style:family="paragraph">
      <style:paragraph-properties fo:text-align="justify"/>
    </style:style>
    <style:style style:name="T766" style:parent-style-name="Domyślnaczcionkaakapitu" style:family="text">
      <style:text-properties style:text-underline-type="single" style:text-underline-style="solid" style:text-underline-width="auto" style:text-underline-mode="continuous"/>
    </style:style>
    <style:style style:name="P767" style:parent-style-name="Standard" style:family="paragraph">
      <style:paragraph-properties fo:text-align="justify"/>
    </style:style>
    <style:style style:name="P768" style:parent-style-name="Standard" style:family="paragraph">
      <style:paragraph-properties fo:text-align="justify"/>
    </style:style>
    <style:style style:name="T769" style:parent-style-name="Domyślnaczcionkaakapitu" style:family="text">
      <style:text-properties style:text-underline-type="single" style:text-underline-style="solid" style:text-underline-width="auto" style:text-underline-mode="continuous"/>
    </style:style>
    <style:style style:name="T770" style:parent-style-name="Domyślnaczcionkaakapitu" style:family="text">
      <style:text-properties style:text-underline-type="single" style:text-underline-style="solid" style:text-underline-width="auto" style:text-underline-mode="continuous"/>
    </style:style>
    <style:style style:name="P771" style:parent-style-name="Standard" style:family="paragraph">
      <style:paragraph-properties fo:text-align="justify"/>
    </style:style>
    <style:style style:name="P772" style:parent-style-name="Standard" style:family="paragraph">
      <style:paragraph-properties fo:text-align="justify"/>
    </style:style>
    <style:style style:name="P773" style:parent-style-name="Standard" style:family="paragraph">
      <style:paragraph-properties fo:text-align="justify"/>
    </style:style>
    <style:style style:name="P774" style:parent-style-name="Standard" style:family="paragraph">
      <style:paragraph-properties fo:text-align="justify"/>
      <style:text-properties fo:font-weight="bold" style:font-weight-asian="bold" style:font-weight-complex="bold"/>
    </style:style>
    <style:style style:name="P775" style:parent-style-name="Standard" style:family="paragraph">
      <style:paragraph-properties fo:text-align="justify"/>
      <style:text-properties fo:font-weight="bold" style:font-weight-asian="bold" style:font-weight-complex="bold"/>
    </style:style>
    <style:style style:name="P776" style:parent-style-name="Standard" style:family="paragraph">
      <style:paragraph-properties fo:text-align="justify"/>
    </style:style>
    <style:style style:name="T777" style:parent-style-name="Domyślnaczcionkaakapitu" style:family="text">
      <style:text-properties style:text-underline-type="single" style:text-underline-style="solid" style:text-underline-width="auto" style:text-underline-mode="continuous"/>
    </style:style>
    <style:style style:name="T778" style:parent-style-name="Domyślnaczcionkaakapitu" style:family="text">
      <style:text-properties style:text-underline-type="single" style:text-underline-style="solid" style:text-underline-width="auto" style:text-underline-mode="continuous"/>
    </style:style>
    <style:style style:name="P779" style:parent-style-name="Standard" style:family="paragraph">
      <style:paragraph-properties fo:text-align="justify"/>
    </style:style>
    <style:style style:name="P780" style:parent-style-name="Standard" style:family="paragraph">
      <style:paragraph-properties fo:text-align="justify"/>
      <style:text-properties style:text-underline-type="single" style:text-underline-style="solid" style:text-underline-width="auto" style:text-underline-mode="continuous"/>
    </style:style>
    <style:style style:name="P781" style:parent-style-name="Standard" style:family="paragraph">
      <style:paragraph-properties fo:text-align="justify"/>
      <style:text-properties style:text-underline-type="single" style:text-underline-style="solid" style:text-underline-width="auto" style:text-underline-mode="continuous"/>
    </style:style>
    <style:style style:name="P782" style:parent-style-name="Standard" style:family="paragraph">
      <style:paragraph-properties fo:text-align="justify"/>
    </style:style>
    <style:style style:name="T783" style:parent-style-name="Domyślnaczcionkaakapitu" style:family="text">
      <style:text-properties style:text-underline-type="single" style:text-underline-style="solid" style:text-underline-width="auto" style:text-underline-mode="continuous"/>
    </style:style>
    <style:style style:name="P784" style:parent-style-name="Standard" style:family="paragraph">
      <style:paragraph-properties fo:text-align="justify"/>
      <style:text-properties style:text-underline-type="single" style:text-underline-style="solid" style:text-underline-width="auto" style:text-underline-mode="continuous"/>
    </style:style>
    <style:style style:name="P785" style:parent-style-name="Standard" style:family="paragraph">
      <style:paragraph-properties fo:text-align="justify"/>
    </style:style>
    <style:style style:name="P786" style:parent-style-name="Standard" style:family="paragraph">
      <style:paragraph-properties fo:text-align="justify"/>
    </style:style>
    <style:style style:name="P787" style:parent-style-name="Standard" style:family="paragraph">
      <style:paragraph-properties fo:text-align="justify"/>
    </style:style>
    <style:style style:name="P788" style:parent-style-name="Standard" style:family="paragraph">
      <style:paragraph-properties fo:text-align="justify"/>
    </style:style>
    <style:style style:name="P789" style:parent-style-name="Standard" style:family="paragraph">
      <style:paragraph-properties fo:text-align="justify"/>
    </style:style>
    <style:style style:name="P790" style:parent-style-name="Standard" style:family="paragraph">
      <style:paragraph-properties fo:text-align="justify"/>
    </style:style>
    <style:style style:name="P791" style:parent-style-name="Standard" style:family="paragraph">
      <style:paragraph-properties fo:text-align="justify"/>
    </style:style>
    <style:style style:name="P792" style:parent-style-name="Standard" style:family="paragraph">
      <style:paragraph-properties fo:text-align="justify"/>
    </style:style>
    <style:style style:name="P793" style:parent-style-name="Standard" style:family="paragraph">
      <style:paragraph-properties fo:text-align="justify"/>
    </style:style>
    <style:style style:name="P794" style:parent-style-name="Standard" style:family="paragraph">
      <style:paragraph-properties fo:text-align="justify"/>
      <style:text-properties style:text-underline-type="single" style:text-underline-style="solid" style:text-underline-width="auto" style:text-underline-mode="continuous"/>
    </style:style>
    <style:style style:name="P795" style:parent-style-name="Standard" style:family="paragraph">
      <style:paragraph-properties fo:text-align="justify"/>
      <style:text-properties style:text-underline-type="single" style:text-underline-style="solid" style:text-underline-width="auto" style:text-underline-mode="continuous"/>
    </style:style>
    <style:style style:name="P796" style:parent-style-name="Standard" style:family="paragraph">
      <style:paragraph-properties fo:text-align="justify"/>
    </style:style>
    <style:style style:name="P797" style:parent-style-name="Standard" style:family="paragraph">
      <style:paragraph-properties fo:text-align="justify"/>
    </style:style>
    <style:style style:name="P798" style:parent-style-name="Standard" style:family="paragraph">
      <style:paragraph-properties fo:text-align="justify"/>
      <style:text-properties style:text-underline-type="single" style:text-underline-style="solid" style:text-underline-width="auto" style:text-underline-mode="continuous"/>
    </style:style>
    <style:style style:name="P799" style:parent-style-name="Standard" style:family="paragraph">
      <style:paragraph-properties fo:text-align="justify"/>
    </style:style>
    <style:style style:name="P800" style:parent-style-name="Standard" style:family="paragraph">
      <style:paragraph-properties fo:text-align="justify"/>
      <style:text-properties style:text-underline-type="single" style:text-underline-style="solid" style:text-underline-width="auto" style:text-underline-mode="continuous"/>
    </style:style>
    <style:style style:name="P801" style:parent-style-name="Standard" style:family="paragraph">
      <style:paragraph-properties fo:text-align="justify"/>
    </style:style>
    <style:style style:name="P802" style:parent-style-name="Standard" style:family="paragraph">
      <style:paragraph-properties fo:text-align="justify"/>
    </style:style>
    <style:style style:name="P803" style:parent-style-name="Standard" style:family="paragraph">
      <style:paragraph-properties fo:text-align="justify"/>
    </style:style>
    <style:style style:name="P804" style:parent-style-name="Standard" style:family="paragraph">
      <style:paragraph-properties fo:text-align="justify"/>
      <style:text-properties style:text-underline-type="single" style:text-underline-style="solid" style:text-underline-width="auto" style:text-underline-mode="continuous"/>
    </style:style>
    <style:style style:name="P805" style:parent-style-name="Standard" style:family="paragraph">
      <style:paragraph-properties fo:text-align="justify"/>
    </style:style>
    <style:style style:name="P806" style:parent-style-name="Standard" style:family="paragraph">
      <style:paragraph-properties fo:text-align="justify"/>
      <style:text-properties fo:font-weight="bold" style:font-weight-asian="bold" style:font-weight-complex="bold"/>
    </style:style>
    <style:style style:name="P807" style:parent-style-name="Standard" style:family="paragraph">
      <style:paragraph-properties fo:text-align="justify"/>
      <style:text-properties fo:font-weight="bold" style:font-weight-asian="bold" style:font-weight-complex="bold"/>
    </style:style>
    <style:style style:name="P808" style:parent-style-name="Standard" style:family="paragraph">
      <style:paragraph-properties fo:text-align="justify"/>
    </style:style>
    <style:style style:name="P809" style:parent-style-name="Standard" style:family="paragraph">
      <style:paragraph-properties fo:text-align="justify"/>
    </style:style>
    <style:style style:name="T810" style:parent-style-name="Domyślnaczcionkaakapitu" style:family="text">
      <style:text-properties style:text-underline-type="single" style:text-underline-style="solid" style:text-underline-width="auto" style:text-underline-mode="continuous"/>
    </style:style>
    <style:style style:name="T811" style:parent-style-name="Domyślnaczcionkaakapitu" style:family="text">
      <style:text-properties fo:font-style="italic" style:font-style-asian="italic" style:font-style-complex="italic" style:text-underline-type="single" style:text-underline-style="solid" style:text-underline-width="auto" style:text-underline-mode="continuous"/>
    </style:style>
    <style:style style:name="T812" style:parent-style-name="Domyślnaczcionkaakapitu" style:family="text">
      <style:text-properties style:text-underline-type="single" style:text-underline-style="solid" style:text-underline-width="auto" style:text-underline-mode="continuous"/>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style:text-underline-type="single" style:text-underline-style="solid" style:text-underline-width="auto" style:text-underline-mode="continuous"/>
    </style:style>
    <style:style style:name="P815" style:parent-style-name="Standard" style:family="paragraph">
      <style:paragraph-properties fo:text-align="justify"/>
    </style:style>
    <style:style style:name="P816" style:parent-style-name="Standard" style:family="paragraph">
      <style:paragraph-properties fo:text-align="justify"/>
    </style:style>
    <style:style style:name="P817" style:parent-style-name="Standard" style:family="paragraph">
      <style:paragraph-properties fo:text-align="justify"/>
      <style:text-properties style:text-underline-type="single" style:text-underline-style="solid" style:text-underline-width="auto" style:text-underline-mode="continuous"/>
    </style:style>
    <style:style style:name="P818" style:parent-style-name="Standard" style:family="paragraph">
      <style:paragraph-properties fo:text-align="justify"/>
    </style:style>
    <style:style style:name="P819" style:parent-style-name="Standard" style:family="paragraph">
      <style:paragraph-properties fo:text-align="justify"/>
    </style:style>
    <style:style style:name="P820" style:parent-style-name="Standard" style:family="paragraph">
      <style:paragraph-properties fo:text-align="justify"/>
    </style:style>
    <style:style style:name="P821" style:parent-style-name="Standard" style:family="paragraph">
      <style:paragraph-properties fo:text-align="justify"/>
    </style:style>
    <style:style style:name="P822" style:parent-style-name="Standard" style:family="paragraph">
      <style:paragraph-properties fo:text-align="justify"/>
      <style:text-properties style:text-underline-type="single" style:text-underline-style="solid" style:text-underline-width="auto" style:text-underline-mode="continuous"/>
    </style:style>
    <style:style style:name="P823" style:parent-style-name="Standard" style:family="paragraph">
      <style:paragraph-properties fo:text-align="justify"/>
      <style:text-properties style:text-underline-type="single" style:text-underline-style="solid" style:text-underline-width="auto" style:text-underline-mode="continuous"/>
    </style:style>
    <style:style style:name="P824" style:parent-style-name="Standard" style:family="paragraph">
      <style:paragraph-properties fo:text-align="justify"/>
    </style:style>
    <style:style style:name="P825" style:parent-style-name="Standard" style:family="paragraph">
      <style:paragraph-properties fo:text-align="justify"/>
    </style:style>
    <style:style style:name="P826" style:parent-style-name="Standard" style:family="paragraph">
      <style:paragraph-properties fo:text-align="justify"/>
    </style:style>
    <style:style style:name="P827" style:parent-style-name="Standard" style:family="paragraph">
      <style:paragraph-properties fo:text-align="justify"/>
      <style:text-properties style:text-underline-type="single" style:text-underline-style="solid" style:text-underline-width="auto" style:text-underline-mode="continuous"/>
    </style:style>
    <style:style style:name="P828" style:parent-style-name="Standard" style:family="paragraph">
      <style:paragraph-properties fo:text-align="justify"/>
    </style:style>
    <style:style style:name="T829" style:parent-style-name="Domyślnaczcionkaakapitu" style:family="text">
      <style:text-properties style:text-underline-type="single" style:text-underline-style="solid" style:text-underline-width="auto" style:text-underline-mode="continuous"/>
    </style:style>
    <style:style style:name="T830" style:parent-style-name="Domyślnaczcionkaakapitu" style:family="text">
      <style:text-properties style:text-underline-type="single" style:text-underline-style="solid" style:text-underline-width="auto" style:text-underline-mode="continuous"/>
    </style:style>
    <style:style style:name="T831" style:parent-style-name="Domyślnaczcionkaakapitu" style:family="text">
      <style:text-properties style:text-underline-type="single" style:text-underline-style="solid" style:text-underline-width="auto" style:text-underline-mode="continuous"/>
    </style:style>
    <style:style style:name="P832" style:parent-style-name="Standard" style:family="paragraph">
      <style:paragraph-properties fo:text-align="justify"/>
    </style:style>
    <style:style style:name="P833" style:parent-style-name="Standard" style:family="paragraph">
      <style:paragraph-properties fo:text-align="justify"/>
      <style:text-properties fo:font-weight="bold" style:font-weight-asian="bold" style:font-weight-complex="bold"/>
    </style:style>
    <style:style style:name="P834" style:parent-style-name="Standard" style:family="paragraph">
      <style:paragraph-properties fo:text-align="justify"/>
    </style:style>
    <style:style style:name="P835" style:parent-style-name="Standard" style:family="paragraph">
      <style:paragraph-properties fo:text-align="justify"/>
    </style:style>
    <style:style style:name="P836" style:parent-style-name="Standard" style:family="paragraph">
      <style:paragraph-properties fo:text-align="justify"/>
    </style:style>
    <style:style style:name="P837" style:parent-style-name="Standard" style:family="paragraph">
      <style:paragraph-properties fo:text-align="justify"/>
    </style:style>
    <style:style style:name="P838" style:parent-style-name="Standard" style:family="paragraph">
      <style:paragraph-properties fo:text-align="justify"/>
    </style:style>
    <style:style style:name="P839" style:parent-style-name="Standard" style:family="paragraph">
      <style:paragraph-properties fo:text-align="justify"/>
    </style:style>
    <style:style style:name="T840" style:parent-style-name="Domyślnaczcionkaakapitu" style:family="text">
      <style:text-properties style:text-underline-type="single" style:text-underline-style="solid" style:text-underline-width="auto" style:text-underline-mode="continuous"/>
    </style:style>
    <style:style style:name="T841"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842" style:parent-style-name="Domyślnaczcionkaakapitu" style:family="text">
      <style:text-properties style:text-underline-type="single" style:text-underline-style="solid" style:text-underline-width="auto" style:text-underline-mode="continuous"/>
    </style:style>
    <style:style style:name="T843" style:parent-style-name="Domyślnaczcionkaakapitu" style:family="text">
      <style:text-properties style:text-underline-type="single" style:text-underline-style="solid" style:text-underline-width="auto" style:text-underline-mode="continuous"/>
    </style:style>
    <style:style style:name="T844" style:parent-style-name="Domyślnaczcionkaakapitu" style:family="text">
      <style:text-properties style:text-underline-type="single" style:text-underline-style="solid" style:text-underline-width="auto" style:text-underline-mode="continuous"/>
    </style:style>
    <style:style style:name="P845" style:parent-style-name="Standard" style:family="paragraph">
      <style:paragraph-properties fo:text-align="justify"/>
    </style:style>
    <style:style style:name="P846" style:parent-style-name="Standard" style:family="paragraph">
      <style:paragraph-properties fo:text-align="justify"/>
      <style:text-properties style:text-underline-type="single" style:text-underline-style="solid" style:text-underline-width="auto" style:text-underline-mode="continuous"/>
    </style:style>
    <style:style style:name="P847" style:parent-style-name="Standard" style:family="paragraph">
      <style:paragraph-properties fo:text-align="justify"/>
      <style:text-properties style:text-underline-type="single" style:text-underline-style="solid" style:text-underline-width="auto" style:text-underline-mode="continuous"/>
    </style:style>
    <style:style style:name="P848" style:parent-style-name="Standard" style:family="paragraph">
      <style:paragraph-properties fo:text-align="justify"/>
      <style:text-properties style:text-underline-type="single" style:text-underline-style="solid" style:text-underline-width="auto" style:text-underline-mode="continuous"/>
    </style:style>
    <style:style style:name="P849" style:parent-style-name="Standard" style:family="paragraph">
      <style:paragraph-properties fo:text-align="justify"/>
      <style:text-properties style:text-underline-type="single" style:text-underline-style="solid" style:text-underline-width="auto" style:text-underline-mode="continuous"/>
    </style:style>
    <style:style style:name="P850" style:parent-style-name="Standard" style:family="paragraph">
      <style:paragraph-properties fo:text-align="justify"/>
    </style:style>
    <style:style style:name="P851" style:parent-style-name="Standard" style:family="paragraph">
      <style:paragraph-properties fo:text-align="justify"/>
    </style:style>
    <style:style style:name="P852" style:parent-style-name="Standard" style:family="paragraph">
      <style:paragraph-properties fo:text-align="justify"/>
    </style:style>
    <style:style style:name="P853" style:parent-style-name="Standard" style:family="paragraph">
      <style:paragraph-properties fo:text-align="justify"/>
    </style:style>
    <style:style style:name="T854" style:parent-style-name="Domyślnaczcionkaakapitu" style:family="text">
      <style:text-properties fo:font-weight="bold" style:font-weight-asian="bold" style:font-weight-complex="bold"/>
    </style:style>
    <style:style style:name="T855" style:parent-style-name="Domyślnaczcionkaakapitu" style:family="text">
      <style:text-properties fo:font-weight="bold" style:font-weight-asian="bold" style:font-weight-complex="bold"/>
    </style:style>
    <style:style style:name="T856" style:parent-style-name="Domyślnaczcionkaakapitu" style:family="text">
      <style:text-properties fo:font-weight="bold" style:font-weight-asian="bold" style:font-weight-complex="bold"/>
    </style:style>
    <style:style style:name="P857" style:parent-style-name="Standard" style:family="paragraph">
      <style:paragraph-properties fo:text-align="justify"/>
      <style:text-properties style:text-underline-type="single" style:text-underline-style="solid" style:text-underline-width="auto" style:text-underline-mode="continuous"/>
    </style:style>
    <style:style style:name="P858" style:parent-style-name="Standard" style:family="paragraph">
      <style:paragraph-properties fo:text-align="justify"/>
      <style:text-properties style:text-underline-type="single" style:text-underline-style="solid" style:text-underline-width="auto" style:text-underline-mode="continuous"/>
    </style:style>
    <style:style style:name="P859" style:parent-style-name="Standard" style:family="paragraph">
      <style:paragraph-properties fo:text-align="justify"/>
    </style:style>
    <style:style style:name="P860" style:parent-style-name="Standard" style:family="paragraph">
      <style:paragraph-properties fo:text-align="justify"/>
    </style:style>
    <style:style style:name="P861" style:parent-style-name="Standard" style:list-style-name="LFO14" style:family="paragraph">
      <style:paragraph-properties fo:text-align="justify"/>
    </style:style>
    <style:style style:name="T862" style:parent-style-name="Domyślnaczcionkaakapitu" style:family="text">
      <style:text-properties style:text-underline-type="single" style:text-underline-style="solid" style:text-underline-width="auto" style:text-underline-mode="continuous"/>
    </style:style>
    <style:style style:name="T863" style:parent-style-name="Domyślnaczcionkaakapitu" style:family="text">
      <style:text-properties style:text-underline-type="single" style:text-underline-style="solid" style:text-underline-width="auto" style:text-underline-mode="continuous"/>
    </style:style>
    <style:style style:name="P864" style:parent-style-name="Standard" style:list-style-name="LFO14" style:family="paragraph">
      <style:paragraph-properties fo:text-align="justify"/>
    </style:style>
    <style:style style:name="P865" style:parent-style-name="Standard" style:list-style-name="LFO14" style:family="paragraph">
      <style:paragraph-properties fo:text-align="justify"/>
      <style:text-properties style:text-underline-type="single" style:text-underline-style="solid" style:text-underline-width="auto" style:text-underline-mode="continuous"/>
    </style:style>
    <style:style style:name="P866" style:parent-style-name="Standard" style:list-style-name="LFO14" style:family="paragraph">
      <style:paragraph-properties fo:text-align="justify"/>
    </style:style>
    <style:style style:name="T867" style:parent-style-name="Domyślnaczcionkaakapitu" style:family="text">
      <style:text-properties style:text-underline-type="single" style:text-underline-style="solid" style:text-underline-width="auto" style:text-underline-mode="continuous"/>
    </style:style>
    <style:style style:name="T868" style:parent-style-name="Domyślnaczcionkaakapitu" style:family="text">
      <style:text-properties style:text-underline-type="single" style:text-underline-style="solid" style:text-underline-width="auto" style:text-underline-mode="continuous"/>
    </style:style>
    <style:style style:name="T869" style:parent-style-name="Domyślnaczcionkaakapitu" style:family="text">
      <style:text-properties style:text-underline-type="single" style:text-underline-style="solid" style:text-underline-width="auto" style:text-underline-mode="continuous"/>
    </style:style>
    <style:style style:name="P870" style:parent-style-name="Standard" style:list-style-name="LFO14" style:family="paragraph">
      <style:paragraph-properties fo:text-align="justify"/>
    </style:style>
    <style:style style:name="P871" style:parent-style-name="Standard" style:family="paragraph">
      <style:paragraph-properties fo:text-align="justify"/>
    </style:style>
    <style:style style:name="P872" style:parent-style-name="Standard" style:family="paragraph">
      <style:paragraph-properties fo:text-align="justify"/>
      <style:text-properties fo:font-weight="bold" style:font-weight-asian="bold" style:font-weight-complex="bold"/>
    </style:style>
    <style:style style:name="P873" style:parent-style-name="Standard" style:family="paragraph">
      <style:paragraph-properties fo:text-align="justify"/>
      <style:text-properties fo:font-weight="bold" style:font-weight-asian="bold" style:font-weight-complex="bold"/>
    </style:style>
    <style:style style:name="P874" style:parent-style-name="Standard" style:family="paragraph">
      <style:paragraph-properties fo:text-align="justify"/>
    </style:style>
    <style:style style:name="P875" style:parent-style-name="Standard" style:family="paragraph">
      <style:paragraph-properties fo:text-align="justify"/>
      <style:text-properties style:text-underline-type="single" style:text-underline-style="solid" style:text-underline-width="auto" style:text-underline-mode="continuous"/>
    </style:style>
    <style:style style:name="P876" style:parent-style-name="Standard" style:family="paragraph">
      <style:paragraph-properties fo:text-align="justify"/>
      <style:text-properties style:text-underline-type="single" style:text-underline-style="solid" style:text-underline-width="auto" style:text-underline-mode="continuous"/>
    </style:style>
    <style:style style:name="P877" style:parent-style-name="Standard" style:family="paragraph">
      <style:paragraph-properties fo:text-align="justify"/>
    </style:style>
    <style:style style:name="P878" style:parent-style-name="Standard" style:family="paragraph">
      <style:paragraph-properties fo:text-align="justify"/>
      <style:text-properties style:text-underline-type="single" style:text-underline-style="solid" style:text-underline-width="auto" style:text-underline-mode="continuous"/>
    </style:style>
    <style:style style:name="P879" style:parent-style-name="Standard" style:family="paragraph">
      <style:paragraph-properties fo:text-align="justify"/>
    </style:style>
    <style:style style:name="T880" style:parent-style-name="Domyślnaczcionkaakapitu" style:family="text">
      <style:text-properties style:text-underline-type="single" style:text-underline-style="solid" style:text-underline-width="auto" style:text-underline-mode="continuous"/>
    </style:style>
    <style:style style:name="T881" style:parent-style-name="Domyślnaczcionkaakapitu" style:family="text">
      <style:text-properties style:text-underline-type="single" style:text-underline-style="solid" style:text-underline-width="auto" style:text-underline-mode="continuous"/>
    </style:style>
    <style:style style:name="P882" style:parent-style-name="Standard" style:family="paragraph">
      <style:paragraph-properties fo:text-align="justify"/>
      <style:text-properties style:text-underline-type="single" style:text-underline-style="solid" style:text-underline-width="auto" style:text-underline-mode="continuous"/>
    </style:style>
    <style:style style:name="P883" style:parent-style-name="Standard" style:family="paragraph">
      <style:paragraph-properties fo:text-align="justify"/>
    </style:style>
    <style:style style:name="P884" style:parent-style-name="Standard" style:family="paragraph">
      <style:paragraph-properties fo:text-align="justify"/>
      <style:text-properties style:text-underline-type="single" style:text-underline-style="solid" style:text-underline-width="auto" style:text-underline-mode="continuous"/>
    </style:style>
    <style:style style:name="P885" style:parent-style-name="Standard" style:family="paragraph">
      <style:paragraph-properties fo:text-align="justify"/>
    </style:style>
    <style:style style:name="P886" style:parent-style-name="Standard" style:family="paragraph">
      <style:paragraph-properties fo:text-align="justify"/>
    </style:style>
    <style:style style:name="T887" style:parent-style-name="Domyślnaczcionkaakapitu" style:family="text">
      <style:text-properties style:text-underline-type="single" style:text-underline-style="solid" style:text-underline-width="auto" style:text-underline-mode="continuous"/>
    </style:style>
    <style:style style:name="P888" style:parent-style-name="Standard" style:family="paragraph">
      <style:paragraph-properties fo:text-align="justify"/>
      <style:text-properties style:text-underline-type="single" style:text-underline-style="solid" style:text-underline-width="auto" style:text-underline-mode="continuous"/>
    </style:style>
    <style:style style:name="P889" style:parent-style-name="Standard" style:family="paragraph">
      <style:paragraph-properties fo:text-align="justify"/>
    </style:style>
    <style:style style:name="P890" style:parent-style-name="Standard" style:family="paragraph">
      <style:paragraph-properties fo:text-align="justify"/>
      <style:text-properties fo:font-weight="bold" style:font-weight-asian="bold" style:font-weight-complex="bold"/>
    </style:style>
    <style:style style:name="P891" style:parent-style-name="Standard" style:family="paragraph">
      <style:paragraph-properties fo:text-align="justify"/>
      <style:text-properties fo:font-weight="bold" style:font-weight-asian="bold" style:font-weight-complex="bold"/>
    </style:style>
    <style:style style:name="P892" style:parent-style-name="Standard" style:family="paragraph">
      <style:paragraph-properties fo:text-align="justify"/>
    </style:style>
    <style:style style:name="P893" style:parent-style-name="Standard" style:family="paragraph">
      <style:paragraph-properties fo:text-align="justify"/>
    </style:style>
    <style:style style:name="P894" style:parent-style-name="Standard" style:family="paragraph">
      <style:paragraph-properties fo:text-align="justify"/>
    </style:style>
    <style:style style:name="P895" style:parent-style-name="Standard" style:family="paragraph">
      <style:paragraph-properties fo:text-align="justify"/>
      <style:text-properties style:text-underline-type="single" style:text-underline-style="solid" style:text-underline-width="auto" style:text-underline-mode="continuous"/>
    </style:style>
    <style:style style:name="P896" style:parent-style-name="Standard" style:family="paragraph">
      <style:paragraph-properties fo:text-align="justify"/>
      <style:text-properties style:text-underline-type="single" style:text-underline-style="solid" style:text-underline-width="auto" style:text-underline-mode="continuous"/>
    </style:style>
    <style:style style:name="P897" style:parent-style-name="Standard" style:family="paragraph">
      <style:paragraph-properties fo:text-align="justify"/>
      <style:text-properties style:text-underline-type="single" style:text-underline-style="solid" style:text-underline-width="auto" style:text-underline-mode="continuous"/>
    </style:style>
    <style:style style:name="P898" style:parent-style-name="Standard" style:family="paragraph">
      <style:paragraph-properties fo:text-align="justify"/>
    </style:style>
    <style:style style:name="P899" style:parent-style-name="Standard" style:family="paragraph">
      <style:paragraph-properties fo:text-align="justify"/>
      <style:text-properties style:text-underline-type="single" style:text-underline-style="solid" style:text-underline-width="auto" style:text-underline-mode="continuous"/>
    </style:style>
    <style:style style:name="P900" style:parent-style-name="Standard" style:family="paragraph">
      <style:paragraph-properties fo:text-align="justify"/>
      <style:text-properties style:text-underline-type="single" style:text-underline-style="solid" style:text-underline-width="auto" style:text-underline-mode="continuous"/>
    </style:style>
    <style:style style:name="P901" style:parent-style-name="Standard" style:family="paragraph">
      <style:paragraph-properties fo:text-align="justify"/>
      <style:text-properties style:text-underline-type="single" style:text-underline-style="solid" style:text-underline-width="auto" style:text-underline-mode="continuous"/>
    </style:style>
    <style:style style:name="P902" style:parent-style-name="Standard" style:family="paragraph">
      <style:paragraph-properties fo:text-align="justify"/>
      <style:text-properties style:text-underline-type="single" style:text-underline-style="solid" style:text-underline-width="auto" style:text-underline-mode="continuous"/>
    </style:style>
    <style:style style:name="P903" style:parent-style-name="Standard" style:family="paragraph">
      <style:paragraph-properties fo:text-align="justify"/>
      <style:text-properties style:text-underline-type="single" style:text-underline-style="solid" style:text-underline-width="auto" style:text-underline-mode="continuous"/>
    </style:style>
    <style:style style:name="P904" style:parent-style-name="Standard" style:family="paragraph">
      <style:paragraph-properties fo:text-align="justify"/>
    </style:style>
    <style:style style:name="P905" style:parent-style-name="Standard" style:family="paragraph">
      <style:paragraph-properties fo:text-align="justify"/>
      <style:text-properties fo:font-weight="bold" style:font-weight-asian="bold" style:font-weight-complex="bold"/>
    </style:style>
    <style:style style:name="P906" style:parent-style-name="Standard" style:family="paragraph">
      <style:paragraph-properties fo:text-align="justify"/>
      <style:text-properties fo:font-weight="bold" style:font-weight-asian="bold" style:font-weight-complex="bold"/>
    </style:style>
    <style:style style:name="P907" style:parent-style-name="Standard" style:family="paragraph">
      <style:paragraph-properties fo:text-align="justify"/>
    </style:style>
    <style:style style:name="P908" style:parent-style-name="Standard" style:family="paragraph">
      <style:paragraph-properties fo:text-align="justify"/>
      <style:text-properties style:text-underline-type="single" style:text-underline-style="solid" style:text-underline-width="auto" style:text-underline-mode="continuous"/>
    </style:style>
    <style:style style:name="P909" style:parent-style-name="Standard" style:family="paragraph">
      <style:paragraph-properties fo:text-align="justify"/>
      <style:text-properties style:text-underline-type="single" style:text-underline-style="solid" style:text-underline-width="auto" style:text-underline-mode="continuous"/>
    </style:style>
    <style:style style:name="P910" style:parent-style-name="Standard" style:family="paragraph">
      <style:paragraph-properties fo:text-align="justify"/>
    </style:style>
    <style:style style:name="T911" style:parent-style-name="Domyślnaczcionkaakapitu" style:family="text">
      <style:text-properties style:text-underline-type="single" style:text-underline-style="solid" style:text-underline-width="auto" style:text-underline-mode="continuous"/>
    </style:style>
    <style:style style:name="P912" style:parent-style-name="Standard" style:family="paragraph">
      <style:paragraph-properties fo:text-align="justify"/>
    </style:style>
    <style:style style:name="P913" style:parent-style-name="Standard" style:family="paragraph">
      <style:paragraph-properties fo:text-align="justify"/>
      <style:text-properties style:text-underline-type="single" style:text-underline-style="solid" style:text-underline-width="auto" style:text-underline-mode="continuous"/>
    </style:style>
    <style:style style:name="P914" style:parent-style-name="Standard" style:family="paragraph">
      <style:paragraph-properties fo:text-align="justify"/>
    </style:style>
    <style:style style:name="P915" style:parent-style-name="Standard" style:family="paragraph">
      <style:paragraph-properties fo:text-align="justify"/>
    </style:style>
    <style:style style:name="P916" style:parent-style-name="Standard" style:family="paragraph">
      <style:paragraph-properties fo:text-align="justify"/>
      <style:text-properties fo:font-weight="bold" style:font-weight-asian="bold" style:font-weight-complex="bold"/>
    </style:style>
    <style:style style:name="P917" style:parent-style-name="Standard" style:family="paragraph">
      <style:paragraph-properties fo:text-align="justify"/>
      <style:text-properties fo:font-weight="bold" style:font-weight-asian="bold" style:font-weight-complex="bold"/>
    </style:style>
    <style:style style:name="P918" style:parent-style-name="Standard" style:family="paragraph">
      <style:paragraph-properties fo:text-align="justify"/>
      <style:text-properties style:text-underline-type="single" style:text-underline-style="solid" style:text-underline-width="auto" style:text-underline-mode="continuous"/>
    </style:style>
    <style:style style:name="P919" style:parent-style-name="Standard" style:family="paragraph">
      <style:paragraph-properties fo:text-align="justify"/>
    </style:style>
    <style:style style:name="T920" style:parent-style-name="Domyślnaczcionkaakapitu" style:family="text">
      <style:text-properties style:text-underline-type="single" style:text-underline-style="solid" style:text-underline-width="auto" style:text-underline-mode="continuous"/>
    </style:style>
    <style:style style:name="P921" style:parent-style-name="Standard" style:family="paragraph">
      <style:paragraph-properties fo:text-align="justify"/>
      <style:text-properties style:text-underline-type="single" style:text-underline-style="solid" style:text-underline-width="auto" style:text-underline-mode="continuous"/>
    </style:style>
    <style:style style:name="P922" style:parent-style-name="Standard" style:family="paragraph">
      <style:paragraph-properties fo:text-align="justify"/>
    </style:style>
    <style:style style:name="T923" style:parent-style-name="Domyślnaczcionkaakapitu" style:family="text">
      <style:text-properties style:text-underline-type="single" style:text-underline-style="solid" style:text-underline-width="auto" style:text-underline-mode="continuous"/>
    </style:style>
    <style:style style:name="T924" style:parent-style-name="Domyślnaczcionkaakapitu" style:family="text">
      <style:text-properties style:text-underline-type="single" style:text-underline-style="solid" style:text-underline-width="auto" style:text-underline-mode="continuous"/>
    </style:style>
    <style:style style:name="T925"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926" style:parent-style-name="Domyślnaczcionkaakapitu" style:family="text">
      <style:text-properties style:text-underline-type="single" style:text-underline-style="solid" style:text-underline-width="auto" style:text-underline-mode="continuous"/>
    </style:style>
    <style:style style:name="P927" style:parent-style-name="Standard" style:family="paragraph">
      <style:paragraph-properties fo:text-align="justify"/>
    </style:style>
    <style:style style:name="P928" style:parent-style-name="Standard" style:family="paragraph">
      <style:paragraph-properties fo:text-align="justify"/>
      <style:text-properties style:text-underline-type="single" style:text-underline-style="solid" style:text-underline-width="auto" style:text-underline-mode="continuous"/>
    </style:style>
    <style:style style:name="P929" style:parent-style-name="Standard" style:family="paragraph">
      <style:paragraph-properties fo:text-align="justify"/>
    </style:style>
    <style:style style:name="P930" style:parent-style-name="Standard" style:family="paragraph">
      <style:paragraph-properties fo:text-align="justify"/>
      <style:text-properties fo:font-weight="bold" style:font-weight-asian="bold" style:font-weight-complex="bold"/>
    </style:style>
    <style:style style:name="P931" style:parent-style-name="Standard" style:family="paragraph">
      <style:paragraph-properties fo:text-align="justify"/>
      <style:text-properties fo:font-weight="bold" style:font-weight-asian="bold" style:font-weight-complex="bold"/>
    </style:style>
    <style:style style:name="P932" style:parent-style-name="Standard" style:family="paragraph">
      <style:paragraph-properties fo:text-align="justify"/>
    </style:style>
    <style:style style:name="P933" style:parent-style-name="Standard" style:family="paragraph">
      <style:paragraph-properties fo:text-align="justify"/>
      <style:text-properties style:text-underline-type="single" style:text-underline-style="solid" style:text-underline-width="auto" style:text-underline-mode="continuous"/>
    </style:style>
    <style:style style:name="P934" style:parent-style-name="Standard" style:family="paragraph">
      <style:paragraph-properties fo:text-align="justify"/>
    </style:style>
    <style:style style:name="T935" style:parent-style-name="Domyślnaczcionkaakapitu" style:family="text">
      <style:text-properties style:text-underline-type="single" style:text-underline-style="solid" style:text-underline-width="auto" style:text-underline-mode="continuous"/>
    </style:style>
    <style:style style:name="T936" style:parent-style-name="Domyślnaczcionkaakapitu" style:family="text">
      <style:text-properties style:text-underline-type="single" style:text-underline-style="solid" style:text-underline-width="auto" style:text-underline-mode="continuous"/>
    </style:style>
    <style:style style:name="T937"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938" style:parent-style-name="Domyślnaczcionkaakapitu" style:family="text">
      <style:text-properties style:text-underline-type="single" style:text-underline-style="solid" style:text-underline-width="auto" style:text-underline-mode="continuous"/>
    </style:style>
    <style:style style:name="P939" style:parent-style-name="Standard" style:family="paragraph">
      <style:paragraph-properties fo:text-align="justify"/>
    </style:style>
    <style:style style:name="P940" style:parent-style-name="Standard" style:family="paragraph">
      <style:paragraph-properties fo:text-align="justify"/>
      <style:text-properties style:text-underline-type="single" style:text-underline-style="solid" style:text-underline-width="auto" style:text-underline-mode="continuous"/>
    </style:style>
    <style:style style:name="P941" style:parent-style-name="Standard" style:family="paragraph">
      <style:paragraph-properties fo:text-align="justify"/>
    </style:style>
    <style:style style:name="P942" style:parent-style-name="Standard" style:family="paragraph">
      <style:paragraph-properties fo:text-align="justify"/>
      <style:text-properties style:text-underline-type="single" style:text-underline-style="solid" style:text-underline-width="auto" style:text-underline-mode="continuous"/>
    </style:style>
    <style:style style:name="P943" style:parent-style-name="Standard" style:family="paragraph">
      <style:paragraph-properties fo:text-align="justify"/>
    </style:style>
    <style:style style:name="P944" style:parent-style-name="Standard" style:family="paragraph">
      <style:paragraph-properties fo:text-align="justify"/>
    </style:style>
    <style:style style:name="P945" style:parent-style-name="Standard" style:family="paragraph">
      <style:paragraph-properties fo:text-align="justify"/>
      <style:text-properties fo:font-weight="bold" style:font-weight-asian="bold" style:font-weight-complex="bold"/>
    </style:style>
    <style:style style:name="P946" style:parent-style-name="Standard" style:family="paragraph">
      <style:paragraph-properties fo:text-align="justify"/>
      <style:text-properties fo:font-weight="bold" style:font-weight-asian="bold" style:font-weight-complex="bold"/>
    </style:style>
    <style:style style:name="P947" style:parent-style-name="Standard" style:family="paragraph">
      <style:paragraph-properties fo:text-align="justify"/>
      <style:text-properties style:text-underline-type="single" style:text-underline-style="solid" style:text-underline-width="auto" style:text-underline-mode="continuous"/>
    </style:style>
    <style:style style:name="P948" style:parent-style-name="Standard" style:family="paragraph">
      <style:paragraph-properties fo:text-align="justify"/>
    </style:style>
    <style:style style:name="P949" style:parent-style-name="Standard" style:family="paragraph">
      <style:paragraph-properties fo:text-align="justify"/>
    </style:style>
    <style:style style:name="P950" style:parent-style-name="Standard" style:family="paragraph">
      <style:paragraph-properties fo:text-align="justify"/>
      <style:text-properties style:text-underline-type="single" style:text-underline-style="solid" style:text-underline-width="auto" style:text-underline-mode="continuous"/>
    </style:style>
    <style:style style:name="P951" style:parent-style-name="Standard" style:family="paragraph">
      <style:paragraph-properties fo:text-align="justify"/>
    </style:style>
    <style:style style:name="P952" style:parent-style-name="Standard" style:family="paragraph">
      <style:paragraph-properties fo:text-align="justify"/>
      <style:text-properties style:text-underline-type="single" style:text-underline-style="solid" style:text-underline-width="auto" style:text-underline-mode="continuous"/>
    </style:style>
    <style:style style:name="P953" style:parent-style-name="Standard" style:family="paragraph">
      <style:paragraph-properties fo:text-align="justify"/>
    </style:style>
    <style:style style:name="P954" style:parent-style-name="Standard" style:family="paragraph">
      <style:paragraph-properties fo:text-align="justify"/>
      <style:text-properties style:text-underline-type="single" style:text-underline-style="solid" style:text-underline-width="auto" style:text-underline-mode="continuous"/>
    </style:style>
    <style:style style:name="P955" style:parent-style-name="Standard" style:family="paragraph">
      <style:paragraph-properties fo:text-align="justify"/>
    </style:style>
    <style:style style:name="P956" style:parent-style-name="Standard" style:family="paragraph">
      <style:paragraph-properties fo:text-align="justify"/>
    </style:style>
    <style:style style:name="P957" style:parent-style-name="Standard" style:family="paragraph">
      <style:paragraph-properties fo:text-align="justify"/>
      <style:text-properties fo:font-weight="bold" style:font-weight-asian="bold" style:font-weight-complex="bold"/>
    </style:style>
    <style:style style:name="P958" style:parent-style-name="Standard" style:family="paragraph">
      <style:paragraph-properties fo:text-align="justify"/>
      <style:text-properties fo:font-weight="bold" style:font-weight-asian="bold" style:font-weight-complex="bold"/>
    </style:style>
    <style:style style:name="P959" style:parent-style-name="Standard" style:family="paragraph">
      <style:paragraph-properties fo:text-align="justify"/>
    </style:style>
    <style:style style:name="P960" style:parent-style-name="Standard" style:family="paragraph">
      <style:paragraph-properties fo:text-align="justify"/>
    </style:style>
    <style:style style:name="P961" style:parent-style-name="Standard" style:family="paragraph">
      <style:paragraph-properties fo:text-align="justify"/>
      <style:text-properties style:text-underline-type="single" style:text-underline-style="solid" style:text-underline-width="auto" style:text-underline-mode="continuous"/>
    </style:style>
    <style:style style:name="P962" style:parent-style-name="Standard" style:family="paragraph">
      <style:paragraph-properties fo:text-align="justify"/>
      <style:text-properties fo:font-style="italic" style:font-style-asian="italic" style:font-style-complex="italic" style:text-underline-type="single" style:text-underline-style="solid" style:text-underline-width="auto" style:text-underline-mode="continuous"/>
    </style:style>
    <style:style style:name="P963" style:parent-style-name="Standard" style:family="paragraph">
      <style:paragraph-properties fo:text-align="justify"/>
    </style:style>
    <style:style style:name="P964" style:parent-style-name="Standard" style:family="paragraph">
      <style:paragraph-properties fo:text-align="justify"/>
      <style:text-properties style:text-underline-type="single" style:text-underline-style="solid" style:text-underline-width="auto" style:text-underline-mode="continuous"/>
    </style:style>
    <style:style style:name="P965" style:parent-style-name="Standard" style:family="paragraph">
      <style:paragraph-properties fo:text-align="justify"/>
      <style:text-properties fo:font-weight="bold" style:font-weight-asian="bold" style:font-weight-complex="bold"/>
    </style:style>
    <style:style style:name="P966" style:parent-style-name="Standard" style:family="paragraph">
      <style:paragraph-properties fo:text-align="justify"/>
      <style:text-properties fo:font-weight="bold" style:font-weight-asian="bold" style:font-weight-complex="bold"/>
    </style:style>
    <style:style style:name="P967" style:parent-style-name="Standard" style:family="paragraph">
      <style:paragraph-properties fo:text-align="justify"/>
      <style:text-properties fo:font-weight="bold" style:font-weight-asian="bold" style:font-weight-complex="bold"/>
    </style:style>
    <style:style style:name="P968" style:parent-style-name="Standard" style:family="paragraph">
      <style:paragraph-properties fo:text-align="justify"/>
    </style:style>
    <style:style style:name="P969" style:parent-style-name="Standard" style:family="paragraph">
      <style:paragraph-properties fo:text-align="justify"/>
    </style:style>
    <style:style style:name="P970" style:parent-style-name="Standard" style:family="paragraph">
      <style:paragraph-properties fo:text-align="justify"/>
      <style:text-properties style:text-underline-type="single" style:text-underline-style="solid" style:text-underline-width="auto" style:text-underline-mode="continuous"/>
    </style:style>
    <style:style style:name="P971" style:parent-style-name="Standard" style:family="paragraph">
      <style:paragraph-properties fo:text-align="justify"/>
    </style:style>
    <style:style style:name="P972" style:parent-style-name="Standard" style:family="paragraph">
      <style:paragraph-properties fo:text-align="justify"/>
    </style:style>
    <style:style style:name="T973" style:parent-style-name="Domyślnaczcionkaakapitu" style:family="text">
      <style:text-properties style:text-underline-type="single" style:text-underline-style="solid" style:text-underline-width="auto" style:text-underline-mode="continuous"/>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T976" style:parent-style-name="Domyślnaczcionkaakapitu" style:family="text">
      <style:text-properties style:text-underline-type="single" style:text-underline-style="solid" style:text-underline-width="auto" style:text-underline-mode="continuous"/>
    </style:style>
    <style:style style:name="T977" style:parent-style-name="Domyślnaczcionkaakapitu" style:family="text">
      <style:text-properties style:text-underline-type="single" style:text-underline-style="solid" style:text-underline-width="auto" style:text-underline-mode="continuous"/>
    </style:style>
    <style:style style:name="P978" style:parent-style-name="Standard" style:family="paragraph">
      <style:paragraph-properties fo:text-align="justify"/>
    </style:style>
    <style:style style:name="P979" style:parent-style-name="Standard" style:family="paragraph">
      <style:paragraph-properties fo:text-align="justify"/>
    </style:style>
    <style:style style:name="P980" style:parent-style-name="Standard" style:family="paragraph">
      <style:paragraph-properties fo:text-align="justify"/>
      <style:text-properties style:text-underline-type="single" style:text-underline-style="solid" style:text-underline-width="auto" style:text-underline-mode="continuous"/>
    </style:style>
    <style:style style:name="P981" style:parent-style-name="Standard" style:family="paragraph">
      <style:paragraph-properties fo:text-align="justify"/>
    </style:style>
    <style:style style:name="P982" style:parent-style-name="Standard" style:family="paragraph">
      <style:paragraph-properties fo:text-align="justify"/>
    </style:style>
    <style:style style:name="P983" style:parent-style-name="Standard" style:family="paragraph">
      <style:paragraph-properties fo:text-align="justify"/>
    </style:style>
    <style:style style:name="P984" style:parent-style-name="Standard" style:family="paragraph">
      <style:paragraph-properties fo:text-align="justify"/>
      <style:text-properties style:text-underline-type="single" style:text-underline-style="solid" style:text-underline-width="auto" style:text-underline-mode="continuous"/>
    </style:style>
    <style:style style:name="P985" style:parent-style-name="Standard" style:family="paragraph">
      <style:paragraph-properties fo:text-align="justify"/>
    </style:style>
    <style:style style:name="P986" style:parent-style-name="Standard" style:family="paragraph">
      <style:paragraph-properties fo:text-align="justify"/>
      <style:text-properties fo:font-weight="bold" style:font-weight-asian="bold" style:font-weight-complex="bold"/>
    </style:style>
    <style:style style:name="P987" style:parent-style-name="Standard" style:family="paragraph">
      <style:paragraph-properties fo:text-align="justify"/>
      <style:text-properties fo:font-weight="bold" style:font-weight-asian="bold" style:font-weight-complex="bold"/>
    </style:style>
    <style:style style:name="P988" style:parent-style-name="Standard" style:family="paragraph">
      <style:paragraph-properties fo:text-align="justify"/>
    </style:style>
    <style:style style:name="P989" style:parent-style-name="Standard" style:family="paragraph">
      <style:paragraph-properties fo:text-align="justify"/>
    </style:style>
    <style:style style:name="P990" style:parent-style-name="Standard" style:family="paragraph">
      <style:paragraph-properties fo:text-align="justify"/>
      <style:text-properties style:text-underline-type="single" style:text-underline-style="solid" style:text-underline-width="auto" style:text-underline-mode="continuous"/>
    </style:style>
    <style:style style:name="P991" style:parent-style-name="Standard" style:family="paragraph">
      <style:paragraph-properties fo:text-align="justify"/>
    </style:style>
    <style:style style:name="T992" style:parent-style-name="Domyślnaczcionkaakapitu" style:family="text">
      <style:text-properties style:text-underline-type="single" style:text-underline-style="solid" style:text-underline-width="auto" style:text-underline-mode="continuous"/>
    </style:style>
    <style:style style:name="P993" style:parent-style-name="Standard" style:family="paragraph">
      <style:paragraph-properties fo:text-align="justify"/>
      <style:text-properties style:text-underline-type="single" style:text-underline-style="solid" style:text-underline-width="auto" style:text-underline-mode="continuous"/>
    </style:style>
    <style:style style:name="P994" style:parent-style-name="Standard" style:family="paragraph">
      <style:paragraph-properties fo:text-align="justify"/>
      <style:text-properties style:text-underline-type="single" style:text-underline-style="solid" style:text-underline-width="auto" style:text-underline-mode="continuous"/>
    </style:style>
    <style:style style:name="P995" style:parent-style-name="Standard" style:family="paragraph">
      <style:paragraph-properties fo:text-align="justify"/>
    </style:style>
    <style:style style:name="P996" style:parent-style-name="Standard" style:family="paragraph">
      <style:paragraph-properties fo:text-align="justify"/>
      <style:text-properties fo:font-weight="bold" style:font-weight-asian="bold" style:font-weight-complex="bold"/>
    </style:style>
    <style:style style:name="P997" style:parent-style-name="Standard" style:family="paragraph">
      <style:paragraph-properties fo:text-align="justify"/>
      <style:text-properties style:text-underline-type="single" style:text-underline-style="solid" style:text-underline-width="auto" style:text-underline-mode="continuous"/>
    </style:style>
    <style:style style:name="P998" style:parent-style-name="Standard" style:family="paragraph">
      <style:paragraph-properties fo:text-align="justify"/>
    </style:style>
    <style:style style:name="P999" style:parent-style-name="Standard" style:family="paragraph">
      <style:paragraph-properties fo:text-align="justify"/>
      <style:text-properties style:text-underline-type="single" style:text-underline-style="solid" style:text-underline-width="auto" style:text-underline-mode="continuous"/>
    </style:style>
    <style:style style:name="P1000" style:parent-style-name="Standard" style:family="paragraph">
      <style:paragraph-properties fo:text-align="justify"/>
      <style:text-properties style:text-underline-type="single" style:text-underline-style="solid" style:text-underline-width="auto" style:text-underline-mode="continuous"/>
    </style:style>
    <style:style style:name="P1001" style:parent-style-name="Standard" style:family="paragraph">
      <style:paragraph-properties fo:text-align="justify"/>
    </style:style>
    <style:style style:name="T1002" style:parent-style-name="Domyślnaczcionkaakapitu" style:family="text">
      <style:text-properties style:text-underline-type="single" style:text-underline-style="solid" style:text-underline-width="auto" style:text-underline-mode="continuous"/>
    </style:style>
    <style:style style:name="T1003" style:parent-style-name="Domyślnaczcionkaakapitu" style:family="text">
      <style:text-properties style:text-underline-type="single" style:text-underline-style="solid" style:text-underline-width="auto" style:text-underline-mode="continuous"/>
    </style:style>
    <style:style style:name="T1004"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005" style:parent-style-name="Standard" style:family="paragraph">
      <style:paragraph-properties fo:text-align="justify"/>
    </style:style>
    <style:style style:name="P1006" style:parent-style-name="Standard" style:family="paragraph">
      <style:paragraph-properties fo:text-align="justify"/>
    </style:style>
    <style:style style:name="P1007" style:parent-style-name="Standard" style:family="paragraph">
      <style:paragraph-properties fo:text-align="justify"/>
      <style:text-properties style:text-underline-type="single" style:text-underline-style="solid" style:text-underline-width="auto" style:text-underline-mode="continuous"/>
    </style:style>
    <style:style style:name="P1008" style:parent-style-name="Standard" style:family="paragraph">
      <style:paragraph-properties fo:text-align="justify"/>
      <style:text-properties style:text-underline-type="single" style:text-underline-style="solid" style:text-underline-width="auto" style:text-underline-mode="continuous"/>
    </style:style>
    <style:style style:name="P1009" style:parent-style-name="Standard" style:family="paragraph">
      <style:paragraph-properties fo:text-align="justify"/>
    </style:style>
    <style:style style:name="T1010" style:parent-style-name="Domyślnaczcionkaakapitu" style:family="text">
      <style:text-properties style:text-underline-type="single" style:text-underline-style="solid" style:text-underline-width="auto" style:text-underline-mode="continuous"/>
    </style:style>
    <style:style style:name="T1011" style:parent-style-name="Domyślnaczcionkaakapitu" style:family="text">
      <style:text-properties style:text-underline-type="single" style:text-underline-style="solid" style:text-underline-width="auto" style:text-underline-mode="continuous"/>
    </style:style>
    <style:style style:name="T1012"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013" style:parent-style-name="Domyślnaczcionkaakapitu" style:family="text">
      <style:text-properties style:text-underline-type="single" style:text-underline-style="solid" style:text-underline-width="auto" style:text-underline-mode="continuous"/>
    </style:style>
    <style:style style:name="P1014" style:parent-style-name="Standard" style:family="paragraph">
      <style:paragraph-properties fo:text-align="justify"/>
    </style:style>
    <style:style style:name="P1015" style:parent-style-name="Standard" style:family="paragraph">
      <style:paragraph-properties fo:text-align="justify"/>
      <style:text-properties style:text-underline-type="single" style:text-underline-style="solid" style:text-underline-width="auto" style:text-underline-mode="continuous"/>
    </style:style>
    <style:style style:name="P1016" style:parent-style-name="Standard" style:family="paragraph">
      <style:paragraph-properties fo:text-align="justify"/>
    </style:style>
    <style:style style:name="P1017" style:parent-style-name="Standard" style:family="paragraph">
      <style:paragraph-properties fo:text-align="justify"/>
      <style:text-properties style:text-underline-type="single" style:text-underline-style="solid" style:text-underline-width="auto" style:text-underline-mode="continuous"/>
    </style:style>
    <style:style style:name="P1018" style:parent-style-name="Standard" style:family="paragraph">
      <style:paragraph-properties fo:text-align="justify"/>
    </style:style>
    <style:style style:name="P1019" style:parent-style-name="Standard" style:family="paragraph">
      <style:paragraph-properties fo:text-align="justify"/>
      <style:text-properties fo:font-weight="bold" style:font-weight-asian="bold" style:font-weight-complex="bold"/>
    </style:style>
    <style:style style:name="P1020" style:parent-style-name="Standard" style:family="paragraph">
      <style:paragraph-properties fo:text-align="justify"/>
      <style:text-properties fo:font-weight="bold" style:font-weight-asian="bold" style:font-weight-complex="bold"/>
    </style:style>
    <style:style style:name="P1021" style:parent-style-name="Standard" style:family="paragraph">
      <style:paragraph-properties fo:text-align="justify"/>
    </style:style>
    <style:style style:name="P1022" style:parent-style-name="Standard" style:family="paragraph">
      <style:paragraph-properties fo:text-align="justify"/>
    </style:style>
    <style:style style:name="P1023" style:parent-style-name="Standard" style:family="paragraph">
      <style:paragraph-properties fo:text-align="justify"/>
      <style:text-properties style:text-underline-type="single" style:text-underline-style="solid" style:text-underline-width="auto" style:text-underline-mode="continuous"/>
    </style:style>
    <style:style style:name="P1024" style:parent-style-name="Standard" style:family="paragraph">
      <style:paragraph-properties fo:text-align="justify"/>
    </style:style>
    <style:style style:name="P1025" style:parent-style-name="Standard" style:family="paragraph">
      <style:paragraph-properties fo:text-align="justify"/>
    </style:style>
    <style:style style:name="P1026" style:parent-style-name="Standard" style:family="paragraph">
      <style:paragraph-properties fo:text-align="justify"/>
    </style:style>
    <style:style style:name="P1027" style:parent-style-name="Standard" style:family="paragraph">
      <style:paragraph-properties fo:text-align="justify"/>
    </style:style>
    <style:style style:name="T1028" style:parent-style-name="Domyślnaczcionkaakapitu" style:family="text">
      <style:text-properties style:text-underline-type="single" style:text-underline-style="solid" style:text-underline-width="auto" style:text-underline-mode="continuous"/>
    </style:style>
    <style:style style:name="T1029"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030" style:parent-style-name="Standard" style:family="paragraph">
      <style:paragraph-properties fo:text-align="justify"/>
      <style:text-properties style:text-underline-type="single" style:text-underline-style="solid" style:text-underline-width="auto" style:text-underline-mode="continuous"/>
    </style:style>
    <style:style style:name="P1031" style:parent-style-name="Standard" style:family="paragraph">
      <style:paragraph-properties fo:text-align="justify"/>
      <style:text-properties style:text-underline-type="single" style:text-underline-style="solid" style:text-underline-width="auto" style:text-underline-mode="continuous"/>
    </style:style>
    <style:style style:name="P1032" style:parent-style-name="Standard" style:family="paragraph">
      <style:paragraph-properties fo:text-align="justify"/>
      <style:text-properties style:text-underline-type="single" style:text-underline-style="solid" style:text-underline-width="auto" style:text-underline-mode="continuous"/>
    </style:style>
    <style:style style:name="P1033" style:parent-style-name="Standard" style:family="paragraph">
      <style:paragraph-properties fo:text-align="justify"/>
    </style:style>
    <style:style style:name="P1034" style:parent-style-name="Standard" style:family="paragraph">
      <style:paragraph-properties fo:text-align="justify"/>
    </style:style>
    <style:style style:name="P1035" style:parent-style-name="Standard" style:family="paragraph">
      <style:paragraph-properties fo:text-align="justify"/>
    </style:style>
    <style:style style:name="P1036" style:parent-style-name="Standard" style:family="paragraph">
      <style:paragraph-properties fo:text-align="justify"/>
    </style:style>
    <style:style style:name="T1037" style:parent-style-name="Domyślnaczcionkaakapitu" style:family="text">
      <style:text-properties style:text-underline-type="single" style:text-underline-style="solid" style:text-underline-width="auto" style:text-underline-mode="continuous"/>
    </style:style>
    <style:style style:name="P1038" style:parent-style-name="Standard" style:family="paragraph">
      <style:paragraph-properties fo:text-align="justify"/>
    </style:style>
    <style:style style:name="P1039"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040" style:parent-style-name="Standard" style:family="paragraph">
      <style:paragraph-properties fo:text-align="justify"/>
    </style:style>
    <style:style style:name="P1041" style:parent-style-name="Standard" style:family="paragraph">
      <style:paragraph-properties fo:text-align="justify"/>
      <style:text-properties fo:font-weight="bold" style:font-weight-asian="bold" style:font-weight-complex="bold"/>
    </style:style>
    <style:style style:name="P1042" style:parent-style-name="Standard" style:family="paragraph">
      <style:paragraph-properties fo:text-align="justify"/>
      <style:text-properties fo:font-weight="bold" style:font-weight-asian="bold" style:font-weight-complex="bold"/>
    </style:style>
    <style:style style:name="P1043" style:parent-style-name="Standard" style:family="paragraph">
      <style:paragraph-properties fo:text-align="justify"/>
    </style:style>
    <style:style style:name="P1044" style:parent-style-name="Standard" style:family="paragraph">
      <style:paragraph-properties fo:text-align="justify"/>
    </style:style>
    <style:style style:name="P1045" style:parent-style-name="Standard" style:family="paragraph">
      <style:paragraph-properties fo:text-align="justify"/>
      <style:text-properties style:text-underline-type="single" style:text-underline-style="solid" style:text-underline-width="auto" style:text-underline-mode="continuous"/>
    </style:style>
    <style:style style:name="P1046" style:parent-style-name="Standard" style:family="paragraph">
      <style:paragraph-properties fo:text-align="justify"/>
      <style:text-properties style:text-underline-type="single" style:text-underline-style="solid" style:text-underline-width="auto" style:text-underline-mode="continuous"/>
    </style:style>
    <style:style style:name="P1047" style:parent-style-name="Standard" style:family="paragraph">
      <style:paragraph-properties fo:text-align="justify"/>
      <style:text-properties style:text-underline-type="single" style:text-underline-style="solid" style:text-underline-width="auto" style:text-underline-mode="continuous"/>
    </style:style>
    <style:style style:name="P1048" style:parent-style-name="Standard" style:family="paragraph">
      <style:paragraph-properties fo:text-align="justify"/>
    </style:style>
    <style:style style:name="P1049" style:parent-style-name="Standard" style:family="paragraph">
      <style:paragraph-properties fo:text-align="justify"/>
    </style:style>
    <style:style style:name="P1050" style:parent-style-name="Standard" style:family="paragraph">
      <style:paragraph-properties fo:text-align="justify"/>
    </style:style>
    <style:style style:name="P1051" style:parent-style-name="Standard" style:family="paragraph">
      <style:paragraph-properties fo:text-align="justify"/>
    </style:style>
    <style:style style:name="P1052" style:parent-style-name="Standard" style:family="paragraph">
      <style:paragraph-properties fo:text-align="justify"/>
    </style:style>
    <style:style style:name="P1053" style:parent-style-name="Standard" style:family="paragraph">
      <style:paragraph-properties fo:text-align="justify"/>
    </style:style>
    <style:style style:name="P1054" style:parent-style-name="Standard" style:family="paragraph">
      <style:paragraph-properties fo:text-align="justify"/>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style:text-underline-type="single" style:text-underline-style="solid" style:text-underline-width="auto" style:text-underline-mode="continuous"/>
    </style:style>
    <style:style style:name="P1057" style:parent-style-name="Standard" style:family="paragraph">
      <style:paragraph-properties fo:text-align="justify"/>
    </style:style>
    <style:style style:name="P1058" style:parent-style-name="Standard" style:family="paragraph">
      <style:paragraph-properties fo:text-align="justify"/>
    </style:style>
    <style:style style:name="T1059" style:parent-style-name="Domyślnaczcionkaakapitu" style:family="text">
      <style:text-properties style:text-underline-type="single" style:text-underline-style="solid" style:text-underline-width="auto" style:text-underline-mode="continuous"/>
    </style:style>
    <style:style style:name="T1060" style:parent-style-name="Domyślnaczcionkaakapitu" style:family="text">
      <style:text-properties style:text-underline-type="single" style:text-underline-style="solid" style:text-underline-width="auto" style:text-underline-mode="continuous"/>
    </style:style>
    <style:style style:name="P1061" style:parent-style-name="Standard" style:family="paragraph">
      <style:paragraph-properties fo:text-align="justify"/>
    </style:style>
    <style:style style:name="P1062" style:parent-style-name="Standard" style:family="paragraph">
      <style:paragraph-properties fo:text-align="justify"/>
    </style:style>
    <style:style style:name="P1063" style:parent-style-name="Standard" style:family="paragraph">
      <style:paragraph-properties fo:text-align="justify"/>
    </style:style>
    <style:style style:name="P1064" style:parent-style-name="Standard" style:family="paragraph">
      <style:paragraph-properties fo:text-align="justify"/>
    </style:style>
    <style:style style:name="P1065" style:parent-style-name="Standard" style:family="paragraph">
      <style:paragraph-properties fo:text-align="justify"/>
      <style:text-properties style:text-underline-type="single" style:text-underline-style="solid" style:text-underline-width="auto" style:text-underline-mode="continuous"/>
    </style:style>
    <style:style style:name="P1066" style:parent-style-name="Standard" style:family="paragraph">
      <style:paragraph-properties fo:text-align="justify"/>
    </style:style>
    <style:style style:name="P1067" style:parent-style-name="Standard" style:family="paragraph">
      <style:paragraph-properties fo:text-align="justify"/>
      <style:text-properties style:text-underline-type="single" style:text-underline-style="solid" style:text-underline-width="auto" style:text-underline-mode="continuous"/>
    </style:style>
    <style:style style:name="P1068" style:parent-style-name="Standard" style:family="paragraph">
      <style:paragraph-properties fo:text-align="justify"/>
    </style:style>
    <style:style style:name="P1069" style:parent-style-name="Standard" style:family="paragraph">
      <style:paragraph-properties fo:text-align="justify"/>
      <style:text-properties fo:font-weight="bold" style:font-weight-asian="bold" style:font-weight-complex="bold"/>
    </style:style>
    <style:style style:name="P1070" style:parent-style-name="Standard" style:family="paragraph">
      <style:paragraph-properties fo:text-align="justify"/>
      <style:text-properties fo:font-weight="bold" style:font-weight-asian="bold" style:font-weight-complex="bold"/>
    </style:style>
    <style:style style:name="P1071" style:parent-style-name="Standard" style:family="paragraph">
      <style:paragraph-properties fo:text-align="justify"/>
    </style:style>
    <style:style style:name="P1072" style:parent-style-name="Standard" style:family="paragraph">
      <style:paragraph-properties fo:text-align="justify"/>
    </style:style>
    <style:style style:name="P1073" style:parent-style-name="Standard" style:family="paragraph">
      <style:paragraph-properties fo:text-align="justify"/>
      <style:text-properties style:text-underline-type="single" style:text-underline-style="solid" style:text-underline-width="auto" style:text-underline-mode="continuous"/>
    </style:style>
    <style:style style:name="P1074" style:parent-style-name="Standard" style:family="paragraph">
      <style:paragraph-properties fo:text-align="justify"/>
      <style:text-properties style:text-underline-type="single" style:text-underline-style="solid" style:text-underline-width="auto" style:text-underline-mode="continuous"/>
    </style:style>
    <style:style style:name="P1075" style:parent-style-name="Standard" style:family="paragraph">
      <style:paragraph-properties fo:text-align="justify"/>
    </style:style>
    <style:style style:name="P1076" style:parent-style-name="Standard" style:family="paragraph">
      <style:paragraph-properties fo:text-align="justify"/>
      <style:text-properties style:text-underline-type="single" style:text-underline-style="solid" style:text-underline-width="auto" style:text-underline-mode="continuous"/>
    </style:style>
    <style:style style:name="P1077" style:parent-style-name="Standard" style:family="paragraph">
      <style:paragraph-properties fo:text-align="justify"/>
    </style:style>
    <style:style style:name="P1078" style:parent-style-name="Standard" style:family="paragraph">
      <style:paragraph-properties fo:text-align="justify"/>
    </style:style>
    <style:style style:name="T1079" style:parent-style-name="Domyślnaczcionkaakapitu" style:family="text">
      <style:text-properties style:text-underline-type="single" style:text-underline-style="solid" style:text-underline-width="auto" style:text-underline-mode="continuous"/>
    </style:style>
    <style:style style:name="T1080" style:parent-style-name="Domyślnaczcionkaakapitu" style:family="text">
      <style:text-properties style:text-underline-type="single" style:text-underline-style="solid" style:text-underline-width="auto" style:text-underline-mode="continuous"/>
    </style:style>
    <style:style style:name="T1081" style:parent-style-name="Domyślnaczcionkaakapitu" style:family="text">
      <style:text-properties style:text-underline-type="single" style:text-underline-style="solid" style:text-underline-width="auto" style:text-underline-mode="continuous"/>
    </style:style>
    <style:style style:name="P1082" style:parent-style-name="Standard" style:family="paragraph">
      <style:paragraph-properties fo:text-align="justify"/>
    </style:style>
    <style:style style:name="P1083" style:parent-style-name="Standard" style:family="paragraph">
      <style:paragraph-properties fo:text-align="justify"/>
    </style:style>
    <style:style style:name="P1084" style:parent-style-name="Standard" style:family="paragraph">
      <style:paragraph-properties fo:text-align="justify"/>
      <style:text-properties style:text-underline-type="single" style:text-underline-style="solid" style:text-underline-width="auto" style:text-underline-mode="continuous"/>
    </style:style>
    <style:style style:name="P1085" style:parent-style-name="Standard" style:family="paragraph">
      <style:paragraph-properties fo:text-align="justify"/>
    </style:style>
    <style:style style:name="P1086" style:parent-style-name="Standard" style:family="paragraph">
      <style:paragraph-properties fo:text-align="justify"/>
    </style:style>
    <style:style style:name="P1087" style:parent-style-name="Standard" style:family="paragraph">
      <style:paragraph-properties fo:text-align="justify"/>
    </style:style>
    <style:style style:name="P1088" style:parent-style-name="Standard" style:family="paragraph">
      <style:paragraph-properties fo:text-align="justify"/>
      <style:text-properties fo:font-weight="bold" style:font-weight-asian="bold" style:font-weight-complex="bold"/>
    </style:style>
    <style:style style:name="P1089" style:parent-style-name="Standard" style:family="paragraph">
      <style:paragraph-properties fo:text-align="justify"/>
      <style:text-properties fo:font-weight="bold" style:font-weight-asian="bold" style:font-weight-complex="bold"/>
    </style:style>
    <style:style style:name="P1090" style:parent-style-name="Standard" style:family="paragraph">
      <style:paragraph-properties fo:text-align="justify"/>
      <style:text-properties style:text-underline-type="single" style:text-underline-style="solid" style:text-underline-width="auto" style:text-underline-mode="continuous"/>
    </style:style>
    <style:style style:name="P1091" style:parent-style-name="Standard" style:family="paragraph">
      <style:paragraph-properties fo:text-align="justify"/>
    </style:style>
    <style:style style:name="P1092" style:parent-style-name="Standard" style:family="paragraph">
      <style:paragraph-properties fo:text-align="justify"/>
      <style:text-properties style:text-underline-type="single" style:text-underline-style="solid" style:text-underline-width="auto" style:text-underline-mode="continuous"/>
    </style:style>
    <style:style style:name="P1093" style:parent-style-name="Standard" style:family="paragraph">
      <style:paragraph-properties fo:text-align="justify"/>
    </style:style>
    <style:style style:name="P1094" style:parent-style-name="Standard" style:family="paragraph">
      <style:paragraph-properties fo:text-align="justify"/>
    </style:style>
    <style:style style:name="T1095" style:parent-style-name="Domyślnaczcionkaakapitu" style:family="text">
      <style:text-properties style:text-underline-type="single" style:text-underline-style="solid" style:text-underline-width="auto" style:text-underline-mode="continuous"/>
    </style:style>
    <style:style style:name="T1096" style:parent-style-name="Domyślnaczcionkaakapitu" style:family="text">
      <style:text-properties style:text-underline-type="single" style:text-underline-style="solid" style:text-underline-width="auto" style:text-underline-mode="continuous"/>
    </style:style>
    <style:style style:name="P1097" style:parent-style-name="Standard" style:family="paragraph">
      <style:paragraph-properties fo:text-align="justify"/>
    </style:style>
    <style:style style:name="P1098" style:parent-style-name="Standard" style:family="paragraph">
      <style:paragraph-properties fo:text-align="justify"/>
    </style:style>
    <style:style style:name="P1099" style:parent-style-name="Standard" style:family="paragraph">
      <style:paragraph-properties fo:text-align="justify"/>
      <style:text-properties style:text-underline-type="single" style:text-underline-style="solid" style:text-underline-width="auto" style:text-underline-mode="continuous"/>
    </style:style>
    <style:style style:name="P1100" style:parent-style-name="Standard" style:family="paragraph">
      <style:paragraph-properties fo:text-align="justify"/>
      <style:text-properties style:text-underline-type="single" style:text-underline-style="solid" style:text-underline-width="auto" style:text-underline-mode="continuous"/>
    </style:style>
    <style:style style:name="P1101" style:parent-style-name="Standard" style:family="paragraph">
      <style:paragraph-properties fo:text-align="justify"/>
      <style:text-properties style:text-underline-type="single" style:text-underline-style="solid" style:text-underline-width="auto" style:text-underline-mode="continuous"/>
    </style:style>
    <style:style style:name="P1102" style:parent-style-name="Standard" style:family="paragraph">
      <style:paragraph-properties fo:text-align="justify"/>
    </style:style>
    <style:style style:name="P1103" style:parent-style-name="Standard" style:family="paragraph">
      <style:paragraph-properties fo:text-align="justify"/>
    </style:style>
    <style:style style:name="T1104" style:parent-style-name="Domyślnaczcionkaakapitu" style:family="text">
      <style:text-properties style:text-underline-type="single" style:text-underline-style="solid" style:text-underline-width="auto" style:text-underline-mode="continuous"/>
    </style:style>
    <style:style style:name="T1105" style:parent-style-name="Domyślnaczcionkaakapitu" style:family="text">
      <style:text-properties style:text-underline-type="single" style:text-underline-style="solid" style:text-underline-width="auto" style:text-underline-mode="continuous"/>
    </style:style>
    <style:style style:name="P1106" style:parent-style-name="Standard" style:family="paragraph">
      <style:paragraph-properties fo:text-align="justify"/>
      <style:text-properties style:text-underline-type="single" style:text-underline-style="solid" style:text-underline-width="auto" style:text-underline-mode="continuous"/>
    </style:style>
    <style:style style:name="P1107" style:parent-style-name="Standard" style:family="paragraph">
      <style:paragraph-properties fo:text-align="justify"/>
      <style:text-properties fo:font-weight="bold" style:font-weight-asian="bold" style:font-weight-complex="bold"/>
    </style:style>
    <style:style style:name="P1108" style:parent-style-name="Standard" style:family="paragraph">
      <style:paragraph-properties fo:text-align="justify"/>
      <style:text-properties fo:font-weight="bold" style:font-weight-asian="bold" style:font-weight-complex="bold"/>
    </style:style>
    <style:style style:name="P1109" style:parent-style-name="Standard" style:family="paragraph">
      <style:paragraph-properties fo:text-align="justify"/>
    </style:style>
    <style:style style:name="P1110" style:parent-style-name="Standard" style:family="paragraph">
      <style:paragraph-properties fo:text-align="justify"/>
      <style:text-properties style:text-underline-type="single" style:text-underline-style="solid" style:text-underline-width="auto" style:text-underline-mode="continuous"/>
    </style:style>
    <style:style style:name="P1111" style:parent-style-name="Standard" style:family="paragraph">
      <style:paragraph-properties fo:text-align="justify"/>
      <style:text-properties style:text-underline-type="single" style:text-underline-style="solid" style:text-underline-width="auto" style:text-underline-mode="continuous"/>
    </style:style>
    <style:style style:name="P1112" style:parent-style-name="Standard" style:family="paragraph">
      <style:paragraph-properties fo:text-align="justify"/>
    </style:style>
    <style:style style:name="T1113" style:parent-style-name="Domyślnaczcionkaakapitu" style:family="text">
      <style:text-properties style:text-underline-type="single" style:text-underline-style="solid" style:text-underline-width="auto" style:text-underline-mode="continuous"/>
    </style:style>
    <style:style style:name="T1114" style:parent-style-name="Domyślnaczcionkaakapitu" style:family="text">
      <style:text-properties style:text-underline-type="single" style:text-underline-style="solid" style:text-underline-width="auto" style:text-underline-mode="continuous"/>
    </style:style>
    <style:style style:name="T1115" style:parent-style-name="Domyślnaczcionkaakapitu" style:family="text">
      <style:text-properties style:text-underline-type="single" style:text-underline-style="solid" style:text-underline-width="auto" style:text-underline-mode="continuous"/>
    </style:style>
    <style:style style:name="T1116" style:parent-style-name="Domyślnaczcionkaakapitu" style:family="text">
      <style:text-properties style:text-underline-type="single" style:text-underline-style="solid" style:text-underline-width="auto" style:text-underline-mode="continuous"/>
    </style:style>
    <style:style style:name="P1117" style:parent-style-name="Standard" style:family="paragraph">
      <style:paragraph-properties fo:text-align="justify"/>
    </style:style>
    <style:style style:name="P1118" style:parent-style-name="Standard" style:family="paragraph">
      <style:paragraph-properties fo:text-align="justify"/>
    </style:style>
    <style:style style:name="P1119" style:parent-style-name="Standard" style:family="paragraph">
      <style:paragraph-properties fo:text-align="justify"/>
      <style:text-properties fo:font-weight="bold" style:font-weight-asian="bold" style:font-weight-complex="bold"/>
    </style:style>
    <style:style style:name="P1120" style:parent-style-name="Standard" style:family="paragraph">
      <style:paragraph-properties fo:text-align="justify"/>
      <style:text-properties fo:font-weight="bold" style:font-weight-asian="bold" style:font-weight-complex="bold"/>
    </style:style>
    <style:style style:name="P1121" style:parent-style-name="Standard" style:family="paragraph">
      <style:paragraph-properties fo:text-align="justify"/>
    </style:style>
    <style:style style:name="P1122" style:parent-style-name="Standard" style:family="paragraph">
      <style:paragraph-properties fo:text-align="justify"/>
    </style:style>
    <style:style style:name="P1123" style:parent-style-name="Standard" style:family="paragraph">
      <style:paragraph-properties fo:text-align="justify"/>
    </style:style>
    <style:style style:name="P1124" style:parent-style-name="Standard" style:family="paragraph">
      <style:paragraph-properties fo:text-align="justify"/>
      <style:text-properties style:text-underline-type="single" style:text-underline-style="solid" style:text-underline-width="auto" style:text-underline-mode="continuous"/>
    </style:style>
    <style:style style:name="P1125" style:parent-style-name="Standard" style:family="paragraph">
      <style:paragraph-properties fo:text-align="justify"/>
    </style:style>
    <style:style style:name="P1126" style:parent-style-name="Standard" style:family="paragraph">
      <style:paragraph-properties fo:text-align="justify"/>
      <style:text-properties style:text-underline-type="single" style:text-underline-style="solid" style:text-underline-width="auto" style:text-underline-mode="continuous"/>
    </style:style>
    <style:style style:name="P1127" style:parent-style-name="Standard" style:family="paragraph">
      <style:paragraph-properties fo:text-align="justify"/>
    </style:style>
    <style:style style:name="T1128" style:parent-style-name="Domyślnaczcionkaakapitu" style:family="text">
      <style:text-properties style:text-underline-type="single" style:text-underline-style="solid" style:text-underline-width="auto" style:text-underline-mode="continuous"/>
    </style:style>
    <style:style style:name="T1129"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130" style:parent-style-name="Domyślnaczcionkaakapitu" style:family="text">
      <style:text-properties style:text-underline-type="single" style:text-underline-style="solid" style:text-underline-width="auto" style:text-underline-mode="continuous"/>
    </style:style>
    <style:style style:name="T1131"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132" style:parent-style-name="Standard" style:family="paragraph">
      <style:paragraph-properties fo:text-align="justify"/>
    </style:style>
    <style:style style:name="P1133" style:parent-style-name="Standard" style:family="paragraph">
      <style:paragraph-properties fo:text-align="justify"/>
    </style:style>
    <style:style style:name="T1134" style:parent-style-name="Domyślnaczcionkaakapitu" style:family="text">
      <style:text-properties style:text-underline-type="single" style:text-underline-style="solid" style:text-underline-width="auto" style:text-underline-mode="continuous"/>
    </style:style>
    <style:style style:name="T1135" style:parent-style-name="Domyślnaczcionkaakapitu" style:family="text">
      <style:text-properties style:text-underline-type="single" style:text-underline-style="solid" style:text-underline-width="auto" style:text-underline-mode="continuous"/>
    </style:style>
    <style:style style:name="P1136" style:parent-style-name="Standard" style:family="paragraph">
      <style:paragraph-properties fo:text-align="justify"/>
    </style:style>
    <style:style style:name="T1137" style:parent-style-name="Domyślnaczcionkaakapitu" style:family="text">
      <style:text-properties style:text-underline-type="single" style:text-underline-style="solid" style:text-underline-width="auto" style:text-underline-mode="continuous"/>
    </style:style>
    <style:style style:name="P1138" style:parent-style-name="Standard" style:family="paragraph">
      <style:paragraph-properties fo:text-align="justify"/>
    </style:style>
    <style:style style:name="T1139" style:parent-style-name="Domyślnaczcionkaakapitu" style:family="text">
      <style:text-properties style:text-underline-type="single" style:text-underline-style="solid" style:text-underline-width="auto" style:text-underline-mode="continuous"/>
    </style:style>
    <style:style style:name="T1140" style:parent-style-name="Domyślnaczcionkaakapitu" style:family="text">
      <style:text-properties style:text-underline-type="single" style:text-underline-style="solid" style:text-underline-width="auto" style:text-underline-mode="continuous"/>
    </style:style>
    <style:style style:name="P1141" style:parent-style-name="Standard" style:family="paragraph">
      <style:paragraph-properties fo:text-align="justify"/>
    </style:style>
    <style:style style:name="T1142" style:parent-style-name="Domyślnaczcionkaakapitu" style:family="text">
      <style:text-properties style:text-underline-type="single" style:text-underline-style="solid" style:text-underline-width="auto" style:text-underline-mode="continuous"/>
    </style:style>
    <style:style style:name="P1143" style:parent-style-name="Standard" style:family="paragraph">
      <style:paragraph-properties fo:text-align="justify"/>
      <style:text-properties style:text-underline-type="single" style:text-underline-style="solid" style:text-underline-width="auto" style:text-underline-mode="continuous"/>
    </style:style>
    <style:style style:name="P1144" style:parent-style-name="Standard" style:family="paragraph">
      <style:paragraph-properties fo:text-align="justify"/>
      <style:text-properties style:text-underline-type="single" style:text-underline-style="solid" style:text-underline-width="auto" style:text-underline-mode="continuous"/>
    </style:style>
    <style:style style:name="P1145" style:parent-style-name="Standard" style:family="paragraph">
      <style:paragraph-properties fo:text-align="justify"/>
    </style:style>
    <style:style style:name="T1146" style:parent-style-name="Domyślnaczcionkaakapitu" style:family="text">
      <style:text-properties style:text-underline-type="single" style:text-underline-style="solid" style:text-underline-width="auto" style:text-underline-mode="continuous"/>
    </style:style>
    <style:style style:name="P1147" style:parent-style-name="Standard" style:family="paragraph">
      <style:paragraph-properties fo:text-align="justify"/>
    </style:style>
    <style:style style:name="P1148" style:parent-style-name="Standard" style:family="paragraph">
      <style:paragraph-properties fo:text-align="justify"/>
    </style:style>
    <style:style style:name="P1149" style:parent-style-name="Standard" style:family="paragraph">
      <style:paragraph-properties fo:text-align="justify"/>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style:text-underline-type="single" style:text-underline-style="solid" style:text-underline-width="auto" style:text-underline-mode="continuous"/>
    </style:style>
    <style:style style:name="T1152" style:parent-style-name="Domyślnaczcionkaakapitu" style:family="text">
      <style:text-properties style:text-underline-type="single" style:text-underline-style="solid" style:text-underline-width="auto" style:text-underline-mode="continuous"/>
    </style:style>
    <style:style style:name="P1153" style:parent-style-name="Standard" style:family="paragraph">
      <style:paragraph-properties fo:text-align="justify"/>
      <style:text-properties style:text-underline-type="single" style:text-underline-style="solid" style:text-underline-width="auto" style:text-underline-mode="continuous"/>
    </style:style>
    <style:style style:name="P1154" style:parent-style-name="Standard" style:family="paragraph">
      <style:paragraph-properties fo:text-align="justify"/>
    </style:style>
    <style:style style:name="T1155" style:parent-style-name="Domyślnaczcionkaakapitu" style:family="text">
      <style:text-properties style:text-underline-type="single" style:text-underline-style="solid" style:text-underline-width="auto" style:text-underline-mode="continuous"/>
    </style:style>
    <style:style style:name="T1156"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157" style:parent-style-name="Domyślnaczcionkaakapitu" style:family="text">
      <style:text-properties style:text-underline-type="single" style:text-underline-style="solid" style:text-underline-width="auto" style:text-underline-mode="continuous"/>
    </style:style>
    <style:style style:name="P1158" style:parent-style-name="Standard" style:list-style-name="LFO15" style:family="paragraph">
      <style:paragraph-properties fo:text-align="justify"/>
    </style:style>
    <style:style style:name="T1159"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160" style:parent-style-name="Standard" style:list-style-name="LFO15" style:family="paragraph">
      <style:paragraph-properties fo:text-align="justify"/>
    </style:style>
    <style:style style:name="T1161" style:parent-style-name="Domyślnaczcionkaakapitu" style:family="text">
      <style:text-properties style:text-underline-type="single" style:text-underline-style="solid" style:text-underline-width="auto" style:text-underline-mode="continuous"/>
    </style:style>
    <style:style style:name="P1162" style:parent-style-name="Standard" style:list-style-name="LFO15" style:family="paragraph">
      <style:paragraph-properties fo:text-align="justify"/>
    </style:style>
    <style:style style:name="T1163" style:parent-style-name="Domyślnaczcionkaakapitu" style:family="text">
      <style:text-properties style:text-underline-type="single" style:text-underline-style="solid" style:text-underline-width="auto" style:text-underline-mode="continuous"/>
    </style:style>
    <style:style style:name="T1164" style:parent-style-name="Domyślnaczcionkaakapitu" style:family="text">
      <style:text-properties style:text-underline-type="single" style:text-underline-style="solid" style:text-underline-width="auto" style:text-underline-mode="continuous"/>
    </style:style>
    <style:style style:name="P1165" style:parent-style-name="Standard" style:list-style-name="LFO15" style:family="paragraph">
      <style:paragraph-properties fo:text-align="justify"/>
    </style:style>
    <style:style style:name="T1166" style:parent-style-name="Domyślnaczcionkaakapitu" style:family="text">
      <style:text-properties style:text-underline-type="single" style:text-underline-style="solid" style:text-underline-width="auto" style:text-underline-mode="continuous"/>
    </style:style>
    <style:style style:name="P1167" style:parent-style-name="Standard" style:list-style-name="LFO15" style:family="paragraph">
      <style:paragraph-properties fo:text-align="justify"/>
    </style:style>
    <style:style style:name="T1168" style:parent-style-name="Domyślnaczcionkaakapitu" style:family="text">
      <style:text-properties style:text-underline-type="single" style:text-underline-style="solid" style:text-underline-width="auto" style:text-underline-mode="continuous"/>
    </style:style>
    <style:style style:name="P1169" style:parent-style-name="Standard" style:list-style-name="LFO15" style:family="paragraph">
      <style:paragraph-properties fo:text-align="justify"/>
    </style:style>
    <style:style style:name="P1170" style:parent-style-name="Standard" style:list-style-name="LFO15" style:family="paragraph">
      <style:paragraph-properties fo:text-align="justify"/>
    </style:style>
    <style:style style:name="P1171" style:parent-style-name="Standard" style:family="paragraph">
      <style:paragraph-properties fo:text-align="justify"/>
    </style:style>
    <style:style style:name="P1172" style:parent-style-name="Standard" style:family="paragraph">
      <style:paragraph-properties fo:text-align="justify"/>
    </style:style>
    <style:style style:name="T1173"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174" style:parent-style-name="Standard" style:family="paragraph">
      <style:paragraph-properties fo:text-align="justify"/>
    </style:style>
    <style:style style:name="P1175" style:parent-style-name="Standard" style:family="paragraph">
      <style:paragraph-properties fo:text-align="justify"/>
      <style:text-properties style:text-underline-type="single" style:text-underline-style="solid" style:text-underline-width="auto" style:text-underline-mode="continuous"/>
    </style:style>
    <style:style style:name="P1176" style:parent-style-name="Standard" style:family="paragraph">
      <style:paragraph-properties fo:text-align="justify"/>
    </style:style>
    <style:style style:name="T1177" style:parent-style-name="Domyślnaczcionkaakapitu" style:family="text">
      <style:text-properties style:text-underline-type="single" style:text-underline-style="solid" style:text-underline-width="auto" style:text-underline-mode="continuous"/>
    </style:style>
    <style:style style:name="T1178" style:parent-style-name="Domyślnaczcionkaakapitu" style:family="text">
      <style:text-properties style:text-underline-type="single" style:text-underline-style="solid" style:text-underline-width="auto" style:text-underline-mode="continuous"/>
    </style:style>
    <style:style style:name="P1179" style:parent-style-name="Standard" style:list-style-name="LFO16" style:family="paragraph">
      <style:paragraph-properties fo:text-align="justify"/>
    </style:style>
    <style:style style:name="T1180" style:parent-style-name="Domyślnaczcionkaakapitu" style:family="text">
      <style:text-properties style:text-underline-type="single" style:text-underline-style="solid" style:text-underline-width="auto" style:text-underline-mode="continuous"/>
    </style:style>
    <style:style style:name="P1181" style:parent-style-name="Standard" style:list-style-name="LFO16" style:family="paragraph">
      <style:paragraph-properties fo:text-align="justify"/>
    </style:style>
    <style:style style:name="T1182" style:parent-style-name="Domyślnaczcionkaakapitu" style:family="text">
      <style:text-properties style:text-underline-type="single" style:text-underline-style="solid" style:text-underline-width="auto" style:text-underline-mode="continuous"/>
    </style:style>
    <style:style style:name="P1183" style:parent-style-name="Standard" style:list-style-name="LFO16" style:family="paragraph">
      <style:paragraph-properties fo:text-align="justify"/>
    </style:style>
    <style:style style:name="T1184" style:parent-style-name="Domyślnaczcionkaakapitu" style:family="text">
      <style:text-properties style:text-underline-type="single" style:text-underline-style="solid" style:text-underline-width="auto" style:text-underline-mode="continuous"/>
    </style:style>
    <style:style style:name="P1185" style:parent-style-name="Standard" style:family="paragraph">
      <style:paragraph-properties fo:text-align="justify"/>
      <style:text-properties style:text-underline-type="single" style:text-underline-style="solid" style:text-underline-width="auto" style:text-underline-mode="continuous"/>
    </style:style>
    <style:style style:name="P1186" style:parent-style-name="Standard" style:family="paragraph">
      <style:paragraph-properties fo:text-align="justify"/>
    </style:style>
    <style:style style:name="T1187" style:parent-style-name="Domyślnaczcionkaakapitu" style:family="text">
      <style:text-properties style:text-underline-type="single" style:text-underline-style="solid" style:text-underline-width="auto" style:text-underline-mode="continuous"/>
    </style:style>
    <style:style style:name="P1188" style:parent-style-name="Standard" style:list-style-name="LFO17" style:family="paragraph">
      <style:paragraph-properties fo:text-align="justify"/>
    </style:style>
    <style:style style:name="T1189"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190"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191" style:parent-style-name="Domyślnaczcionkaakapitu" style:family="text">
      <style:text-properties style:text-underline-type="single" style:text-underline-style="solid" style:text-underline-width="auto" style:text-underline-mode="continuous"/>
    </style:style>
    <style:style style:name="T1192" style:parent-style-name="Domyślnaczcionkaakapitu" style:family="text">
      <style:text-properties style:text-underline-type="single" style:text-underline-style="solid" style:text-underline-width="auto" style:text-underline-mode="continuous"/>
    </style:style>
    <style:style style:name="P1193" style:parent-style-name="Standard" style:list-style-name="LFO17" style:family="paragraph">
      <style:paragraph-properties fo:text-align="justify"/>
    </style:style>
    <style:style style:name="T1194" style:parent-style-name="Domyślnaczcionkaakapitu" style:family="text">
      <style:text-properties style:text-underline-type="single" style:text-underline-style="solid" style:text-underline-width="auto" style:text-underline-mode="continuous"/>
    </style:style>
    <style:style style:name="T1195" style:parent-style-name="Domyślnaczcionkaakapitu" style:family="text">
      <style:text-properties style:text-underline-type="single" style:text-underline-style="solid" style:text-underline-width="auto" style:text-underline-mode="continuous"/>
    </style:style>
    <style:style style:name="T1196" style:parent-style-name="Domyślnaczcionkaakapitu" style:family="text">
      <style:text-properties style:text-underline-type="single" style:text-underline-style="solid" style:text-underline-width="auto" style:text-underline-mode="continuous"/>
    </style:style>
    <style:style style:name="P1197" style:parent-style-name="Standard" style:list-style-name="LFO17" style:family="paragraph">
      <style:paragraph-properties fo:text-align="justify"/>
      <style:text-properties style:text-underline-type="single" style:text-underline-style="solid" style:text-underline-width="auto" style:text-underline-mode="continuous"/>
    </style:style>
    <style:style style:name="P1198" style:parent-style-name="Standard" style:family="paragraph">
      <style:paragraph-properties fo:text-align="justify"/>
    </style:style>
    <style:style style:name="P1199" style:parent-style-name="Standard" style:family="paragraph">
      <style:paragraph-properties fo:text-align="justify"/>
    </style:style>
    <style:style style:name="T1200" style:parent-style-name="Domyślnaczcionkaakapitu" style:family="text">
      <style:text-properties style:text-underline-type="single" style:text-underline-style="solid" style:text-underline-width="auto" style:text-underline-mode="continuous"/>
    </style:style>
    <style:style style:name="P1201" style:parent-style-name="Standard" style:list-style-name="LFO18" style:family="paragraph">
      <style:paragraph-properties fo:text-align="justify"/>
    </style:style>
    <style:style style:name="T1202" style:parent-style-name="Domyślnaczcionkaakapitu" style:family="text">
      <style:text-properties style:text-underline-type="single" style:text-underline-style="solid" style:text-underline-width="auto" style:text-underline-mode="continuous"/>
    </style:style>
    <style:style style:name="T1203" style:parent-style-name="Domyślnaczcionkaakapitu" style:family="text">
      <style:text-properties style:text-underline-type="single" style:text-underline-style="solid" style:text-underline-width="auto" style:text-underline-mode="continuous"/>
    </style:style>
    <style:style style:name="P1204" style:parent-style-name="Standard" style:list-style-name="LFO18" style:family="paragraph">
      <style:paragraph-properties fo:text-align="justify"/>
    </style:style>
    <style:style style:name="T1205" style:parent-style-name="Domyślnaczcionkaakapitu" style:family="text">
      <style:text-properties style:text-underline-type="single" style:text-underline-style="solid" style:text-underline-width="auto" style:text-underline-mode="continuous"/>
    </style:style>
    <style:style style:name="P1206" style:parent-style-name="Standard" style:family="paragraph">
      <style:paragraph-properties fo:text-align="justify"/>
    </style:style>
    <style:style style:name="T1207" style:parent-style-name="Domyślnaczcionkaakapitu" style:family="text">
      <style:text-properties style:text-underline-type="single" style:text-underline-style="solid" style:text-underline-width="auto" style:text-underline-mode="continuous"/>
    </style:style>
    <style:style style:name="T1208" style:parent-style-name="Domyślnaczcionkaakapitu" style:family="text">
      <style:text-properties style:text-underline-type="single" style:text-underline-style="solid" style:text-underline-width="auto" style:text-underline-mode="continuous"/>
    </style:style>
    <style:style style:name="T1209" style:parent-style-name="Domyślnaczcionkaakapitu" style:family="text">
      <style:text-properties style:text-underline-type="single" style:text-underline-style="solid" style:text-underline-width="auto" style:text-underline-mode="continuous"/>
    </style:style>
    <style:style style:name="P1210" style:parent-style-name="Standard" style:family="paragraph">
      <style:paragraph-properties fo:text-align="justify"/>
      <style:text-properties style:text-underline-type="single" style:text-underline-style="solid" style:text-underline-width="auto" style:text-underline-mode="continuous"/>
    </style:style>
    <style:style style:name="P1211" style:parent-style-name="Standard" style:family="paragraph">
      <style:paragraph-properties fo:text-align="justify"/>
    </style:style>
    <style:style style:name="T1212" style:parent-style-name="Domyślnaczcionkaakapitu" style:family="text">
      <style:text-properties style:text-underline-type="single" style:text-underline-style="solid" style:text-underline-width="auto" style:text-underline-mode="continuous"/>
    </style:style>
    <style:style style:name="T1213"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214"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215" style:parent-style-name="Domyślnaczcionkaakapitu" style:family="text">
      <style:text-properties style:text-underline-type="single" style:text-underline-style="solid" style:text-underline-width="auto" style:text-underline-mode="continuous"/>
    </style:style>
    <style:style style:name="P1216" style:parent-style-name="Standard" style:family="paragraph">
      <style:paragraph-properties fo:text-align="justify"/>
    </style:style>
    <style:style style:name="T1217" style:parent-style-name="Domyślnaczcionkaakapitu" style:family="text">
      <style:text-properties style:text-underline-type="single" style:text-underline-style="solid" style:text-underline-width="auto" style:text-underline-mode="continuous"/>
    </style:style>
    <style:style style:name="T1218"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219" style:parent-style-name="Domyślnaczcionkaakapitu" style:family="text">
      <style:text-properties style:text-underline-type="single" style:text-underline-style="solid" style:text-underline-width="auto" style:text-underline-mode="continuous"/>
    </style:style>
    <style:style style:name="T1220" style:parent-style-name="Domyślnaczcionkaakapitu" style:family="text">
      <style:text-properties style:text-underline-type="single" style:text-underline-style="solid" style:text-underline-width="auto" style:text-underline-mode="continuous"/>
    </style:style>
    <style:style style:name="P1221" style:parent-style-name="Standard" style:family="paragraph">
      <style:paragraph-properties fo:text-align="justify"/>
    </style:style>
    <style:style style:name="P1222" style:parent-style-name="Standard" style:family="paragraph">
      <style:paragraph-properties fo:text-align="justify"/>
    </style:style>
    <style:style style:name="T1223" style:parent-style-name="Domyślnaczcionkaakapitu" style:family="text">
      <style:text-properties style:text-underline-type="single" style:text-underline-style="solid" style:text-underline-width="auto" style:text-underline-mode="continuous"/>
    </style:style>
    <style:style style:name="T1224" style:parent-style-name="Domyślnaczcionkaakapitu" style:family="text">
      <style:text-properties style:text-underline-type="single" style:text-underline-style="solid" style:text-underline-width="auto" style:text-underline-mode="continuous"/>
    </style:style>
    <style:style style:name="T1225" style:parent-style-name="Domyślnaczcionkaakapitu" style:family="text">
      <style:text-properties style:text-underline-type="single" style:text-underline-style="solid" style:text-underline-width="auto" style:text-underline-mode="continuous"/>
    </style:style>
    <style:style style:name="T1226" style:parent-style-name="Domyślnaczcionkaakapitu" style:family="text">
      <style:text-properties style:text-underline-type="single" style:text-underline-style="solid" style:text-underline-width="auto" style:text-underline-mode="continuous"/>
    </style:style>
    <style:style style:name="T1227" style:parent-style-name="Domyślnaczcionkaakapitu" style:family="text">
      <style:text-properties style:text-underline-type="single" style:text-underline-style="solid" style:text-underline-width="auto" style:text-underline-mode="continuous"/>
    </style:style>
    <style:style style:name="P1228" style:parent-style-name="Standard" style:family="paragraph">
      <style:paragraph-properties fo:text-align="justify"/>
    </style:style>
    <style:style style:name="T1229" style:parent-style-name="Domyślnaczcionkaakapitu" style:family="text">
      <style:text-properties style:text-underline-type="single" style:text-underline-style="solid" style:text-underline-width="auto" style:text-underline-mode="continuous"/>
    </style:style>
    <style:style style:name="T1230" style:parent-style-name="Domyślnaczcionkaakapitu" style:family="text">
      <style:text-properties style:text-underline-type="single" style:text-underline-style="solid" style:text-underline-width="auto" style:text-underline-mode="continuous"/>
    </style:style>
    <style:style style:name="T1231" style:parent-style-name="Domyślnaczcionkaakapitu" style:family="text">
      <style:text-properties style:text-underline-type="single" style:text-underline-style="solid" style:text-underline-width="auto" style:text-underline-mode="continuous"/>
    </style:style>
    <style:style style:name="P1232" style:parent-style-name="Standard" style:family="paragraph">
      <style:paragraph-properties fo:text-align="justify"/>
    </style:style>
    <style:style style:name="P1233" style:parent-style-name="Standard" style:family="paragraph">
      <style:paragraph-properties fo:text-align="justify"/>
    </style:style>
    <style:style style:name="T1234" style:parent-style-name="Domyślnaczcionkaakapitu" style:family="text">
      <style:text-properties style:text-underline-type="single" style:text-underline-style="solid" style:text-underline-width="auto" style:text-underline-mode="continuous"/>
    </style:style>
    <style:style style:name="P1235" style:parent-style-name="Standard" style:family="paragraph">
      <style:paragraph-properties fo:text-align="justify"/>
    </style:style>
    <style:style style:name="T1236"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237" style:parent-style-name="Standard" style:family="paragraph">
      <style:paragraph-properties fo:text-align="justify"/>
    </style:style>
    <style:style style:name="T1238"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239" style:parent-style-name="Domyślnaczcionkaakapitu" style:family="text">
      <style:text-properties style:text-underline-type="single" style:text-underline-style="solid" style:text-underline-width="auto" style:text-underline-mode="continuous"/>
    </style:style>
    <style:style style:name="P1240" style:parent-style-name="Standard" style:family="paragraph">
      <style:paragraph-properties fo:text-align="justify"/>
    </style:style>
    <style:style style:name="T1241" style:parent-style-name="Domyślnaczcionkaakapitu" style:family="text">
      <style:text-properties style:text-underline-type="single" style:text-underline-style="solid" style:text-underline-width="auto" style:text-underline-mode="continuous"/>
    </style:style>
    <style:style style:name="T1242" style:parent-style-name="Domyślnaczcionkaakapitu" style:family="text">
      <style:text-properties style:text-underline-type="single" style:text-underline-style="solid" style:text-underline-width="auto" style:text-underline-mode="continuous"/>
    </style:style>
    <style:style style:name="T1243" style:parent-style-name="Domyślnaczcionkaakapitu" style:family="text">
      <style:text-properties style:text-underline-type="single" style:text-underline-style="solid" style:text-underline-width="auto" style:text-underline-mode="continuous"/>
    </style:style>
    <style:style style:name="P1244" style:parent-style-name="Standard" style:family="paragraph">
      <style:paragraph-properties fo:text-align="justify"/>
    </style:style>
    <style:style style:name="P1245" style:parent-style-name="Standard" style:family="paragraph">
      <style:paragraph-properties fo:text-align="justify"/>
    </style:style>
    <style:style style:name="T1246" style:parent-style-name="Domyślnaczcionkaakapitu" style:family="text">
      <style:text-properties style:text-underline-type="single" style:text-underline-style="solid" style:text-underline-width="auto" style:text-underline-mode="continuous"/>
    </style:style>
    <style:style style:name="T1247" style:parent-style-name="Domyślnaczcionkaakapitu" style:family="text">
      <style:text-properties style:text-underline-type="single" style:text-underline-style="solid" style:text-underline-width="auto" style:text-underline-mode="continuous"/>
    </style:style>
    <style:style style:name="T1248" style:parent-style-name="Domyślnaczcionkaakapitu" style:family="text">
      <style:text-properties style:text-underline-type="single" style:text-underline-style="solid" style:text-underline-width="auto" style:text-underline-mode="continuous"/>
    </style:style>
    <style:style style:name="T1249" style:parent-style-name="Domyślnaczcionkaakapitu" style:family="text">
      <style:text-properties style:text-underline-type="single" style:text-underline-style="solid" style:text-underline-width="auto" style:text-underline-mode="continuous"/>
    </style:style>
    <style:style style:name="T1250" style:parent-style-name="Domyślnaczcionkaakapitu" style:family="text">
      <style:text-properties style:text-underline-type="single" style:text-underline-style="solid" style:text-underline-width="auto" style:text-underline-mode="continuous"/>
    </style:style>
    <style:style style:name="T1251" style:parent-style-name="Domyślnaczcionkaakapitu" style:family="text">
      <style:text-properties style:text-underline-type="single" style:text-underline-style="solid" style:text-underline-width="auto" style:text-underline-mode="continuous"/>
    </style:style>
    <style:style style:name="P1252" style:parent-style-name="Standard" style:family="paragraph">
      <style:paragraph-properties fo:text-align="justify"/>
      <style:text-properties style:text-underline-type="single" style:text-underline-style="solid" style:text-underline-width="auto" style:text-underline-mode="continuous"/>
    </style:style>
    <style:style style:name="P1253" style:parent-style-name="Standard" style:family="paragraph">
      <style:paragraph-properties fo:text-align="justify"/>
    </style:style>
    <style:style style:name="P1254" style:parent-style-name="Standard" style:family="paragraph">
      <style:paragraph-properties fo:text-align="justify"/>
    </style:style>
    <style:style style:name="P1255" style:parent-style-name="Standard" style:family="paragraph">
      <style:paragraph-properties fo:text-align="justify"/>
    </style:style>
    <style:style style:name="T1256" style:parent-style-name="Domyślnaczcionkaakapitu" style:family="text">
      <style:text-properties style:text-underline-type="single" style:text-underline-style="solid" style:text-underline-width="auto" style:text-underline-mode="continuous"/>
    </style:style>
    <style:style style:name="T1257" style:parent-style-name="Domyślnaczcionkaakapitu" style:family="text">
      <style:text-properties style:text-underline-type="single" style:text-underline-style="solid" style:text-underline-width="auto" style:text-underline-mode="continuous"/>
    </style:style>
    <style:style style:name="T1258" style:parent-style-name="Domyślnaczcionkaakapitu" style:family="text">
      <style:text-properties style:text-underline-type="single" style:text-underline-style="solid" style:text-underline-width="auto" style:text-underline-mode="continuous"/>
    </style:style>
    <style:style style:name="T1259"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260" style:parent-style-name="Domyślnaczcionkaakapitu" style:family="text">
      <style:text-properties style:text-underline-type="single" style:text-underline-style="solid" style:text-underline-width="auto" style:text-underline-mode="continuous"/>
    </style:style>
    <style:style style:name="T1261" style:parent-style-name="Domyślnaczcionkaakapitu" style:family="text">
      <style:text-properties style:text-underline-type="single" style:text-underline-style="solid" style:text-underline-width="auto" style:text-underline-mode="continuous"/>
    </style:style>
    <style:style style:name="P1262" style:parent-style-name="Standard" style:family="paragraph">
      <style:paragraph-properties fo:text-align="justify"/>
    </style:style>
    <style:style style:name="T1263" style:parent-style-name="Domyślnaczcionkaakapitu" style:family="text">
      <style:text-properties style:text-underline-type="single" style:text-underline-style="solid" style:text-underline-width="auto" style:text-underline-mode="continuous"/>
    </style:style>
    <style:style style:name="T1264" style:parent-style-name="Domyślnaczcionkaakapitu" style:family="text">
      <style:text-properties style:text-underline-type="single" style:text-underline-style="solid" style:text-underline-width="auto" style:text-underline-mode="continuous"/>
    </style:style>
    <style:style style:name="P1265" style:parent-style-name="Standard" style:family="paragraph">
      <style:paragraph-properties fo:text-align="justify"/>
    </style:style>
    <style:style style:name="P1266" style:parent-style-name="Standard" style:family="paragraph">
      <style:paragraph-properties fo:text-align="justify"/>
      <style:text-properties style:text-underline-type="single" style:text-underline-style="solid" style:text-underline-width="auto" style:text-underline-mode="continuous"/>
    </style:style>
    <style:style style:name="P1267" style:parent-style-name="Standard" style:family="paragraph">
      <style:paragraph-properties fo:text-align="justify"/>
    </style:style>
    <style:style style:name="P1268" style:parent-style-name="Standard" style:family="paragraph">
      <style:paragraph-properties fo:text-align="justify"/>
    </style:style>
    <style:style style:name="P1269" style:parent-style-name="Standard" style:family="paragraph">
      <style:paragraph-properties fo:text-align="justify"/>
      <style:text-properties style:text-underline-type="single" style:text-underline-style="solid" style:text-underline-width="auto" style:text-underline-mode="continuous"/>
    </style:style>
    <style:style style:name="P1270" style:parent-style-name="Standard" style:family="paragraph">
      <style:paragraph-properties fo:text-align="justify"/>
    </style:style>
    <style:style style:name="T1271" style:parent-style-name="Domyślnaczcionkaakapitu" style:family="text">
      <style:text-properties style:text-underline-type="single" style:text-underline-style="solid" style:text-underline-width="auto" style:text-underline-mode="continuous"/>
    </style:style>
    <style:style style:name="T1272" style:parent-style-name="Domyślnaczcionkaakapitu" style:family="text">
      <style:text-properties style:text-underline-type="single" style:text-underline-style="solid" style:text-underline-width="auto" style:text-underline-mode="continuous"/>
    </style:style>
    <style:style style:name="T1273" style:parent-style-name="Domyślnaczcionkaakapitu" style:family="text">
      <style:text-properties style:text-underline-type="single" style:text-underline-style="solid" style:text-underline-width="auto" style:text-underline-mode="continuous"/>
    </style:style>
    <style:style style:name="P1274" style:parent-style-name="Standard" style:family="paragraph">
      <style:paragraph-properties fo:text-align="justify"/>
    </style:style>
    <style:style style:name="P1275" style:parent-style-name="Standard" style:family="paragraph">
      <style:paragraph-properties fo:text-align="justify"/>
      <style:text-properties style:text-underline-type="single" style:text-underline-style="solid" style:text-underline-width="auto" style:text-underline-mode="continuous"/>
    </style:style>
    <style:style style:name="P1276" style:parent-style-name="Standard" style:family="paragraph">
      <style:paragraph-properties fo:text-align="justify"/>
    </style:style>
    <style:style style:name="P1277" style:parent-style-name="Standard" style:family="paragraph">
      <style:paragraph-properties fo:text-align="justify"/>
    </style:style>
    <style:style style:name="T1278" style:parent-style-name="Domyślnaczcionkaakapitu" style:family="text">
      <style:text-properties style:text-underline-type="single" style:text-underline-style="solid" style:text-underline-width="auto" style:text-underline-mode="continuous"/>
    </style:style>
    <style:style style:name="T1279" style:parent-style-name="Domyślnaczcionkaakapitu" style:family="text">
      <style:text-properties style:text-underline-type="single" style:text-underline-style="solid" style:text-underline-width="auto" style:text-underline-mode="continuous"/>
    </style:style>
    <style:style style:name="P1280" style:parent-style-name="Standard" style:family="paragraph">
      <style:paragraph-properties fo:text-align="justify"/>
    </style:style>
    <style:style style:name="P1281" style:parent-style-name="Standard" style:family="paragraph">
      <style:paragraph-properties fo:text-align="justify"/>
      <style:text-properties style:text-underline-type="single" style:text-underline-style="solid" style:text-underline-width="auto" style:text-underline-mode="continuous"/>
    </style:style>
    <style:style style:name="P1282" style:parent-style-name="Standard" style:family="paragraph">
      <style:paragraph-properties fo:text-align="justify"/>
    </style:style>
    <style:style style:name="P1283" style:parent-style-name="Standard" style:family="paragraph">
      <style:paragraph-properties fo:text-align="justify"/>
    </style:style>
    <style:style style:name="T1284"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285" style:parent-style-name="Standard" style:list-style-name="LFO19" style:family="paragraph">
      <style:paragraph-properties fo:text-align="justify"/>
    </style:style>
    <style:style style:name="T1286" style:parent-style-name="Domyślnaczcionkaakapitu" style:family="text">
      <style:text-properties style:text-underline-type="single" style:text-underline-style="solid" style:text-underline-width="auto" style:text-underline-mode="continuous"/>
    </style:style>
    <style:style style:name="T1287" style:parent-style-name="Domyślnaczcionkaakapitu" style:family="text">
      <style:text-properties style:text-underline-type="single" style:text-underline-style="solid" style:text-underline-width="auto" style:text-underline-mode="continuous"/>
    </style:style>
    <style:style style:name="T1288"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289" style:parent-style-name="Standard" style:list-style-name="LFO19" style:family="paragraph">
      <style:paragraph-properties fo:text-align="justify"/>
    </style:style>
    <style:style style:name="T1290" style:parent-style-name="Domyślnaczcionkaakapitu" style:family="text">
      <style:text-properties style:text-underline-type="single" style:text-underline-style="solid" style:text-underline-width="auto" style:text-underline-mode="continuous"/>
    </style:style>
    <style:style style:name="T1291" style:parent-style-name="Domyślnaczcionkaakapitu" style:family="text">
      <style:text-properties style:text-underline-type="single" style:text-underline-style="solid" style:text-underline-width="auto" style:text-underline-mode="continuous"/>
    </style:style>
    <style:style style:name="T1292"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293" style:parent-style-name="Domyślnaczcionkaakapitu" style:family="text">
      <style:text-properties style:text-underline-type="single" style:text-underline-style="solid" style:text-underline-width="auto" style:text-underline-mode="continuous"/>
    </style:style>
    <style:style style:name="T1294"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295" style:parent-style-name="Standard" style:list-style-name="LFO19" style:family="paragraph">
      <style:paragraph-properties fo:text-align="justify"/>
    </style:style>
    <style:style style:name="T1296" style:parent-style-name="Domyślnaczcionkaakapitu" style:family="text">
      <style:text-properties style:text-underline-type="single" style:text-underline-style="solid" style:text-underline-width="auto" style:text-underline-mode="continuous"/>
    </style:style>
    <style:style style:name="T1297" style:parent-style-name="Domyślnaczcionkaakapitu" style:family="text">
      <style:text-properties style:text-underline-type="single" style:text-underline-style="solid" style:text-underline-width="auto" style:text-underline-mode="continuous"/>
    </style:style>
    <style:style style:name="T1298" style:parent-style-name="Domyślnaczcionkaakapitu" style:family="text">
      <style:text-properties style:text-underline-type="single" style:text-underline-style="solid" style:text-underline-width="auto" style:text-underline-mode="continuous"/>
    </style:style>
    <style:style style:name="P1299" style:parent-style-name="Standard" style:family="paragraph">
      <style:paragraph-properties fo:text-align="justify"/>
    </style:style>
    <style:style style:name="P1300" style:parent-style-name="Standard" style:family="paragraph">
      <style:paragraph-properties fo:text-align="justify"/>
    </style:style>
    <style:style style:name="T1301" style:parent-style-name="Domyślnaczcionkaakapitu" style:family="text">
      <style:text-properties style:text-underline-type="single" style:text-underline-style="solid" style:text-underline-width="auto" style:text-underline-mode="continuous"/>
    </style:style>
    <style:style style:name="T1302" style:parent-style-name="Domyślnaczcionkaakapitu" style:family="text">
      <style:text-properties style:text-underline-type="single" style:text-underline-style="solid" style:text-underline-width="auto" style:text-underline-mode="continuous"/>
    </style:style>
    <style:style style:name="P1303" style:parent-style-name="Standard" style:family="paragraph">
      <style:paragraph-properties fo:text-align="justify"/>
    </style:style>
    <style:style style:name="T1304" style:parent-style-name="Domyślnaczcionkaakapitu" style:family="text">
      <style:text-properties style:text-underline-type="single" style:text-underline-style="solid" style:text-underline-width="auto" style:text-underline-mode="continuous"/>
    </style:style>
    <style:style style:name="T1305" style:parent-style-name="Domyślnaczcionkaakapitu" style:family="text">
      <style:text-properties style:text-underline-type="single" style:text-underline-style="solid" style:text-underline-width="auto" style:text-underline-mode="continuous"/>
    </style:style>
    <style:style style:name="T1306" style:parent-style-name="Domyślnaczcionkaakapitu" style:family="text">
      <style:text-properties style:text-underline-type="single" style:text-underline-style="solid" style:text-underline-width="auto" style:text-underline-mode="continuous"/>
    </style:style>
    <style:style style:name="P1307" style:parent-style-name="Standard" style:family="paragraph">
      <style:paragraph-properties fo:text-align="justify"/>
    </style:style>
    <style:style style:name="P1308" style:parent-style-name="Standard" style:family="paragraph">
      <style:paragraph-properties fo:text-align="justify"/>
    </style:style>
    <style:style style:name="P1309" style:parent-style-name="Standard" style:family="paragraph">
      <style:paragraph-properties fo:text-align="justify"/>
    </style:style>
    <style:style style:name="T1310" style:parent-style-name="Domyślnaczcionkaakapitu" style:family="text">
      <style:text-properties style:text-underline-type="single" style:text-underline-style="solid" style:text-underline-width="auto" style:text-underline-mode="continuous"/>
    </style:style>
    <style:style style:name="T1311" style:parent-style-name="Domyślnaczcionkaakapitu" style:family="text">
      <style:text-properties style:text-underline-type="single" style:text-underline-style="solid" style:text-underline-width="auto" style:text-underline-mode="continuous"/>
    </style:style>
    <style:style style:name="P1312" style:parent-style-name="Standard" style:family="paragraph">
      <style:paragraph-properties fo:text-align="justify"/>
    </style:style>
    <style:style style:name="T1313" style:parent-style-name="Domyślnaczcionkaakapitu" style:family="text">
      <style:text-properties style:text-underline-type="single" style:text-underline-style="solid" style:text-underline-width="auto" style:text-underline-mode="continuous"/>
    </style:style>
    <style:style style:name="T1314" style:parent-style-name="Domyślnaczcionkaakapitu" style:family="text">
      <style:text-properties style:text-underline-type="single" style:text-underline-style="solid" style:text-underline-width="auto" style:text-underline-mode="continuous"/>
    </style:style>
    <style:style style:name="P1315" style:parent-style-name="Standard" style:family="paragraph">
      <style:paragraph-properties fo:text-align="justify"/>
    </style:style>
    <style:style style:name="P131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317" style:parent-style-name="Standard" style:family="paragraph">
      <style:paragraph-properties fo:text-align="justify"/>
    </style:style>
    <style:style style:name="P1318" style:parent-style-name="Standard" style:family="paragraph">
      <style:paragraph-properties fo:text-align="justify"/>
    </style:style>
    <style:style style:name="T1319" style:parent-style-name="Domyślnaczcionkaakapitu" style:family="text">
      <style:text-properties style:text-underline-type="single" style:text-underline-style="solid" style:text-underline-width="auto" style:text-underline-mode="continuous"/>
    </style:style>
    <style:style style:name="T1320" style:parent-style-name="Domyślnaczcionkaakapitu" style:family="text">
      <style:text-properties style:text-underline-type="single" style:text-underline-style="solid" style:text-underline-width="auto" style:text-underline-mode="continuous"/>
    </style:style>
    <style:style style:name="T1321" style:parent-style-name="Domyślnaczcionkaakapitu" style:family="text">
      <style:text-properties style:text-underline-type="single" style:text-underline-style="solid" style:text-underline-width="auto" style:text-underline-mode="continuous"/>
    </style:style>
    <style:style style:name="P1322" style:parent-style-name="Standard" style:family="paragraph">
      <style:paragraph-properties fo:text-align="justify"/>
    </style:style>
    <style:style style:name="P1323" style:parent-style-name="Standard" style:family="paragraph">
      <style:paragraph-properties fo:text-align="justify"/>
    </style:style>
    <style:style style:name="P1324" style:parent-style-name="Standard" style:family="paragraph">
      <style:paragraph-properties fo:text-align="justify"/>
    </style:style>
    <style:style style:name="P1325" style:parent-style-name="Standard" style:family="paragraph">
      <style:paragraph-properties fo:text-align="justify"/>
      <style:text-properties style:text-underline-type="single" style:text-underline-style="solid" style:text-underline-width="auto" style:text-underline-mode="continuous"/>
    </style:style>
    <style:style style:name="P1326" style:parent-style-name="Standard" style:family="paragraph">
      <style:paragraph-properties fo:text-align="justify"/>
    </style:style>
    <style:style style:name="P1327" style:parent-style-name="Standard" style:family="paragraph">
      <style:paragraph-properties fo:text-align="justify"/>
      <style:text-properties style:text-underline-type="single" style:text-underline-style="solid" style:text-underline-width="auto" style:text-underline-mode="continuous"/>
    </style:style>
    <style:style style:name="P1328" style:parent-style-name="Standard" style:family="paragraph">
      <style:paragraph-properties fo:text-align="justify"/>
    </style:style>
    <style:style style:name="P1329" style:parent-style-name="Standard" style:family="paragraph">
      <style:paragraph-properties fo:text-align="justify"/>
      <style:text-properties fo:font-weight="bold" style:font-weight-asian="bold" style:font-weight-complex="bold"/>
    </style:style>
    <style:style style:name="P1330" style:parent-style-name="Standard" style:family="paragraph">
      <style:paragraph-properties fo:text-align="justify"/>
      <style:text-properties fo:font-weight="bold" style:font-weight-asian="bold" style:font-weight-complex="bold"/>
    </style:style>
    <style:style style:name="P1331" style:parent-style-name="Standard" style:family="paragraph">
      <style:paragraph-properties fo:text-align="justify"/>
    </style:style>
    <style:style style:name="T1332" style:parent-style-name="Domyślnaczcionkaakapitu" style:family="text">
      <style:text-properties style:text-underline-type="single" style:text-underline-style="solid" style:text-underline-width="auto" style:text-underline-mode="continuous"/>
    </style:style>
    <style:style style:name="T1333" style:parent-style-name="Domyślnaczcionkaakapitu" style:family="text">
      <style:text-properties style:text-underline-type="single" style:text-underline-style="solid" style:text-underline-width="auto" style:text-underline-mode="continuous"/>
    </style:style>
    <style:style style:name="T1334"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335"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336" style:parent-style-name="Domyślnaczcionkaakapitu" style:family="text">
      <style:text-properties style:text-underline-type="single" style:text-underline-style="solid" style:text-underline-width="auto" style:text-underline-mode="continuous"/>
    </style:style>
    <style:style style:name="T1337" style:parent-style-name="Domyślnaczcionkaakapitu" style:family="text">
      <style:text-properties style:text-underline-type="single" style:text-underline-style="solid" style:text-underline-width="auto" style:text-underline-mode="continuous"/>
    </style:style>
    <style:style style:name="P1338" style:parent-style-name="Standard" style:family="paragraph">
      <style:paragraph-properties fo:text-align="justify"/>
    </style:style>
    <style:style style:name="P1339" style:parent-style-name="Standard" style:family="paragraph">
      <style:paragraph-properties fo:text-align="justify"/>
      <style:text-properties style:text-underline-type="single" style:text-underline-style="solid" style:text-underline-width="auto" style:text-underline-mode="continuous"/>
    </style:style>
    <style:style style:name="P1340" style:parent-style-name="Standard" style:family="paragraph">
      <style:paragraph-properties fo:text-align="justify"/>
    </style:style>
    <style:style style:name="T1341"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342"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343" style:parent-style-name="Standard" style:family="paragraph">
      <style:paragraph-properties fo:text-align="justify"/>
    </style:style>
    <style:style style:name="P1344" style:parent-style-name="Standard" style:family="paragraph">
      <style:paragraph-properties fo:text-align="justify"/>
    </style:style>
    <style:style style:name="T1345" style:parent-style-name="Domyślnaczcionkaakapitu" style:family="text">
      <style:text-properties style:text-underline-type="single" style:text-underline-style="solid" style:text-underline-width="auto" style:text-underline-mode="continuous"/>
    </style:style>
    <style:style style:name="T1346" style:parent-style-name="Domyślnaczcionkaakapitu" style:family="text">
      <style:text-properties style:text-underline-type="single" style:text-underline-style="solid" style:text-underline-width="auto" style:text-underline-mode="continuous"/>
    </style:style>
    <style:style style:name="T1347" style:parent-style-name="Domyślnaczcionkaakapitu" style:family="text">
      <style:text-properties style:text-underline-type="single" style:text-underline-style="solid" style:text-underline-width="auto" style:text-underline-mode="continuous"/>
    </style:style>
    <style:style style:name="T1348" style:parent-style-name="Domyślnaczcionkaakapitu" style:family="text">
      <style:text-properties style:text-underline-type="single" style:text-underline-style="solid" style:text-underline-width="auto" style:text-underline-mode="continuous"/>
    </style:style>
    <style:style style:name="T1349" style:parent-style-name="Domyślnaczcionkaakapitu" style:family="text">
      <style:text-properties style:text-underline-type="single" style:text-underline-style="solid" style:text-underline-width="auto" style:text-underline-mode="continuous"/>
    </style:style>
    <style:style style:name="T1350"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351"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352" style:parent-style-name="Standard" style:family="paragraph">
      <style:paragraph-properties fo:text-align="justify"/>
    </style:style>
    <style:style style:name="P1353" style:parent-style-name="Standard" style:family="paragraph">
      <style:paragraph-properties fo:text-align="justify"/>
    </style:style>
    <style:style style:name="T1354" style:parent-style-name="Domyślnaczcionkaakapitu" style:family="text">
      <style:text-properties style:text-underline-type="single" style:text-underline-style="solid" style:text-underline-width="auto" style:text-underline-mode="continuous"/>
    </style:style>
    <style:style style:name="T1355" style:parent-style-name="Domyślnaczcionkaakapitu" style:family="text">
      <style:text-properties style:text-underline-type="single" style:text-underline-style="solid" style:text-underline-width="auto" style:text-underline-mode="continuous"/>
    </style:style>
    <style:style style:name="P1356" style:parent-style-name="Standard" style:family="paragraph">
      <style:paragraph-properties fo:text-align="justify"/>
    </style:style>
    <style:style style:name="P1357" style:parent-style-name="Standard" style:family="paragraph">
      <style:paragraph-properties fo:text-align="justify"/>
      <style:text-properties style:text-underline-type="single" style:text-underline-style="solid" style:text-underline-width="auto" style:text-underline-mode="continuous"/>
    </style:style>
    <style:style style:name="P135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59" style:parent-style-name="Standard" style:family="paragraph">
      <style:paragraph-properties fo:text-align="justify"/>
    </style:style>
    <style:style style:name="P1360" style:parent-style-name="Standard" style:family="paragraph">
      <style:paragraph-properties fo:text-align="justify"/>
      <style:text-properties fo:font-weight="bold" style:font-weight-asian="bold" style:font-weight-complex="bold"/>
    </style:style>
    <style:style style:name="P1361" style:parent-style-name="Standard" style:family="paragraph">
      <style:paragraph-properties fo:text-align="justify"/>
    </style:style>
    <style:style style:name="P1362" style:parent-style-name="Standard" style:family="paragraph">
      <style:paragraph-properties fo:text-align="justify"/>
    </style:style>
    <style:style style:name="T1363" style:parent-style-name="Domyślnaczcionkaakapitu" style:family="text">
      <style:text-properties style:text-underline-type="single" style:text-underline-style="solid" style:text-underline-width="auto" style:text-underline-mode="continuous"/>
    </style:style>
    <style:style style:name="T1364" style:parent-style-name="Domyślnaczcionkaakapitu" style:family="text">
      <style:text-properties style:text-underline-type="single" style:text-underline-style="solid" style:text-underline-width="auto" style:text-underline-mode="continuous"/>
    </style:style>
    <style:style style:name="T1365" style:parent-style-name="Domyślnaczcionkaakapitu" style:family="text">
      <style:text-properties style:text-underline-type="single" style:text-underline-style="solid" style:text-underline-width="auto" style:text-underline-mode="continuous"/>
    </style:style>
    <style:style style:name="P1366" style:parent-style-name="Standard" style:family="paragraph">
      <style:paragraph-properties fo:text-align="justify"/>
      <style:text-properties style:text-underline-type="single" style:text-underline-style="solid" style:text-underline-width="auto" style:text-underline-mode="continuous"/>
    </style:style>
    <style:style style:name="P1367" style:parent-style-name="Standard" style:family="paragraph">
      <style:paragraph-properties fo:text-align="justify"/>
    </style:style>
    <style:style style:name="P1368" style:parent-style-name="Standard" style:family="paragraph">
      <style:paragraph-properties fo:text-align="justify"/>
    </style:style>
    <style:style style:name="T1369" style:parent-style-name="Domyślnaczcionkaakapitu" style:family="text">
      <style:text-properties style:text-underline-type="single" style:text-underline-style="solid" style:text-underline-width="auto" style:text-underline-mode="continuous"/>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style:text-underline-type="single" style:text-underline-style="solid" style:text-underline-width="auto" style:text-underline-mode="continuous"/>
    </style:style>
    <style:style style:name="T1372"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373" style:parent-style-name="Domyślnaczcionkaakapitu" style:family="text">
      <style:text-properties style:text-underline-type="single" style:text-underline-style="solid" style:text-underline-width="auto" style:text-underline-mode="continuous"/>
    </style:style>
    <style:style style:name="T1374" style:parent-style-name="Domyślnaczcionkaakapitu" style:family="text">
      <style:text-properties style:text-underline-type="single" style:text-underline-style="solid" style:text-underline-width="auto" style:text-underline-mode="continuous"/>
    </style:style>
    <style:style style:name="P1375" style:parent-style-name="Standard" style:family="paragraph">
      <style:paragraph-properties fo:text-align="justify"/>
    </style:style>
    <style:style style:name="T1376"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377" style:parent-style-name="Standard" style:family="paragraph">
      <style:paragraph-properties fo:text-align="justify"/>
    </style:style>
    <style:style style:name="T1378" style:parent-style-name="Domyślnaczcionkaakapitu" style:family="text">
      <style:text-properties style:text-underline-type="single" style:text-underline-style="solid" style:text-underline-width="auto" style:text-underline-mode="continuous"/>
    </style:style>
    <style:style style:name="T1379" style:parent-style-name="Domyślnaczcionkaakapitu" style:family="text">
      <style:text-properties style:text-underline-type="single" style:text-underline-style="solid" style:text-underline-width="auto" style:text-underline-mode="continuous"/>
    </style:style>
    <style:style style:name="P1380" style:parent-style-name="Standard" style:family="paragraph">
      <style:paragraph-properties fo:text-align="justify"/>
    </style:style>
    <style:style style:name="P1381" style:parent-style-name="Standard" style:family="paragraph">
      <style:paragraph-properties fo:text-align="justify"/>
    </style:style>
    <style:style style:name="T1382" style:parent-style-name="Domyślnaczcionkaakapitu" style:family="text">
      <style:text-properties style:text-underline-type="single" style:text-underline-style="solid" style:text-underline-width="auto" style:text-underline-mode="continuous"/>
    </style:style>
    <style:style style:name="T1383"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384" style:parent-style-name="Domyślnaczcionkaakapitu" style:family="text">
      <style:text-properties style:text-underline-type="single" style:text-underline-style="solid" style:text-underline-width="auto" style:text-underline-mode="continuous"/>
    </style:style>
    <style:style style:name="T1385" style:parent-style-name="Domyślnaczcionkaakapitu" style:family="text">
      <style:text-properties style:text-underline-type="single" style:text-underline-style="solid" style:text-underline-width="auto" style:text-underline-mode="continuous"/>
    </style:style>
    <style:style style:name="T1386"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387" style:parent-style-name="Domyślnaczcionkaakapitu" style:family="text">
      <style:text-properties style:text-underline-type="single" style:text-underline-style="solid" style:text-underline-width="auto" style:text-underline-mode="continuous"/>
    </style:style>
    <style:style style:name="T1388" style:parent-style-name="Domyślnaczcionkaakapitu" style:family="text">
      <style:text-properties style:text-underline-type="single" style:text-underline-style="solid" style:text-underline-width="auto" style:text-underline-mode="continuous"/>
    </style:style>
    <style:style style:name="T1389" style:parent-style-name="Domyślnaczcionkaakapitu" style:family="text">
      <style:text-properties style:text-underline-type="single" style:text-underline-style="solid" style:text-underline-width="auto" style:text-underline-mode="continuous"/>
    </style:style>
    <style:style style:name="P1390" style:parent-style-name="Standard" style:family="paragraph">
      <style:paragraph-properties fo:text-align="justify"/>
    </style:style>
    <style:style style:name="P1391" style:parent-style-name="Standard" style:family="paragraph">
      <style:paragraph-properties fo:text-align="justify"/>
    </style:style>
    <style:style style:name="P1392" style:parent-style-name="Standard" style:family="paragraph">
      <style:paragraph-properties fo:text-align="justify"/>
    </style:style>
    <style:style style:name="P1393" style:parent-style-name="Standard" style:family="paragraph">
      <style:paragraph-properties fo:text-align="justify"/>
    </style:style>
    <style:style style:name="P1394" style:parent-style-name="Standard" style:family="paragraph">
      <style:paragraph-properties fo:text-align="justify"/>
      <style:text-properties style:text-underline-type="single" style:text-underline-style="solid" style:text-underline-width="auto" style:text-underline-mode="continuous"/>
    </style:style>
    <style:style style:name="P1395" style:parent-style-name="Standard" style:family="paragraph">
      <style:paragraph-properties fo:text-align="justify"/>
    </style:style>
    <style:style style:name="P139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397" style:parent-style-name="Standard" style:family="paragraph">
      <style:paragraph-properties fo:text-align="justify"/>
    </style:style>
    <style:style style:name="P1398" style:parent-style-name="Standard" style:family="paragraph">
      <style:paragraph-properties fo:text-align="justify"/>
    </style:style>
    <style:style style:name="P1399" style:parent-style-name="Standard" style:family="paragraph">
      <style:paragraph-properties fo:text-align="justify"/>
    </style:style>
    <style:style style:name="T1400" style:parent-style-name="Domyślnaczcionkaakapitu" style:family="text">
      <style:text-properties style:text-underline-type="single" style:text-underline-style="solid" style:text-underline-width="auto" style:text-underline-mode="continuous"/>
    </style:style>
    <style:style style:name="T1401" style:parent-style-name="Domyślnaczcionkaakapitu" style:family="text">
      <style:text-properties style:text-underline-type="single" style:text-underline-style="solid" style:text-underline-width="auto" style:text-underline-mode="continuous"/>
    </style:style>
    <style:style style:name="T1402" style:parent-style-name="Domyślnaczcionkaakapitu" style:family="text">
      <style:text-properties style:text-underline-type="single" style:text-underline-style="solid" style:text-underline-width="auto" style:text-underline-mode="continuous"/>
    </style:style>
    <style:style style:name="P1403" style:parent-style-name="Standard" style:family="paragraph">
      <style:paragraph-properties fo:text-align="justify"/>
    </style:style>
    <style:style style:name="P1404" style:parent-style-name="Standard" style:family="paragraph">
      <style:paragraph-properties fo:text-align="justify"/>
    </style:style>
    <style:style style:name="P1405" style:parent-style-name="Standard" style:family="paragraph">
      <style:paragraph-properties fo:text-align="justify"/>
    </style:style>
    <style:style style:name="P1406" style:parent-style-name="Standard" style:family="paragraph">
      <style:paragraph-properties fo:text-align="justify"/>
    </style:style>
    <style:style style:name="P1407" style:parent-style-name="Standard" style:family="paragraph">
      <style:paragraph-properties fo:text-align="justify"/>
    </style:style>
    <style:style style:name="P1408" style:parent-style-name="Standard" style:family="paragraph">
      <style:paragraph-properties fo:text-align="justify"/>
    </style:style>
    <style:style style:name="P1409" style:parent-style-name="Standard" style:family="paragraph">
      <style:paragraph-properties fo:text-align="justify"/>
    </style:style>
    <style:style style:name="P1410" style:parent-style-name="Standard" style:family="paragraph">
      <style:paragraph-properties fo:text-align="justify"/>
    </style:style>
    <style:style style:name="T1411" style:parent-style-name="Domyślnaczcionkaakapitu" style:family="text">
      <style:text-properties style:text-underline-type="single" style:text-underline-style="solid" style:text-underline-width="auto" style:text-underline-mode="continuous"/>
    </style:style>
    <style:style style:name="T1412" style:parent-style-name="Domyślnaczcionkaakapitu" style:family="text">
      <style:text-properties style:text-underline-type="single" style:text-underline-style="solid" style:text-underline-width="auto" style:text-underline-mode="continuous"/>
    </style:style>
    <style:style style:name="P1413" style:parent-style-name="Standard" style:family="paragraph">
      <style:paragraph-properties fo:text-align="justify"/>
    </style:style>
    <style:style style:name="P1414" style:parent-style-name="Standard" style:family="paragraph">
      <style:paragraph-properties fo:text-align="justify"/>
    </style:style>
    <style:style style:name="P1415" style:parent-style-name="Standard" style:family="paragraph">
      <style:paragraph-properties fo:text-align="justify"/>
    </style:style>
    <style:style style:name="P1416" style:parent-style-name="Standard" style:family="paragraph">
      <style:paragraph-properties fo:text-align="justify"/>
      <style:text-properties style:text-underline-type="single" style:text-underline-style="solid" style:text-underline-width="auto" style:text-underline-mode="continuous"/>
    </style:style>
    <style:style style:name="P1417" style:parent-style-name="Standard" style:family="paragraph">
      <style:paragraph-properties fo:text-align="justify"/>
    </style:style>
    <style:style style:name="P1418" style:parent-style-name="Standard" style:family="paragraph">
      <style:paragraph-properties fo:text-align="justify"/>
    </style:style>
    <style:style style:name="P1419" style:parent-style-name="Standard" style:family="paragraph">
      <style:paragraph-properties fo:text-align="justify"/>
    </style:style>
    <style:style style:name="P1420" style:parent-style-name="Standard" style:family="paragraph">
      <style:paragraph-properties fo:text-align="justify"/>
      <style:text-properties style:text-underline-type="single" style:text-underline-style="solid" style:text-underline-width="auto" style:text-underline-mode="continuous"/>
    </style:style>
    <style:style style:name="P1421" style:parent-style-name="Standard" style:family="paragraph">
      <style:paragraph-properties fo:text-align="justify"/>
    </style:style>
    <style:style style:name="P1422" style:parent-style-name="Standard" style:family="paragraph">
      <style:paragraph-properties fo:text-align="justify"/>
      <style:text-properties style:text-underline-type="single" style:text-underline-style="solid" style:text-underline-width="auto" style:text-underline-mode="continuous"/>
    </style:style>
    <style:style style:name="P1423" style:parent-style-name="Standard" style:family="paragraph">
      <style:paragraph-properties fo:text-align="justify"/>
      <style:text-properties style:text-underline-type="single" style:text-underline-style="solid" style:text-underline-width="auto" style:text-underline-mode="continuous"/>
    </style:style>
    <style:style style:name="P1424" style:parent-style-name="Standard" style:list-style-name="LFO20" style:family="paragraph">
      <style:paragraph-properties fo:text-align="justify"/>
      <style:text-properties style:text-underline-type="single" style:text-underline-style="solid" style:text-underline-width="auto" style:text-underline-mode="continuous"/>
    </style:style>
    <style:style style:name="P1425" style:parent-style-name="Standard" style:list-style-name="LFO20" style:family="paragraph">
      <style:paragraph-properties fo:text-align="justify"/>
      <style:text-properties style:text-underline-type="single" style:text-underline-style="solid" style:text-underline-width="auto" style:text-underline-mode="continuous"/>
    </style:style>
    <style:style style:name="P1426" style:parent-style-name="Standard" style:list-style-name="LFO20" style:family="paragraph">
      <style:paragraph-properties fo:text-align="justify"/>
      <style:text-properties style:text-underline-type="single" style:text-underline-style="solid" style:text-underline-width="auto" style:text-underline-mode="continuous"/>
    </style:style>
    <style:style style:name="P1427" style:parent-style-name="Standard" style:list-style-name="LFO20" style:family="paragraph">
      <style:paragraph-properties fo:text-align="justify"/>
      <style:text-properties style:text-underline-type="single" style:text-underline-style="solid" style:text-underline-width="auto" style:text-underline-mode="continuous"/>
    </style:style>
    <style:style style:name="P1428" style:parent-style-name="Standard" style:list-style-name="LFO20" style:family="paragraph">
      <style:paragraph-properties fo:text-align="justify"/>
      <style:text-properties style:text-underline-type="single" style:text-underline-style="solid" style:text-underline-width="auto" style:text-underline-mode="continuous"/>
    </style:style>
    <style:style style:name="P1429" style:parent-style-name="Standard" style:family="paragraph">
      <style:paragraph-properties fo:text-align="justify"/>
    </style:style>
    <style:style style:name="P1430" style:parent-style-name="Standard" style:family="paragraph">
      <style:paragraph-properties fo:text-align="justify"/>
    </style:style>
    <style:style style:name="T1431" style:parent-style-name="Domyślnaczcionkaakapitu" style:family="text">
      <style:text-properties style:text-underline-type="single" style:text-underline-style="solid" style:text-underline-width="auto" style:text-underline-mode="continuous"/>
    </style:style>
    <style:style style:name="T1432" style:parent-style-name="Domyślnaczcionkaakapitu" style:family="text">
      <style:text-properties style:text-underline-type="single" style:text-underline-style="solid" style:text-underline-width="auto" style:text-underline-mode="continuous"/>
    </style:style>
    <style:style style:name="P1433" style:parent-style-name="Standard" style:family="paragraph">
      <style:paragraph-properties fo:text-align="justify"/>
      <style:text-properties style:text-underline-type="single" style:text-underline-style="solid" style:text-underline-width="auto" style:text-underline-mode="continuous"/>
    </style:style>
    <style:style style:name="P1434" style:parent-style-name="Standard" style:family="paragraph">
      <style:paragraph-properties fo:text-align="justify"/>
      <style:text-properties style:text-underline-type="single" style:text-underline-style="solid" style:text-underline-width="auto" style:text-underline-mode="continuous"/>
    </style:style>
    <style:style style:name="P1435" style:parent-style-name="Standard" style:family="paragraph">
      <style:paragraph-properties fo:text-align="justify"/>
    </style:style>
    <style:style style:name="P1436" style:parent-style-name="Standard" style:family="paragraph">
      <style:paragraph-properties fo:text-align="justify"/>
    </style:style>
    <style:style style:name="P1437" style:parent-style-name="Standard" style:family="paragraph">
      <style:paragraph-properties fo:text-align="justify"/>
    </style:style>
    <style:style style:name="P1438" style:parent-style-name="Standard" style:family="paragraph">
      <style:paragraph-properties fo:text-align="justify"/>
    </style:style>
    <style:style style:name="P1439" style:parent-style-name="Standard" style:family="paragraph">
      <style:paragraph-properties fo:text-align="justify"/>
    </style:style>
    <style:style style:name="P1440" style:parent-style-name="Standard" style:list-style-name="LFO21" style:family="paragraph">
      <style:paragraph-properties fo:text-align="justify"/>
    </style:style>
    <style:style style:name="P1441" style:parent-style-name="Standard" style:list-style-name="LFO21" style:family="paragraph">
      <style:paragraph-properties fo:text-align="justify"/>
    </style:style>
    <style:style style:name="P1442" style:parent-style-name="Standard" style:list-style-name="LFO21" style:family="paragraph">
      <style:paragraph-properties fo:text-align="justify"/>
    </style:style>
    <style:style style:name="P1443" style:parent-style-name="Standard" style:list-style-name="LFO21" style:family="paragraph">
      <style:paragraph-properties fo:text-align="justify"/>
    </style:style>
    <style:style style:name="P144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445" style:parent-style-name="Standard" style:family="paragraph">
      <style:paragraph-properties fo:text-align="justify"/>
    </style:style>
    <style:style style:name="P1446" style:parent-style-name="Standard" style:family="paragraph">
      <style:paragraph-properties fo:text-align="justify"/>
      <style:text-properties fo:font-weight="bold" style:font-weight-asian="bold" style:font-weight-complex="bold"/>
    </style:style>
    <style:style style:name="P1447" style:parent-style-name="Standard" style:family="paragraph">
      <style:paragraph-properties fo:text-align="justify"/>
      <style:text-properties fo:font-weight="bold" style:font-weight-asian="bold" style:font-weight-complex="bold"/>
    </style:style>
    <style:style style:name="P1448" style:parent-style-name="Standard" style:family="paragraph">
      <style:paragraph-properties fo:text-align="justify"/>
    </style:style>
    <style:style style:name="T1449" style:parent-style-name="Domyślnaczcionkaakapitu" style:family="text">
      <style:text-properties style:text-underline-type="single" style:text-underline-style="solid" style:text-underline-width="auto" style:text-underline-mode="continuous"/>
    </style:style>
    <style:style style:name="T1450" style:parent-style-name="Domyślnaczcionkaakapitu" style:family="text">
      <style:text-properties style:text-underline-type="single" style:text-underline-style="solid" style:text-underline-width="auto" style:text-underline-mode="continuous"/>
    </style:style>
    <style:style style:name="P145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452" style:parent-style-name="Standard" style:family="paragraph">
      <style:paragraph-properties fo:text-align="justify"/>
      <style:text-properties style:text-underline-type="single" style:text-underline-style="solid" style:text-underline-width="auto" style:text-underline-mode="continuous"/>
    </style:style>
    <style:style style:name="P1453" style:parent-style-name="Standard" style:family="paragraph">
      <style:paragraph-properties fo:text-align="justify"/>
    </style:style>
    <style:style style:name="P1454" style:parent-style-name="Standard" style:family="paragraph">
      <style:paragraph-properties fo:text-align="justify"/>
    </style:style>
    <style:style style:name="T1455" style:parent-style-name="Domyślnaczcionkaakapitu" style:family="text">
      <style:text-properties style:text-underline-type="single" style:text-underline-style="solid" style:text-underline-width="auto" style:text-underline-mode="continuous"/>
    </style:style>
    <style:style style:name="P1456" style:parent-style-name="Standard" style:family="paragraph">
      <style:paragraph-properties fo:text-align="justify"/>
    </style:style>
    <style:style style:name="T1457" style:parent-style-name="Domyślnaczcionkaakapitu" style:family="text">
      <style:text-properties style:text-underline-type="single" style:text-underline-style="solid" style:text-underline-width="auto" style:text-underline-mode="continuous"/>
    </style:style>
    <style:style style:name="T1458" style:parent-style-name="Domyślnaczcionkaakapitu" style:family="text">
      <style:text-properties style:text-underline-type="single" style:text-underline-style="solid" style:text-underline-width="auto" style:text-underline-mode="continuous"/>
    </style:style>
    <style:style style:name="T1459"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460" style:parent-style-name="Domyślnaczcionkaakapitu" style:family="text">
      <style:text-properties style:text-underline-type="single" style:text-underline-style="solid" style:text-underline-width="auto" style:text-underline-mode="continuous"/>
    </style:style>
    <style:style style:name="T1461" style:parent-style-name="Domyślnaczcionkaakapitu" style:family="text">
      <style:text-properties style:text-underline-type="single" style:text-underline-style="solid" style:text-underline-width="auto" style:text-underline-mode="continuous"/>
    </style:style>
    <style:style style:name="P1462" style:parent-style-name="Standard" style:family="paragraph">
      <style:paragraph-properties fo:text-align="justify"/>
      <style:text-properties style:text-underline-type="single" style:text-underline-style="solid" style:text-underline-width="auto" style:text-underline-mode="continuous"/>
    </style:style>
    <style:style style:name="P1463" style:parent-style-name="Standard" style:family="paragraph">
      <style:paragraph-properties fo:text-align="justify"/>
    </style:style>
    <style:style style:name="P1464" style:parent-style-name="Standard" style:family="paragraph">
      <style:paragraph-properties fo:text-align="justify"/>
    </style:style>
    <style:style style:name="P1465" style:parent-style-name="Standard" style:family="paragraph">
      <style:paragraph-properties fo:text-align="justify"/>
    </style:style>
    <style:style style:name="P1466" style:parent-style-name="Standard" style:family="paragraph">
      <style:paragraph-properties fo:text-align="justify"/>
    </style:style>
    <style:style style:name="P1467" style:parent-style-name="Standard" style:family="paragraph">
      <style:paragraph-properties fo:text-align="justify"/>
      <style:text-properties style:text-underline-type="single" style:text-underline-style="solid" style:text-underline-width="auto" style:text-underline-mode="continuous"/>
    </style:style>
    <style:style style:name="P1468" style:parent-style-name="Standard" style:family="paragraph">
      <style:paragraph-properties fo:text-align="justify"/>
    </style:style>
    <style:style style:name="P1469" style:parent-style-name="Standard" style:family="paragraph">
      <style:paragraph-properties fo:text-align="justify"/>
      <style:text-properties style:text-underline-type="single" style:text-underline-style="solid" style:text-underline-width="auto" style:text-underline-mode="continuous"/>
    </style:style>
    <style:style style:name="P1470" style:parent-style-name="Standard" style:family="paragraph">
      <style:paragraph-properties fo:text-align="justify"/>
      <style:text-properties style:text-underline-type="single" style:text-underline-style="solid" style:text-underline-width="auto" style:text-underline-mode="continuous"/>
    </style:style>
    <style:style style:name="P1471" style:parent-style-name="Standard" style:family="paragraph">
      <style:paragraph-properties fo:text-align="justify"/>
      <style:text-properties style:text-underline-type="single" style:text-underline-style="solid" style:text-underline-width="auto" style:text-underline-mode="continuous"/>
    </style:style>
    <style:style style:name="P1472" style:parent-style-name="Standard" style:family="paragraph">
      <style:paragraph-properties fo:text-align="justify"/>
    </style:style>
    <style:style style:name="P1473" style:parent-style-name="Standard" style:family="paragraph">
      <style:paragraph-properties fo:text-align="justify"/>
    </style:style>
    <style:style style:name="P1474" style:parent-style-name="Standard" style:family="paragraph">
      <style:paragraph-properties fo:text-align="justify"/>
    </style:style>
    <style:style style:name="P1475" style:parent-style-name="Standard" style:family="paragraph">
      <style:paragraph-properties fo:text-align="justify"/>
    </style:style>
    <style:style style:name="P1476" style:parent-style-name="Standard" style:family="paragraph">
      <style:paragraph-properties fo:text-align="justify"/>
    </style:style>
    <style:style style:name="P147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478" style:parent-style-name="Standard" style:family="paragraph">
      <style:paragraph-properties fo:text-align="justify"/>
      <style:text-properties style:text-underline-type="single" style:text-underline-style="solid" style:text-underline-width="auto" style:text-underline-mode="continuous"/>
    </style:style>
    <style:style style:name="P1479" style:parent-style-name="Standard" style:family="paragraph">
      <style:paragraph-properties fo:text-align="justify"/>
    </style:style>
    <style:style style:name="P1480" style:parent-style-name="Standard" style:family="paragraph">
      <style:paragraph-properties fo:text-align="justify"/>
    </style:style>
    <style:style style:name="P1481" style:parent-style-name="Standard" style:family="paragraph">
      <style:paragraph-properties fo:text-align="justify"/>
    </style:style>
    <style:style style:name="P1482" style:parent-style-name="Standard" style:family="paragraph">
      <style:paragraph-properties fo:text-align="justify"/>
    </style:style>
    <style:style style:name="T1483" style:parent-style-name="Domyślnaczcionkaakapitu" style:family="text">
      <style:text-properties style:text-underline-type="single" style:text-underline-style="solid" style:text-underline-width="auto" style:text-underline-mode="continuous"/>
    </style:style>
    <style:style style:name="P1484" style:parent-style-name="Standard" style:family="paragraph">
      <style:paragraph-properties fo:text-align="justify"/>
    </style:style>
    <style:style style:name="P1485" style:parent-style-name="Standard" style:family="paragraph">
      <style:paragraph-properties fo:text-align="justify"/>
    </style:style>
    <style:style style:name="P1486" style:parent-style-name="Standard" style:family="paragraph">
      <style:paragraph-properties fo:text-align="justify"/>
    </style:style>
    <style:style style:name="T1487" style:parent-style-name="Domyślnaczcionkaakapitu" style:family="text">
      <style:text-properties style:text-underline-type="single" style:text-underline-style="solid" style:text-underline-width="auto" style:text-underline-mode="continuous"/>
    </style:style>
    <style:style style:name="T1488" style:parent-style-name="Domyślnaczcionkaakapitu" style:family="text">
      <style:text-properties style:text-underline-type="single" style:text-underline-style="solid" style:text-underline-width="auto" style:text-underline-mode="continuous"/>
    </style:style>
    <style:style style:name="T1489" style:parent-style-name="Domyślnaczcionkaakapitu" style:family="text">
      <style:text-properties style:text-underline-type="single" style:text-underline-style="solid" style:text-underline-width="auto" style:text-underline-mode="continuous"/>
    </style:style>
    <style:style style:name="T1490" style:parent-style-name="Domyślnaczcionkaakapitu" style:family="text">
      <style:text-properties style:text-underline-type="single" style:text-underline-style="solid" style:text-underline-width="auto" style:text-underline-mode="continuous"/>
    </style:style>
    <style:style style:name="T1491" style:parent-style-name="Domyślnaczcionkaakapitu" style:family="text">
      <style:text-properties style:text-underline-type="single" style:text-underline-style="solid" style:text-underline-width="auto" style:text-underline-mode="continuous"/>
    </style:style>
    <style:style style:name="P1492" style:parent-style-name="Standard" style:family="paragraph">
      <style:paragraph-properties fo:text-align="justify"/>
    </style:style>
    <style:style style:name="P1493" style:parent-style-name="Standard" style:family="paragraph">
      <style:paragraph-properties fo:text-align="justify"/>
      <style:text-properties style:text-underline-type="single" style:text-underline-style="solid" style:text-underline-width="auto" style:text-underline-mode="continuous"/>
    </style:style>
    <style:style style:name="P1494" style:parent-style-name="Standard" style:family="paragraph">
      <style:paragraph-properties fo:text-align="justify"/>
    </style:style>
    <style:style style:name="P1495" style:parent-style-name="Standard" style:family="paragraph">
      <style:paragraph-properties fo:text-align="justify"/>
    </style:style>
    <style:style style:name="T1496"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497" style:parent-style-name="Domyślnaczcionkaakapitu" style:family="text">
      <style:text-properties style:text-underline-type="single" style:text-underline-style="solid" style:text-underline-width="auto" style:text-underline-mode="continuous"/>
    </style:style>
    <style:style style:name="T1498" style:parent-style-name="Domyślnaczcionkaakapitu" style:family="text">
      <style:text-properties style:text-underline-type="single" style:text-underline-style="solid" style:text-underline-width="auto" style:text-underline-mode="continuous"/>
    </style:style>
    <style:style style:name="T1499" style:parent-style-name="Domyślnaczcionkaakapitu" style:family="text">
      <style:text-properties style:text-underline-type="single" style:text-underline-style="solid" style:text-underline-width="auto" style:text-underline-mode="continuous"/>
    </style:style>
    <style:style style:name="T1500" style:parent-style-name="Domyślnaczcionkaakapitu" style:family="text">
      <style:text-properties style:text-underline-type="single" style:text-underline-style="solid" style:text-underline-width="auto" style:text-underline-mode="continuous"/>
    </style:style>
    <style:style style:name="T1501" style:parent-style-name="Domyślnaczcionkaakapitu" style:family="text">
      <style:text-properties style:text-underline-type="single" style:text-underline-style="solid" style:text-underline-width="auto" style:text-underline-mode="continuous"/>
    </style:style>
    <style:style style:name="T1502" style:parent-style-name="Domyślnaczcionkaakapitu" style:family="text">
      <style:text-properties style:text-underline-type="single" style:text-underline-style="solid" style:text-underline-width="auto" style:text-underline-mode="continuous"/>
    </style:style>
    <style:style style:name="T1503" style:parent-style-name="Domyślnaczcionkaakapitu" style:family="text">
      <style:text-properties style:text-underline-type="single" style:text-underline-style="solid" style:text-underline-width="auto" style:text-underline-mode="continuous"/>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style:text-underline-type="single" style:text-underline-style="solid" style:text-underline-width="auto" style:text-underline-mode="continuous"/>
    </style:style>
    <style:style style:name="P1506" style:parent-style-name="Standard" style:family="paragraph">
      <style:paragraph-properties fo:text-align="justify"/>
    </style:style>
    <style:style style:name="P1507" style:parent-style-name="Standard" style:family="paragraph">
      <style:paragraph-properties fo:text-align="justify"/>
    </style:style>
    <style:style style:name="T1508"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509" style:parent-style-name="Domyślnaczcionkaakapitu" style:family="text">
      <style:text-properties style:text-underline-type="single" style:text-underline-style="solid" style:text-underline-width="auto" style:text-underline-mode="continuous"/>
    </style:style>
    <style:style style:name="T1510" style:parent-style-name="Domyślnaczcionkaakapitu" style:family="text">
      <style:text-properties style:text-underline-type="single" style:text-underline-style="solid" style:text-underline-width="auto" style:text-underline-mode="continuous"/>
    </style:style>
    <style:style style:name="T1511" style:parent-style-name="Domyślnaczcionkaakapitu" style:family="text">
      <style:text-properties style:text-underline-type="single" style:text-underline-style="solid" style:text-underline-width="auto" style:text-underline-mode="continuous"/>
    </style:style>
    <style:style style:name="P1512" style:parent-style-name="Standard" style:family="paragraph">
      <style:paragraph-properties fo:text-align="justify"/>
    </style:style>
    <style:style style:name="P1513" style:parent-style-name="Standard" style:family="paragraph">
      <style:paragraph-properties fo:text-align="justify"/>
    </style:style>
    <style:style style:name="T1514" style:parent-style-name="Domyślnaczcionkaakapitu" style:family="text">
      <style:text-properties style:text-underline-type="single" style:text-underline-style="solid" style:text-underline-width="auto" style:text-underline-mode="continuous"/>
    </style:style>
    <style:style style:name="T1515" style:parent-style-name="Domyślnaczcionkaakapitu" style:family="text">
      <style:text-properties style:text-underline-type="single" style:text-underline-style="solid" style:text-underline-width="auto" style:text-underline-mode="continuous"/>
    </style:style>
    <style:style style:name="T1516" style:parent-style-name="Domyślnaczcionkaakapitu" style:family="text">
      <style:text-properties style:text-underline-type="single" style:text-underline-style="solid" style:text-underline-width="auto" style:text-underline-mode="continuous"/>
    </style:style>
    <style:style style:name="T1517" style:parent-style-name="Domyślnaczcionkaakapitu" style:family="text">
      <style:text-properties style:text-underline-type="single" style:text-underline-style="solid" style:text-underline-width="auto" style:text-underline-mode="continuous"/>
    </style:style>
    <style:style style:name="T1518" style:parent-style-name="Domyślnaczcionkaakapitu" style:family="text">
      <style:text-properties style:text-underline-type="single" style:text-underline-style="solid" style:text-underline-width="auto" style:text-underline-mode="continuous"/>
    </style:style>
    <style:style style:name="P1519" style:parent-style-name="Standard" style:family="paragraph">
      <style:paragraph-properties fo:text-align="justify"/>
    </style:style>
    <style:style style:name="T1520" style:parent-style-name="Domyślnaczcionkaakapitu" style:family="text">
      <style:text-properties style:text-underline-type="single" style:text-underline-style="solid" style:text-underline-width="auto" style:text-underline-mode="continuous"/>
    </style:style>
    <style:style style:name="T1521" style:parent-style-name="Domyślnaczcionkaakapitu" style:family="text">
      <style:text-properties style:text-underline-type="single" style:text-underline-style="solid" style:text-underline-width="auto" style:text-underline-mode="continuous"/>
    </style:style>
    <style:style style:name="T1522" style:parent-style-name="Domyślnaczcionkaakapitu" style:family="text">
      <style:text-properties style:text-underline-type="single" style:text-underline-style="solid" style:text-underline-width="auto" style:text-underline-mode="continuous"/>
    </style:style>
    <style:style style:name="T1523" style:parent-style-name="Domyślnaczcionkaakapitu" style:family="text">
      <style:text-properties style:text-underline-type="single" style:text-underline-style="solid" style:text-underline-width="auto" style:text-underline-mode="continuous"/>
    </style:style>
    <style:style style:name="P1524" style:parent-style-name="Standard" style:family="paragraph">
      <style:paragraph-properties fo:text-align="justify"/>
    </style:style>
    <style:style style:name="P1525" style:parent-style-name="Standard" style:family="paragraph">
      <style:paragraph-properties fo:text-align="justify"/>
    </style:style>
    <style:style style:name="P1526" style:parent-style-name="Standard" style:family="paragraph">
      <style:paragraph-properties fo:text-align="justify"/>
    </style:style>
    <style:style style:name="P1527" style:parent-style-name="Standard" style:family="paragraph">
      <style:paragraph-properties fo:text-align="justify"/>
    </style:style>
    <style:style style:name="P152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2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3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3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32"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33"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3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35"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36"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37"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38"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39"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4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41" style:parent-style-name="Standard" style:family="paragraph">
      <style:paragraph-properties fo:text-align="justify"/>
    </style:style>
    <style:style style:name="P1542"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543" style:parent-style-name="Standard" style:family="paragraph">
      <style:paragraph-properties fo:text-align="justify"/>
      <style:text-properties fo:font-weight="bold" style:font-weight-asian="bold" style:font-weight-complex="bold"/>
    </style:style>
    <style:style style:name="P1544" style:parent-style-name="Standard" style:family="paragraph">
      <style:paragraph-properties fo:text-align="justify"/>
    </style:style>
    <style:style style:name="P1545" style:parent-style-name="Standard" style:family="paragraph">
      <style:paragraph-properties fo:text-align="justify"/>
    </style:style>
    <style:style style:name="T1546" style:parent-style-name="Domyślnaczcionkaakapitu" style:family="text">
      <style:text-properties style:text-underline-type="single" style:text-underline-style="solid" style:text-underline-width="auto" style:text-underline-mode="continuous"/>
    </style:style>
    <style:style style:name="P1547" style:parent-style-name="Standard" style:family="paragraph">
      <style:paragraph-properties fo:text-align="justify"/>
    </style:style>
    <style:style style:name="T1548" style:parent-style-name="Domyślnaczcionkaakapitu" style:family="text">
      <style:text-properties style:text-underline-type="single" style:text-underline-style="solid" style:text-underline-width="auto" style:text-underline-mode="continuous"/>
    </style:style>
    <style:style style:name="P1549" style:parent-style-name="Standard" style:family="paragraph">
      <style:paragraph-properties fo:text-align="justify"/>
    </style:style>
    <style:style style:name="P1550" style:parent-style-name="Standard" style:family="paragraph">
      <style:paragraph-properties fo:text-align="justify"/>
    </style:style>
    <style:style style:name="T1551" style:parent-style-name="Domyślnaczcionkaakapitu" style:family="text">
      <style:text-properties style:text-underline-type="single" style:text-underline-style="solid" style:text-underline-width="auto" style:text-underline-mode="continuous"/>
    </style:style>
    <style:style style:name="P1552" style:parent-style-name="Standard" style:family="paragraph">
      <style:paragraph-properties fo:text-align="justify"/>
    </style:style>
    <style:style style:name="T1553" style:parent-style-name="Domyślnaczcionkaakapitu" style:family="text">
      <style:text-properties style:text-underline-type="single" style:text-underline-style="solid" style:text-underline-width="auto" style:text-underline-mode="continuous"/>
    </style:style>
    <style:style style:name="P1554" style:parent-style-name="Standard" style:family="paragraph">
      <style:paragraph-properties fo:text-align="justify"/>
      <style:text-properties style:text-underline-type="single" style:text-underline-style="solid" style:text-underline-width="auto" style:text-underline-mode="continuous"/>
    </style:style>
    <style:style style:name="P1555" style:parent-style-name="Standard" style:family="paragraph">
      <style:paragraph-properties fo:text-align="justify"/>
      <style:text-properties style:text-underline-type="single" style:text-underline-style="solid" style:text-underline-width="auto" style:text-underline-mode="continuous"/>
    </style:style>
    <style:style style:name="P1556" style:parent-style-name="Standard" style:family="paragraph">
      <style:paragraph-properties fo:text-align="justify"/>
      <style:text-properties style:text-underline-type="single" style:text-underline-style="solid" style:text-underline-width="auto" style:text-underline-mode="continuous"/>
    </style:style>
    <style:style style:name="P1557" style:parent-style-name="Standard" style:family="paragraph">
      <style:paragraph-properties fo:text-align="justify"/>
      <style:text-properties style:text-underline-type="single" style:text-underline-style="solid" style:text-underline-width="auto" style:text-underline-mode="continuous"/>
    </style:style>
    <style:style style:name="P1558" style:parent-style-name="Standard" style:family="paragraph">
      <style:paragraph-properties fo:text-align="justify"/>
      <style:text-properties style:text-underline-type="single" style:text-underline-style="solid" style:text-underline-width="auto" style:text-underline-mode="continuous"/>
    </style:style>
    <style:style style:name="P1559" style:parent-style-name="Standard" style:family="paragraph">
      <style:paragraph-properties fo:text-align="justify"/>
    </style:style>
    <style:style style:name="P1560" style:parent-style-name="Standard" style:family="paragraph">
      <style:paragraph-properties fo:text-align="justify"/>
    </style:style>
    <style:style style:name="P1561"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562" style:parent-style-name="Standard" style:family="paragraph">
      <style:paragraph-properties fo:text-align="justify"/>
    </style:style>
    <style:style style:name="T1563" style:parent-style-name="Domyślnaczcionkaakapitu" style:family="text">
      <style:text-properties style:text-underline-type="single" style:text-underline-style="solid" style:text-underline-width="auto" style:text-underline-mode="continuous"/>
    </style:style>
    <style:style style:name="P1564" style:parent-style-name="Standard" style:family="paragraph">
      <style:paragraph-properties fo:text-align="justify"/>
    </style:style>
    <style:style style:name="T1565" style:parent-style-name="Domyślnaczcionkaakapitu" style:family="text">
      <style:text-properties style:text-underline-type="single" style:text-underline-style="solid" style:text-underline-width="auto" style:text-underline-mode="continuous"/>
    </style:style>
    <style:style style:name="P1566" style:parent-style-name="Standard" style:family="paragraph">
      <style:paragraph-properties fo:text-align="justify"/>
    </style:style>
    <style:style style:name="P1567" style:parent-style-name="Standard" style:family="paragraph">
      <style:paragraph-properties fo:text-align="justify"/>
      <style:text-properties style:text-underline-type="single" style:text-underline-style="solid" style:text-underline-width="auto" style:text-underline-mode="continuous"/>
    </style:style>
    <style:style style:name="P1568" style:parent-style-name="Standard" style:family="paragraph">
      <style:paragraph-properties fo:text-align="justify"/>
      <style:text-properties style:text-underline-type="single" style:text-underline-style="solid" style:text-underline-width="auto" style:text-underline-mode="continuous"/>
    </style:style>
    <style:style style:name="P1569" style:parent-style-name="Standard" style:family="paragraph">
      <style:paragraph-properties fo:text-align="justify"/>
    </style:style>
    <style:style style:name="P1570" style:parent-style-name="Standard" style:family="paragraph">
      <style:paragraph-properties fo:text-align="justify"/>
    </style:style>
    <style:style style:name="P1571" style:parent-style-name="Standard" style:family="paragraph">
      <style:paragraph-properties fo:text-align="justify"/>
    </style:style>
    <style:style style:name="P1572" style:parent-style-name="Standard" style:family="paragraph">
      <style:paragraph-properties fo:text-align="justify"/>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style:text-underline-type="single" style:text-underline-style="solid" style:text-underline-width="auto" style:text-underline-mode="continuous"/>
    </style:style>
    <style:style style:name="P1575" style:parent-style-name="Standard" style:family="paragraph">
      <style:paragraph-properties fo:text-align="justify"/>
    </style:style>
    <style:style style:name="P1576" style:parent-style-name="Standard" style:family="paragraph">
      <style:paragraph-properties fo:text-align="justify"/>
    </style:style>
    <style:style style:name="T1577" style:parent-style-name="Domyślnaczcionkaakapitu" style:family="text">
      <style:text-properties style:text-underline-type="single" style:text-underline-style="solid" style:text-underline-width="auto" style:text-underline-mode="continuous"/>
    </style:style>
    <style:style style:name="P1578" style:parent-style-name="Standard" style:family="paragraph">
      <style:paragraph-properties fo:text-align="justify"/>
    </style:style>
    <style:style style:name="P1579" style:parent-style-name="Standard" style:family="paragraph">
      <style:paragraph-properties fo:text-align="justify"/>
    </style:style>
    <style:style style:name="P1580" style:parent-style-name="Standard" style:family="paragraph">
      <style:paragraph-properties fo:text-align="justify"/>
    </style:style>
    <style:style style:name="P1581" style:parent-style-name="Standard" style:family="paragraph">
      <style:paragraph-properties fo:text-align="justify"/>
      <style:text-properties style:text-underline-type="single" style:text-underline-style="solid" style:text-underline-width="auto" style:text-underline-mode="continuous"/>
    </style:style>
    <style:style style:name="P1582" style:parent-style-name="Standard" style:family="paragraph">
      <style:paragraph-properties fo:text-align="justify"/>
      <style:text-properties style:text-underline-type="single" style:text-underline-style="solid" style:text-underline-width="auto" style:text-underline-mode="continuous"/>
    </style:style>
    <style:style style:name="P1583" style:parent-style-name="Standard" style:family="paragraph">
      <style:paragraph-properties fo:text-align="justify"/>
      <style:text-properties style:text-underline-type="single" style:text-underline-style="solid" style:text-underline-width="auto" style:text-underline-mode="continuous"/>
    </style:style>
    <style:style style:name="P1584" style:parent-style-name="Standard" style:family="paragraph">
      <style:paragraph-properties fo:text-align="justify"/>
    </style:style>
    <style:style style:name="T1585" style:parent-style-name="Domyślnaczcionkaakapitu" style:family="text">
      <style:text-properties style:text-underline-type="single" style:text-underline-style="solid" style:text-underline-width="auto" style:text-underline-mode="continuous"/>
    </style:style>
    <style:style style:name="T1586" style:parent-style-name="Domyślnaczcionkaakapitu" style:family="text">
      <style:text-properties style:text-underline-type="single" style:text-underline-style="solid" style:text-underline-width="auto" style:text-underline-mode="continuous"/>
    </style:style>
    <style:style style:name="P1587" style:parent-style-name="Standard" style:family="paragraph">
      <style:paragraph-properties fo:text-align="justify"/>
    </style:style>
    <style:style style:name="P1588" style:parent-style-name="Standard" style:family="paragraph">
      <style:paragraph-properties fo:text-align="justify"/>
      <style:text-properties style:text-underline-type="single" style:text-underline-style="solid" style:text-underline-width="auto" style:text-underline-mode="continuous"/>
    </style:style>
    <style:style style:name="P1589" style:parent-style-name="Standard" style:family="paragraph">
      <style:paragraph-properties fo:text-align="justify"/>
    </style:style>
    <style:style style:name="T1590" style:parent-style-name="Domyślnaczcionkaakapitu" style:family="text">
      <style:text-properties style:text-underline-type="single" style:text-underline-style="solid" style:text-underline-width="auto" style:text-underline-mode="continuous"/>
    </style:style>
    <style:style style:name="T1591" style:parent-style-name="Domyślnaczcionkaakapitu" style:family="text">
      <style:text-properties style:text-underline-type="single" style:text-underline-style="solid" style:text-underline-width="auto" style:text-underline-mode="continuous"/>
    </style:style>
    <style:style style:name="P1592" style:parent-style-name="Standard" style:family="paragraph">
      <style:paragraph-properties fo:text-align="justify"/>
    </style:style>
    <style:style style:name="P1593" style:parent-style-name="Standard" style:family="paragraph">
      <style:paragraph-properties fo:text-align="justify"/>
      <style:text-properties style:text-underline-type="single" style:text-underline-style="solid" style:text-underline-width="auto" style:text-underline-mode="continuous"/>
    </style:style>
    <style:style style:name="P1594" style:parent-style-name="Standard" style:family="paragraph">
      <style:paragraph-properties fo:text-align="justify"/>
      <style:text-properties style:text-underline-type="single" style:text-underline-style="solid" style:text-underline-width="auto" style:text-underline-mode="continuous"/>
    </style:style>
    <style:style style:name="P1595" style:parent-style-name="Standard" style:family="paragraph">
      <style:paragraph-properties fo:text-align="justify"/>
    </style:style>
    <style:style style:name="T1596" style:parent-style-name="Domyślnaczcionkaakapitu" style:family="text">
      <style:text-properties style:text-underline-type="single" style:text-underline-style="solid" style:text-underline-width="auto" style:text-underline-mode="continuous"/>
    </style:style>
    <style:style style:name="T1597" style:parent-style-name="Domyślnaczcionkaakapitu" style:family="text">
      <style:text-properties style:text-underline-type="single" style:text-underline-style="solid" style:text-underline-width="auto" style:text-underline-mode="continuous"/>
    </style:style>
    <style:style style:name="P1598" style:parent-style-name="Standard" style:family="paragraph">
      <style:paragraph-properties fo:text-align="justify"/>
    </style:style>
    <style:style style:name="T1599" style:parent-style-name="Domyślnaczcionkaakapitu" style:family="text">
      <style:text-properties style:text-underline-type="single" style:text-underline-style="solid" style:text-underline-width="auto" style:text-underline-mode="continuous"/>
    </style:style>
    <style:style style:name="P1600" style:parent-style-name="Standard" style:family="paragraph">
      <style:paragraph-properties fo:text-align="justify"/>
    </style:style>
    <style:style style:name="T1601" style:parent-style-name="Domyślnaczcionkaakapitu" style:family="text">
      <style:text-properties style:text-underline-type="single" style:text-underline-style="solid" style:text-underline-width="auto" style:text-underline-mode="continuous"/>
    </style:style>
    <style:style style:name="P1602" style:parent-style-name="Standard" style:family="paragraph">
      <style:paragraph-properties fo:text-align="justify"/>
    </style:style>
    <style:style style:name="T1603" style:parent-style-name="Domyślnaczcionkaakapitu" style:family="text">
      <style:text-properties style:text-underline-type="single" style:text-underline-style="solid" style:text-underline-width="auto" style:text-underline-mode="continuous"/>
    </style:style>
    <style:style style:name="T1604"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605" style:parent-style-name="Domyślnaczcionkaakapitu" style:family="text">
      <style:text-properties style:text-underline-type="single" style:text-underline-style="solid" style:text-underline-width="auto" style:text-underline-mode="continuous"/>
    </style:style>
    <style:style style:name="T1606" style:parent-style-name="Domyślnaczcionkaakapitu" style:family="text">
      <style:text-properties style:text-underline-type="single" style:text-underline-style="solid" style:text-underline-width="auto" style:text-underline-mode="continuous"/>
    </style:style>
    <style:style style:name="P1607" style:parent-style-name="Standard" style:family="paragraph">
      <style:paragraph-properties fo:text-align="justify"/>
      <style:text-properties style:text-underline-type="single" style:text-underline-style="solid" style:text-underline-width="auto" style:text-underline-mode="continuous"/>
    </style:style>
    <style:style style:name="P1608" style:parent-style-name="Standard" style:family="paragraph">
      <style:paragraph-properties fo:text-align="justify"/>
    </style:style>
    <style:style style:name="P1609" style:parent-style-name="Standard" style:family="paragraph">
      <style:paragraph-properties fo:text-align="justify"/>
    </style:style>
    <style:style style:name="P1610" style:parent-style-name="Standard" style:family="paragraph">
      <style:paragraph-properties fo:text-align="justify"/>
    </style:style>
    <style:style style:name="P1611" style:parent-style-name="Standard" style:family="paragraph">
      <style:paragraph-properties fo:text-align="justify"/>
    </style:style>
    <style:style style:name="T1612" style:parent-style-name="Domyślnaczcionkaakapitu" style:family="text">
      <style:text-properties fo:font-weight="bold" style:font-weight-asian="bold" style:font-weight-complex="bold"/>
    </style:style>
    <style:style style:name="P1613" style:parent-style-name="Standard" style:family="paragraph">
      <style:paragraph-properties fo:text-align="justify"/>
    </style:style>
    <style:style style:name="P1614" style:parent-style-name="Standard" style:family="paragraph">
      <style:paragraph-properties fo:text-align="justify"/>
    </style:style>
    <style:style style:name="T1615" style:parent-style-name="Domyślnaczcionkaakapitu" style:family="text">
      <style:text-properties style:text-underline-type="single" style:text-underline-style="solid" style:text-underline-width="auto" style:text-underline-mode="continuous"/>
    </style:style>
    <style:style style:name="P1616" style:parent-style-name="Standard" style:family="paragraph">
      <style:paragraph-properties fo:text-align="justify"/>
    </style:style>
    <style:style style:name="T1617" style:parent-style-name="Domyślnaczcionkaakapitu" style:family="text">
      <style:text-properties style:text-underline-type="single" style:text-underline-style="solid" style:text-underline-width="auto" style:text-underline-mode="continuous"/>
    </style:style>
    <style:style style:name="T1618" style:parent-style-name="Domyślnaczcionkaakapitu" style:family="text">
      <style:text-properties style:text-underline-type="single" style:text-underline-style="solid" style:text-underline-width="auto" style:text-underline-mode="continuous"/>
    </style:style>
    <style:style style:name="T1619" style:parent-style-name="Domyślnaczcionkaakapitu" style:family="text">
      <style:text-properties style:text-underline-type="single" style:text-underline-style="solid" style:text-underline-width="auto" style:text-underline-mode="continuous"/>
    </style:style>
    <style:style style:name="P1620"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21" style:parent-style-name="Standard" style:family="paragraph">
      <style:paragraph-properties fo:text-align="justify"/>
    </style:style>
    <style:style style:name="T1622" style:parent-style-name="Domyślnaczcionkaakapitu" style:family="text">
      <style:text-properties style:text-underline-type="single" style:text-underline-style="solid" style:text-underline-width="auto" style:text-underline-mode="continuous"/>
    </style:style>
    <style:style style:name="T1623" style:parent-style-name="Domyślnaczcionkaakapitu" style:family="text">
      <style:text-properties style:text-underline-type="single" style:text-underline-style="solid" style:text-underline-width="auto" style:text-underline-mode="continuous"/>
    </style:style>
    <style:style style:name="T1624" style:parent-style-name="Domyślnaczcionkaakapitu" style:family="text">
      <style:text-properties style:text-underline-type="single" style:text-underline-style="solid" style:text-underline-width="auto" style:text-underline-mode="continuous"/>
    </style:style>
    <style:style style:name="T1625" style:parent-style-name="Domyślnaczcionkaakapitu" style:family="text">
      <style:text-properties style:text-underline-type="single" style:text-underline-style="solid" style:text-underline-width="auto" style:text-underline-mode="continuous"/>
    </style:style>
    <style:style style:name="P1626" style:parent-style-name="Standard" style:family="paragraph">
      <style:paragraph-properties fo:text-align="justify"/>
    </style:style>
    <style:style style:name="P1627" style:parent-style-name="Standard" style:family="paragraph">
      <style:paragraph-properties fo:text-align="justify"/>
    </style:style>
    <style:style style:name="P1628" style:parent-style-name="Standard" style:family="paragraph">
      <style:paragraph-properties fo:text-align="justify"/>
      <style:text-properties style:text-underline-type="single" style:text-underline-style="solid" style:text-underline-width="auto" style:text-underline-mode="continuous"/>
    </style:style>
    <style:style style:name="P1629" style:parent-style-name="Standard" style:family="paragraph">
      <style:paragraph-properties fo:text-align="justify"/>
    </style:style>
    <style:style style:name="T1630" style:parent-style-name="Domyślnaczcionkaakapitu" style:family="text">
      <style:text-properties style:text-underline-type="single" style:text-underline-style="solid" style:text-underline-width="auto" style:text-underline-mode="continuous"/>
    </style:style>
    <style:style style:name="T1631" style:parent-style-name="Domyślnaczcionkaakapitu" style:family="text">
      <style:text-properties style:text-underline-type="single" style:text-underline-style="solid" style:text-underline-width="auto" style:text-underline-mode="continuous"/>
    </style:style>
    <style:style style:name="T1632" style:parent-style-name="Domyślnaczcionkaakapitu" style:family="text">
      <style:text-properties style:text-underline-type="single" style:text-underline-style="solid" style:text-underline-width="auto" style:text-underline-mode="continuous"/>
    </style:style>
    <style:style style:name="T1633" style:parent-style-name="Domyślnaczcionkaakapitu" style:family="text">
      <style:text-properties style:text-underline-type="single" style:text-underline-style="solid" style:text-underline-width="auto" style:text-underline-mode="continuous"/>
    </style:style>
    <style:style style:name="P1634" style:parent-style-name="Standard" style:family="paragraph">
      <style:paragraph-properties fo:text-align="justify"/>
    </style:style>
    <style:style style:name="P1635" style:parent-style-name="Standard" style:family="paragraph">
      <style:paragraph-properties fo:text-align="justify"/>
    </style:style>
    <style:style style:name="T1636" style:parent-style-name="Domyślnaczcionkaakapitu" style:family="text">
      <style:text-properties style:text-underline-type="single" style:text-underline-style="solid" style:text-underline-width="auto" style:text-underline-mode="continuous"/>
    </style:style>
    <style:style style:name="T1637" style:parent-style-name="Domyślnaczcionkaakapitu" style:family="text">
      <style:text-properties style:text-underline-type="single" style:text-underline-style="solid" style:text-underline-width="auto" style:text-underline-mode="continuous"/>
    </style:style>
    <style:style style:name="P1638" style:parent-style-name="Standard" style:family="paragraph">
      <style:paragraph-properties fo:text-align="justify"/>
    </style:style>
    <style:style style:name="P1639" style:parent-style-name="Standard" style:family="paragraph">
      <style:paragraph-properties fo:text-align="justify"/>
    </style:style>
    <style:style style:name="P1640" style:parent-style-name="Standard" style:family="paragraph">
      <style:paragraph-properties fo:text-align="justify"/>
    </style:style>
    <style:style style:name="T1641" style:parent-style-name="Domyślnaczcionkaakapitu" style:family="text">
      <style:text-properties style:text-underline-type="single" style:text-underline-style="solid" style:text-underline-width="auto" style:text-underline-mode="continuous"/>
    </style:style>
    <style:style style:name="T1642" style:parent-style-name="Domyślnaczcionkaakapitu" style:family="text">
      <style:text-properties style:text-underline-type="single" style:text-underline-style="solid" style:text-underline-width="auto" style:text-underline-mode="continuous"/>
    </style:style>
    <style:style style:name="P1643" style:parent-style-name="Standard" style:family="paragraph">
      <style:paragraph-properties fo:text-align="justify"/>
    </style:style>
    <style:style style:name="T1644" style:parent-style-name="Domyślnaczcionkaakapitu" style:family="text">
      <style:text-properties style:text-underline-type="single" style:text-underline-style="solid" style:text-underline-width="auto" style:text-underline-mode="continuous"/>
    </style:style>
    <style:style style:name="T1645" style:parent-style-name="Domyślnaczcionkaakapitu" style:family="text">
      <style:text-properties style:text-underline-type="single" style:text-underline-style="solid" style:text-underline-width="auto" style:text-underline-mode="continuous"/>
    </style:style>
    <style:style style:name="T1646" style:parent-style-name="Domyślnaczcionkaakapitu" style:family="text">
      <style:text-properties style:text-underline-type="single" style:text-underline-style="solid" style:text-underline-width="auto" style:text-underline-mode="continuous"/>
    </style:style>
    <style:style style:name="T1647" style:parent-style-name="Domyślnaczcionkaakapitu" style:family="text">
      <style:text-properties style:text-underline-type="single" style:text-underline-style="solid" style:text-underline-width="auto" style:text-underline-mode="continuous"/>
    </style:style>
    <style:style style:name="T1648" style:parent-style-name="Domyślnaczcionkaakapitu" style:family="text">
      <style:text-properties style:text-underline-type="single" style:text-underline-style="solid" style:text-underline-width="auto" style:text-underline-mode="continuous"/>
    </style:style>
    <style:style style:name="T1649" style:parent-style-name="Domyślnaczcionkaakapitu" style:family="text">
      <style:text-properties style:text-underline-type="single" style:text-underline-style="solid" style:text-underline-width="auto" style:text-underline-mode="continuous"/>
    </style:style>
    <style:style style:name="P1650" style:parent-style-name="Standard" style:family="paragraph">
      <style:paragraph-properties fo:text-align="justify"/>
    </style:style>
    <style:style style:name="P1651" style:parent-style-name="Standard" style:family="paragraph">
      <style:paragraph-properties fo:text-align="justify"/>
    </style:style>
    <style:style style:name="T1652" style:parent-style-name="Domyślnaczcionkaakapitu" style:family="text">
      <style:text-properties style:text-underline-type="single" style:text-underline-style="solid" style:text-underline-width="auto" style:text-underline-mode="continuous"/>
    </style:style>
    <style:style style:name="P1653" style:parent-style-name="Standard" style:list-style-name="LFO22" style:family="paragraph">
      <style:paragraph-properties fo:text-align="justify"/>
    </style:style>
    <style:style style:name="P1654" style:parent-style-name="Standard" style:list-style-name="LFO22" style:family="paragraph">
      <style:paragraph-properties fo:text-align="justify"/>
    </style:style>
    <style:style style:name="P1655" style:parent-style-name="Standard" style:list-style-name="LFO22" style:family="paragraph">
      <style:paragraph-properties fo:text-align="justify"/>
    </style:style>
    <style:style style:name="P1656" style:parent-style-name="Standard" style:list-style-name="LFO22" style:family="paragraph">
      <style:paragraph-properties fo:text-align="justify"/>
    </style:style>
    <style:style style:name="P1657" style:parent-style-name="Standard" style:family="paragraph">
      <style:paragraph-properties fo:text-align="justify"/>
    </style:style>
    <style:style style:name="P1658" style:parent-style-name="Standard" style:family="paragraph">
      <style:paragraph-properties fo:text-align="justify"/>
    </style:style>
    <style:style style:name="T1659" style:parent-style-name="Domyślnaczcionkaakapitu" style:family="text">
      <style:text-properties style:text-underline-type="single" style:text-underline-style="solid" style:text-underline-width="auto" style:text-underline-mode="continuous"/>
    </style:style>
    <style:style style:name="T1660" style:parent-style-name="Domyślnaczcionkaakapitu" style:family="text">
      <style:text-properties style:text-underline-type="single" style:text-underline-style="solid" style:text-underline-width="auto" style:text-underline-mode="continuous"/>
    </style:style>
    <style:style style:name="P1661" style:parent-style-name="Standard" style:family="paragraph">
      <style:paragraph-properties fo:text-align="justify"/>
      <style:text-properties style:text-underline-type="single" style:text-underline-style="solid" style:text-underline-width="auto" style:text-underline-mode="continuous"/>
    </style:style>
    <style:style style:name="P1662" style:parent-style-name="Standard" style:family="paragraph">
      <style:paragraph-properties fo:text-align="justify"/>
    </style:style>
    <style:style style:name="T1663" style:parent-style-name="Domyślnaczcionkaakapitu" style:family="text">
      <style:text-properties style:text-underline-type="single" style:text-underline-style="solid" style:text-underline-width="auto" style:text-underline-mode="continuous"/>
    </style:style>
    <style:style style:name="T1664" style:parent-style-name="Domyślnaczcionkaakapitu" style:family="text">
      <style:text-properties style:text-underline-type="single" style:text-underline-style="solid" style:text-underline-width="auto" style:text-underline-mode="continuous"/>
    </style:style>
    <style:style style:name="P1665" style:parent-style-name="Standard" style:family="paragraph">
      <style:paragraph-properties fo:text-align="justify"/>
    </style:style>
    <style:style style:name="P1666" style:parent-style-name="Standard" style:family="paragraph">
      <style:paragraph-properties fo:text-align="justify"/>
    </style:style>
    <style:style style:name="T1667" style:parent-style-name="Domyślnaczcionkaakapitu" style:family="text">
      <style:text-properties style:text-underline-type="single" style:text-underline-style="solid" style:text-underline-width="auto" style:text-underline-mode="continuous"/>
    </style:style>
    <style:style style:name="T1668" style:parent-style-name="Domyślnaczcionkaakapitu" style:family="text">
      <style:text-properties style:text-underline-type="single" style:text-underline-style="solid" style:text-underline-width="auto" style:text-underline-mode="continuous"/>
    </style:style>
    <style:style style:name="P1669" style:parent-style-name="Standard" style:family="paragraph">
      <style:paragraph-properties fo:text-align="justify"/>
      <style:text-properties style:text-underline-type="single" style:text-underline-style="solid" style:text-underline-width="auto" style:text-underline-mode="continuous"/>
    </style:style>
    <style:style style:name="P1670" style:parent-style-name="Standard" style:family="paragraph">
      <style:paragraph-properties fo:text-align="justify"/>
    </style:style>
    <style:style style:name="P1671" style:parent-style-name="Standard" style:family="paragraph">
      <style:paragraph-properties fo:text-align="justify"/>
    </style:style>
    <style:style style:name="T1672"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673" style:parent-style-name="Standard" style:family="paragraph">
      <style:paragraph-properties fo:text-align="justify"/>
    </style:style>
    <style:style style:name="T1674" style:parent-style-name="Domyślnaczcionkaakapitu" style:family="text">
      <style:text-properties style:text-underline-type="single" style:text-underline-style="solid" style:text-underline-width="auto" style:text-underline-mode="continuous"/>
    </style:style>
    <style:style style:name="T1675" style:parent-style-name="Domyślnaczcionkaakapitu" style:family="text">
      <style:text-properties style:text-underline-type="single" style:text-underline-style="solid" style:text-underline-width="auto" style:text-underline-mode="continuous"/>
    </style:style>
    <style:style style:name="T1676" style:parent-style-name="Domyślnaczcionkaakapitu" style:family="text">
      <style:text-properties style:text-underline-type="single" style:text-underline-style="solid" style:text-underline-width="auto" style:text-underline-mode="continuous"/>
    </style:style>
    <style:style style:name="P1677" style:parent-style-name="Standard" style:family="paragraph">
      <style:paragraph-properties fo:text-align="justify"/>
    </style:style>
    <style:style style:name="T1678" style:parent-style-name="Domyślnaczcionkaakapitu" style:family="text">
      <style:text-properties style:text-underline-type="single" style:text-underline-style="solid" style:text-underline-width="auto" style:text-underline-mode="continuous"/>
    </style:style>
    <style:style style:name="P1679" style:parent-style-name="Standard" style:family="paragraph">
      <style:paragraph-properties fo:text-align="justify"/>
    </style:style>
    <style:style style:name="T1680" style:parent-style-name="Domyślnaczcionkaakapitu" style:family="text">
      <style:text-properties style:text-underline-type="single" style:text-underline-style="solid" style:text-underline-width="auto" style:text-underline-mode="continuous"/>
    </style:style>
    <style:style style:name="P1681" style:parent-style-name="Standard" style:family="paragraph">
      <style:paragraph-properties fo:text-align="justify"/>
    </style:style>
    <style:style style:name="P1682" style:parent-style-name="Standard" style:family="paragraph">
      <style:paragraph-properties fo:text-align="justify"/>
      <style:text-properties fo:font-weight="bold" style:font-weight-asian="bold" style:font-weight-complex="bold"/>
    </style:style>
    <style:style style:name="P1683" style:parent-style-name="Standard" style:family="paragraph">
      <style:paragraph-properties fo:text-align="justify"/>
      <style:text-properties fo:font-weight="bold" style:font-weight-asian="bold" style:font-weight-complex="bold"/>
    </style:style>
    <style:style style:name="P1684" style:parent-style-name="Standard" style:family="paragraph">
      <style:paragraph-properties fo:text-align="justify"/>
    </style:style>
    <style:style style:name="P1685" style:parent-style-name="Standard" style:family="paragraph">
      <style:paragraph-properties fo:text-align="justify"/>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style:text-underline-type="single" style:text-underline-style="solid" style:text-underline-width="auto" style:text-underline-mode="continuous"/>
    </style:style>
    <style:style style:name="T1688" style:parent-style-name="Domyślnaczcionkaakapitu" style:family="text">
      <style:text-properties style:text-underline-type="single" style:text-underline-style="solid" style:text-underline-width="auto" style:text-underline-mode="continuous"/>
    </style:style>
    <style:style style:name="T1689" style:parent-style-name="Domyślnaczcionkaakapitu" style:family="text">
      <style:text-properties style:text-underline-type="single" style:text-underline-style="solid" style:text-underline-width="auto" style:text-underline-mode="continuous"/>
    </style:style>
    <style:style style:name="T1690" style:parent-style-name="Domyślnaczcionkaakapitu" style:family="text">
      <style:text-properties style:text-underline-type="single" style:text-underline-style="solid" style:text-underline-width="auto" style:text-underline-mode="continuous"/>
    </style:style>
    <style:style style:name="P1691" style:parent-style-name="Standard" style:family="paragraph">
      <style:paragraph-properties fo:text-align="justify"/>
    </style:style>
    <style:style style:name="P1692" style:parent-style-name="Standard" style:family="paragraph">
      <style:paragraph-properties fo:text-align="justify"/>
    </style:style>
    <style:style style:name="T1693" style:parent-style-name="Domyślnaczcionkaakapitu" style:family="text">
      <style:text-properties style:text-underline-type="single" style:text-underline-style="solid" style:text-underline-width="auto" style:text-underline-mode="continuous"/>
    </style:style>
    <style:style style:name="T1694" style:parent-style-name="Domyślnaczcionkaakapitu" style:family="text">
      <style:text-properties style:text-underline-type="single" style:text-underline-style="solid" style:text-underline-width="auto" style:text-underline-mode="continuous"/>
    </style:style>
    <style:style style:name="T1695" style:parent-style-name="Domyślnaczcionkaakapitu" style:family="text">
      <style:text-properties style:text-underline-type="single" style:text-underline-style="solid" style:text-underline-width="auto" style:text-underline-mode="continuous"/>
    </style:style>
    <style:style style:name="T1696" style:parent-style-name="Domyślnaczcionkaakapitu" style:family="text">
      <style:text-properties style:text-underline-type="single" style:text-underline-style="solid" style:text-underline-width="auto" style:text-underline-mode="continuous"/>
    </style:style>
    <style:style style:name="T1697" style:parent-style-name="Domyślnaczcionkaakapitu" style:family="text">
      <style:text-properties style:text-underline-type="single" style:text-underline-style="solid" style:text-underline-width="auto" style:text-underline-mode="continuous"/>
    </style:style>
    <style:style style:name="P1698" style:parent-style-name="Standard" style:family="paragraph">
      <style:paragraph-properties fo:text-align="justify"/>
    </style:style>
    <style:style style:name="P1699" style:parent-style-name="Standard" style:list-style-name="LFO23" style:family="paragraph">
      <style:paragraph-properties fo:text-align="justify"/>
    </style:style>
    <style:style style:name="T1700" style:parent-style-name="Domyślnaczcionkaakapitu" style:family="text">
      <style:text-properties style:text-underline-type="single" style:text-underline-style="solid" style:text-underline-width="auto" style:text-underline-mode="continuous"/>
    </style:style>
    <style:style style:name="T1701" style:parent-style-name="Domyślnaczcionkaakapitu" style:family="text">
      <style:text-properties style:text-underline-type="single" style:text-underline-style="solid" style:text-underline-width="auto" style:text-underline-mode="continuous"/>
    </style:style>
    <style:style style:name="T1702" style:parent-style-name="Domyślnaczcionkaakapitu" style:family="text">
      <style:text-properties style:text-underline-type="single" style:text-underline-style="solid" style:text-underline-width="auto" style:text-underline-mode="continuous"/>
    </style:style>
    <style:style style:name="T1703" style:parent-style-name="Domyślnaczcionkaakapitu" style:family="text">
      <style:text-properties style:text-underline-type="single" style:text-underline-style="solid" style:text-underline-width="auto" style:text-underline-mode="continuous"/>
    </style:style>
    <style:style style:name="T1704" style:parent-style-name="Domyślnaczcionkaakapitu" style:family="text">
      <style:text-properties style:text-underline-type="single" style:text-underline-style="solid" style:text-underline-width="auto" style:text-underline-mode="continuous"/>
    </style:style>
    <style:style style:name="P1705" style:parent-style-name="Standard" style:list-style-name="LFO23" style:family="paragraph">
      <style:paragraph-properties fo:text-align="justify"/>
    </style:style>
    <style:style style:name="T1706" style:parent-style-name="Domyślnaczcionkaakapitu" style:family="text">
      <style:text-properties style:text-underline-type="single" style:text-underline-style="solid" style:text-underline-width="auto" style:text-underline-mode="continuous"/>
    </style:style>
    <style:style style:name="T1707" style:parent-style-name="Domyślnaczcionkaakapitu" style:family="text">
      <style:text-properties style:text-underline-type="single" style:text-underline-style="solid" style:text-underline-width="auto" style:text-underline-mode="continuous"/>
    </style:style>
    <style:style style:name="T1708" style:parent-style-name="Domyślnaczcionkaakapitu" style:family="text">
      <style:text-properties style:text-underline-type="single" style:text-underline-style="solid" style:text-underline-width="auto" style:text-underline-mode="continuous"/>
    </style:style>
    <style:style style:name="P1709" style:parent-style-name="Standard" style:family="paragraph">
      <style:paragraph-properties fo:text-align="justify"/>
    </style:style>
    <style:style style:name="P1710" style:parent-style-name="Standard" style:family="paragraph">
      <style:paragraph-properties fo:text-align="justify"/>
    </style:style>
    <style:style style:name="T1711" style:parent-style-name="Domyślnaczcionkaakapitu" style:family="text">
      <style:text-properties style:text-underline-type="single" style:text-underline-style="solid" style:text-underline-width="auto" style:text-underline-mode="continuous"/>
    </style:style>
    <style:style style:name="T1712" style:parent-style-name="Domyślnaczcionkaakapitu" style:family="text">
      <style:text-properties style:text-underline-type="single" style:text-underline-style="solid" style:text-underline-width="auto" style:text-underline-mode="continuous"/>
    </style:style>
    <style:style style:name="T1713" style:parent-style-name="Domyślnaczcionkaakapitu" style:family="text">
      <style:text-properties style:text-underline-type="single" style:text-underline-style="solid" style:text-underline-width="auto" style:text-underline-mode="continuous"/>
    </style:style>
    <style:style style:name="P1714" style:parent-style-name="Standard" style:family="paragraph">
      <style:paragraph-properties fo:text-align="justify"/>
    </style:style>
    <style:style style:name="P1715" style:parent-style-name="Standard" style:family="paragraph">
      <style:paragraph-properties fo:text-align="justify"/>
      <style:text-properties style:text-underline-type="single" style:text-underline-style="solid" style:text-underline-width="auto" style:text-underline-mode="continuous"/>
    </style:style>
    <style:style style:name="P1716" style:parent-style-name="Standard" style:family="paragraph">
      <style:paragraph-properties fo:text-align="justify"/>
    </style:style>
    <style:style style:name="T1717" style:parent-style-name="Domyślnaczcionkaakapitu" style:family="text">
      <style:text-properties style:text-underline-type="single" style:text-underline-style="solid" style:text-underline-width="auto" style:text-underline-mode="continuous"/>
    </style:style>
    <style:style style:name="T1718" style:parent-style-name="Domyślnaczcionkaakapitu" style:family="text">
      <style:text-properties style:text-underline-type="single" style:text-underline-style="solid" style:text-underline-width="auto" style:text-underline-mode="continuous"/>
    </style:style>
    <style:style style:name="T1719" style:parent-style-name="Domyślnaczcionkaakapitu" style:family="text">
      <style:text-properties style:text-underline-type="single" style:text-underline-style="solid" style:text-underline-width="auto" style:text-underline-mode="continuous"/>
    </style:style>
    <style:style style:name="T1720" style:parent-style-name="Domyślnaczcionkaakapitu" style:family="text">
      <style:text-properties style:text-underline-type="single" style:text-underline-style="solid" style:text-underline-width="auto" style:text-underline-mode="continuous"/>
    </style:style>
    <style:style style:name="T1721" style:parent-style-name="Domyślnaczcionkaakapitu" style:family="text">
      <style:text-properties style:text-underline-type="single" style:text-underline-style="solid" style:text-underline-width="auto" style:text-underline-mode="continuous"/>
    </style:style>
    <style:style style:name="T1722" style:parent-style-name="Domyślnaczcionkaakapitu" style:family="text">
      <style:text-properties style:text-underline-type="single" style:text-underline-style="solid" style:text-underline-width="auto" style:text-underline-mode="continuous"/>
    </style:style>
    <style:style style:name="P1723" style:parent-style-name="Standard" style:family="paragraph">
      <style:paragraph-properties fo:text-align="justify"/>
    </style:style>
    <style:style style:name="P1724" style:parent-style-name="Standard" style:family="paragraph">
      <style:paragraph-properties fo:text-align="justify"/>
    </style:style>
    <style:style style:name="T1725" style:parent-style-name="Domyślnaczcionkaakapitu" style:family="text">
      <style:text-properties style:text-underline-type="single" style:text-underline-style="solid" style:text-underline-width="auto" style:text-underline-mode="continuous"/>
    </style:style>
    <style:style style:name="T1726" style:parent-style-name="Domyślnaczcionkaakapitu" style:family="text">
      <style:text-properties style:text-underline-type="single" style:text-underline-style="solid" style:text-underline-width="auto" style:text-underline-mode="continuous"/>
    </style:style>
    <style:style style:name="P1727" style:parent-style-name="Standard" style:family="paragraph">
      <style:paragraph-properties fo:text-align="justify"/>
    </style:style>
    <style:style style:name="T1728" style:parent-style-name="Domyślnaczcionkaakapitu" style:family="text">
      <style:text-properties style:text-underline-type="single" style:text-underline-style="solid" style:text-underline-width="auto" style:text-underline-mode="continuous"/>
    </style:style>
    <style:style style:name="T1729" style:parent-style-name="Domyślnaczcionkaakapitu" style:family="text">
      <style:text-properties style:text-underline-type="single" style:text-underline-style="solid" style:text-underline-width="auto" style:text-underline-mode="continuous"/>
    </style:style>
    <style:style style:name="T1730" style:parent-style-name="Domyślnaczcionkaakapitu" style:family="text">
      <style:text-properties style:text-underline-type="single" style:text-underline-style="solid" style:text-underline-width="auto" style:text-underline-mode="continuous"/>
    </style:style>
    <style:style style:name="T1731"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732"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P1733" style:parent-style-name="Standard" style:family="paragraph">
      <style:paragraph-properties fo:text-align="justify"/>
    </style:style>
    <style:style style:name="P1734" style:parent-style-name="Standard" style:family="paragraph">
      <style:paragraph-properties fo:text-align="justify"/>
    </style:style>
    <style:style style:name="T1735" style:parent-style-name="Domyślnaczcionkaakapitu" style:family="text">
      <style:text-properties style:text-underline-type="single" style:text-underline-style="solid" style:text-underline-width="auto" style:text-underline-mode="continuous"/>
    </style:style>
    <style:style style:name="T1736" style:parent-style-name="Domyślnaczcionkaakapitu" style:family="text">
      <style:text-properties style:text-underline-type="single" style:text-underline-style="solid" style:text-underline-width="auto" style:text-underline-mode="continuous"/>
    </style:style>
    <style:style style:name="T1737" style:parent-style-name="Domyślnaczcionkaakapitu" style:family="text">
      <style:text-properties style:text-underline-type="single" style:text-underline-style="solid" style:text-underline-width="auto" style:text-underline-mode="continuous"/>
    </style:style>
    <style:style style:name="P1738" style:parent-style-name="Standard" style:family="paragraph">
      <style:paragraph-properties fo:text-align="justify"/>
    </style:style>
    <style:style style:name="T1739" style:parent-style-name="Domyślnaczcionkaakapitu" style:family="text">
      <style:text-properties style:text-underline-type="single" style:text-underline-style="solid" style:text-underline-width="auto" style:text-underline-mode="continuous"/>
    </style:style>
    <style:style style:name="T1740" style:parent-style-name="Domyślnaczcionkaakapitu" style:family="text">
      <style:text-properties style:text-underline-type="single" style:text-underline-style="solid" style:text-underline-width="auto" style:text-underline-mode="continuous"/>
    </style:style>
    <style:style style:name="P1741" style:parent-style-name="Standard" style:family="paragraph">
      <style:paragraph-properties fo:text-align="justify"/>
      <style:text-properties style:text-underline-type="single" style:text-underline-style="solid" style:text-underline-width="auto" style:text-underline-mode="continuous"/>
    </style:style>
    <style:style style:name="P1742" style:parent-style-name="Standard" style:family="paragraph">
      <style:paragraph-properties fo:text-align="justify"/>
    </style:style>
    <style:style style:name="P1743" style:parent-style-name="Standard" style:family="paragraph">
      <style:paragraph-properties fo:text-align="justify"/>
    </style:style>
    <style:style style:name="P1744" style:parent-style-name="Standard" style:family="paragraph">
      <style:paragraph-properties fo:text-align="justify"/>
    </style:style>
    <style:style style:name="T1745" style:parent-style-name="Domyślnaczcionkaakapitu" style:family="text">
      <style:text-properties style:text-underline-type="single" style:text-underline-style="solid" style:text-underline-width="auto" style:text-underline-mode="continuous"/>
    </style:style>
    <style:style style:name="T1746" style:parent-style-name="Domyślnaczcionkaakapitu" style:family="text">
      <style:text-properties style:text-underline-type="single" style:text-underline-style="solid" style:text-underline-width="auto" style:text-underline-mode="continuous"/>
    </style:style>
    <style:style style:name="T1747" style:parent-style-name="Domyślnaczcionkaakapitu" style:family="text">
      <style:text-properties style:text-underline-type="single" style:text-underline-style="solid" style:text-underline-width="auto" style:text-underline-mode="continuous"/>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style:text-underline-type="single" style:text-underline-style="solid" style:text-underline-width="auto" style:text-underline-mode="continuous"/>
    </style:style>
    <style:style style:name="P1750" style:parent-style-name="Standard" style:family="paragraph">
      <style:paragraph-properties fo:text-align="justify"/>
      <style:text-properties style:text-underline-type="single" style:text-underline-style="solid" style:text-underline-width="auto" style:text-underline-mode="continuous"/>
    </style:style>
    <style:style style:name="P1751" style:parent-style-name="Standard" style:family="paragraph">
      <style:paragraph-properties fo:text-align="justify"/>
      <style:text-properties style:text-underline-type="single" style:text-underline-style="solid" style:text-underline-width="auto" style:text-underline-mode="continuous"/>
    </style:style>
    <style:style style:name="P1752" style:parent-style-name="Standard" style:family="paragraph">
      <style:paragraph-properties fo:text-align="justify"/>
    </style:style>
    <style:style style:name="T1753" style:parent-style-name="Domyślnaczcionkaakapitu" style:family="text">
      <style:text-properties style:text-underline-type="single" style:text-underline-style="solid" style:text-underline-width="auto" style:text-underline-mode="continuous"/>
    </style:style>
    <style:style style:name="T1754" style:parent-style-name="Domyślnaczcionkaakapitu" style:family="text">
      <style:text-properties style:text-underline-type="single" style:text-underline-style="solid" style:text-underline-width="auto" style:text-underline-mode="continuous"/>
    </style:style>
    <style:style style:name="T1755" style:parent-style-name="Domyślnaczcionkaakapitu" style:family="text">
      <style:text-properties style:text-underline-type="single" style:text-underline-style="solid" style:text-underline-width="auto" style:text-underline-mode="continuous"/>
    </style:style>
    <style:style style:name="T1756" style:parent-style-name="Domyślnaczcionkaakapitu" style:family="text">
      <style:text-properties style:text-underline-type="single" style:text-underline-style="solid" style:text-underline-width="auto" style:text-underline-mode="continuous"/>
    </style:style>
    <style:style style:name="P1757" style:parent-style-name="Standard" style:family="paragraph">
      <style:paragraph-properties fo:text-align="justify"/>
    </style:style>
    <style:style style:name="P1758" style:parent-style-name="Standard" style:family="paragraph">
      <style:paragraph-properties fo:text-align="justify"/>
    </style:style>
    <style:style style:name="T1759" style:parent-style-name="Domyślnaczcionkaakapitu" style:family="text">
      <style:text-properties style:text-underline-type="single" style:text-underline-style="solid" style:text-underline-width="auto" style:text-underline-mode="continuous"/>
    </style:style>
    <style:style style:name="T1760" style:parent-style-name="Domyślnaczcionkaakapitu" style:family="text">
      <style:text-properties style:text-underline-type="single" style:text-underline-style="solid" style:text-underline-width="auto" style:text-underline-mode="continuous"/>
    </style:style>
    <style:style style:name="T1761" style:parent-style-name="Domyślnaczcionkaakapitu" style:family="text">
      <style:text-properties style:text-underline-type="single" style:text-underline-style="solid" style:text-underline-width="auto" style:text-underline-mode="continuous"/>
    </style:style>
    <style:style style:name="P1762" style:parent-style-name="Standard" style:family="paragraph">
      <style:paragraph-properties fo:text-align="justify"/>
    </style:style>
    <style:style style:name="P1763" style:parent-style-name="Standard" style:family="paragraph">
      <style:paragraph-properties fo:text-align="justify"/>
    </style:style>
    <style:style style:name="T1764" style:parent-style-name="Domyślnaczcionkaakapitu" style:family="text">
      <style:text-properties style:text-underline-type="single" style:text-underline-style="solid" style:text-underline-width="auto" style:text-underline-mode="continuous"/>
    </style:style>
    <style:style style:name="T1765" style:parent-style-name="Domyślnaczcionkaakapitu" style:family="text">
      <style:text-properties style:text-underline-type="single" style:text-underline-style="solid" style:text-underline-width="auto" style:text-underline-mode="continuous"/>
    </style:style>
    <style:style style:name="T1766" style:parent-style-name="Domyślnaczcionkaakapitu" style:family="text">
      <style:text-properties style:text-underline-type="single" style:text-underline-style="solid" style:text-underline-width="auto" style:text-underline-mode="continuous"/>
    </style:style>
    <style:style style:name="P1767" style:parent-style-name="Standard" style:family="paragraph">
      <style:paragraph-properties fo:text-align="justify"/>
    </style:style>
    <style:style style:name="P1768" style:parent-style-name="Standard" style:family="paragraph">
      <style:paragraph-properties fo:text-align="justify"/>
      <style:text-properties style:text-underline-type="single" style:text-underline-style="solid" style:text-underline-width="auto" style:text-underline-mode="continuous"/>
    </style:style>
    <style:style style:name="P1769" style:parent-style-name="Standard" style:family="paragraph">
      <style:paragraph-properties fo:text-align="justify"/>
      <style:text-properties style:text-underline-type="single" style:text-underline-style="solid" style:text-underline-width="auto" style:text-underline-mode="continuous"/>
    </style:style>
    <style:style style:name="P1770" style:parent-style-name="Standard" style:family="paragraph">
      <style:paragraph-properties fo:text-align="justify"/>
      <style:text-properties style:text-underline-type="single" style:text-underline-style="solid" style:text-underline-width="auto" style:text-underline-mode="continuous"/>
    </style:style>
    <style:style style:name="P1771" style:parent-style-name="Standard" style:family="paragraph">
      <style:paragraph-properties fo:text-align="justify"/>
    </style:style>
    <style:style style:name="P1772" style:parent-style-name="Standard" style:family="paragraph">
      <style:paragraph-properties fo:text-align="justify"/>
      <style:text-properties fo:font-weight="bold" style:font-weight-asian="bold" style:font-weight-complex="bold"/>
    </style:style>
    <style:style style:name="P1773" style:parent-style-name="Standard" style:family="paragraph">
      <style:paragraph-properties fo:text-align="justify"/>
    </style:style>
    <style:style style:name="P1774" style:parent-style-name="Standard" style:family="paragraph">
      <style:paragraph-properties fo:text-align="justify"/>
      <style:text-properties style:text-underline-type="single" style:text-underline-style="solid" style:text-underline-width="auto" style:text-underline-mode="continuous"/>
    </style:style>
    <style:style style:name="P1775" style:parent-style-name="Standard" style:family="paragraph">
      <style:paragraph-properties fo:text-align="justify"/>
      <style:text-properties style:text-underline-type="single" style:text-underline-style="solid" style:text-underline-width="auto" style:text-underline-mode="continuous"/>
    </style:style>
    <style:style style:name="P1776" style:parent-style-name="Standard" style:family="paragraph">
      <style:paragraph-properties fo:text-align="justify"/>
      <style:text-properties style:text-underline-type="single" style:text-underline-style="solid" style:text-underline-width="auto" style:text-underline-mode="continuous"/>
    </style:style>
    <style:style style:name="P1777" style:parent-style-name="Standard" style:family="paragraph">
      <style:paragraph-properties fo:text-align="justify"/>
      <style:text-properties style:text-underline-type="single" style:text-underline-style="solid" style:text-underline-width="auto" style:text-underline-mode="continuous"/>
    </style:style>
    <style:style style:name="P1778" style:parent-style-name="Standard" style:family="paragraph">
      <style:paragraph-properties fo:text-align="justify"/>
    </style:style>
    <style:style style:name="P1779" style:parent-style-name="Standard" style:family="paragraph">
      <style:paragraph-properties fo:text-align="justify"/>
      <style:text-properties fo:font-weight="bold" style:font-weight-asian="bold" style:font-weight-complex="bold"/>
    </style:style>
    <style:style style:name="P1780" style:parent-style-name="Standard" style:family="paragraph">
      <style:paragraph-properties fo:text-align="justify"/>
    </style:style>
    <style:style style:name="T1781" style:parent-style-name="Domyślnaczcionkaakapitu" style:family="text">
      <style:text-properties style:text-underline-type="single" style:text-underline-style="solid" style:text-underline-width="auto" style:text-underline-mode="continuous"/>
    </style:style>
    <style:style style:name="T1782" style:parent-style-name="Domyślnaczcionkaakapitu" style:family="text">
      <style:text-properties style:text-underline-type="single" style:text-underline-style="solid" style:text-underline-width="auto" style:text-underline-mode="continuous"/>
    </style:style>
    <style:style style:name="P1783" style:parent-style-name="Standard" style:family="paragraph">
      <style:paragraph-properties fo:text-align="justify"/>
    </style:style>
    <style:style style:name="P1784" style:parent-style-name="Standard" style:family="paragraph">
      <style:paragraph-properties fo:text-align="justify"/>
      <style:text-properties style:text-underline-type="single" style:text-underline-style="solid" style:text-underline-width="auto" style:text-underline-mode="continuous"/>
    </style:style>
    <style:style style:name="P1785" style:parent-style-name="Standard" style:family="paragraph">
      <style:paragraph-properties fo:text-align="justify"/>
    </style:style>
    <style:style style:name="P1786" style:parent-style-name="Standard" style:family="paragraph">
      <style:paragraph-properties fo:text-align="justify"/>
      <style:text-properties style:text-underline-type="single" style:text-underline-style="solid" style:text-underline-width="auto" style:text-underline-mode="continuous"/>
    </style:style>
    <style:style style:name="P1787" style:parent-style-name="Standard" style:family="paragraph">
      <style:paragraph-properties fo:text-align="justify"/>
    </style:style>
    <style:style style:name="P1788" style:parent-style-name="Standard" style:family="paragraph">
      <style:paragraph-properties fo:text-align="justify"/>
    </style:style>
    <style:style style:name="T1789" style:parent-style-name="Domyślnaczcionkaakapitu" style:family="text">
      <style:text-properties style:text-underline-type="single" style:text-underline-style="solid" style:text-underline-width="auto" style:text-underline-mode="continuous"/>
    </style:style>
    <style:style style:name="T1790" style:parent-style-name="Domyślnaczcionkaakapitu" style:family="text">
      <style:text-properties style:text-underline-type="single" style:text-underline-style="solid" style:text-underline-width="auto" style:text-underline-mode="continuous"/>
    </style:style>
    <style:style style:name="T1791"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792" style:parent-style-name="Domyślnaczcionkaakapitu" style:family="text">
      <style:text-properties style:text-underline-type="single" style:text-underline-style="solid" style:text-underline-width="auto" style:text-underline-mode="continuous"/>
    </style:style>
    <style:style style:name="T1793" style:parent-style-name="Domyślnaczcionkaakapitu" style:family="text">
      <style:text-properties style:text-underline-type="single" style:text-underline-style="solid" style:text-underline-width="auto" style:text-underline-mode="continuous"/>
    </style:style>
    <style:style style:name="P1794" style:parent-style-name="Standard" style:family="paragraph">
      <style:paragraph-properties fo:text-align="justify"/>
      <style:text-properties style:text-underline-type="single" style:text-underline-style="solid" style:text-underline-width="auto" style:text-underline-mode="continuous"/>
    </style:style>
    <style:style style:name="P1795" style:parent-style-name="Standard" style:family="paragraph">
      <style:paragraph-properties fo:text-align="justify"/>
    </style:style>
    <style:style style:name="P1796" style:parent-style-name="Standard" style:family="paragraph">
      <style:paragraph-properties fo:text-align="justify"/>
      <style:text-properties style:text-underline-type="single" style:text-underline-style="solid" style:text-underline-width="auto" style:text-underline-mode="continuous"/>
    </style:style>
    <style:style style:name="P1797" style:parent-style-name="Standard" style:family="paragraph">
      <style:paragraph-properties fo:text-align="justify"/>
    </style:style>
    <style:style style:name="P1798" style:parent-style-name="Standard" style:family="paragraph">
      <style:paragraph-properties fo:text-align="justify"/>
    </style:style>
    <style:style style:name="T1799" style:parent-style-name="Domyślnaczcionkaakapitu" style:family="text">
      <style:text-properties fo:font-weight="bold" style:font-weight-asian="bold" style:font-weight-complex="bold"/>
    </style:style>
    <style:style style:name="T1800" style:parent-style-name="Domyślnaczcionkaakapitu" style:family="text">
      <style:text-properties style:text-underline-type="single" style:text-underline-style="solid" style:text-underline-width="auto" style:text-underline-mode="continuous"/>
    </style:style>
    <style:style style:name="T1801" style:parent-style-name="Domyślnaczcionkaakapitu" style:family="text">
      <style:text-properties style:text-underline-type="single" style:text-underline-style="solid" style:text-underline-width="auto" style:text-underline-mode="continuous"/>
    </style:style>
    <style:style style:name="P1802" style:parent-style-name="Standard" style:family="paragraph">
      <style:paragraph-properties fo:text-align="justify"/>
      <style:text-properties style:text-underline-type="single" style:text-underline-style="solid" style:text-underline-width="auto" style:text-underline-mode="continuous"/>
    </style:style>
    <style:style style:name="P1803" style:parent-style-name="Standard" style:family="paragraph">
      <style:paragraph-properties fo:text-align="justify"/>
      <style:text-properties style:text-underline-type="single" style:text-underline-style="solid" style:text-underline-width="auto" style:text-underline-mode="continuous"/>
    </style:style>
    <style:style style:name="P1804" style:parent-style-name="Standard" style:family="paragraph">
      <style:paragraph-properties fo:text-align="justify"/>
      <style:text-properties style:text-underline-type="single" style:text-underline-style="solid" style:text-underline-width="auto" style:text-underline-mode="continuous"/>
    </style:style>
    <style:style style:name="P1805" style:parent-style-name="Standard" style:family="paragraph">
      <style:paragraph-properties fo:text-align="justify"/>
      <style:text-properties style:text-underline-type="single" style:text-underline-style="solid" style:text-underline-width="auto" style:text-underline-mode="continuous"/>
    </style:style>
    <style:style style:name="P1806" style:parent-style-name="Standard" style:family="paragraph">
      <style:paragraph-properties fo:text-align="justify"/>
      <style:text-properties style:text-underline-type="single" style:text-underline-style="solid" style:text-underline-width="auto" style:text-underline-mode="continuous"/>
    </style:style>
    <style:style style:name="P1807" style:parent-style-name="Standard" style:family="paragraph">
      <style:paragraph-properties fo:text-align="justify"/>
      <style:text-properties style:text-underline-type="single" style:text-underline-style="solid" style:text-underline-width="auto" style:text-underline-mode="continuous"/>
    </style:style>
    <style:style style:name="P1808" style:parent-style-name="Standard" style:family="paragraph">
      <style:paragraph-properties fo:text-align="justify"/>
      <style:text-properties style:text-underline-type="single" style:text-underline-style="solid" style:text-underline-width="auto" style:text-underline-mode="continuous"/>
    </style:style>
    <style:style style:name="P1809" style:parent-style-name="Standard" style:family="paragraph">
      <style:paragraph-properties fo:text-align="justify"/>
    </style:style>
    <style:style style:name="P1810" style:parent-style-name="Standard" style:family="paragraph">
      <style:paragraph-properties fo:text-align="justify"/>
    </style:style>
    <style:style style:name="P1811" style:parent-style-name="Standard" style:family="paragraph">
      <style:paragraph-properties fo:text-align="justify"/>
    </style:style>
    <style:style style:name="P1812" style:parent-style-name="Standard" style:family="paragraph">
      <style:paragraph-properties fo:text-align="justify"/>
      <style:text-properties style:text-underline-type="single" style:text-underline-style="solid" style:text-underline-width="auto" style:text-underline-mode="continuous"/>
    </style:style>
    <style:style style:name="P1813" style:parent-style-name="Standard" style:family="paragraph">
      <style:paragraph-properties fo:text-align="justify"/>
      <style:text-properties style:text-underline-type="single" style:text-underline-style="solid" style:text-underline-width="auto" style:text-underline-mode="continuous"/>
    </style:style>
    <style:style style:name="P1814" style:parent-style-name="Standard" style:family="paragraph">
      <style:paragraph-properties fo:text-align="justify"/>
      <style:text-properties style:text-underline-type="single" style:text-underline-style="solid" style:text-underline-width="auto" style:text-underline-mode="continuous"/>
    </style:style>
    <style:style style:name="P1815" style:parent-style-name="Standard" style:family="paragraph">
      <style:paragraph-properties fo:text-align="justify"/>
    </style:style>
    <style:style style:name="P1816" style:parent-style-name="Standard" style:family="paragraph">
      <style:paragraph-properties fo:text-align="justify"/>
    </style:style>
    <style:style style:name="P1817"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818" style:parent-style-name="Standard" style:family="paragraph">
      <style:paragraph-properties fo:text-align="justify"/>
    </style:style>
    <style:style style:name="P1819" style:parent-style-name="Standard" style:family="paragraph">
      <style:paragraph-properties fo:text-align="justify"/>
      <style:text-properties style:text-underline-type="single" style:text-underline-style="solid" style:text-underline-width="auto" style:text-underline-mode="continuous"/>
    </style:style>
    <style:style style:name="P1820" style:parent-style-name="Standard" style:family="paragraph">
      <style:paragraph-properties fo:text-align="justify"/>
    </style:style>
    <style:style style:name="T1821" style:parent-style-name="Domyślnaczcionkaakapitu" style:family="text">
      <style:text-properties style:text-underline-type="single" style:text-underline-style="solid" style:text-underline-width="auto" style:text-underline-mode="continuous"/>
    </style:style>
    <style:style style:name="T1822" style:parent-style-name="Domyślnaczcionkaakapitu" style:family="text">
      <style:text-properties style:text-underline-type="single" style:text-underline-style="solid" style:text-underline-width="auto" style:text-underline-mode="continuous"/>
    </style:style>
    <style:style style:name="T1823" style:parent-style-name="Domyślnaczcionkaakapitu" style:family="text">
      <style:text-properties style:text-underline-type="single" style:text-underline-style="solid" style:text-underline-width="auto" style:text-underline-mode="continuous"/>
    </style:style>
    <style:style style:name="P1824" style:parent-style-name="Standard" style:family="paragraph">
      <style:paragraph-properties fo:text-align="justify"/>
    </style:style>
    <style:style style:name="P1825" style:parent-style-name="Standard" style:family="paragraph">
      <style:paragraph-properties fo:text-align="justify"/>
      <style:text-properties style:text-underline-type="single" style:text-underline-style="solid" style:text-underline-width="auto" style:text-underline-mode="continuous"/>
    </style:style>
    <style:style style:name="P1826" style:parent-style-name="Standard" style:family="paragraph">
      <style:paragraph-properties fo:text-align="justify"/>
    </style:style>
    <style:style style:name="P1827" style:parent-style-name="Standard" style:family="paragraph">
      <style:paragraph-properties fo:text-align="justify"/>
    </style:style>
    <style:style style:name="P1828" style:parent-style-name="Standard" style:family="paragraph">
      <style:paragraph-properties fo:text-align="justify"/>
    </style:style>
    <style:style style:name="T1829" style:parent-style-name="Domyślnaczcionkaakapitu" style:family="text">
      <style:text-properties style:text-underline-type="single" style:text-underline-style="solid" style:text-underline-width="auto" style:text-underline-mode="continuous"/>
    </style:style>
    <style:style style:name="T1830" style:parent-style-name="Domyślnaczcionkaakapitu" style:family="text">
      <style:text-properties style:text-underline-type="single" style:text-underline-style="solid" style:text-underline-width="auto" style:text-underline-mode="continuous"/>
    </style:style>
    <style:style style:name="P1831" style:parent-style-name="Standard" style:family="paragraph">
      <style:paragraph-properties fo:text-align="justify"/>
    </style:style>
    <style:style style:name="P1832" style:parent-style-name="Standard" style:family="paragraph">
      <style:paragraph-properties fo:text-align="justify"/>
      <style:text-properties fo:font-weight="bold" style:font-weight-asian="bold" style:font-weight-complex="bold"/>
    </style:style>
    <style:style style:name="P1833" style:parent-style-name="Standard" style:family="paragraph">
      <style:paragraph-properties fo:text-align="justify"/>
    </style:style>
    <style:style style:name="P1834" style:parent-style-name="Standard" style:family="paragraph">
      <style:paragraph-properties fo:text-align="justify"/>
    </style:style>
    <style:style style:name="P1835" style:parent-style-name="Standard" style:family="paragraph">
      <style:paragraph-properties fo:text-align="justify"/>
      <style:text-properties style:text-underline-type="single" style:text-underline-style="solid" style:text-underline-width="auto" style:text-underline-mode="continuous"/>
    </style:style>
    <style:style style:name="P1836" style:parent-style-name="Standard" style:family="paragraph">
      <style:paragraph-properties fo:text-align="justify"/>
    </style:style>
    <style:style style:name="P1837" style:parent-style-name="Standard" style:family="paragraph">
      <style:paragraph-properties fo:text-align="justify"/>
      <style:text-properties style:text-underline-type="single" style:text-underline-style="solid" style:text-underline-width="auto" style:text-underline-mode="continuous"/>
    </style:style>
    <style:style style:name="P1838" style:parent-style-name="Standard" style:family="paragraph">
      <style:paragraph-properties fo:text-align="justify"/>
    </style:style>
    <style:style style:name="T1839" style:parent-style-name="Domyślnaczcionkaakapitu" style:family="text">
      <style:text-properties style:text-underline-type="single" style:text-underline-style="solid" style:text-underline-width="auto" style:text-underline-mode="continuous"/>
    </style:style>
    <style:style style:name="P1840" style:parent-style-name="Standard" style:family="paragraph">
      <style:paragraph-properties fo:text-align="justify"/>
    </style:style>
    <style:style style:name="P1841" style:parent-style-name="Standard" style:family="paragraph">
      <style:paragraph-properties fo:text-align="justify"/>
    </style:style>
    <style:style style:name="P1842" style:parent-style-name="Standard" style:family="paragraph">
      <style:paragraph-properties fo:text-align="justify"/>
    </style:style>
    <style:style style:name="P1843" style:parent-style-name="Standard" style:family="paragraph">
      <style:paragraph-properties fo:text-align="justify"/>
    </style:style>
    <style:style style:name="P1844" style:parent-style-name="Standard" style:family="paragraph">
      <style:paragraph-properties fo:text-align="justify"/>
    </style:style>
    <style:style style:name="P1845" style:parent-style-name="Standard" style:family="paragraph">
      <style:paragraph-properties fo:text-align="justify"/>
    </style:style>
    <style:style style:name="P1846" style:parent-style-name="Standard" style:family="paragraph">
      <style:paragraph-properties fo:text-align="justify"/>
    </style:style>
    <style:style style:name="P1847" style:parent-style-name="Standard" style:family="paragraph">
      <style:paragraph-properties fo:text-align="justify"/>
    </style:style>
    <style:style style:name="T1848" style:parent-style-name="Domyślnaczcionkaakapitu" style:family="text">
      <style:text-properties style:text-underline-type="single" style:text-underline-style="solid" style:text-underline-width="auto" style:text-underline-mode="continuous"/>
    </style:style>
    <style:style style:name="P1849" style:parent-style-name="Standard" style:family="paragraph">
      <style:paragraph-properties fo:text-align="justify"/>
    </style:style>
    <style:style style:name="P1850" style:parent-style-name="Standard" style:family="paragraph">
      <style:paragraph-properties fo:text-align="justify"/>
    </style:style>
    <style:style style:name="P1851" style:parent-style-name="Standard" style:family="paragraph">
      <style:paragraph-properties fo:text-align="justify"/>
    </style:style>
    <style:style style:name="T1852" style:parent-style-name="Domyślnaczcionkaakapitu" style:family="text">
      <style:text-properties style:text-underline-type="single" style:text-underline-style="solid" style:text-underline-width="auto" style:text-underline-mode="continuous"/>
    </style:style>
    <style:style style:name="P1853" style:parent-style-name="Standard" style:family="paragraph">
      <style:paragraph-properties fo:text-align="justify"/>
    </style:style>
    <style:style style:name="P1854" style:parent-style-name="Standard" style:family="paragraph">
      <style:paragraph-properties fo:text-align="justify"/>
      <style:text-properties style:text-underline-type="single" style:text-underline-style="solid" style:text-underline-width="auto" style:text-underline-mode="continuous"/>
    </style:style>
    <style:style style:name="P1855" style:parent-style-name="Standard" style:family="paragraph">
      <style:paragraph-properties fo:text-align="justify"/>
    </style:style>
    <style:style style:name="T1856" style:parent-style-name="Domyślnaczcionkaakapitu" style:family="text">
      <style:text-properties style:text-underline-type="single" style:text-underline-style="solid" style:text-underline-width="auto" style:text-underline-mode="continuous"/>
    </style:style>
    <style:style style:name="P1857" style:parent-style-name="Standard" style:family="paragraph">
      <style:paragraph-properties fo:text-align="justify"/>
    </style:style>
    <style:style style:name="P1858" style:parent-style-name="Standard" style:family="paragraph">
      <style:paragraph-properties fo:text-align="justify"/>
      <style:text-properties style:text-underline-type="single" style:text-underline-style="solid" style:text-underline-width="auto" style:text-underline-mode="continuous"/>
    </style:style>
    <style:style style:name="P1859" style:parent-style-name="Standard" style:family="paragraph">
      <style:paragraph-properties fo:text-align="justify"/>
    </style:style>
    <style:style style:name="P1860" style:parent-style-name="Standard" style:family="paragraph">
      <style:paragraph-properties fo:text-align="justify"/>
    </style:style>
    <style:style style:name="P1861" style:parent-style-name="Standard" style:family="paragraph">
      <style:paragraph-properties fo:text-align="justify"/>
    </style:style>
    <style:style style:name="T1862" style:parent-style-name="Domyślnaczcionkaakapitu" style:family="text">
      <style:text-properties style:text-underline-type="single" style:text-underline-style="solid" style:text-underline-width="auto" style:text-underline-mode="continuous"/>
    </style:style>
    <style:style style:name="T1863" style:parent-style-name="Domyślnaczcionkaakapitu" style:family="text">
      <style:text-properties style:text-underline-type="single" style:text-underline-style="solid" style:text-underline-width="auto" style:text-underline-mode="continuous"/>
    </style:style>
    <style:style style:name="P1864" style:parent-style-name="Standard" style:family="paragraph">
      <style:paragraph-properties fo:text-align="justify"/>
    </style:style>
    <style:style style:name="T1865" style:parent-style-name="Domyślnaczcionkaakapitu" style:family="text">
      <style:text-properties style:text-underline-type="single" style:text-underline-style="solid" style:text-underline-width="auto" style:text-underline-mode="continuous"/>
    </style:style>
    <style:style style:name="T1866" style:parent-style-name="Domyślnaczcionkaakapitu" style:family="text">
      <style:text-properties style:text-underline-type="single" style:text-underline-style="solid" style:text-underline-width="auto" style:text-underline-mode="continuous"/>
    </style:style>
    <style:style style:name="T1867" style:parent-style-name="Domyślnaczcionkaakapitu" style:family="text">
      <style:text-properties style:text-underline-type="single" style:text-underline-style="solid" style:text-underline-width="auto" style:text-underline-mode="continuous"/>
    </style:style>
    <style:style style:name="T1868" style:parent-style-name="Domyślnaczcionkaakapitu" style:family="text">
      <style:text-properties style:text-underline-type="single" style:text-underline-style="solid" style:text-underline-width="auto" style:text-underline-mode="continuous"/>
    </style:style>
    <style:style style:name="T1869" style:parent-style-name="Domyślnaczcionkaakapitu" style:family="text">
      <style:text-properties style:text-underline-type="single" style:text-underline-style="solid" style:text-underline-width="auto" style:text-underline-mode="continuous"/>
    </style:style>
    <style:style style:name="P1870" style:parent-style-name="Standard" style:family="paragraph">
      <style:paragraph-properties fo:text-align="justify"/>
    </style:style>
    <style:style style:name="P1871" style:parent-style-name="Standard" style:family="paragraph">
      <style:paragraph-properties fo:text-align="justify"/>
      <style:text-properties style:text-underline-type="single" style:text-underline-style="solid" style:text-underline-width="auto" style:text-underline-mode="continuous"/>
    </style:style>
    <style:style style:name="P1872" style:parent-style-name="Standard" style:family="paragraph">
      <style:paragraph-properties fo:text-align="justify"/>
      <style:text-properties style:text-underline-type="single" style:text-underline-style="solid" style:text-underline-width="auto" style:text-underline-mode="continuous"/>
    </style:style>
    <style:style style:name="P1873" style:parent-style-name="Standard" style:family="paragraph">
      <style:paragraph-properties fo:text-align="justify"/>
    </style:style>
    <style:style style:name="T1874" style:parent-style-name="Domyślnaczcionkaakapitu" style:family="text">
      <style:text-properties style:text-underline-type="single" style:text-underline-style="solid" style:text-underline-width="auto" style:text-underline-mode="continuous"/>
    </style:style>
    <style:style style:name="T1875" style:parent-style-name="Domyślnaczcionkaakapitu" style:family="text">
      <style:text-properties style:text-underline-type="single" style:text-underline-style="solid" style:text-underline-width="auto" style:text-underline-mode="continuous"/>
    </style:style>
    <style:style style:name="T1876" style:parent-style-name="Domyślnaczcionkaakapitu" style:family="text">
      <style:text-properties style:text-underline-type="single" style:text-underline-style="solid" style:text-underline-width="auto" style:text-underline-mode="continuous"/>
    </style:style>
    <style:style style:name="T1877" style:parent-style-name="Domyślnaczcionkaakapitu" style:family="text">
      <style:text-properties style:text-underline-type="single" style:text-underline-style="solid" style:text-underline-width="auto" style:text-underline-mode="continuous"/>
    </style:style>
    <style:style style:name="P1878" style:parent-style-name="Standard" style:family="paragraph">
      <style:paragraph-properties fo:text-align="justify"/>
    </style:style>
    <style:style style:name="P1879" style:parent-style-name="Standard" style:family="paragraph">
      <style:paragraph-properties fo:text-align="justify"/>
    </style:style>
    <style:style style:name="P1880" style:parent-style-name="Standard" style:family="paragraph">
      <style:paragraph-properties fo:text-align="justify"/>
    </style:style>
    <style:style style:name="T1881" style:parent-style-name="Domyślnaczcionkaakapitu" style:family="text">
      <style:text-properties style:text-underline-type="single" style:text-underline-style="solid" style:text-underline-width="auto" style:text-underline-mode="continuous"/>
    </style:style>
    <style:style style:name="T1882" style:parent-style-name="Domyślnaczcionkaakapitu" style:family="text">
      <style:text-properties style:text-underline-type="single" style:text-underline-style="solid" style:text-underline-width="auto" style:text-underline-mode="continuous"/>
    </style:style>
    <style:style style:name="P1883" style:parent-style-name="Standard" style:family="paragraph">
      <style:paragraph-properties fo:text-align="justify"/>
      <style:text-properties style:text-underline-type="single" style:text-underline-style="solid" style:text-underline-width="auto" style:text-underline-mode="continuous"/>
    </style:style>
    <style:style style:name="P1884" style:parent-style-name="Standard" style:family="paragraph">
      <style:paragraph-properties fo:text-align="justify"/>
      <style:text-properties style:text-underline-type="single" style:text-underline-style="solid" style:text-underline-width="auto" style:text-underline-mode="continuous"/>
    </style:style>
    <style:style style:name="P1885" style:parent-style-name="Standard" style:family="paragraph">
      <style:paragraph-properties fo:text-align="justify"/>
      <style:text-properties style:text-underline-type="single" style:text-underline-style="solid" style:text-underline-width="auto" style:text-underline-mode="continuous"/>
    </style:style>
    <style:style style:name="P1886" style:parent-style-name="Standard" style:family="paragraph">
      <style:paragraph-properties fo:text-align="justify"/>
    </style:style>
    <style:style style:name="T1887" style:parent-style-name="Domyślnaczcionkaakapitu" style:family="text">
      <style:text-properties style:text-underline-type="single" style:text-underline-style="solid" style:text-underline-width="auto" style:text-underline-mode="continuous"/>
    </style:style>
    <style:style style:name="T1888"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889" style:parent-style-name="Domyślnaczcionkaakapitu" style:family="text">
      <style:text-properties style:text-underline-type="single" style:text-underline-style="solid" style:text-underline-width="auto" style:text-underline-mode="continuous"/>
    </style:style>
    <style:style style:name="T1890" style:parent-style-name="Domyślnaczcionkaakapitu" style:family="text">
      <style:text-properties style:text-underline-type="single" style:text-underline-style="solid" style:text-underline-width="auto" style:text-underline-mode="continuous"/>
    </style:style>
    <style:style style:name="P1891" style:parent-style-name="Standard" style:family="paragraph">
      <style:paragraph-properties fo:text-align="justify"/>
    </style:style>
    <style:style style:name="T1892" style:parent-style-name="Domyślnaczcionkaakapitu" style:family="text">
      <style:text-properties style:text-underline-type="single" style:text-underline-style="solid" style:text-underline-width="auto" style:text-underline-mode="continuous"/>
    </style:style>
    <style:style style:name="T1893"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894" style:parent-style-name="Domyślnaczcionkaakapitu" style:family="text">
      <style:text-properties style:text-underline-type="single" style:text-underline-style="solid" style:text-underline-width="auto" style:text-underline-mode="continuous"/>
    </style:style>
    <style:style style:name="T1895" style:parent-style-name="Domyślnaczcionkaakapitu" style:family="text">
      <style:text-properties style:text-underline-type="single" style:text-underline-style="solid" style:text-underline-width="auto" style:text-underline-mode="continuous"/>
    </style:style>
    <style:style style:name="P1896" style:parent-style-name="Standard" style:family="paragraph">
      <style:paragraph-properties fo:text-align="justify"/>
    </style:style>
    <style:style style:name="T1897" style:parent-style-name="Domyślnaczcionkaakapitu" style:family="text">
      <style:text-properties style:text-underline-type="single" style:text-underline-style="solid" style:text-underline-width="auto" style:text-underline-mode="continuous"/>
    </style:style>
    <style:style style:name="T1898"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899" style:parent-style-name="Domyślnaczcionkaakapitu" style:family="text">
      <style:text-properties style:text-underline-type="single" style:text-underline-style="solid" style:text-underline-width="auto" style:text-underline-mode="continuous"/>
    </style:style>
    <style:style style:name="P1900" style:parent-style-name="Standard" style:family="paragraph">
      <style:paragraph-properties fo:text-align="justify"/>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903" style:parent-style-name="Domyślnaczcionkaakapitu" style:family="text">
      <style:text-properties style:text-underline-type="single" style:text-underline-style="solid" style:text-underline-width="auto" style:text-underline-mode="continuous"/>
    </style:style>
    <style:style style:name="T1904" style:parent-style-name="Domyślnaczcionkaakapitu" style:family="text">
      <style:text-properties style:text-underline-type="single" style:text-underline-style="solid" style:text-underline-width="auto" style:text-underline-mode="continuous"/>
    </style:style>
    <style:style style:name="P1905" style:parent-style-name="Standard" style:family="paragraph">
      <style:paragraph-properties fo:text-align="justify"/>
    </style:style>
    <style:style style:name="T1906" style:parent-style-name="Domyślnaczcionkaakapitu" style:family="text">
      <style:text-properties style:text-underline-type="single" style:text-underline-style="solid" style:text-underline-width="auto" style:text-underline-mode="continuous"/>
    </style:style>
    <style:style style:name="T1907"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908" style:parent-style-name="Domyślnaczcionkaakapitu" style:family="text">
      <style:text-properties style:text-underline-type="single" style:text-underline-style="solid" style:text-underline-width="auto" style:text-underline-mode="continuous"/>
    </style:style>
    <style:style style:name="P1909" style:parent-style-name="Standard" style:family="paragraph">
      <style:paragraph-properties fo:text-align="justify"/>
    </style:style>
    <style:style style:name="T1910" style:parent-style-name="Domyślnaczcionkaakapitu" style:family="text">
      <style:text-properties style:text-underline-type="single" style:text-underline-style="solid" style:text-underline-width="auto" style:text-underline-mode="continuous"/>
    </style:style>
    <style:style style:name="T1911" style:parent-style-name="Domyślnaczcionkaakapitu" style:family="text">
      <style:text-properties fo:font-weight="bold" style:font-weight-asian="bold" style:font-weight-complex="bold" style:text-underline-type="single" style:text-underline-style="solid" style:text-underline-width="auto" style:text-underline-mode="continuous"/>
    </style:style>
    <style:style style:name="T1912" style:parent-style-name="Domyślnaczcionkaakapitu" style:family="text">
      <style:text-properties style:text-underline-type="single" style:text-underline-style="solid" style:text-underline-width="auto" style:text-underline-mode="continuous"/>
    </style:style>
    <style:style style:name="P1913" style:parent-style-name="Standard" style:family="paragraph">
      <style:paragraph-properties fo:text-align="justify"/>
    </style:style>
    <style:style style:name="P1914" style:parent-style-name="Standard" style:family="paragraph">
      <style:paragraph-properties fo:text-align="justify"/>
    </style:style>
    <style:style style:name="T1915" style:parent-style-name="Domyślnaczcionkaakapitu" style:family="text">
      <style:text-properties style:text-underline-type="single" style:text-underline-style="solid" style:text-underline-width="auto" style:text-underline-mode="continuous"/>
    </style:style>
    <style:style style:name="T1916" style:parent-style-name="Domyślnaczcionkaakapitu" style:family="text">
      <style:text-properties style:text-underline-type="single" style:text-underline-style="solid" style:text-underline-width="auto" style:text-underline-mode="continuous"/>
    </style:style>
    <style:style style:name="P1917" style:parent-style-name="Standard" style:family="paragraph">
      <style:paragraph-properties fo:text-align="justify"/>
    </style:style>
    <style:style style:name="P1918" style:parent-style-name="Standard" style:family="paragraph">
      <style:paragraph-properties fo:text-align="justify"/>
    </style:style>
    <style:style style:name="T1919" style:parent-style-name="Domyślnaczcionkaakapitu" style:family="text">
      <style:text-properties style:text-underline-type="single" style:text-underline-style="solid" style:text-underline-width="auto" style:text-underline-mode="continuous"/>
    </style:style>
    <style:style style:name="T1920" style:parent-style-name="Domyślnaczcionkaakapitu" style:family="text">
      <style:text-properties style:text-underline-type="single" style:text-underline-style="solid" style:text-underline-width="auto" style:text-underline-mode="continuous"/>
    </style:style>
    <style:style style:name="T1921" style:parent-style-name="Domyślnaczcionkaakapitu" style:family="text">
      <style:text-properties style:text-underline-type="single" style:text-underline-style="solid" style:text-underline-width="auto" style:text-underline-mode="continuous"/>
    </style:style>
    <style:style style:name="T1922" style:parent-style-name="Domyślnaczcionkaakapitu" style:family="text">
      <style:text-properties style:text-underline-type="single" style:text-underline-style="solid" style:text-underline-width="auto" style:text-underline-mode="continuous"/>
    </style:style>
    <style:style style:name="T1923" style:parent-style-name="Domyślnaczcionkaakapitu" style:family="text">
      <style:text-properties style:text-underline-type="single" style:text-underline-style="solid" style:text-underline-width="auto" style:text-underline-mode="continuous"/>
    </style:style>
    <style:style style:name="P1924" style:parent-style-name="Standard" style:family="paragraph">
      <style:paragraph-properties fo:text-align="justify"/>
      <style:text-properties style:text-underline-type="single" style:text-underline-style="solid" style:text-underline-width="auto" style:text-underline-mode="continuous"/>
    </style:style>
    <style:style style:name="P1925" style:parent-style-name="Standard" style:family="paragraph">
      <style:paragraph-properties fo:text-align="justify"/>
    </style:style>
    <style:style style:name="P1926" style:parent-style-name="Standard" style:family="paragraph">
      <style:paragraph-properties fo:text-align="justify"/>
    </style:style>
    <style:style style:name="T1927" style:parent-style-name="Domyślnaczcionkaakapitu" style:family="text">
      <style:text-properties style:text-underline-type="single" style:text-underline-style="solid" style:text-underline-width="auto" style:text-underline-mode="continuous"/>
    </style:style>
    <style:style style:name="T1928" style:parent-style-name="Domyślnaczcionkaakapitu" style:family="text">
      <style:text-properties style:text-underline-type="single" style:text-underline-style="solid" style:text-underline-width="auto" style:text-underline-mode="continuous"/>
    </style:style>
    <style:style style:name="T1929" style:parent-style-name="Domyślnaczcionkaakapitu" style:family="text">
      <style:text-properties style:text-underline-type="single" style:text-underline-style="solid" style:text-underline-width="auto" style:text-underline-mode="continuous"/>
    </style:style>
    <style:style style:name="P1930" style:parent-style-name="Standard" style:family="paragraph">
      <style:paragraph-properties fo:text-align="justify"/>
    </style:style>
    <style:style style:name="P1931" style:parent-style-name="Standard" style:family="paragraph">
      <style:paragraph-properties fo:text-align="justify"/>
    </style:style>
    <style:style style:name="P1932" style:parent-style-name="Standard" style:family="paragraph">
      <style:paragraph-properties fo:text-align="justify"/>
      <style:text-properties style:text-underline-type="single" style:text-underline-style="solid" style:text-underline-width="auto" style:text-underline-mode="continuous"/>
    </style:style>
    <style:style style:name="P1933" style:parent-style-name="Standard" style:family="paragraph">
      <style:paragraph-properties fo:text-align="justify"/>
    </style:style>
    <style:style style:name="P1934" style:parent-style-name="Standard" style:family="paragraph">
      <style:paragraph-properties fo:text-align="justify"/>
    </style:style>
    <style:style style:name="P1935" style:parent-style-name="Standard" style:family="paragraph">
      <style:paragraph-properties fo:text-align="justify"/>
    </style:style>
    <style:style style:name="T1936" style:parent-style-name="Domyślnaczcionkaakapitu" style:family="text">
      <style:text-properties style:text-underline-type="single" style:text-underline-style="solid" style:text-underline-width="auto" style:text-underline-mode="continuous"/>
    </style:style>
    <style:style style:name="P1937" style:parent-style-name="Standard" style:family="paragraph">
      <style:paragraph-properties fo:text-align="justify"/>
    </style:style>
    <style:style style:name="P1938" style:parent-style-name="Standard" style:family="paragraph">
      <style:paragraph-properties fo:text-align="justify"/>
    </style:style>
    <style:style style:name="P1939" style:parent-style-name="Standard" style:family="paragraph">
      <style:paragraph-properties fo:text-align="justify"/>
      <style:text-properties style:text-underline-type="single" style:text-underline-style="solid" style:text-underline-width="auto" style:text-underline-mode="continuous"/>
    </style:style>
    <style:style style:name="P1940" style:parent-style-name="DomylnieLTGliederung1" style:family="paragraph">
      <style:paragraph-properties fo:text-align="justify" fo:margin-top="0.0555in" fo:margin-left="0in" fo:text-indent="0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Tahoma" style:font-name-asian="Tahoma" style:font-name-complex="Tahoma"/>
    </style:style>
    <style:style style:name="P1941" style:parent-style-name="DomylnieLTGliederung1" style:family="paragraph">
      <style:paragraph-properties fo:text-align="justify" fo:margin-top="0.0555in" fo:margin-left="0in" fo:text-indent="0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Tahoma" style:font-name-asian="Tahoma" style:font-name-complex="Tahoma"/>
    </style:style>
    <style:style style:name="P1942" style:parent-style-name="Standard" style:family="paragraph">
      <style:paragraph-properties fo:text-align="justify"/>
    </style:style>
  </office:automatic-styles>
  <office:body>
    <office:text text:use-soft-page-breaks="true">
      <text:p text:style-name="P1">Les notions: „philosophie du droit”, „théorie du droit”, „sciences juridiques”</text:p>
      <text:p text:style-name="P2"/>
      <text:p text:style-name="P3">La philosophie du droit est éternelle (wieczna, nieśmiertelna), mais comme une branche de la philosophie<text:s/>génerale</text:p>
      <text:p text:style-name="P4"/>
      <text:p text:style-name="P5">Qu’est-ce que la philosophie?</text:p>
      <text:p text:style-name="P6"/>
      <text:p text:style-name="P7">La définition classique (platonique):</text:p>
      <text:p text:style-name="P8"><text:span text:style-name="T9">Le terme est composé des mots «ami» (philos) et «sagesse (mądrość), savoir» (sophía), la «philosophie» signifiant (znaczy) ainsi: «amour de la sagesse» ou «amour du savoir». La<text:s/></text:span><text:span text:style-name="T10">philosophie est à plusieurs reprises (często) définie par Platon comme étant en opposition avec les désirs «humains» (ludzkie pragnienia) : philo-hèdonos (amour du plaisir), philo-sómatos (amour du corps), ou philo-nikos (amour de la victoire)</text:span>. Pour lui, elle s'exerce (wprawiać się) plutôt dans la partie «plus qu'humaine» des êtres humains, c'est-à-dire dans une pratique purement intellectuelle, et elle est synonyme de φιλομαθια (philomathia) : «amour de la connaissance»<text:s/><text:span text:style-name="T11">En conséquence la philosophie est la</text:span><text:span text:style-name="T12"><text:s/>mode de vie. On ne peut pas séparer la philosophie et la science.</text:span></text:p>
      <text:p text:style-name="P13"/>
      <text:p text:style-name="P14">La définition moderne: La philosophie et la science existent séparement</text:p>
      <text:p text:style-name="P15">À la différence des sciences naturelles, des sciences formelles et des sciences humaines, auxquelles elle est intimement liée (ściśle związany) par son histoire<text:span text:style-name="T16">, la philosophie ne se donne (narzuca sobie) pas un objet d'étude particulier et unique.</text:span></text:p>
      <text:p text:style-name="P17"/>
      <text:p text:style-name="P18">La définition moderne: La philosophie et la science existent séparement</text:p>
      <text:p text:style-name="P19"><text:span text:style-name="T20">D'une part la philosophie ne recourt pas (nie uc</text:span><text:span text:style-name="T21">ieka się do) à la méthode expérimentale. La philosophie, en effet, à la différence de la physique, de la chimie ou de la biologie, n'a jamais vraiment intégré (scalać) le processus (proces myślowy) <text:s/>d’expérimentation dans son outillage (zestaw narzędzi) he</text:span><text:span text:style-name="T22">uristique.</text:span><text:s/>Ceci est évident pour la philosophie antique et médiévale qui ne connaissait pas l'expérimentation. Même les grands philosophes qui se sont illustrés comme scientifiques (Descartes, Pascal, Leibniz pour ne citer qu'eux) ont toujours distingué leur travail dans le domaine scientifique et dans le domaine philosophique.<text:s/><text:span text:style-name="T23">Certains philosophes comme Kant ou Wittgenstein ont même vu dans l’absence d’expérimentation en philosophie une caractéristique épistémologique essentielle de cette discipline et ont</text:span><text:span text:style-name="T24"><text:s/>refusé toute confusion avec les sciences expérimentales.</text:span></text:p>
      <text:p text:style-name="P25"/>
      <text:p text:style-name="P26"><text:span text:style-name="T27">D’autre part la philosophie n'est pas, par essence (istota), une science reposant sur l'observation empirique à la différence de la sociologie ou des sciences politiques par exemple. Il ne faut nat</text:span><text:span text:style-name="T28">urellement pas croire que la philosophie peut ignorer les données empiriques les plus évidentes. Mais traditionnellement la philosophie ne veut pas se limiter à un simple catalogue de faits et entreprend (przedsiębrać) pour cela un vrai travail de théorisa</text:span><text:span text:style-name="T29">tion voire de spéculation.</text:span><text:s/>Ainsi, par exemple, même si un Aristote a recueilli (zbierać) les constitutions des cités grecques de l'époque, il a voulu dans La Politique et dans l’Éthique à Nicomaque analyser les structures de la cité d'un point de vue théorique.</text:p>
      <text:p text:style-name="P30"/>
      <text:p text:style-name="P31">(Wreszcie) Enfin, la philosophie, à la différence des mathématiques ou de la logique formelle, ne s’est jamais décidée à travailler uniquement au moyen de symboles formels, bien que (chociaż) Leibniz ait pu rêver résoudre (rozwiązać) les problèmes philosophiques au moyen d’un calcul (rachunek) logique universel. Et si la philosophie analytique contemporaine (współczesny) est impensable (nie do pomyślenia) sans la logique mathématique, elle utilise encore massivement le langage (mowa, język) naturel.</text:p>
      <text:p text:style-name="P32"/>
      <text:p text:style-name="P33"/>
      <text:p text:style-name="P34"/>
      <text:soft-page-break/>
      <text:p text:style-name="P35">Les examples des définitions:</text:p>
      <text:p text:style-name="P36"/>
      <text:p text:style-name="P37"><text:span text:style-name="T38">Le mot “philosophie” signifie (oznacza) “amour de la sagesse”, mais ce que les philosophes aiment par-dessus tout (ponad wszystko) c’est de raisonner. Ils élaborent (opracowywać, przygotowywać) des théories et invoquent (p</text:span><text:span text:style-name="T39">rzywoołują) des raisons au support de celles-ci, ils prennent acte des objections et essaient de les parer (ochraniać), ils construisent des arguments à l’encontre (przeciwko) de théories opposées…</text:span><text:s/>Même les philosophes qui affirment les limites de la raison mettent de l’avant des raisons au support de leurs propositions et notent (oceniać, zauważać) les difficultés des propositions adverses (przeciwny).</text:p>
      <text:p text:style-name="P40">Robert Nozick</text:p>
      <text:p text:style-name="P41"/>
      <text:p text:style-name="P42">La philosophie se distingue (rozróżniać) des sciences et des mathématiques. En contraste<text:s/>avec les sciences elle ne se fonde pas sur des expériences ou sur l’observation, mais seulement sur la réflexion. Et contrairement (przeciwnie do) aux mathématiques, aucune méthode formelle de démonstration (argumentacja) ne lui est associée. On la pratique simplement en posant des questions, en argumentant, en essayant des idées et en songeant (myśląc, pragnąc, dumając) à des contre-arguments possibles qui viendraient les réfuter, (zbić, odeprzeć) et en se demandant comment nos concepts fonctionnent vraiment.</text:p>
      <text:p text:style-name="P43">Thomas Nagel</text:p>
      <text:p text:style-name="P44"/>
      <text:p text:style-name="P45">Je conçois (pojmować) la philosophie non pas comme étant une prélude (wprowadzenie) à la science, mais plutôt comme formant (kształtującą się) un tout continu (stale) avec elle. Je vois la philosophie et la science comme étant dans le même bateau – un bateau qui ne peut être remodelé ? qu’au beau milieu (środek) de l’océan pendant qu’il doit y demeurer (mieszkać, zostać) à flots (fala). Il n’existe pas de point de vue externe privilégié, pas de‘première philosophie’. Toutes les découvertes (odkrycia) scientifiques, toutes les conjectures (przypuszczenia) scientifiques qui sont actuellement plausibles (uzasadniony, słuszny) sont ainsi à mon avis les bienvenues pour être utilisées en philosophie comme ailleurs (gdzie indziej).<text:s/><text:tab/><text:tab/><text:tab/><text:tab/><text:tab/></text:p>
      <text:p text:style-name="P46">Willard<text:s/>Van Orman Quine</text:p>
      <text:p text:style-name="P47"/>
      <text:p text:style-name="P48">ET MOINS SERIEUSEMENT:</text:p>
      <text:p text:style-name="P49">Philosophie: Une tentative (próba) malhabile (niezręczny, niezdarny) d’aborder (zagadnąć) des questions qui viennent naturellement aux enfants, par des méthodes qui viennent naturellement aux avocats.</text:p>
      <text:p text:style-name="P50"><text:s/>David Hills</text:p>
      <text:p text:style-name="P51">La philosophie constitue le remède pour lequel il n’y a pas de maladie adéquate.</text:p>
      <text:p text:style-name="P52">Jerry Fodor</text:p>
      <text:p text:style-name="P53">Un philosophe est une personne aveugle (niewidomy) , dans une pièce noire, qui cherche un chat noir, qui n’est pas là.</text:p>
      <text:p text:style-name="P54">William James</text:p>
      <text:p text:style-name="P55"/>
      <text:p text:style-name="P56">Les Domaines (dziedziny) de<text:s/>philosophie</text:p>
      <text:p text:style-name="P57"/>
      <text:p text:style-name="P58">1.<text:s/><text:span text:style-name="T59">Ontologie/Métaphysique (questions sur la réalité, ce qui existe ex. l’existence de Dieu, du libre arbitre (sędzia))</text:span></text:p>
      <text:p text:style-name="P60">2.<text:s/><text:span text:style-name="T61">Logique: règles du bon raisonnement (rozumowanie, dowodzenie)</text:span></text:p>
      <text:p text:style-name="P62">3.<text:s/><text:span text:style-name="T63">Épistémologie/Théorie de la connaissance (questions sur<text:s/></text:span><text:span text:style-name="T64">la nature et les fondements de la connaissance)</text:span></text:p>
      <text:p text:style-name="P65">4.<text:s/><text:span text:style-name="T66">Philosophie morale/Éthique: quels comportements (zachowanie) sont bons/mauvais, permis/obligatoires; nature et fondements du bien et du mal; existence d’une éthique/moralité universelle, objective? Ou est-</text:span><text:span text:style-name="T67">ce que tout est relatif?</text:span></text:p>
      <text:p text:style-name="P68"/>
      <text:soft-page-break/>
      <text:p text:style-name="P69"><text:span text:style-name="T70">La philosophie du droit s’occupe à l’Ontologie, et l’ Épistémologie du droit.</text:span><text:s/><text:span text:style-name="T71">Elle étude aussi les règles du raisonnement juridique et les relations entre le droit et l’éthique/ la moralité</text:span></text:p>
      <text:p text:style-name="P72">Elle pose les (et essaye de trouver les<text:s/>réponses aux) questions suivantes:</text:p>
      <text:p text:style-name="P73">Qu'est-ce que le droit ?</text:p>
      <text:p text:style-name="P74">Quel est le rapport (związek, stosunek) entre droit et justice ?</text:p>
      <text:p text:style-name="P75">Comment naissent (sont produites) les normes de droit ?</text:p>
      <text:p text:style-name="P76">Quel est le fondement (podstawa) de la validité (de leur caractère normatif) du droit?</text:p>
      <text:p text:style-name="P77">Quel est le rapport entre morale et droit (et notamment le débat sur les droits de l'homme et le rôle des valeurs (wartości) éthiques par rapport (w związku z) au droit positif, c'est-à-dire (to znaczy) aux lois existantes) ?</text:p>
      <text:p text:style-name="P78"/>
      <text:p text:style-name="P79">La théorie du<text:s/>droit</text:p>
      <text:p text:style-name="P80"/>
      <text:p text:style-name="P81">La théorie – la notion fonctionnante depuis l’Antiquité <text:s/>- le mot grec theoria dessigne le savoir de la nature qui peut être acquis (nabyty) par la deduction et l’ expérimentation en opposition à praxis (savoir de vivre) et techne (savoir de faire<text:s/>q.ch)</text:p>
      <text:p text:style-name="P82"/>
      <text:p text:style-name="P83">La théorie du droit – la notion liée avec le scientisme</text:p>
      <text:p text:style-name="P84"/>
      <text:p text:style-name="P85">Le mot scientisme a été employé (używać, stosować) pour la première fois par le biologiste Félix Le Dantec qui lança ce mot dans un article paru en 1911 dans la Grande Revue:</text:p>
      <text:p text:style-name="P86">«Je crois à l'avenir de la Science : je crois que la Science et la Science seule résoudra (rozwiązać) toutes les questions qui ont un sens; je crois qu'elle pénétrera (przenikać) jusqu'aux arcanes (tajniki, sekrety) de notre vie sentimentale et qu'elle m'expliquera même l'origine et la structure du mysticisme héréditaire anti-scientifique qui cohabite (mieszkać razem) chez moi avec le scientisme le plus absolu. Mais je suis convaincu (przekonany) aussi que les hommes se posent bien des questions qui ne signifient rien. Ces<text:s/>questions, la Science montrera (pokazywać, odsłaniać) leur absurdité en n'y répondant pas, ce qui prouvera qu'elles ne comportent (zawierać, nieść w sobie) pas de réponse»1.</text:p>
      <text:p text:style-name="P87"/>
      <text:p text:style-name="P88">Mais le scientisme plonge ses racines (zapuszcza swoje korzenie) dans des philosophies bien antérieures, dans lesquelles on trouvera :</text:p>
      <text:p text:style-name="P89">- au XVIIe siècle, le rationalisme de Descartes, qui voyait déjà dans la science une source universelle du savoir,</text:p>
      <text:p text:style-name="P90">- au XVIIIe siècle, les idées de Condorcet sur les sciences positives,</text:p>
      <text:p text:style-name="P91">- au XIXe siècle, l'idéologie saint-simonienne, qui prônait (zachwalał) la réorganisation scientifique de la société, ainsi que (podobnie jak) le positivisme d'Auguste Comte.</text:p>
      <text:p text:style-name="P92"/>
      <text:p text:style-name="P93">Le scientisme renvoie (odsyła) à trois idées:</text:p>
      <text:list text:style-name="LFO1" text:continue-numbering="true">
        <text:list-item>
          <text:p text:style-name="P94">la science remplacera la philosophie comme la métaphysique dans la recherche de solutions aux grands problèmes éthiques ou moraux,</text:p>
        </text:list-item>
        <text:list-item>
          <text:p text:style-name="P95">la science porterait en elle toutes les solutions aux souffrances (ból, cierpienie) de l'humanité,</text:p>
        </text:list-item>
        <text:list-item>
          <text:p text:style-name="P96">les méthodes des sciences exactes (ścisłych) seraient les seules vraies méthodes scientifiques, et qu'il conviendrait (nadają się) de les appliquer y compris (zawarty) aux sciences humaines et sociales.</text:p>
        </text:list-item>
      </text:list>
      <text:p text:style-name="P97">D’aprés les scientistes la théorie appartient (przynależy) à la science, c’est à dire elle est coherente, sure, et fondé sur la base scientifique (l’expériment ou la deduction) en opposition à la philosophie qui est toujours speculative.</text:p>
      <text:p text:style-name="P98"/>
      <text:p text:style-name="P99">La théorie du droit est donc le produit des sciences juridiques.</text:p>
      <text:p text:style-name="P100"><text:span text:style-name="T101">La théorie du droit peut est lié avec le positivisme juridique (inspiré profondem</text:span><text:span text:style-name="T102">ent (głęboko?) par le<text:s/></text:span><text:soft-page-break/><text:span text:style-name="T103">scientisme), qui essaie de fonder une véritable (prawdziwy) «science du droit» (fondement d'une théorie juridique et objective du droit), se voulant descriptive et non prescriptive (principe de neutralité axiologique).</text:span><text:s/><text:span text:style-name="T104">Elle se content</text:span><text:span text:style-name="T105">e (zadowalać się) de dire, d'expliquer, d'exposer (przedstawiać) le droit tel qu'il est, et non de critiquer le droit existant au nom de valeurs éthiques ou d'opinions politiques subjectives. Selon le positivisme, les critiques sur le droit, et ce qu'il do</text:span><text:span text:style-name="T106">it être, émanent (pochodzić od) de la position subjective des acteurs du droit et des politiques et non d'une question de vérité. En ce sens, le droit est bien normatif, repose bien sur une norme fondamentale, mais le savant (naukowiec) n'a pas à faire sie</text:span><text:span text:style-name="T107">nnes (swoje) les normes qu'il étudie</text:span></text:p>
      <text:p text:style-name="P108"/>
      <text:p text:style-name="P109">Kant dans ses "Principes métaphysiques de la doctrine du droit", établit (zakładać, udowadniać) une distinction que suivra plus tard Hegel</text:p>
      <text:p text:style-name="P110">On peut se poser deux sortes de questions au sujet du droit:</text:p>
      <text:p text:style-name="P111">quid juris? p.ex.<text:s/>quelle est dans tel ou tel procès la solution de droit? quelle règle, quelle loi s'applique dans ce cas précis (dokładny)? Qu'est-ce qui est de droit?</text:p>
      <text:p text:style-name="P112">quid jus? p.ex. qu'est-ce que le droit?</text:p>
      <text:p text:style-name="P113"><text:span text:style-name="T114">Selon Kant, c'est la science juridique qui permet de répondre<text:s/></text:span><text:span text:style-name="T115">à la première question.</text:span><text:s/>On se demande quelle loi s'applique.<text:s/><text:span text:style-name="T116">La seconde relève de la philosophie.</text:span><text:s/>Que signifie le terme droit, comment le définir, qu'est la justice, l'idée de droit, etc. Cette distinction est d'autant (tyle, tak dużo) plus utile que le terme droit est employé dans plusieurs acceptions (znaczenia).</text:p>
      <text:p text:style-name="P117"/>
      <text:p text:style-name="P118">Le „corps” des sciences juridiques se compose de:</text:p>
      <text:list text:style-name="LFO2" text:continue-numbering="true">
        <text:list-item>
          <text:p text:style-name="P119">La théorie du droit,</text:p>
        </text:list-item>
        <text:list-item>
          <text:p text:style-name="P120">Les sciences juridiques speciales (p.ex. la science du droit pénal, civil, constitutionnel etc.) qui:</text:p>
          <text:list text:continue-numbering="true">
            <text:list-item>
              <text:p text:style-name="P121">étudent,</text:p>
            </text:list-item>
            <text:list-item>
              <text:p text:style-name="P122">interprétent,</text:p>
            </text:list-item>
            <text:list-item>
              <text:p text:style-name="P123">expliquent,</text:p>
            </text:list-item>
            <text:list-item>
              <text:p text:style-name="P124">systématisent,</text:p>
            </text:list-item>
            <text:list-item>
              <text:p text:style-name="P125">rationalisent,</text:p>
            </text:list-item>
          </text:list>
        </text:list-item>
      </text:list>
      <text:p text:style-name="P126">le droit existant<text:s/>à<text:s/>l’aide de la méthode scientifique speciale (appellée la m. formelle – dogmatique) sans le critiquer du point de vue de la pensée externe (p. ex. éthique ou politique) <text:s/></text:p>
      <text:list text:style-name="LFO2" text:continue-numbering="true">
        <text:list-item>
          <text:p text:style-name="P127">Les sciences historiques qui étudent le passé du droit et de la pensée juridique</text:p>
        </text:list-item>
      </text:list>
      <text:p text:style-name="P128"/>
      <text:p text:style-name="P129">Les oppositions: naturalisme/anti-naturalisme, cognitivisme/ non-cognitivisme, impérativisme/réalisme</text:p>
      <text:p text:style-name="P130"/>
      <text:p text:style-name="P131">L’opposition naturalisme/anti-naturalisme est née dans la domaine des science humaines et sociales sous l’influence du scientisme moderne avec son culte de l’expérimentation et dogme, que le méthodes appliquées par les sciences sociales sont seules méthodes vraiment scientifiques</text:p>
      <text:p text:style-name="P132"/>
      <text:p text:style-name="P133">Naturalisme</text:p>
      <text:p text:style-name="P134"/>
      <text:list text:style-name="LFO3" text:continue-numbering="true">
        <text:list-item>
          <text:p text:style-name="P135">Les sciences humaines et sociales, si elles veulent être dignes (godny) d’adjectif „scientifique” doivent appliquer seulement les méthodes importées (pochodzące) des sciences naturelles,</text:p>
        </text:list-item>
        <text:list-item>
          <text:p text:style-name="P136">Tous les phénomènes étudiées par les sciences humaines et sociales peuvent être expliquées par les inventions<text:s/>et découvertes des sciences de nature</text:p>
        </text:list-item>
        <text:list-item>
          <text:p text:style-name="P137">Les contenus mentaux (procesy myślowe?) sont la conséquence d’une activité biologique et donc naturelle.</text:p>
        </text:list-item>
        <text:list-item>
          <text:p text:style-name="P138">La distinction entre la nature et la culture est fausse – la culture est une emanation de la nature</text:p>
        </text:list-item>
      </text:list>
      <text:p text:style-name="P139">Impérativisme<text:s/>juridique</text:p>
      <text:p text:style-name="P140"/>
      <text:p text:style-name="P141">Le droit appartient à la sphére du devoir-être (sollen). Le droit est un système des règles. La règle de droit est une règle sociale, permanente et générale dans son application, et dont l'observation (przestrzeganie) est sanctionnée par la<text:s/>force.</text:p>
      <text:p text:style-name="P142"/>
      <text:p text:style-name="P143">Caractère social du droit</text:p>
      <text:p text:style-name="P144"/>
      <text:p text:style-name="P145"><text:span text:style-name="T146">Le droit vise (zakładać) l'organisation correcte (prawidłowy) de la société. Ne pas confondre (łączyć, mieszać) le droit avec d'autres règles sociales relevant par exemple de l'usage (ustalony zwyczaj) (qui n'est pas impo</text:span><text:span text:style-name="T147">sé (narzucony) mais spontané), de la morale ou de l'éthique. Le droit ne vise (aspirować, dążyć) pas le perfectionnement de la personne, de l'individu. C'est un lien (węzeł, związek) qui vient du fait qu'on est "sociétaire", membre (członek) de la société.</text:span><text:span text:style-name="T148"><text:s/>La règle de droit cherche des solutions justes dans l'organisation de la société. Elle cherche des solutions pratiques. Donc fait des compromis.<text:s/></text:span>(Summa justitia pessima injustitia, la plus grande justice est la pire injustice).</text:p>
      <text:p text:style-name="P149"/>
      <text:p text:style-name="P150">Caractère obligatoire du<text:s/>droit</text:p>
      <text:p text:style-name="P151"/>
      <text:p text:style-name="P152"><text:span text:style-name="T153">Les citoyens reconnaissent à la règle de droit un caractère obligatoire, comme nécessaire au maintien (utrzymanie zachowanie) de la vie sociétaire. En fait, l'impératif du droit est catégorique comme la morale. Il n'est pas conditionnel, même s'il d</text:span><text:span text:style-name="T154">épend des conditions reconnues et déterminées par la loi. Une fois ces conditions posées, il est obligatoire</text:span>. v.g. Si le contrat existe, il doit être respecté. Il indique (wskazywać, określać) aux membres du groupe (gouvernés et gouvernants) ce qui est à faire ou à ne pas faire, ce qui est permis ou licite (dozwolony), ce qui est attribué (przyznane) comme pouvoir aux uns (niektózy) et aux autres.</text:p>
      <text:p text:style-name="P155"/>
      <text:p text:style-name="P156">Caractère permanent de la règle</text:p>
      <text:p text:style-name="P157"/>
      <text:p text:style-name="P158">Elle est éternelle (jusnaturalisme) ou demeure (pozostać) jusqu'à son abrogation (uchylenie) ou son remplacement.</text:p>
      <text:p text:style-name="P159"/>
      <text:p text:style-name="P160">Caractère général du droit</text:p>
      <text:p text:style-name="P161"/>
      <text:p text:style-name="P162">Cela ne signifie pas un droit en tous points uniforme, ce qui serai absurde.<text:s/><text:span text:style-name="T163">La règle s'applique à une catégorie ouverte de personnes; non à un individu ou des individus déterminés in concr</text:span><text:span text:style-name="T164">eto.</text:span></text:p>
      <text:p text:style-name="P165"/>
      <text:p text:style-name="P166">Caractère sanctionnable</text:p>
      <text:p text:style-name="P167"/>
      <text:p text:style-name="P168">Son observation (przestrzeganie) est sanctionnée par la force (on ne peut en dire autant de la politesse ou de la morale) Ce caractère fait partie de l'essence du droit. La force, mise au service du droit, c'est la force publique (c'est la police, le huissier (odżwierny)): nul ne peut se faire justice soi-même eut-il pour lui le bon droit.</text:p>
      <text:p text:style-name="P169">D'autre part, si l'obéissance à la loi dépendait du bon vouloir des citoyens, l'ordre sociétaire serait mis en péril (niebezpieczeńśtwo, zagrożenie).<text:span text:style-name="T170"><text:s/>Donc, le droit est un ordre de contrainte (przymusowy); mais ce n'est pas la force qui fait le droit.</text:span></text:p>
      <text:p text:style-name="P171"/>
      <text:p text:style-name="P172">Impérativisme juridique englobe (łączyć) deux grands currants dans la pensée juridique – le positivisme juridique et le jusnaturalisme</text:p>
      <text:p text:style-name="P173"/>
      <text:p text:style-name="P174"/>
      <text:p text:style-name="P175"/>
      <text:p text:style-name="P176">Le jusnaturalisme</text:p>
      <text:p text:style-name="P177"/>
      <text:p text:style-name="P178"><text:span text:style-name="T179">On définit le droit naturel comme "un corps (zbiór) supérieur (nadrzędny) de règles idéales qui s'imposent (narzucją) à l'autorité publique lorsqu'</text:span><text:span text:style-name="T180"><text:s/>(kiedy) elle fixe (stały, niezmienny) le contenu du droit positif, i.e. les règles applicables à une société et à un moment donné". On considère (uważa się) que l'autorité (autorytet) de la règle de droit vient de cette autorité supérieure du droit nature</text:span><text:span text:style-name="T181">l. Ainsi, le sujet de droit pourrait résister (stawić opór) à la loi injuste (contraire au droit naturel) parce qu'une telle loi manquerait de fondement.</text:span><text:s/>C'est ce qu'exprimait Antigone de Sophocle:</text:p>
      <text:p text:style-name="P182">"...je ne croyais pas les édits (edykt), qui ne viennent que d'un mortel (śmiertelnik) , assez forts pour enfreindre (złamać) les lois suprêmes, les lois non écrites des dieux: ce n'est pas d'aujourd'hui ni d'hier, mais toujours qu'elles vivent et nul n'en connaît l'origine".</text:p>
      <text:p text:style-name="P183">Cette conception est celle du thomisme et du néothomisme. Pour Thomas d’Aquin(1225-1274) le droit naturel est distinct (różny) du droit divin sans lui être étranger.<text:s/><text:span text:style-name="T184">Il peut être découvert par la raison car il découle (wynikać) de la<text:s/></text:span><text:span text:style-name="T185">considération<text:s/></text:span><text:span text:style-name="T186">(szacunek, uznanie) de la nature de l'homme e</text:span><text:span text:style-name="T187">t la nature des choses. D'où à la fois (jednocześnie) stabilité et souplesse (elastyczny)</text:span>.<text:span text:style-name="T188"><text:s/>Certains accordent même un certain caractère d'universalisme et d'immutabilité (niezmienność, stałość) au droit naturel</text:span>. (École du doit naturel du XVIIe s.).<text:span text:style-name="T189"><text:s/>Des jur</text:span><text:span text:style-name="T190">istes comme F. Gény tenant (broniąc, głosząc) du droit naturel immuable (niezmienny) le réduit à quelques principes sommaires (zwięzły); d'autres comme G.Stammler, admettent (przyznawć) un droit naturel à contenu (treść) <text:s/>variable, une espèce (gatunek, typ</text:span><text:span text:style-name="T191">) d'idéal commun (wspólny) des peuples.</text:span></text:p>
      <text:p text:style-name="P192"/>
      <text:p text:style-name="P193">Tous les hommes possèdent les mêmes droits naturels, que dans la théorie classique, on appelle droits innés (wrodzony) ou droits inaliénables (niezbywalny). Non seulement chaque individu les possède par naissance, sans avoir besoin de les tenir d'un acte ni pouvoir se les aliéner (odstąpić, zrezygnować), mais les gouvernants sont tenus de les respecter et de les faire respecter.</text:p>
      <text:p text:style-name="P194"/>
      <text:p text:style-name="P195">Au sens large, le droit naturel désigne (określać, wskazywać) toute recherche objective<text:s/>de normes de droit en fonction des seules caractéristiques propres (własny, właściwy) à l'être humain, indépendamment des conceptions du droit déjà en vigueur (siła, moc) dans les sociétés humaines, et des perpétuelles (wieczny, stały) distorsions (skrzywienie) du droit qui sont le fait de l'État ("faux droits").</text:p>
      <text:p text:style-name="P196"/>
      <text:p text:style-name="P197"><text:span text:style-name="T198">Dans un sens plus restreint (ograniczony, ścisły), ce terme désigne la conception individualiste et rationnelle du droit (propre notamment aux libertariens) qui propose un minimum de droits « no</text:span><text:span text:style-name="T199">n négociables » à partir desquels est ouverte la possibilité de résoudre (rozwiązywać) les conflits (ce qui n'est autre que l'objet de la justice</text:span>). La plupart des théories libérales reposent (bazować) également sur le droit naturel.</text:p>
      <text:p text:style-name="P200"/>
      <text:p text:style-name="P201">On parle de jusnaturalisme pour désigner toute théorie du droit naturel.</text:p>
      <text:p text:style-name="P202"/>
      <text:p text:style-name="P203">Il y a au moins trois grandes branches de la philosophie du "droit naturel" <text:s/></text:p>
      <text:p text:style-name="P204"/>
      <text:p text:style-name="P205">1) Les conceptions théologiques vont dire que le Dieu a crée les hommes et les lois, et qu'ils sont juste et obligatoire à la fois à cause de leur source divine. Les lois humaines, selon cette optique (perspektywa, punkt widzenia), sont soit une réflexion de la loi divine soit la loi divine eux même.</text:p>
      <text:p text:style-name="P206"><text:s/></text:p>
      <text:p text:style-name="P207">2)<text:s/><text:span text:style-name="T208">La conceptions deistes (agnosses) vont transposer "la nature" pour "la di</text:span><text:span text:style-name="T209">eu" comme principe organisatrice.</text:span></text:p>
      <text:p text:style-name="P210"/>
      <text:p text:style-name="P211">3)<text:s/><text:span text:style-name="T212">Les concetions rationalistes, qui vont dire que les lois sont le produit de la raison naturelle (ratio naturalis). Il ne sont pas nécessairement athée (ateistyczny), mais une position athée serait compatible (zgodny)<text:s/></text:span><text:span text:style-name="T213">avec leur position. Pour ces penseurs (myśliciel), le droit se trouve dans la nature même (sam, taki sam) des choses (wynika z natury rzeczy?) qui sont éternelle et universelle.</text:span></text:p>
      <text:p text:style-name="P214"/>
      <text:p text:style-name="P215">Le jusnaturalisme moderne est fondé sur la justification rationnelle (p.ex.<text:s/>J. kantien)</text:p>
      <text:p text:style-name="P216"><text:span text:style-name="T217">Kant, dans une démarche <text:s/>(postępowanie, podejście) qui n’est pas politique, mais philosophique, essaie de fonder une morale (poczucie moralności) <text:s/>individuelle (osobisty) sur la raison seule. Le même acte peut selon l’intention qui y préside (p</text:span><text:span text:style-name="T218">rzewodzić, kierować) être moral ou immoral.</text:span><text:s/>Comment donc trouver un principe objectif et pratique qui nous dicte (narzucać) la « bonne » façon d’agir ? Kant trouve la réponse dans<text:s/><text:span text:style-name="T219">l’impératif catégorique, norme éthique suprême : « agis de telle sorte que l</text:span><text:span text:style-name="T220">a maxime de ta volonté puisse (mogła być) en même temps (w tym samym czasie) toujours valoir (być wartym, dostarczać, zostać uznana) comme principe d’une législation universelle.</text:span><text:s/>»<text:s/><text:span text:style-name="T221">Un comportement (zachowanie) ne pourrait donc être qualifié de juste que s'</text:span><text:span text:style-name="T222">il est universalisable<text:s/></text:span>(może być traktowane jako sprawiedliwe tylko, gdy może być uznane za powszechnie obowiązującą regułę postępowania). Une autre formulation de cette éthique pourrait décrire l'ambition de l'éthique libérale : «<text:span text:style-name="T223"><text:s/>Agis de telle sorte que<text:s/></text:span><text:span text:style-name="T224">tu traites l'humanité, aussi bien (zarówno jak) dans ta personne que dans la personne de tout autre, toujours en même temps comme une fin et jamais simplement comme un moyen.<text:s/></text:span>»</text:p>
      <text:p text:style-name="P225"/>
      <text:p text:style-name="P226">Bien qu’(chociaż) on retrouve dans l’impératif catégorique les caractéristiques vers lesquelles tend (dąży?) le droit naturel (universalité, nécessité, objectivité), cette morale personnelle<text:s/><text:span text:style-name="T227">est trop rigoureuse pour tenir lieu de (zastępować) droit</text:span><text:s/>(ainsi (w ten sposób) elle interdit le mensonge (klamstwo) ou le suicide).<text:s/><text:span text:style-name="T228">En effet<text:s/></text:span><text:span text:style-name="T229">il s’agit d’une norme éthique, personnelle bien que (chociaż, jakkolwiek) potentiellement universelle (car rationnelle), mais qui ne peut être imposée (narzucać coś komuś) de l’extérieur.</text:span></text:p>
      <text:p text:style-name="P230"/>
      <text:p text:style-name="P231"><text:span text:style-name="T232">En revanche (za to, w zamian), une norme juridique doit servir à é</text:span><text:span text:style-name="T233">valuer (oceniać) une action indépendamment de l’intention qui la motive (qui n’est de toute façon (sposób) accessible (dostępny) qu’au sujet agissant lui-même</text:span>); elle peut être imposée par la contrainte (przymus). Le droit naturel pose (wskazuje, wyznacza)<text:s/>ainsi les conditions de possibilité de la vie en société.<text:s/><text:span text:style-name="T234">Pour Kant, le droit naturel de l’homme se résume (streszcza się, może być ujęte) à la liberté (« la liberté est l'unique droit originel revenant à chaque homme en vertu (cecha) de son humanité</text:span><text:s/>(przyznane człowiekowi tylko z tego powodu, że jest człowiekiem»), et la vie sociale implique «la limitation de la liberté de chacun à la condition de son accord avec la liberté de tous, en tant que (jako) celle-ci est possible selon une loi universelle.»</text:p>
      <text:p text:style-name="P235"/>
      <text:p text:style-name="P236">La conception contemporaine (współczesny), libertarienne, du droit naturel</text:p>
      <text:p text:style-name="P237"/>
      <text:p text:style-name="P238"><text:span text:style-name="T239">À la différence du droit positif, le droit naturel n’édicte (ogłaszać edykt, zawiera) que des normes négatives, car il s’agit uniquement pour chacun de respecter les droits de l’autre,</text:span><text:span text:style-name="T240"><text:s/>donc de « ne pas faire » ce qui est illégitime (bezpodstawny)</text:span>.<text:s/><text:span text:style-name="T241">Ce n’est donc pas une collection précise de règles ou de lois comme en connaît le droit romain ou le droit positif (Code civil, Code du commerce, Code pénal…), ni une jurisprudence comme en Co</text:span><text:span text:style-name="T242">mmon law, mais simplement une « axiomatique normative », un cadre (rama) juridique, destiné à entourer (zakreślać, wspierać) l’action de chaque individu et à permettre de régler les conflits possibles sur une base présumée (domniemany, ewentualny) commune<text:s/></text:span><text:span text:style-name="T243">à tous les hommes, la raison. Il n’est pas question d’aller dans le détail et de donner une liste explicite et exhaustive (wyczerpujący) de règles en découlant (ociekać, wyniknąć, wypłynąć) et utilisables dans la vie quotidienne.</text:span></text:p>
      <text:p text:style-name="P244"/>
      <text:p text:style-name="P245">Murray Newton Rothbard</text:p>
      <text:p text:style-name="P246"/>
      <text:p text:style-name="P247">Murray Newton Rothbard le jusnaturaliste americain moderne, avec son œuvre majeure,<text:s/><text:span text:style-name="T248">L’Ethique de la Liberté</text:span>,<text:s/><text:span text:style-name="T249">pose le droit naturel comme fondation du libertarisme,</text:span><text:s/>en se situant (sytuując się) dans le prolongement de la tradition aristotélicienne et thomiste.<text:s/><text:span text:style-name="T250">Pour lui, le droit naturel est déduit de la nature essentielle (podstawowy, niezbędny) de l’homme (raison, conscience, capacité<text:s/></text:span><text:soft-page-break/><text:span text:style-name="T251">(zdolność) à opérer (podejmować) des choix). Vie, liberté, propriété, sont par nature sous le contrôle direct ou quasi-direc</text:span><text:span text:style-name="T252">t de la personne, ce sont des aspects d’elle-même, de sa nature. Cette « nature » est examinée de façon réaliste, comme sujet possible d’observation rationnelle et de réflexion, non comme un concept métaphysique ou religieux existant depuis toujours<text:s/></text:span>(nul besoin (potrzeba)de présupposer (zakładać) une nature humaine intangible (nietykalny, nienaruszalny) et invariante (niezmienny)).</text:p>
      <text:p text:style-name="P253"/>
      <text:p text:style-name="P254"><text:span text:style-name="T255">Les droits individuels sont conformes (nadać kształt, przystosować) à la nature de l'homme: l'homme est un animal social</text:span>, certes (na pewno), mais pas au point que sa vie n'ait de sens que dans et par la société (ma sens tylko i wyłącznie w i dzięki społeczeństwu), comme l'abeille (pszczołą) dont la vie est inséparable de celle de la ruche (rój).</text:p>
      <text:p text:style-name="P256"/>
      <text:p text:style-name="P257">Le lien (łącznik, więź) entre<text:s/>droit naturel et éthique est étroit: le droit naturel apparaît (wydawać się, okazywać się) comme une éthique objective et universelle, c’est «l’éthique de l’espèce humaine»; violer (pogwałcić, dopuszczać się gwałtu) un droit naturel est donc immoral. Le droit naturel d’une personne doit être distingué (rozróżniać, odróżniać) de la manière (sposób) dont elle l’exerce (robić użytek, ćwiczyć, korzystać), qui relève de l’éthique privée et à ce titre peut être jugé (subjectivement) « moral » ou non.</text:p>
      <text:p text:style-name="P258"/>
      <text:p text:style-name="P259"><text:span text:style-name="T260">Rothbard pa</text:span><text:span text:style-name="T261">rle aussi, dans un sens plus large, de la loi naturelle, comme étant l'ensemble des règles que l'homme est capable de découvrir par l'usage de sa raison - dont le droit naturel, censé (uważany, domniemany) participer d’un ordre moral objectif. Dans un cadr</text:span><text:span text:style-name="T262">e (ramach) [[raison[rationaliste]], la loi naturelle reflète (odbicie, odblask) la conformité (analogia, zgodność) à la nature des choses</text:span><text:s/>: ainsi il est naturel pour l’être humain de manger de la viande ; le fait que certains puissent (mogliby) juger cela<text:s/>immoral (du point de vue de leur éthique personnelle ou religieuse) n’y change rien, et interdire ce fait « de nature », qui ne lèse (krzywdzić?) personne, va contre la loi naturelle, et est donc immoral.</text:p>
      <text:p text:style-name="P263">En réalité, la loi naturelle ne devrait pas s’opposer à l’éthique personnelle, car les valeurs fondées sur elle sont universelles, communes à tous les hommes, et sont censées (uważane) entrer d’emblée (od razu, z miejsca) dans l’échelle (hierarchia) des valeurs subjectives de toute personne dotée (wyposażony w coś, obdarzony czymś) de sens moral.</text:p>
      <text:p text:style-name="P264">A contrario, le droit positif exprime (wyrażać, przedstawiać) <text:s/>un ordre artificiel, instauré (wprowadzać, ustanawiać) par les états et les politiciens, imposé (narzucać) sur un territoire donné, reflétant (odzwierciedlając) un ordre social qui n’est pas nécessairement en accord avec le droit naturel.</text:p>
      <text:p text:style-name="P265">L'analyse jusnaturaliste des relations sociales, fondée sur le droit naturel, est en fait révolutionnaire : elle met au jour (wydobywa na światło dzienne) les oppressions dont sont victimes les personnes, la principale étant l'oppression étatique, qui s'exerce (zastosować, praktykować) par l'impôt, la conscription (pobór do wojska), la guerre, les lois liberticides, les monopoles d'état, la « solidarité » forcée, etc.</text:p>
      <text:p text:style-name="P266"><text:span text:style-name="T267">Toutefois (jakkolwiek, jednakże) la victoire du droit naturel doit être cohérente avec le principe de non-agression.</text:span><text:s/>L’action politique (visant (wymierzona, starająca się) à réduire le pouvoir des hommes de l’État), l’éducation, la diffusion du message libéral, les contradictions (sprzeciw) propres à l’étatisme contemporain, telles sont les perspectives qui, selon les jusnaturalistes, devraient conduire vers la complète reconnaissance des droits de chacun.<text:s/><text:span text:style-name="T268">Les jusnaturalistes modernes dressent (kształtować</text:span><text:span text:style-name="T269">, układać, sporządzić) une liste de moyens conformes (zgodny) à l'éthique universelle : la légitime défense ou le droit de résistance à l'oppression, le combat des idées, l'action collective avec des mouvements abolitionnistes (contre l'esclavagisme (niewo</text:span><text:span text:style-name="T270">lnictwo) d'État), la désobéissance civile, le droit d'ignorer l'État.</text:span></text:p>
      <text:p text:style-name="P271">D'autres partisans (zwolennicy) du droit naturel, tels Léo Strauss (non libertarien), sans remettre (zacząć od, włożyć) en cause le paradigme étatique, estiment (uważają) que le droit naturel est indispensable (niezbędny), comme garde-fou (poręcz, barierka mostu) ou comme modèle idéal, de<text:s/><text:soft-page-break/>par (w imieniu, ze strony) sa capacité à motiver et à justifier la critique des droits positifs.</text:p>
      <text:p text:style-name="P272"/>
      <text:p text:style-name="P273">Friedrich August von Hayek</text:p>
      <text:p text:style-name="P274"/>
      <text:p text:style-name="P275">Un autre jusnaturaliste moderne,<text:span text:style-name="T276"><text:s/>Friedrich August von Hayek adopte une position originale qui ne considère le droit ni comme "naturel" et rationnel (vue jusnaturaliste), ni comme une construction humaine (vue positiviste), mais comme<text:s/></text:span><text:span text:style-name="T277">une donnée objective</text:span><text:span text:style-name="T278"><text:s/>qu'il analyse selon une mé</text:span><text:span text:style-name="T279">thode évolutionniste (le jusnaturalisme réaliste) :</text:span></text:p>
      <text:p text:style-name="P280">Assurément (niewątpliwie, oczywiście) l’on ne peut valablement (ważnie, zgodnie z przepisami) représenter les règles de juste conduite (włąściwegoo postępowania) comme naturelles au sens de parties d’un<text:s/>ordre externe et éternel des choses, ni comme implantées (wszczepić, ulokować) en permanence dans une inaltérable (niezmienny) nature humaine, ni même au sens que l’esprit humain est ainsi constitué une fois pour toutes qu’il lui faille (uskok, brak, luka)<text:s/>adopter ces règles de conduite précises.</text:p>
      <text:p text:style-name="P281">En revanche (w zamian, za to), il ne s’ensuit pas que les règles de conduite qui en fait guident (przewodzić) l’homme doivent forcément résulter d’un choix délibéré (umyślny, zamierzony) fait par lui; ni qu’il soit capable de former une société en adoptant n’importe quelle règle qu’il décide de poser; ni que ces règles ne puissent pas lui être procurées (uzyskiwać) sans qu’intervienne une volonté personnelle, et donc avoir en ce sens une existence « objective ». L’on soutient (popierane, utrzymywane) parfois que seul ce qui est vrai universellement peut être regardé comme un fait (fakt) objectif, et que tout ce qui est spécial à une société particulière ne peut pas être tenu (trzymany) pour tel (właśnie taki). Mais<text:s/>cela n’est pas inclus (włączony, załączony) dans le sens ordinaire du mot « objectif ».</text:p>
      <text:p text:style-name="P282"><text:span text:style-name="T283">Les vues (wymiana opinii, punkty widzenia) et opinions qui façonnent (kształtować) l’ordre d’une société, aussi bien que (chociaż, równie dobrze) l’ordre résultant de<text:s/></text:span><text:span text:style-name="T284">cette société même (sam, taki sam), ne dépendent nullement d’une décision personnelle quelconque (dowolny), et souvent elles ne se laisseront (pozwalać) modifier par aucun acte d’autorité spécial ; en un tel sens, il faut les regarder comme un fait qui exi</text:span><text:span text:style-name="T285">ste objectivement. Par conséquent, les résultats de l’agir humain qui ne sont pas provoqués par un dessein (zamiar, plan) humain peuvent être pour nous objectivement donnés.</text:span><text:s/>(Droit, Législation et Liberté)</text:p>
      <text:p text:style-name="P286"/>
      <text:p text:style-name="P287">Lon Luvois Fuller</text:p>
      <text:p text:style-name="P288"/>
      <text:p text:style-name="P289">La conception originale jusnaturaliste était présentée aussi par un juriste celebre americain Lon Luvois Fuller.</text:p>
      <text:p text:style-name="P290">La conception fullerienne est formaliste et fonctionnaliste.</text:p>
      <text:p text:style-name="P291">Le droit naturel n’est pas un ensemble des régles materielles (comment agir), mais un catalogue des traits (cecha) formels que doit posseder le droit pour être defini comme „le droit”</text:p>
      <text:p text:style-name="P292">Le contenu du droit change mais sa forme est eternelle, parce que c’est la forme, non le contenu, qui vient de la raison humaine</text:p>
      <text:p text:style-name="P293"/>
      <text:p text:style-name="P294">(T1) Les régles doivent être exprimées en termes<text:s/>generaux;</text:p>
      <text:p text:style-name="P295">(T2) Les régles doivent être promulguées et rendues au public;</text:p>
      <text:p text:style-name="P296">(T3) Les régles doivent être prospectives (demander les comportements (zachowanie) futurs);</text:p>
      <text:p text:style-name="P297">(T4) Les régles doivent être compréhensibles (zrozumiały);</text:p>
      <text:p text:style-name="P298">(T5) Les régles doivent être cohérentes avec les autres;</text:p>
      <text:p text:style-name="P299">(T6) Les régles doivent être possibles à respecter;</text:p>
      <text:p text:style-name="P300">(T7) Les régles doivent être suffisamment (wystarczająco) stables.</text:p>
      <text:p text:style-name="P301">(T8) Les régles doivent être respectées par les pouvoirs politiques.</text:p>
      <text:p text:style-name="P302"/>
      <text:p text:style-name="P303"/>
      <text:p text:style-name="P304">Resumé: Les traits communs pour les théories du droit naturel</text:p>
      <text:p text:style-name="P305"/>
      <text:p text:style-name="P306">Jusnaturalisme: un mode (sposób, metoda) <text:s/>d’appréhension (pojmowanie, rozumienie) du droit.<text:span text:style-name="T307"><text:s/>Un mode de raisonnement (rozumowanie, dowodzenie) caractérisé (wyróżniające się) comme un « sophisme (sofizmat) naturaliste ».</text:span></text:p>
      <text:p text:style-name="P308">« Sophisme naturaliste » : de ce que les hommes font d’une certaine façon naturellement, on croit (sądzić, uważać) pouvoir déduire des institutions faites pour ces hommes (ze sposobu zachowań ludzo można wywnioskować instytucje stworzone dla tych ludzi).</text:p>
      <text:p text:style-name="P309">De la description d’un fait, on croit pouvoir tirer (wydobyć) <text:s/>une norme (donc une prescription).</text:p>
      <text:p text:style-name="P310">⇒ Une conception toujours marquée par le passage (przejście) <text:s/>de la description (faktu) à la prescription (powinności).</text:p>
      <text:p text:style-name="P311"/>
      <text:p text:style-name="P312">Positivisme juridique</text:p>
      <text:p text:style-name="P313"/>
      <text:p text:style-name="P314">Inspiré par le positivisme<text:s/>philosophique – le mouvement inelectuel lié avec les noms d’Auguste Comte (philosophie positive) et d’Herbert Spencer (darwinisme social).</text:p>
      <text:p text:style-name="P315">La philosophie positive:</text:p>
      <text:p text:style-name="P316"/>
      <text:p text:style-name="P317">POSITIVISME PHILOSOPHIQUE</text:p>
      <text:p text:style-name="P318"/>
      <text:p text:style-name="P319">Refus (odmowa) de la théologie et la métaphysique dans une explication scientifique. Celle-ci (ta tutaj) doit reposer uniquement :</text:p>
      <text:list text:style-name="LFO4" text:continue-numbering="true">
        <text:list-item>
          <text:p text:style-name="P320">sur des faits (twory byty) du monde physique et matériel complétés (uzupełnione?) d'un processus rationnel d'induction</text:p>
        </text:list-item>
        <text:list-item>
          <text:p text:style-name="P321">sur des conséquences des mathématiques, et en particulier de la<text:s/>logique</text:p>
        </text:list-item>
      </text:list>
      <text:p text:style-name="P322">Progrésivisme rationnel – les lois scientifiques et les principes du fonctionnement de l’univers doivent être appliqués par les gens pour ameliorer leur contrôle de la nature et pour augmenter la qualité de la vie humaine.</text:p>
      <text:p text:style-name="P323">Dans toutes les domaines<text:s/>d’activité humaine (incl. (inclus – włącznie z) la politique, l’economie) le progrés peut être acquis (nabyty) à l’aide de la science objective.</text:p>
      <text:p text:style-name="P324">Le XIXe siècle marque une évolution bien nette (dobrze widoczny) de la philosophie juridique. Avec l'école historique et l'école utilitaire, le droit abandonne toutes les notions (pojęcie koncept) a priori, relevant (odnoszące się do) de la morale ou de la métaphysique, pour se constituer en science positive.</text:p>
      <text:p text:style-name="P325">Il prend pour objet de ses études des textes concrets<text:s/>et précis: lois, ordonnances (rozporządzenia) ou arrêts.</text:p>
      <text:p text:style-name="P326">Il adopte (uznaje, przyjmuje), comme méthode de travail, l'observation impartiale (bezstronna) des phénomènes sociaux. Le législateur cesse (przestawać) d'être considéré comme une manière de prophète (prorok, zwiastun) révélant (ogłaszający, odsłaniający) aux peuples des vérités éternelles. Il incarne (uosabiać) seulement la plus haute autorité sociale, chargée (obciążony, zobowiązany) de consacrer (poświęcać, zatwierdzać), en lui donnant force impérative, les usages (używanie, zwyczaj) et coutumes (tradycja) lentement (wolno) élaborés (opracowywać, przygotowywać) par la vie quotidienne.</text:p>
      <text:p text:style-name="P327"><text:span text:style-name="T328">Quant à (co do, jeśli chodzi o) la loi même on peut la considérer comme la résultante d'un état social donné, cons</text:span><text:span text:style-name="T329">acrant la supériorité d'une classe de la nation (naród, klasa panująca?) sur une autre.</text:span><text:s/>Et, si les vaincus (pokonany) d'hier deviennent les vainqueurs (zwycięzca) de demain, le législateur doit accepter ce fait</text:p>
      <text:p text:style-name="P330">La source du droit se trouve dans les faits<text:s/>et non dans une abstraction métaphysique suivant (idąc za) un mot célèbre du roi Frédéric à son ami Voltaire : « Le fait (fakt, czyn), dans le monde, se couvre (tlić się) du droit comme il peut ».</text:p>
      <text:p text:style-name="P331">Les théories positivistes permettent une critique facile de<text:s/>la doctrine du droit naturel qu'on présente comme le fruit d'une erreur de méthode, d'une confusion des notions juridiques avec les notions morales. C'est affaire au moraliste, dit-on, de spéculer sur le bien et le mal, le juste et l'injuste, mais<text:s/><text:soft-page-break/>ces notions subjectives doivent échapper (uciekać, wymknąć się) au jurisconsulte (prawnik, prawoznawca) qui ne travaille que (pracuje tylko) sur des données (dane) positives. Le plus gros reproche (zarzut) qu'on puisse adresser au droit naturel c'est de ne pas être du droit, entendons (pojmowane, rozumiane) par là de n'être pas susceptible (wrażliwy podatny) d'une étude scientifique, car la réalité seule et non l'idéal peut devenir objet de recherches positives.</text:p>
      <text:p text:style-name="P332"/>
      <text:p text:style-name="P333">Le positivisme comprend (łączy, mieści w sobie) de<text:s/>nombreuses tendances telles que le positivisme légal (K.Bergbohm, J.Austin), la jurisprudence des concepts – Begriffsjurisprudenz (R. von Ihering), la théorie pure du droit - normativisme (H. Kelsen), le positivisme mou (miękki) (H.L.A. Hart) et le positivisme institutionnel (N.McCormick et O. Weinberger).</text:p>
      <text:p text:style-name="P334"/>
      <text:p text:style-name="P335">Le positivisme juridique répose sur quelques théses fondamentales:</text:p>
      <text:list text:style-name="LFO5" text:continue-numbering="true">
        <text:list-item>
          <text:p text:style-name="P336">Les règles de droit sont des commandements (rozkaz) émanant (pochodzić od) d’êtres humains [étude des commandements humains];</text:p>
        </text:list-item>
        <text:list-item>
          <text:p text:style-name="P337">Il n’y a pas de connexion (połączenie) nécessaire entre droit et morale, ou entre le droit tel qu’il est et le droit tel qu’il devrait être [indépendance du droit et de la morale];</text:p>
        </text:list-item>
        <text:list-item>
          <text:p text:style-name="P338">L’analyse ou l’étude des significations des concepts juridiques constitue une étude importante qu’il faut distinguer (odróżnić) (…) des recherches historiques, des recherches sociologiques, et del’évaluation (ocena) critique du droit au regard de (w stosunku do) la morale, des finalités (celowość, harmonia, cele ostateczne?) sociales, des<text:s/>fonctions, etc.[autonomie et spécificité du discours juridique];</text:p>
        </text:list-item>
        <text:list-item>
          <text:p text:style-name="P339">Un système juridique constitue un “système logique fermé” dans lequel les décisions correctes peuvent être déduites, par des méthodes exclusivement (wyłącznie) logiques, de règles juridiques<text:s/>prédéterminées (uwarunkowany) [déterminisme logique du système juridique];</text:p>
        </text:list-item>
        <text:list-item>
          <text:p text:style-name="P340">Des jugements (wyrok, osąd) moraux ne peuvent, contrairement au jugement de fait, être émis (być podjęty?) sur la base d’une argumentation rationnelle, d’une évidence ou d’une preuve (“ non cognitivisme dans le domaine éthique ”),</text:p>
        </text:list-item>
        <text:list-item>
          <text:p text:style-name="P341">Les régles du droit créent le système non-contradictoire et complet,</text:p>
        </text:list-item>
        <text:list-item>
          <text:p text:style-name="P342">Les régles du droit sont génerales et abstraites,</text:p>
        </text:list-item>
        <text:list-item>
          <text:p text:style-name="P343">L’application du droit peut être décrite (opisana) comme le syllogisme juridique</text:p>
        </text:list-item>
      </text:list>
      <text:p text:style-name="P344"/>
      <text:p text:style-name="P345">SYLLOGISME JURIDIQUE</text:p>
      <text:p text:style-name="P346"/>
      <text:p text:style-name="P347">Les règles de droit s’appliquent à des situations déterminées (określony, ustalony); elles ont un champ (pole, zakres) d’application délimité et se réfèrent (odnoszą się?) à des critères objectifs pour définir leur champ.</text:p>
      <text:p text:style-name="P348"><text:span text:style-name="T349">Pour pouvoir appl</text:span><text:span text:style-name="T350">iquer une règle de droit à une situation de fait particulière, il faut procéder à un raisonnement (rozumowanie, dowodzenie) déductif, par syllogisme, qui lui-même inclut un exercice de qualification.<text:s/></text:span>Le but de cette opération est d’aboutir (prowadzić do, zakończyć, udać się) à une solution juridique logique et fiable (niezawodny).</text:p>
      <text:p text:style-name="P351">Le syllogisme se déroule en trois étapes :</text:p>
      <text:p text:style-name="P352">a) La « majeure » : indique (wskazywać, określać) la règle de droit applicable. Elle est énoncée (przedstawiać, wykładać) de manière<text:s/>générale et abstraite et se réfère à des textes précis, loi, règlement, contrat…</text:p>
      <text:p text:style-name="P353"><text:span text:style-name="T354">b) La « mineure » : indique quels sont les faits,</text:span><text:s/>en les qualifiant juridiquement, c'est à dire, en les faisant entrer dans des catégories juridiques adéquates.<text:s/><text:span text:style-name="T355">Il s’agit ici<text:s/></text:span><text:span text:style-name="T356">de « traduire (ujmować, wyrażać) » en termes juridiques une situation.</text:span></text:p>
      <text:list text:style-name="LFO6" text:continue-numbering="true">
        <text:list-item>
          <text:p text:style-name="P357">La « conclusion » aboutit (zakończenie) à la solution juridique résultant de l’application de la règle de droit (majeure) aux faits (mineure). Elle énonce des droits subjectifs (dans la<text:s/>« conclusion ») qui sont déduits du droit objectif (énoncé (sformułowanie, oświadczenie) dans la « majeure » et la « mineure »).</text:p>
        </text:list-item>
      </text:list>
      <text:p text:style-name="P358"/>
      <text:soft-page-break/>
      <text:p text:style-name="P359"><text:span text:style-name="T360">Les positivistes traditionels conçoivent (postrzega?) le sysème judiciaire comme une machine à syllogisme géante (olbrzymi).<text:s/></text:span><text:span text:style-name="T361">Une règle juridique déterminée et imposée (narzucać coś, nakazywać) de l'extérieur fournirait la majeure du syllogisme, alors que des faits pré-existants et objectivement véridiques (wiarygodny, zgodny z prawdą) en constitueraient la mineure.</text:span><text:s/>Le rôle du juge s'assimilerait (przystosować się, upodabniać się) alors à celui (ten) d'un mécanicien (mechanik) particulièrement compétent sur qui retomberait la plus grande partie de la responsabilité d'identifier la "bonne" règle imposée (narzucać coś, nakazywać) de<text:s/>l'extérieur, mais qui n'aurait par ailleurs (ponadto, zresztą) aucune discrétion (swoboda – od dyskrecjonalny)/liberté quant au (jeśli chodzi o) choix de cette règle.<text:span text:style-name="T362"><text:s/>Le rôle du juré (ou du juge des faits), quant à (co do , jeśli chodzi o) lui, serait d'a</text:span><text:span text:style-name="T363">bord (najpierw) de faire de son mieux pour découvrir les véritables faits de la cause, pour ensuite les entrer dans la machine. Suite à cela (następnie po tym), la conclusion s'imposerait par une simple opération logique.</text:span></text:p>
      <text:p text:style-name="P364"/>
      <text:p text:style-name="P365"><text:span text:style-name="T366">Le positivisme dur</text:span><text:s/>(traditionnel,<text:s/>exclusif parce qu’il exclut (wyklucza, odrzuca) tous les éléments materiels de la définition du droit) – exapmle: la conception de Carl Magnus Bergbohm</text:p>
      <text:list text:style-name="LFO7" text:continue-numbering="true">
        <text:list-item>
          <text:p text:style-name="P367">Le droit c’est la loi!</text:p>
        </text:list-item>
        <text:list-item>
          <text:p text:style-name="P368">Le droit est ensemble des régles qui peuvent être deduites des textes juridiques<text:s/>à l’aide d’analyse linguistique et de la logique formelle.</text:p>
        </text:list-item>
        <text:list-item>
          <text:p text:style-name="P369">Les traits (rysy, znaki szczególne) qui laissent identifier le droit sont proprement (specyficznie, typowo) formels (l’origine de l’autorité légitime, la forme fidèle à la convention (konwencja, zasada) donnée, la promulgation si elle est prevue (przewidziana) par la loi)</text:p>
        </text:list-item>
        <text:list-item>
          <text:p text:style-name="P370">La loi doit être respectée par tous (inclu le pouvoir politique) mais c’est seulement le pouvoir politique qui peut changer les dispositions de la loi</text:p>
        </text:list-item>
        <text:list-item>
          <text:p text:style-name="P371">Le droit doit être interpreté strictement (le formalisme). Le pouvoir discrétionnaire du juge doit être limité car il est illégitime</text:p>
        </text:list-item>
        <text:list-item>
          <text:p text:style-name="P372">Aucun argument éthique ou moral ne peut pas justifier de la violation(pogwałcenie) du droit (infraction) (wykroczenie, przestępstwo)</text:p>
        </text:list-item>
      </text:list>
      <text:p text:style-name="P373"/>
      <text:p text:style-name="P374">Le talon d’Achille (pięta achillesowa) du positivisme traditionel sont les axiomes (aksjomaty) implicites (dorozumiane) sur la langue (représentationisme) qui sont totalement contrefaits (faux) et la vision de l’application du droit qui est trop simplifiée</text:p>
      <text:p text:style-name="P375"/>
      <text:p text:style-name="P376">Hans Kelsen</text:p>
      <text:p text:style-name="P377"/>
      <text:p text:style-name="P378">Normativisme de Hans Kelsen (la théorie pure du droit, purement impérativiste, privée (pozbawiony) des éléments du réalisme et du jusnaturalisme)</text:p>
      <text:p text:style-name="P379">Sous le nom de théorie pure du droit Kelsen a eu l’ambition de construire une véritable science, au sens épistémologique du terme (słowo wyraz), qui puisse prendre place à côté des disciplines traditionellement appellé scientifiques, même si (nawet gdyby) une telle science du droit ne peut pas comme elles faire usage de la notion de causalité (przyczynowość).</text:p>
      <text:p text:style-name="P380">Il s’agissait tout d’abord de définir l’objet de la la théorie pure du droit. Kelsen a decidé qu’un seule objet digne (godny, zasługujący) d’étude scientifique c’est le droit positif éxistant dans le moment donné.</text:p>
      <text:p text:style-name="P381">Il s’agissait ensuite d’étudier les rapports (stosunki) que les normes juridiques ont entre elles.</text:p>
      <text:p text:style-name="P382">En fin il s’agissait de décrire des mecanismes du changement du droit</text:p>
      <text:p text:style-name="P383"/>
      <text:p text:style-name="P384">théorie pure du droit qui se propose uniquement et exclusivement de connaître son objet, c’est à- dire d’établir (ustanowić, założyć)<text:s/>ce qu’est le droit et comment il est.<text:span text:style-name="T385"><text:s/>Elle n’essaie en aucune façon de dire comment le droit devrait ou doit être ou être fait. D’un mot : elle entend (żądać, zamierzać?) être science du droit, elle n’entend pas être politique juridique. En tant que (jako</text:span><text:span text:style-name="T386">) une science du droit, elle doit se débarrasser <text:s/>(uwolnić, oswobodzić) de tous les éléments qui lui sont étrangers <text:s/>comme la psychologie, sociologie, éthique et théorie politique afin que (aby, żeby) puisse être<text:s/></text:span><text:soft-page-break/><text:span text:style-name="T387">délimitée (określona, sprecyzowana) netteme</text:span><text:span text:style-name="T388">nt (jasno, wyrażnie) la connaissance (znajomość) du droit de ces autres disciplines. KELSEN défend une approche autonome et spécifique du droit reposant sur un discours descriptif dissocié (oddzielony) de la morale.</text:span></text:p>
      <text:p text:style-name="P389"><text:span text:style-name="T390">Kelsen a accepté la distinction du sein<text:s/></text:span><text:span text:style-name="T391">et du sollen, de l’être et du devoir-être, énoncée (przedstawiony) par Hume et Kant</text:span>, et dont Kelsen écrit qu'“ elle est donnée à notre conscience de façon immédiate (najbliższy, bezpośredni)” ou qu’elle est une notion “ simple ” au sens de G. E. Moore.<text:s/><text:span text:style-name="T392">Cet</text:span><text:span text:style-name="T393">te distinction résulte de l’évidence logique que, du fait que quelque chose est, il ne peut pas s’ensuivre (wynikać) que quelque chose doit être, ou, en d’autres termes, qu’il est impossible de déduire une conclusion éthique de prémisses (założenie) entièr</text:span><text:span text:style-name="T394">ement (całkowicie) non éthiques.</text:span><text:s/>Il résulte de cette distinction un certain nombre de conséquences:</text:p>
      <text:list text:style-name="LFO8" text:continue-numbering="true">
        <text:list-item>
          <text:p text:style-name="P395"><text:span text:style-name="T396">La première est le rejet de toute théorie du droit naturel</text:span>. Kelsen, qui a adopté la théorie kantienne de la connaissance se sépare (podziela?) donc<text:s/>radicalement de Kant sur ce point. Les doctrines du droit naturel, malgré (mimo) leur diversité, ont pour caractère commun de distinguer le droit positif, ou droit en vigueur (obowiązujące), posé (ustanowione) par la volonté du pouvoir politique, et d’autre part un droit transcendant au droit positif, le droit naturel.<text:s/><text:span text:style-name="T397">Pour Kelsen, le droit naturel ne peut faire l’objet d’une connaissance objective. Les tenants (obrońcy) du droit naturel ne peuvent le décrire, mais seulement l’énoncer (wypowiadać, wyrażać),</text:span><text:span text:style-name="T398"><text:s/>soit en y incluant les valeurs relevant de leur propre idéologie, soit en tentant d’inférer (wnioskować, wywnioskować) des normes (c’est-à-dire des propositions de sollen), d’une analyse de la nature (c’est-à-dire de propositions du sein), ce qui constitu</text:span><text:span text:style-name="T399">e une impossibilité logique.</text:span></text:p>
        </text:list-item>
        <text:list-item>
          <text:p text:style-name="P400"><text:span text:style-name="T401">La seconde conséquence, corrélative de la première, est le positivisme juridique. Celui-ci (ten tutaj) doit s’entendre <text:s/>(rozumieć) de deux manières, à la fois comme méthode positiviste et comme volonté de limiter la science du<text:s/></text:span><text:span text:style-name="T402">droit au seul droit positif.</text:span><text:s/>On doit toutefois (jednak, wszelako) éviter une méprise (pomyłka): à la différence du positivisme d’Auguste Comte, le positivisme juridique ne cherche pas à résoudre (rozwiązać) au moyen de la science, des problèmes d’ordre moral ou politique. Bien au contraire (wręcz przeciwnie), si la science est la connaissance de l’être, il lui est impossible d’en dériver un devoir-être et le juriste positiviste devra se borner (ograniczać) à décrire (opisywać) le droit en vigueur (obowiązującec) en s’abstenant (powstrzymując się) de porter (orzez, wyadawać) sur ce droit tout jugement (osąd) de valeur (wartość).<text:s/><text:span text:style-name="T403">Telle est la signification (znaczenie, sens) de l’expression “théorie pure du droit”. Il ne s’agit pas, comme on le croit quelquefoi</text:span><text:span text:style-name="T404">s, d’une théorie du droit “ pur ”, c’est-à-dire d’un droit qui échapperait (uciec, wylecieć) à l’Histoire et serait tout entier déduit (wywnioskować) de quelques principes a priori. C’est la théorie elle-même, qui est considérée comme pure, non seulement d</text:span><text:span text:style-name="T405">e toute idéologie, mais aussi de tout élément psychologique ou sociologique.</text:span></text:p>
        </text:list-item>
      </text:list>
      <text:p text:style-name="P406">Dans la norme juridique il n’est pas dit comme dans la loi naturelle que “ si A est, B est ”, mais que “ si A est, B doit être ”. La connexion spécifique entre les deux éléments de la norme est établie non par un acte de connaissance, mais par un acte de volonté. L’imputation (przypisanie komuś czegoś, posądzenie kogoś o coś) est cette connexion spécifique.</text:p>
      <text:p text:style-name="P407"><text:span text:style-name="T408">De cette spécificité de la structure de la norme découle (wynikać) la spéci</text:span><text:span text:style-name="T409">ficité de la science normative. Celle-ci énonce (wypowiadać) pour décrire les normes des propositions de droit (Soll-Sätze), dont la forme est semblable (podobny) à celle des normes.</text:span><text:s/>Si par exemple une norme exprimée (wyrażać) par le législateur énonce: “Si un homme commet un meurtre, il devra être condamné à mort”, la proposition de droit sera énoncée par le juriste : “Dans un tel droit positif, si un homme commet un meurtre, il devra être condamné à mort.” Mais, à la différence des normes, les propositions (wniosek twierdzenie, teza) de droit sont susceptibles (wrażliwy, podatny) d’être vraies ou fausses et leur vérité dépend de la validité des normes qu’elles décrivent: elles sont vraies si les normes qu’elles décrivent existent bien, c’est-à-dire si elles sont valides dans le droit positif considéré<text:span text:style-name="T410">. Or (tak więc) les normes sont valides si elles ont été posées conformément (stosownie do, odpowiednio do) aux procédures prescrites par les normes supérieures, si, en d’autres termes (innymi słowy), l’imputat</text:span><text:span text:style-name="T411">ion prescrite par la norme supérieure a été réalisée. La validité des propositions de droit ne peut donc être appréciée (oceniać) que selon le principe d’imputation (posądzenie zaliczenie, przypisywanie).</text:span></text:p>
      <text:soft-page-break/>
      <text:p text:style-name="P412">Contrairement à d’autres doctrines, la théorie pure<text:s/>ne se prononce (wypowiadać) ni sur les fins, ni même sur l’essence du droit, Elle prend pour point de départ (bierze za punkt wyjścia) une analyse de la norme juridique, qu’elle définit comme un schéma d’interprétation. Soit un acte humain quelconque (dowolny, jakikolwke), par exemple un commandement (dowództwo, rozkaz). Cet acte, qui fait l’objet d’une interprétation psychologique ou sociologique, peut être appréhendé (chwytać, pojąć, objawiać się) comme porteur (nośnik) d’une signification juridique il signifie qu’on doit se conduire d’une certaine façon (sposób).</text:p>
      <text:p text:style-name="P413">La norme n’est pas un acte humain. Elle n’est pas non plus un énoncé (sformułowanie, oświadczenie), mais seulement la signification d’un énoncé, de sorte que (tak, że) les normes peuvent être exprimées dans des formes linguistiques très diverses: l’impératif, le subjonctif, l’indicatif (tryb oznajmujący) présent ou futur.</text:p>
      <text:p text:style-name="P414"><text:span text:style-name="T415">Une norme ne se définit donc pas par ses caractères propres (cechy istotne), mais seulement par son appartenance (przynależn</text:span><text:span text:style-name="T416">ość) à un ordre normatif</text:span>, qui confère à un acte humain sa signification spécifique.</text:p>
      <text:p text:style-name="P417"><text:span text:style-name="T418">Le droit se définit d’abord, par son efficacité (skuteczność) spécifique: c’est un ordre immanent (nieodłączny, tkwiący w czymś) de contrainte</text:span><text:s/>(przeszkoda, przymus, skrępowanie).</text:p>
      <text:p text:style-name="P419">D’autre part (z drugiej strony), cet ordre présente une forme particulière: il possède une structure hiérarchisée à la fois statique et dynamique.</text:p>
      <text:p text:style-name="P420">-<text:s/><text:span text:style-name="T421">Dynamique, parce que chaque norme est énoncée (wypowiadać się, wyrazić się) <text:s/>conformément (stosown</text:span><text:span text:style-name="T422">ie, odpowiednio do) à la procédure prescrite par une norme supérieure,</text:span></text:p>
      <text:p text:style-name="P423">- Statique, parce que chaque norme doit avoir un contenu conforme (zgodne) ou tout au moins compatible (zgodny) avec le contenu d’une norme supérieure, de sorte qu (tak, że) ’elle peut<text:s/>être considérée comme la concrétisation de cette norme supérieure.</text:p>
      <text:p text:style-name="P424">Dans la mesure (miara) où les normes situées aux degrés les plus élevés de la hiérarchie sont moins nombreuses que les normes inférieures (niższy), Kelsen compare la structure de l’ordre<text:s/>juridique à une pyramide.</text:p>
      <text:p text:style-name="P425"/>
      <text:p text:style-name="P426">Ce ne sont pas les dispositions mais les normes qui créent le systéme du droit.</text:p>
      <text:p text:style-name="P427">Les normes sont decodées des textes juridiques mais elles ne sont pas purement textuelles, elles apartiennes à l’univers du Sollen, et le texte est toujours réel.</text:p>
      <text:p text:style-name="P428">Les normes ont quatre fonctions: commander, habiliter (upoważniać) et permettre des conduites (zachowania) humaines et abroger (znosić, anulować) d’autres normes</text:p>
      <text:p text:style-name="P429"/>
      <text:p text:style-name="P430">La théorie de la pyramide des normes:</text:p>
      <text:p text:style-name="P431"/>
      <text:p text:style-name="P432"><text:span text:style-name="T433">Le principe fondamental de cette théorie</text:span><text:span text:style-name="T434"><text:s/>s'appuie (opierać się) sur l'idée de conformité (zgodność). Ainsi, la norme inférieure (niższa) valide ne peut être contraire à la norme qui lui est immédiatement (bezpośrednio) supérieure. Si tel est le cas, un contentieux (sporny) pourra aboutir (prowad</text:span><text:span text:style-name="T435">zić do) à l' « annulation » ou la « correction » de la norme inférieure contraire invalide</text:span><text:s/>(nieważna).</text:p>
      <text:p text:style-name="P436">Selon Kelsen, toute norme juridique reçoit (otrzymywać) sa validité de sa conformité à une norme supérieure, formant ainsi (tworząc w ten sposób) un ordre hiérarchisé. Plus elles sont importantes, moins les normes sont nombreuses: la superposition (nakłądanie, ułożenie warstwami) des normes (circulaires (okólniki), règlements, lois, Constitution) acquiert (przybierać) ainsi une forme pyramidale.</text:p>
      <text:p text:style-name="P437">Cependant<text:s/>(jednak), puisqu’une norme ne peut trouver le fondement de sa validité que dans une norme supérieure, on rencontre inéluctablement (nieuchronnie) le problème de la validité de la Constitution. Celle-ci n’est apte (zdolny) à fonder la validité des normes inférieures, les lois, les décrets, etc., que si elle présente elle-même le caractère d’une norme, c’est-à-dire si elle est elle-même valide. Or (otóż, tak więc) il n’existe dans l’ordre juridique aucune norme positive supérieure à la Constitution et susceptible (zdolny) de fonder la validité de celle-ci. D’où l’hypothèse de la norme fondamentale (Grundnorm), qui est le point le plus fameux (słynny) et le plus controversé,<text:s/><text:soft-page-break/>sinon (z tym, że, chociaż) le mieux compris, de la Théorie pure du droit.</text:p>
      <text:p text:style-name="P438"><text:span text:style-name="T439">l‘Auteur pla</text:span><text:span text:style-name="T440">ce une norme hypothétique fondamentale, dite Grundnorm (le Grund désignant le fondement) au sommet de la pyramide</text:span>,<text:s/><text:span text:style-name="T441">Cette norme</text:span>, de nature logico-transcendantale - Kelsen est en effet fortement influencé par le néokantisme -,<text:s/><text:span text:style-name="T442">est considérée comme une suppos</text:span><text:span text:style-name="T443">ition (założenie) nécessaire de l'esprit juridique, qui assure la cohérence de l'ordre juridique. Elle est aussi nécessaire du point de vue de la théorie de la connaissance (poznanie): on doit supposer que la Constitution est valide.</text:span><text:s/>Faute (wada, błąd) de<text:s/>cette hypothèse, en effet, la Constitution ne présenterait pas le caractère d’une norme et ne pourrait fonder la validité des lois, qui elles-mêmes ne seraient pas des normes et ne pourraient fonder la validité des normes infra-législatives (pod ustawowe).</text:p>
      <text:p text:style-name="P444">Dans une approche (podejście) interniste (wewnętrzne), la norme la plus importante est ainsi pour de nombreux pays la Constitution, en dessous de laquelle se trouve les accords internationaux puis les lois nationales. Le droit constitutionnel serait, pour<text:s/>chaque État, le droit constituant du droit...</text:p>
      <text:p text:style-name="P445"><text:s text:c="5"/>/\ &lt;------------- Constitution</text:p>
      <text:p text:style-name="P446"><text:s text:c="4"/>/__\</text:p>
      <text:p text:style-name="P447"><text:s text:c="3"/>/ <text:s text:c="3"/>\ &lt;----------- Droit internationnal</text:p>
      <text:p text:style-name="P448"><text:s text:c="2"/>/______\</text:p>
      <text:p text:style-name="P449"><text:s/>/ <text:s text:c="7"/>\ &lt;--------- Lois nationales</text:p>
      <text:p text:style-name="P450">/__________\</text:p>
      <text:p text:style-name="P451"><text:span text:style-name="T452">Dans une perspective internationaliste, la pyramide<text:s/></text:span><text:span text:style-name="T453">diffèrera, mais attestera <text:s/>(potwierdzać) toujours du monisme prôné (głoszony) par Kelsen, pour qui l'ordre juridique est unique</text:span>. La jurisprudence internationale mais aussi les dispositions constitutionnelles adoptées dans nombre d'Etats modernes tendent à<text:s/>donner l'avantage (zaleta, korzyść) à ce type de schéma :</text:p>
      <text:p text:style-name="P454"><text:s text:c="5"/>/\ &lt;------------- Droit internationnal</text:p>
      <text:p text:style-name="P455"><text:s text:c="4"/>/__\</text:p>
      <text:p text:style-name="P456"><text:s text:c="3"/>/ <text:s text:c="3"/>\ &lt;----------- Constitution</text:p>
      <text:p text:style-name="P457"><text:s text:c="2"/>/______\</text:p>
      <text:p text:style-name="P458"><text:s/>/ <text:s text:c="7"/>\ &lt;--------- Lois nationales</text:p>
      <text:p text:style-name="P459">/__________\</text:p>
      <text:p text:style-name="P460"/>
      <text:p text:style-name="P461">Vers le positivisme mou (inclusif) – Herbert Lionel Adolphus Hart</text:p>
      <text:p text:style-name="P462"/>
      <text:p text:style-name="P463">Hart amende (karać) habilement (zreęcznie) la doctrine positiviste traditionnelle.</text:p>
      <text:p text:style-name="P464">Il remarque (zwracać uwagę) que le droit doit être effectif, et l'instance souveraine (władzy suwerenej?) obéie.<text:s/><text:span text:style-name="T465">Mais la simple menace (groźba) est<text:s/></text:span><text:span text:style-name="T466">insuffisante pour expliquer la pérennité (odwieczność, długotrwałość) des institutions (inefficience (nieskuteczność) de l'impérativisme pur)</text:span></text:p>
      <text:p text:style-name="P467">Hart accepte en géneral la définition positiviste de la règle:</text:p>
      <text:list text:style-name="LFO9" text:continue-numbering="true">
        <text:list-item>
          <text:p text:style-name="P468">elle comporte (pociągać za sobą) une sanction</text:p>
        </text:list-item>
        <text:list-item>
          <text:p text:style-name="P469">elle<text:s/>est légitimée par le pouvoir en place (miejsce, na miejscu, porządek, w porządku)</text:p>
        </text:list-item>
        <text:list-item>
          <text:p text:style-name="P470">elle est reçue (odbierany) comme modèle de comportement (zachowanie się) et appliquée (stosowany) comme telle.</text:p>
        </text:list-item>
        <text:list-item>
          <text:p text:style-name="P471">Elle ne constate (potwierdza) pas les régularités (prawidłowość, zgodność z przepisami) comportementales (zachowań), elle les crée.</text:p>
        </text:list-item>
      </text:list>
      <text:p text:style-name="P472"><text:span text:style-name="T473">Mais il relève également quatre insuffisances <text:s/>(niewystarczalność, braki) d'une doctrine purement impérativiste</text:span><text:s/>(basée sur la thèse qu'une règle de droit ne serait constituée que (nie może być ustanowiony jedynie przez) d'ordre ou d'actes de volonté) :</text:p>
      <text:list text:style-name="LFO10" text:continue-numbering="true">
        <text:list-item>
          <text:p text:style-name="P474">une règle de droit, générale, s'applique aussi bien à celui qui l'édicte (uchwalać). Un ordre (rozkaz) non.</text:p>
        </text:list-item>
        <text:list-item>
          <text:p text:style-name="P475">les règles de droit attribuant (przyznające) pouvoirs, droits, prérogatives (przywilej), (facultés en général) ne peuvent être analysées en termes d'ordres,</text:p>
        </text:list-item>
        <text:list-item>
          <text:p text:style-name="P476">la coutume (zwyczaj) est fondée sur un consensus, et va guider (wskazywać drogę, sterować, prowadzić) à l'édiction de règles de droits, pas d'ordres,</text:p>
        </text:list-item>
        <text:list-item>
          <text:p text:style-name="P477">pour être permanente, la loi doit renfermer (zawierać w sobie) en elle-même son principe de<text:s/><text:soft-page-break/>continuité</text:p>
        </text:list-item>
      </text:list>
      <text:p text:style-name="P478"/>
      <text:p text:style-name="P479">L’idée de règle, admet Hart, n’est nullement (wcale, w żaden sposób) une idée simple ».<text:span text:style-name="T480"><text:s/>L’ordre juridique, ajoute-t-il, est une <text:s/>« union (związek, tu: porządek) complexe (złożony)</text:span><text:span text:style-name="T481"><text:s/>de règles primaires et secondaires ».</text:span></text:p>
      <text:p text:style-name="P482">Les règles primaires, ce sont, dans l’analyse hartienne, les règles classiques – celles qui s’imposent (narzucać, nakazywać) et voient sanctionner leur violation (pogwałcenie, naruszenie).</text:p>
      <text:p text:style-name="P483">Les règles secondaires,<text:s/>quant à (jeśli chodz o, co do) elles, sont des règles auxiliaires (dodatkowy, posiłkowy), « parasitaires» par rapport aux (w porónaniu z) premières. Leur rôle est de permettre aux premières de fonctionner et s’appliquer mieux que si elles n’existaient pas:<text:s/>règles de reconnaissance, de changement, d’adjudication qui servent à déterminer (wyznaczać, oznaczać) avec exactitude (dokładność), à adapter (przystosować) quand c’est nécessaire, à mettre en oeuvre avec efficacité les règles primaires.</text:p>
      <text:p text:style-name="P484"/>
      <text:list text:style-name="LFO11" text:continue-numbering="true">
        <text:list-item>
          <text:p text:style-name="P485">Les règles secondaires ne sont pas crées par le le pouvoir politique</text:p>
        </text:list-item>
        <text:list-item>
          <text:p text:style-name="P486">Elles viennent da la culture juridique</text:p>
        </text:list-item>
        <text:list-item>
          <text:p text:style-name="P487">Les règles d'adjudication (rules of adjudication) qui permettent de résoudre (rozwiązywać) les litiges (spory),</text:p>
        </text:list-item>
        <text:list-item>
          <text:p text:style-name="P488">Les règles de changement (rules of change allowing laws to be varied) (zmienny – variable)</text:p>
        </text:list-item>
        <text:list-item>
          <text:p text:style-name="P489">Les règles de reconnaissance qui permettent de conférer (nadać, udzielić) valeur juridique a un acte (rule of recognition) ou ignorer les règles primaires qui ne sont pas dignes (godne) (ou possibles) à appliquer.</text:p>
        </text:list-item>
      </text:list>
      <text:p text:style-name="P490"/>
      <text:p text:style-name="P491"><text:span text:style-name="T492">Une règle de droit, dans le système de Hart, est fondée sur une autre règle qui la légitime: les règles secondaires légitiment les règles primaires.</text:span><text:s/>Une règle primaire est alors en quelques sortes (sposób) une interprétation du droit. La qualification opère une subsomption du particulier sous le général, mais, dans la mesure (miara) où on ne peut éviter une certaine marge (margines) d'indétermination (niejasność, niepewność) (Hart ne précise pas pourquoi), le droit possède de fait (fakt, postać?) une texture ouverte.</text:p>
      <text:p text:style-name="P493"/>
      <text:p text:style-name="P494">La dualité des règles peut donc les séparer entre règles instituées (spadkobierca) et règles instituantes. Les règles se distinguent (rozróżniać) alors des habitudes (przyzwyczajenie, nawyk, wprawa) en ce qu'elles se "redoublent" de comportements (zachowania) ou d'autres règles.<text:s/><text:span text:style-name="T495">En d'autres termes (innymi słowy), les règles primaires régulent les comportements, les secondaires déterminent la manière dont les premières évoluent. Elle gouvernent (rządzić, kierować) la " vie du droit ".</text:span></text:p>
      <text:p text:style-name="P496"/>
      <text:p text:style-name="P497">Les règles primaires comportent (zawierać, mieścić w sobie) souvent des pressions (presja, nacisk), ou sanctions, sont souvent affectées (przyjęte, sztuczne, nienaturalne) au bien commun (dobro ogółu), ce qui va parfois à l'encontre (sprzeciwiać) des intérêts particuliers. Mais qu'est-ce qui distingue (rozróżniać) alors la règle juridique de la règle sociale, application d'une sanction du groupe sur l'individu ? Une réponse peut être donnée par le point de vue. L'individu peut adopter un point de vue interne ou externe. Celui qui considère la règle comme interne tend (nadstawiać) à la tenir (uważać, mieć za) pour juridique.</text:p>
      <text:p text:style-name="P498"/>
      <text:p text:style-name="P499">Hart présente ainsi une théorie générale des règles, qui ne fait pas dépendre (uzależniać) leur autorité de la puissance physique de leur auteurs. Si l’on examine, dit-il, la manière dont les diverses règles se forment et que l’on maintient (utrzymanie, położenie, postawa) la distinction entre règles primaires et secondaires, on s’aperçoit (spostrzec) qu’il y a deux sources d’autorité pour une règle.</text:p>
      <text:p text:style-name="P500"><text:span text:style-name="T501">a) Une règle peut devenir obligatoire pour un groupe de gens parce que ce groupe, à travers (przez, poprzez) ses pratiques, accepte la règle comme un standard de conduite (zachowanie się). Il ne<text:s/></text:span><text:soft-page-break/><text:span text:style-name="T502">suffit (nie wystarcza, żeby) pas que ce groupe se confo</text:span><text:span text:style-name="T503">rme (przystosować się) simplement à un type de conduite</text:span><text:s/>– même si la plupart des Anglais vont au cinéma le samedi soir, ils n’ont pas accepté une règle qui les y obligerait.<text:s/><text:span text:style-name="T504">Une pratique ne constitue l’acceptation d’une règle que lorsque ceux qui la suiven</text:span><text:span text:style-name="T505">t considèrent (rozważać, uważać) la règle comme obligatoire et qu’ils reconnaissent qu’elle constitue la raison ou la justification de leur propre comportement (zachowanie się) et une raison de critiquer le comportement de ceux qui ne la suivent pas.</text:span></text:p>
      <text:p text:style-name="P506"/>
      <text:p text:style-name="P507">b)<text:s/><text:span text:style-name="T508">U</text:span><text:span text:style-name="T509">ne règle peut également devenir obligatoire d’une manière toute différente, à savoir: si elle a été émise (puszczony w obieg) en conformité (analogia, uległość, zgodność) avec une règle secondaire, qui dispose (nakazuje) que les règles émises de telle faço</text:span><text:span text:style-name="T510">n seront obligatoires.</text:span><text:s/>Si les statu d’un club disposent (nakazywać, regulować) par exemple que des règlements particuliers peuvent être adoptés à majorité des membres, alors des règlements particuliers ainsi (w ten sposób) votés (uchwalać) sont obligatoires pour tous les membres, non en raison (wskutek, z powodu) d’une quelconque acceptation de ces règlements, par la pratique, mais parce que des statuts en disposent (nakazywać) ainsi (w ten sposób).<text:s/><text:span text:style-name="T511">On emploie à ce propos (w związku z) le concept (idea, poj</text:span><text:span text:style-name="T512">ęcie) de «validité»; des règles obligatoires, parce qu’elles ont été créées de la façon prescrite par un règle secondaire, sont des règles «valides».</text:span></text:p>
      <text:p text:style-name="P513"/>
      <text:p text:style-name="P514">Nous pouvons donc résumer ainsi la distinction fondamentale de Hart: une règle peut être obligatoire</text:p>
      <text:p text:style-name="P515">a)<text:s/>parce qu’elle est acceptée ou</text:p>
      <text:p text:style-name="P516">b) parce qu’elle est valide.</text:p>
      <text:p text:style-name="P517">La conception du droit de Hart est une construction réalisée à l’aide de ces diverses distinctions. Les communautés (wspólnota) primitives n’ont que des règles primaires et celles-ci ne sont obligatoires qu’en raison de (w skutek tego) l’acceptation réalisée (osiągana) par la pratique. De telles communautés ne peuvent être considérées comme ayant un «droit», parce qu’il n’existe aucun moyen de distinguer un ensemble (zbiór) de règles juridiques de<text:s/>l’ensemble des autres règles sociales.</text:p>
      <text:p text:style-name="P518">La situation change lorsque (w chwili gdy) dans un certaine communauté s’est développée une</text:p>
      <text:p text:style-name="P519">règle secondaire fondamentale qui détermine la manière dont doivent être identifiées les règle juridiques, alors est réalisée l’idée d’un ensemble distinct de règles juridiques et donc oeil d’un droit. Hart appelle une telle règle secondaire tonde <text:s/>mentale (chyba fondemental) une « règle de reconnaissance ».</text:p>
      <text:p text:style-name="P520"/>
      <text:p text:style-name="P521"><text:span text:style-name="T522">Une règle de reconnaissance ne peut elle-même être valide, puisque (p</text:span><text:span text:style-name="T523">onieważ, skoro) par hypothèse elle est ultime (ostateczny) et ne peut ainsi être soumise (poddać) à des tests prescrits (narzucony) par une règle encore plus fondamentale. La règle de reconnaissance est la seule règle d’un système juridique dont la force o</text:span><text:span text:style-name="T524">bligatoire dépende de son acceptation.</text:span><text:s/><text:span text:style-name="T525">Si l’on veut savoir quelle règle de reconnaissance a été adoptée ou suivie par une collectivité particulière, on doit observer comment se comportent ses citoyens et notamment ses organes officiels. On doit examiner qu</text:span><text:span text:style-name="T526">els sont les arguments ultimes (ostateczny) qu’ils utilisent pour déterminer la validité d’une règle particulière et quels sont les arguments ultimes qu’ils emploient pour critiquer d’autres autorités ou institutions officielles.</text:span><text:s/><text:span text:style-name="T527">Il n’y a pas de test mécan</text:span><text:span text:style-name="T528">ique, mais il n’existe aucun risque de confusion entre la règle de reconnaissance d’une collectivité et ses règles morales. La règle de reconnaissance est identifiable par le fait qu’elle s’applique aux activités de l’appareil gouvernemental (aparat rządow</text:span><text:span text:style-name="T529">y), assemblées législatives (zgromadzenie ustawodawcze), tribunaux, établissements publics (władze publiczne), policiers et ainsi de suite.</text:span></text:p>
      <text:p text:style-name="P530">C’est de cette manière que Hart sa<text:span text:style-name="T531">uve (ratować) les principes fondamentaux du positivisme des erreurs des positivist</text:span><text:span text:style-name="T532">es traditionels. Hart est d’accord avec eux pour dire que les règles de droit valides peuvent être créées par les actes des autorités officielles et des institutions publiques. Mais les traditionels pensaient que la compétence de ces institutions résidait<text:s/></text:span><text:span text:style-name="T533">(tkwić) seulement dans leur monopole du pouvoir. Hart découvre cette compétence dans l’arrière-plan (drugi plan) des standards<text:s/></text:span><text:soft-page-break/><text:span text:style-name="T534">constitutionnels, qui ont été acceptés par la collectivité qu’ils régissent (rządzą), sous la forme d’une règle fondamentale de r</text:span><text:span text:style-name="T535">econnaissance.</text:span></text:p>
      <text:p text:style-name="P536"/>
      <text:p text:style-name="P537">Dworkin</text:p>
      <text:p text:style-name="P538"/>
      <text:p text:style-name="P539">Le positivisme le plus mou - <text:s/>La philosophie intégrale du droit de Ronald Dworkin</text:p>
      <text:p text:style-name="P540">Dworkin critique le positivisme juridique, spécialement dans la version de Hart. Selon cette théorie, le droit est un système de règles. Or (tak<text:s/>więc), il comporte (pociągać za sobą, mieścić) en réalité (faktycznie, rzeczywiście) d’autres standards, notamment des principes. D’autre part, selon les positivistes, les juges doivent, en l’absence d’une règle applicable, trancher (przerwać) les litiges<text:s/>(spór sądowy) en usant de leur pouvoir discrétionnaire. En réalité, ils sont liés par les principes. Ronald Dworkin examine alors de quelle manière les principes peuvent être et sont en fait appliqués.</text:p>
      <text:p text:style-name="P541">D’aprés Dworkin <text:s/>le positivisme a pour squelette (zarys, szkielet) quelques propositions (teza) centrales et constitutives parmi lesquelles se trouvent les théses non acceptables.</text:p>
      <text:p text:style-name="P542"/>
      <text:p text:style-name="P543">a)<text:span text:style-name="T544">Le droit d’une collectivité est un ensemble de règles spéciales utilisées par cette communauté, directement ou indirectement, d</text:span><text:span text:style-name="T545">ans le but (cel, zamiar) de déterminer (określać, wyznaczać, warunkować) les conduites (kierowanie, dozór, zachowania) qui seront punies (karać) ou imposées (narzucony) par la force publique. Ces règles spéciales peuvent être identifiées et distinguées au<text:s/></text:span><text:span text:style-name="T546">moyen de critères spécifiques, grâce à des tests qui se rapportent (odnoszą się) non pas à leurs contenus, mais à leur « pedigree (rodowód) » ou à la manière dont elles ont été adoptées ou développées. Ces tests de pedigree peuvent servir à distinguer les<text:s/></text:span><text:span text:style-name="T547">règles de droit valides des règles de droit non valides</text:span><text:s/>(celles que les avocats et les plaideurs (storny procesujące się) invoquent (powoływać się) à tort (niesłuszność wina, krzywda, szkoda) comme des règles de droit) et aussi des autres règles sociales (qu’on traite en général globalement comme règles « morales »), celles que la collectivité applique, mais qu’elle n’impose pas par la force publique.</text:p>
      <text:p text:style-name="P548"/>
      <text:p text:style-name="P549">b)<text:span text:style-name="T550"><text:s/>L’ensemble de ces règles de droit valides est la totalité du «droit», de sorte que (tak, że) si un cas<text:s/></text:span><text:span text:style-name="T551">n’apparaît (wydawać się, objawiać się) pas clairement comme régi (rządzić, regulować, określać) par une règle de ce type (parce qu’il n’y en a aucune qui semble convenir (odpowiadać) ou que celles qui semblent convenir sont vagues (niejasny) ou pour d’autr</text:span><text:span text:style-name="T552">es raisons encore), alors ce cas ne peut être réglé en. Il doit faire l’objet d’une décision prise par quelque autorité officielle, un juge par exemple, qui «exerce (ćwiczyć, wywierać, przymusić) son pouvoir discrétionnaire ce qui signifie qu’il trouve, au</text:span><text:span text:style-name="T553">-delà (poza) du droit, un autre type de standard qui le guide dans la confection (sporządzenie, wyrób) d’une nouvelle règle juridique ou d’un complément à une vieille règle.</text:span></text:p>
      <text:p text:style-name="P554"/>
      <text:p text:style-name="P555">c)<text:span text:style-name="T556"><text:s/>Dire que quelqu’un a une «obligation juridique» c’est dire que son cas tombe (</text:span><text:span text:style-name="T557">podpadać) sous une règle de droit valide, qui l’oblige à faire ou à s’abstenir (powstrzymać się) de faire quelque chose</text:span>. (Dire qu’il a un droit ou qu’il a un pouvoir ou un privilège légal ou une immunité, c’est énoncer (wypowiedzieć) en raccourci (w skrócie) que d’autres ont des obligations juridiques d’agir ou de ne pas agir d’une certaine manière en ce qui le concerne (dotyczyć).<text:s/><text:span text:style-name="T558">En l’absence d’une telle règle de droit valide, il ne saurait y avoir aucune obligation juridique; il s’ensuit (nastąpić po, wy</text:span><text:span text:style-name="T559">nikać) que lorsque (skoro, kiedy) le juge tranche (rozstrzygać) un litige (spór) en exerçant (praktykując) son pouvoir discrétionnaire, il n’impose (nakładać) pas la réalisation d’un droit préexistant à ce litige.</text:span></text:p>
      <text:p text:style-name="P560"><text:span text:style-name="T561">Dworkin veut attaquer le positivisme en gé</text:span><text:span text:style-name="T562">néral et <text:s/>prend pour cible la version de Hart. Sa stratégie s’organise autour du fait (faktycznie, istotnie) que, lorsque les juristes raisonnent et discutent des droits et des obligations, notamment dans les cas difficiles où l’on semble (wydawje się) ren</text:span><text:span text:style-name="T563">contrer (natknęli, napotkali) les problèmes les plus aigus (ostry, spiczasty), ils emploient des standards qui ne fonctionnent pas comme des règles, mais opèrent (sprawić, operować, działać) différemment,<text:s/></text:span><text:soft-page-break/><text:span text:style-name="T564">comme les principes, les politiques et les autres t</text:span><text:span text:style-name="T565">ypes de standards</text:span>.<text:span text:style-name="T566"><text:s/>Dworkin soutient (utrzymywać, twierdzić) que le positivisme est un modèle de et pour un système de règles et que l’idée centrale dans cette doctrine, qu’il y aurait un test du droit unique, fondamental, empêche (przeszkadzać) d’apercevoi</text:span><text:span text:style-name="T567">r (zauważyć, spostrzec) le rôle important des standards qui ne sont pas des règles.</text:span></text:p>
      <text:p text:style-name="P568">Standards ce sont les principes et les politiques (policies).</text:p>
      <text:p text:style-name="P569"/>
      <text:p text:style-name="P570"><text:span text:style-name="T571">Dworkin appelle «</text:span><text:span text:style-name="T572">politique</text:span><text:span text:style-name="T573">» (policy) le type de standard qui détermine un but à atteindre</text:span><text:s/>(cel do<text:s/>osiągnięcia), comme, par exemple, un progrès pour la collectivité d’un point de vue économique, politique ou social (bien que certains buts puissent être dits négatifs dans la mesure où ils prescrivent que la collectivité soit protégée contre une évolution<text:s/>néfaste (fatalny, szkodliwy, zgubny) qui pourrait affecter l’un deces divers aspects).</text:p>
      <text:p text:style-name="P574"><text:span text:style-name="T575">Dworkin appelle «</text:span><text:span text:style-name="T576">principe</text:span><text:span text:style-name="T577">» un standard qui doit être observé</text:span>, non pas parce qu’il permettrait de réaliser ou d’atteindre (osiągnąć) une situation économique, politique<text:s/>ou sociale, jugée désirable, mais<text:s/><text:span text:style-name="T578">parce qu’il constitue une exigence (potrzeba, wymaganie) de la justice ou de l’équité ou bien d’une autre dimension de la morale</text:span>. Ainsi, le standard qui prescrit qu’il faut déduire (zmniejszyć) le nombre des accidents d’automobiles est une politique, tandis que le standard que nul ne peut tirer profit du mal qu’il a commis est un principe.</text:p>
      <text:p text:style-name="P579"/>
      <text:p text:style-name="P580"><text:span text:style-name="T581">La différence entre principes juridiques et règles</text:span><text:s/>de droit correspond à une<text:s/><text:span text:style-name="T582">distinction logique</text:span>.</text:p>
      <text:p text:style-name="P583"><text:span text:style-name="T584">Les règles sont applicables ou ne so</text:span><text:span text:style-name="T585">nt pas applicables</text:span>. Si les faits qui sont prévus par la règle sont réalisés, alors ou bien (albo) la règle est valide, auquel cas la solution qui en découle (wyniknąć) doit être retenue (zatrzymany), ou bien elle ne l’est pas auquel cas, elle ne contribue<text:s/>(brać w czymś udział) en rien à la décision.</text:p>
      <text:p text:style-name="P586">Les principes ont une dimension (wymiar, waga, znaczenie) que les règles n’ont pas:<text:s/><text:span text:style-name="T587">le poids ou l’importance.</text:span><text:s/>Quand les principes sont en conflit (par exemple, la politique de protection des consommateurs avec le principe de la liberté contractuelle), celui qui doit résoudre (rozstrzygać) ce conflit doit tenir compte (brać pod uwagę) du poids relatif de chacun. Il ne saurait s’agir, bien entendu (zrozumiany, zdecydowany), d’une mesure exacte et le jugement, selon<text:s/>lequel un principe ou une politique particulière est plus important qu’un autre, sera souvent sujet à controverse. Cependant, cette dimension, l’idée qu’il convient de se demander quelle importance ou quel poids il a fait partie intégrante du concept de principe.<text:s/><text:span text:style-name="T588">Les règles n’ont pas cette dimension. On parle de l’importance ou de la non-importance fonctionnelle des règles.</text:span></text:p>
      <text:p text:style-name="P589">l<text:span text:style-name="T590">es principes n’ont pas des conditions précises d’application</text:span><text:s/>– même si (choćby nawet) imprécise et insuffisante.</text:p>
      <text:p text:style-name="P591"/>
      <text:p text:style-name="P592"><text:span text:style-name="T593">Si deux règles sont</text:span><text:span text:style-name="T594"><text:s/>en conflit, l’une d’elles ne peut être valide</text:span>.<text:s/><text:span text:style-name="T595">Le choix de celle qui est valide et de celle qui doit être abandonnée ou remodelée doit être fait selon des considérations (rozważenie) qui sont audelà (dalej, poza) des règles elles-mêmes. Un système juridiq</text:span><text:span text:style-name="T596">ue peut régler de tels conflits au moyen d’autres règles, qui donnent la préférence à la règle posée (zrównoważony, stateczny) par l’organe (instytucja, organ) le plus élevé ou à la règle postérieure, ou à la règle spéciale ou encore possédant une autre qu</text:span><text:span text:style-name="T597">alité du même genre.</text:span><text:s/>Un système juridique peut aussi donner la préférence à une règle fondée sur les principes les plus importants.</text:p>
      <text:p text:style-name="P598"/>
      <text:p text:style-name="P599"><text:span text:style-name="T600">Dworkin prétend (utrzymuje, twierdz) en effet que les principes font partie du système juridique et qu’ils lient (wiązać) l</text:span><text:span text:style-name="T601">es juges</text:span>. Il appartient par conséquent aux parties (część, dziedzina), non seulement d’apporter (przynieść, wnieść, dołożyć starań) la preuve matérielle des faits et d’invoquer (wzywać, powoływać się na coś) une règle applicable, mais de démontrer (dowodzić, udowodnić) qu’il existe un principe qui fonde cette règle ou qui permette de l’écarter (oddalić, odsunąć).</text:p>
      <text:p text:style-name="P602"/>
      <text:p text:style-name="P603">Le concept des principes:</text:p>
      <text:p text:style-name="P604"/>
      <text:p text:style-name="P605">(1)<text:s/><text:span text:style-name="T606">Les principes en tant que (jako) normes fondamentales.</text:span><text:s/>Le premier caractère relève de la<text:s/><text:soft-page-break/>“position” des normes dont il s’agit dans le système juridique ou dans l’un des ses secteurs.<text:s/><text:span text:style-name="T607">Un principe est une norme “fondamentale”</text:span>, au sens que:</text:p>
      <text:p text:style-name="P608">(a)<text:s/><text:span text:style-name="T609">premièrement (po pierwsze), il s’agit d (chodzi o)’une norme qui ca</text:span><text:span text:style-name="T610">ractérise le système juridique en question, en tant qu’élément essentiel à l’identification de la physionomie axiologique du système;</text:span></text:p>
      <text:p text:style-name="P611">(b) deuxièmement, il s’agit d’une<text:s/><text:span text:style-name="T612">norme qui donne un fondement axiologique</text:span><text:s/>(une justification éthico-politique) à une pluralité d’autres normes appartenant au même système;</text:p>
      <text:p text:style-name="P613">(c) troisièmement, il s’agit d’(chodzi o ) une norme<text:s/><text:span text:style-name="T614">qui n’exige (wymagać, domagać się) à son tour (rozwój?) aucun fondement</text:span>, aucune justification éthico-politique, car elle est conçue (zamierzony), dans la culture juridique existante, comme une sorte d’“axiome”,<text:s/><text:span text:style-name="T615">c’est-à-dire une norme évidemment “juste” ou “correcte”</text:span></text:p>
      <text:p text:style-name="P616"/>
      <text:p text:style-name="P617">(2)<text:s/><text:span text:style-name="T618">Les principes en tant que normes structurellement indéterminées.<text:s/></text:span>Le second caractère regarde (mieć na względzie) non pas la position des<text:s/>normes dans le système,<text:s/><text:span text:style-name="T619">mais le contenu même (samą zawartość) des normes et/ou leur structure normative.</text:span><text:s/>Un principe est une norme indéterminée, bien sûr, mais dans le cas des principes il s’agit d’une indétermination toute à fait (całkiem, zupelnie) spéciale qui peut assumer (podjąć, wziącna siebie) deux formes distinctes: (a) la “<text:span text:style-name="T620">défectibilité” (niedoskonałość) (defeasibility), et (b) le caractère structurellement vague.</text:span></text:p>
      <text:p text:style-name="P621">(2.1) Les principes en tant que normes “<text:span text:style-name="T622">défectibles</text:span>”(niedoskonałe). Une norme est “indéfectible” – et donc elle est une “règle” – lorsqu’elle établit (ustanawiać, wprowadzać) d’une façon complète, exhaustive (wyczerpujący, dokładny), à la fois les faits en présence (obecność) desquels se produit la conséquence juridique dont il s’agit ainsi que (działać podobnie jak) les exceptions en présence desquelles la conséquence ne se produit pas. Une norme, par contre, est “défectible” – et donc elle est un “principe” –<text:s/><text:span text:style-name="T623">lorsqu’(skoro, kiedy) elle n’établit pas exhaustivement tous les conditionnes d</text:span><text:span text:style-name="T624">’application de la conséquence juridique dont il s’agit, ou bien (lub, albo) n’énumère pas toutes les exceptions.</text:span><text:s/>Il faut souligner que le caractère défectible n’est pas une propriété (przymiot, właściwość) “objective” des normes (de certaines normes):<text:s/><text:span text:style-name="T625">c’e</text:span><text:span text:style-name="T626">st le produit de l’interprétation</text:span>. En d’autres termes, c’est bien l’interprétation (notamment au moyen de la technique dite de la “dissociation” (rozkład, rozpad, rozszczepienie) qui introduit parfois des exceptions implicites dans les normes.</text:p>
      <text:p text:style-name="P627"/>
      <text:p text:style-name="P628">(2.2)<text:s/><text:span text:style-name="T629">Les p</text:span><text:span text:style-name="T630">rincipes en tant que normes structurellement vagues</text:span>. Une norme “précise” – donc une<text:s/><text:span text:style-name="T631">“règle” – est une norme immédiatement (bezpośrednio, natychmiastowo) susceptible (podatny, nadający się do) d’application à des cas concrets</text:span>: une norme qui peut être utilisée en tant que prémisse majeure (przesłanka większa) dans le syllogisme juridictionnel (“Tous les voleurs doivent être punis. X est un voleur. Donc X doit être puni”).<text:s/><text:span text:style-name="T632">Une norme structurellement vague – donc un “principe” – est une norme qui:</text:span></text:p>
      <text:p text:style-name="P633">(a)<text:s/><text:span text:style-name="T634">d’un cot</text:span><text:span text:style-name="T635">é, exige (wymaga) la création d’autres normes – des normes “d’exécution” (wykonywanie) ou de “concrétisation” – pour lui donner la capacité de résoudre (rozstrzygnąć) des cas concrets; mais,</text:span></text:p>
      <text:p text:style-name="P636">(b)<text:s/><text:span text:style-name="T637">de l’autre coté, elle peut bien être exécutée (wykonana) ou<text:s/></text:span><text:span text:style-name="T638">concrétisée de plusieurs façons différentes et alternatives</text:span>. C’est le cas, par exemple, des normes programmatiques qu’on trouve dans la plupart des textes constitutionnels contemporains.</text:p>
      <text:p text:style-name="P639"/>
      <text:p text:style-name="P640">En ce qui concerne (jeśli chodzi o)<text:span text:style-name="T641"><text:s/>le fonctionnement des principes<text:s/></text:span><text:span text:style-name="T642">dans le raisonnement juridique</text:span><text:s/>(rozumowanie prawnicze), on trouve chez Dworkin trois suggestions importantes.</text:p>
      <text:p text:style-name="P643">(a) La première:<text:s/><text:span text:style-name="T644">les principes n’établissent pas une solution univoque (jednoznaczny) pour les différends (sporów) auxquels ils sont applicables.<text:s/></text:span><text:span text:style-name="T645">Les principes tout simplement orientent (jedynie nadają kierunek) la décision</text:span>, en offrant des arguments pour une certaine solution, mais ils ne la déterminent pas.</text:p>
      <text:p text:style-name="P646">(b) La deuxième: les principes sont pourvus (obdarzony, zaopatrzony) d’une “dimension” que les règles ne connaissent pas.<text:s/><text:span text:style-name="T647">C’est la dimension du “poids”, de l’importance</text:span>, de la valeur relative.<text:s/><text:soft-page-break/>Mais, d’autre part (skądinąd), la valeur de tout principe est controversée, et aucun test n’existe pour la déterminer (określać): elle ne peut être établie<text:s/>qu’au moyen d’une argumentation morale.</text:p>
      <text:p text:style-name="P648">(c) La troisième: les conflits entre principes, à la différence des conflits entre règles, ne se résolvent (rozwiązywany) pas en décidant que l’un des principes en conflit est invalide ou abrogé (uchylona).<text:s/><text:span text:style-name="T649">Les conf</text:span><text:span text:style-name="T650">lits en question se résolvent (rozwiązują się) tout en évaluant (szacując) le poids relatif des principes intéressés:</text:span><text:s/>il s’agit de ce qu’on appelle “pondération (ważenie)”, dont le résultat est que l’un des principes en conflit prime (przoduje) sur l’autre, il est appliqué, tandis que l’autre est écarté (odsunąć, odrzucić) (mais le principe écarté garde (utrzymuje) sa validité et pourra être employé dans la solution d’autres différends (spór)).</text:p>
      <text:p text:style-name="P651"/>
      <text:p text:style-name="P652">Le caractère structurellement indéterminé des principes entraîne (powoduje, pociąga za sobą) une conséquence remarquable.<text:s/><text:span text:style-name="T653">Aucun principe n’est apte (zdolny) à fonctionner comme prémisse (przesłanka w sylogizmie, założenie) dans le syllogisme par lequel tout organe d’application applique une “règle”.</text:span><text:s/>Les principes relèvent non pas de ce qu’on appelle la justification “interne” – le syllogisme, justement (sprawiedliwie, uzasadniony, sposób) – des décisions juridictionnelles et administratives,<text:s/><text:span text:style-name="T654">mais de leur justification “externe”, c’est-à-dire ils sont employés en tant<text:s/></text:span><text:span text:style-name="T655">qu (jako) ’arguments visant (pretendujące, ubiegające się o) à justifier le choix des prémisses (notamment de la prémisse normative) du syllogisme.</text:span></text:p>
      <text:p text:style-name="P656">Bref (krótko), pour être employé dans le raisonnement d’un organe d’application, tout principe exige (wymagają) une “concrétisation”, c’est-à-dire il<text:span text:style-name="T657"><text:s/>doit être “transformé”, pour ainsi le dire (jeśli można tak powiedzieć), en une règle précise<text:s/></text:span>(relativement précise). Pratiquement, concrétiser un principe signifie (oznaczać, mieć znaczenie) déterminer les règles<text:s/>“implicites” qu’il entraîne (powodować, wpływać), et donc:</text:p>
      <text:p text:style-name="P658">(a) premièrement,<text:s/><text:span text:style-name="T659">déterminer son domaine (dziedzine, zakres) d’application, décider à quelle classe de cas il est applicable;</text:span></text:p>
      <text:p text:style-name="P660">(b) deuxièmement,<text:s/><text:span text:style-name="T661">déterminer en même temps ses exceptions,c’est-à-dir</text:span><text:span text:style-name="T662">e les sous-classes de cas auxquels il ne s’applique pas</text:span></text:p>
      <text:p text:style-name="P663"/>
      <text:p text:style-name="P664"><text:span text:style-name="T665">En premier lieu, le raisonnement (rozumowanie, dowodzenie), par lequel les interprètes (interpretatorzy) tirent (pociągnąć, pociągnąć) une règle d’un principe, ne peut pas être un raisonnement déduct</text:span><text:span text:style-name="T666">if dont la seule prémisse soit le principe en question (w sprawie, <text:s/>o którą chodzi)</text:span>. Par exemple, le principe du droit inviolable (niewzruszalna) à la défense ne dit strictement rien sur la présence des avocats aux interrogatoires (la classe de cas “présence/absence de l’avocat à l’interrogatoire de l’accusé” n’est même pas mentionnée); si l’on veut en tirer n’importe quelle règle concernant la présence de l’avocat à l’interrogatoire de l’accusé, on doit ajouter des prémisses – plus ou moins arbitraires – qui ne sont pas des normes positives (par exemple: “La défense n’est pas assurée si l’avocat n’est pas présent à tout acte de procès ou d’instruction”).</text:p>
      <text:p text:style-name="P667"><text:span text:style-name="T668">En second lieu, plusieurs principes – et notamment le principes constitutionnels sont formulés par des e</text:span><text:span text:style-name="T669">xpressions qui évoquent (przywołują, odwołują się do) des valeurs morales et/ou politiques (la dignité</text:span>, l’égalité, la justice, la solidarité, le progrès, la paix, etc.). L’interprétation de ces expressions met en cause (pociągają za sobą?) fatalement (nieuchronnie) des jugements de valeur, car elles renvoient aux doctrines morales, aux idéologies politiques, des interprètes.</text:p>
      <text:p text:style-name="P670"/>
      <text:p text:style-name="P671"><text:span text:style-name="T672">Pondération</text:span>.<text:s/><text:span text:style-name="T673">La pondération est la technique normalement employée par les juges – notamment par les juges constitutionnels – pour la<text:s/></text:span><text:span text:style-name="T674">solution des conflits entre principes, notamment entre principes constitutionnels. La pondération consiste (polega na tym, że) à établir (ustanowić) entre les deux principes en conflit une hiérarchie axiologique mobile (zmienny).</text:span></text:p>
      <text:p text:style-name="P675">(i)<text:s/><text:span text:style-name="T676">Une hiérarchie axiolog</text:span><text:span text:style-name="T677">ique. Une hiérarchie axiologique est une relation de valeur créée (non pas par le droit lui-même, comme la hiérarchie des sources, mais) par le juge, au moyen d’un jugement comparatif (porównawczy) de valeur, c’est-à-dire par un énoncé (wypowiedź) ayant la</text:span><text:span text:style-name="T678"><text:s/>forme logique: “Le principe P1 a plus de valeur que le principe P2”</text:span>. Établir une hiérarchie axiologique consiste (polega na) donc à attribuer (przypisaniu) à l’un des deux principes en conflit un “poids” –<text:s/><text:soft-page-break/>une “importance” éthico-politique – majeur par rapport à (w porównaniu z) l’autre.</text:p>
      <text:p text:style-name="P679"><text:span text:style-name="T680">Par conséquent, le principe le plus “valable” (ważna) prime sur l’autre: il est appliqué, tandis que l’autre est écarté (pominięte)</text:span>. Il faut remarquer que les critères de solution des conflits “lex posterior” et “lex superior” n’ont aucun rôle dans cette affaire. Le principe qui succombe (zostaje pokonana), bien qu’écarté ou non appliqué, n’est pas du tout déclaré abrogé (usunięta) ou invalide. Autrement dit,<text:s/><text:span text:style-name="T681">il demeure (pozostaje) “vivant”, en vigueur (aktualna, w mocy), d</text:span><text:span text:style-name="T682">ans le système juridique, tout prêt (gotowa) à être appliqué dans d’autres différends (spory).</text:span></text:p>
      <text:p text:style-name="P683"/>
      <text:p text:style-name="P684"><text:span text:style-name="T685">Une hiérarchie mobile</text:span>.<text:s/><text:span text:style-name="T686">Une hiérarchie mobile, à son tour, est une relation de valeur instable (niestała), changeante</text:span>: une hiérarchie qui est valable dans le cas<text:s/>concret (ou dans une classe de cas), mais qui pourrait être renversée (zmieniony) – et qui est souvent renversée – dans un cas concret différent.</text:p>
      <text:p text:style-name="P687"><text:span text:style-name="T688">En effet, pour établir la hiérarchie dont il s’agit le juge n’évalue pas la “valeur” des deux principes “in a</text:span><text:span text:style-name="T689">bstracto”, une fois pour toutes. Il n’établit pas une hiérarchie fixe ou permanente entre les deux principes</text:span>. Il n’applique pas non plus le critère “lex specialis”, de telle façon que l’un des deux principes dans toutes circonstances fera exception à l’autre.<text:s/><text:span text:style-name="T690">Le juge se borne (ogranicza się) à estimer la “justice” des conséquences de l’application des deux principes dans le cas concret.</text:span></text:p>
      <text:p text:style-name="P691"><text:span text:style-name="T692">Donc le conflit n’est pas résolu définitivement: toute solution n’est valable (ważny) que (jedynie) pour un litige particu</text:span><text:span text:style-name="T693">lier (konkretny spór),</text:span><text:s/>et par conséquent personne ne peut prévoir la solution du même conflit – c’est-à-dire du conflit entre les mêmes principes – dans d’autres litiges futurs</text:p>
      <text:p text:style-name="P694"/>
      <text:p text:style-name="P695"><text:span text:style-name="T696">Interprétation “conforme”(zgodny)</text:span>. Les principes – surtout les principes constitutionnels– sont souvent utilisés pour résoudre (rozwiązać) des doutes (wątpliwośći) d’interprétation et, en même temps (w tym samym czasie), pour éviter des conflits entre normes.<text:s/><text:span text:style-name="T697">Face à (wobec, w związku z) un texte qui admet deux interprétations altern</text:span><text:span text:style-name="T698">atives, dont l’une est en conflit avec un principe, tandis que l’autre est conforme à celui-ci, on choisit précisément l’interprétation conforme tout en écartant (oddalając) l’autre. Le principe est allégué (powołana, przytoczona) en tant qu’argument à l’a</text:span><text:span text:style-name="T699">ppui (podpierający) de l’interprétation choisie (wybrana).<text:s/></text:span>De cette façon on préserve (ochrania) la cohérence (logique ou axiologique) du système et parfois, en même temps, quand il s’agit d’un principe constitutionnel,<text:s/><text:span text:style-name="T700">on préserve aussi la validité d’un t</text:span><text:span text:style-name="T701">exte que, dans une interprétation différente, devrait être déclaré inconstitutionnel</text:span></text:p>
      <text:p text:style-name="P702"/>
      <text:p text:style-name="P703"><text:span text:style-name="T704">Interprétation restrictive</text:span>. Les principes sont souvent utilisés comme arguments à l’appui (poparcie) d’un interprétation restrictive, c’est-à-dire une interprétation qui<text:s/>refuse la signification littérale (la signification prima facie, si vous voulez) d’un texte, et – au moyen de la technique de la dissociation – i<text:span text:style-name="T705">ntroduit des distinctions (różnice) dans le domaine d’application d’une norme à fin de le réduire (zmniejszyć,<text:s/></text:span><text:span text:style-name="T706">ograniczyć</text:span>). Dworkin offre un bon exemple. Les lois en vigueur (obowiązujące) prévoient (przewidywać) que tout héritier (spadkobierca) désigné (wskazany) a bien le droit de bénéficier des dispositions du testament. En alléguant (powołując się na) le principe (implicite) que “Personne ne sera autorisée à profiter de son propre crime”, la cour (sąd) exclut (wyklucza) du domaine d’application de la norme l’héritier qui est en même temps l’assassin du testateur.</text:p>
      <text:p text:style-name="P707"><text:span text:style-name="T708">Interprétation extensive</text:span>.<text:s/><text:span text:style-name="T709">Les principes – surtout</text:span><text:span text:style-name="T710"><text:s/>le principe d’égalité – sont aussi utilisés comme arguments à l’appui (poprzeć) d’un interprétation extensive, c’est à - dire en incluant (zawarty) dans domaine d’application d’une norme certains faits qui, selon une interprétation littérale, n’y rentrera</text:span><text:span text:style-name="T711">ient (dopuszczać) pas.</text:span><text:s/>Là, au lieu de distinguer des sous-classes au sein de la classe de faits prévue par la lettre du texte (ce qui serait la technique de la dissociation), on réunit au contraire dans la même classe les faits expressément (wyrażające?) <text:s/>réglés ainsi que (podobnie jak) des faits non prévus par le texte dans sa teneur (brzmienie) littérale, en alléguant (powołując się) que pourtant ceux-ci “ressemblent” – sous un aspect “essentiel”, à la lumière (w świetle) de la ratio legis – aux faits expressément réglés et donc exigent le même traitement juridique.</text:p>
      <text:p text:style-name="P712"/>
      <text:soft-page-break/>
      <text:p text:style-name="P713">Les principes ont été utilisés pour mettre en cause (pozwać, zaatakować?) le positivisme juridique de deux façons différentes.</text:p>
      <text:p text:style-name="P714"><text:span text:style-name="T715">L’argument fondamental de Dworkin est assez simple: les juges app</text:span><text:span text:style-name="T716">liquent des principes non écrits, qu’aucune autorité normative n’a jamais promulgué</text:span>. Les principes en question (w sprawie, o które chodzi) sont bien des principes moraux, justement (sprawiedliwe, uzasadnione) <text:s/>puisque personne ne les a promulgués. Cependant, ils sont en même temps des principes juridiques, étant appliqués par les juges.<text:s/><text:span text:style-name="T717">Par conséquent, la thèse de la séparation entre le droit et la morale ne tient pas debout</text:span><text:s/>(nie może być utrzymana).</text:p>
      <text:p text:style-name="P718">Dworkin attaque aussi deux théses positivistes:</text:p>
      <text:list text:style-name="LFO12" text:continue-numbering="true">
        <text:list-item>
          <text:p text:style-name="P719">que le droit n’est pas forcément (przymus) juste (même des normes qu’on estime (uważane) moralement injustes peuvent être quand même du droit) –<text:s/><text:span text:style-name="T720">les standards sont justes et ils determinent l’aplication des régles. En consequence dans les systèmes contemporains (ws</text:span><text:span text:style-name="T721">półczesne) les régles injustes sont ignorées par les juges (spec. Par les juges des cours suprêmes et constitutionnelles)</text:span></text:p>
        </text:list-item>
        <text:list-item>
          <text:p text:style-name="P722">que, par conséquent, la description scientifique du droit (“expository jurisprudence”) et son évaluation morale (“censory jurisprudence”) sont deux entreprises (przedsięwzięcie) logiquement indépendantes. Les juges en pratique ne différent pas l’une de l’autre.</text:p>
        </text:list-item>
      </text:list>
      <text:p text:style-name="P723"/>
      <text:p text:style-name="P724">On admet souvent que le positivisme juridique aprés l’expansion du dworkinisme n’est plus mou, mais qu’il est mort.</text:p>
      <text:p text:style-name="P725">Le<text:s/>positivisme pouvait fonctionner si longtemps comme la théorie dominante du droit parce qu’il était ignoré en pratique juridique (surtout par les cours de grande instance)</text:p>
      <text:p text:style-name="P726">La théorie de Dworkin est appellée „théorie (philosophie) integrale du droit”. Elle est descriptive et lie les éléments positivistes, jusnaturalistes et réalistes</text:p>
      <text:p text:style-name="P727">Elle présente une philosophie du droit à l’usage des praticiens.</text:p>
      <text:p text:style-name="P728"/>
      <text:p text:style-name="P729">Le réalisme juridique</text:p>
      <text:p text:style-name="P730"/>
      <text:p text:style-name="P731">L’ensemble des théories du droit fondées à la base du naturalisme épistèmologique</text:p>
      <text:p text:style-name="P732">On peut distinguer trois mouvements réalistes:</text:p>
      <text:list text:style-name="LFO13" text:continue-numbering="true">
        <text:list-item>
          <text:p text:style-name="P733">Le réalisme éuropéen (l’école de la libre recherche scientifique dans le droit, le sociologisme, le psychologisme)</text:p>
        </text:list-item>
        <text:list-item>
          <text:p text:style-name="P734">Le réalisme americain (O.W.Holmes, K.Llewellyn, J.Gray, R.Pound)</text:p>
        </text:list-item>
        <text:list-item>
          <text:p text:style-name="P735">Le réalisme scandinave (A.Hägerström, A.V.Lunstedt, K.Olivercrona, A.Ross)</text:p>
        </text:list-item>
      </text:list>
      <text:p text:style-name="P736">Pre-réalisme européen - École historique allemande</text:p>
      <text:p text:style-name="P737"/>
      <text:p text:style-name="P738">École historique allemande de loi est un mouvement intellectuel du 19ème siècle dans l'étude de la loi allemande.<text:s/><text:span text:style-name="T739">Avec le romantisme en tant que (jako) son fond, il</text:span><text:span text:style-name="T740"><text:s/>a souligné les limitations (ograniczenia) historiques de la loi.</text:span><text:s/>Il s'est tenu en opposition à un mouvement plus tôt appelé Vernunftsrecht (Loi normale).</text:p>
      <text:p text:style-name="P741"/>
      <text:p text:style-name="P742">L'école historique est basée sur les écritures (pismach) et l'enseignement <text:s/>(nauczanie) de Gustav Hugo et en particulier Friedrich Karl von Savigny. Avocats normaux soutenu que la loi pourrait être découverte seulement par déduction raisonnable de la nature de l'homme.</text:p>
      <text:p text:style-name="P743"/>
      <text:p text:style-name="P744">Les lieux de base (miejsca wspólne) de l'école historique allemande sont que la loi ne doit pas être considérée en tant que grouper arbitraire des règlements établis par de l'autorité. Plutôt, ces règlements doivent être vus comme expression des convictions (przekonania) du peuple, de la même manière comme langue, coutumes et les pratiques<text:s/>sont des expressions du peuple. La loi est fondue sous une forme de conscience (morlaność, przytomność, sumienie) populaire appelée Volksgeist.</text:p>
      <text:p text:style-name="P745"/>
      <text:p text:style-name="P746">Les lois peuvent provenir (pochodzić) des règlements par les autorités,<text:s/><text:span text:style-name="T747">mais généralement elles<text:s/></text:span><text:soft-page-break/><text:span text:style-name="T748">évoluent d'une</text:span><text:span text:style-name="T749"><text:s/>façon organique (organiczny) avec le temps sans interférence (wpływ) des autorités.</text:span><text:s/>Les besoins pratiques jamais-changeants du peuple jouent un rôle très important dans ce développement organique continuel (ustawiczny).</text:p>
      <text:p text:style-name="P750"/>
      <text:p text:style-name="P751">Dans le développement d'un système<text:s/>légal, est il le devoir professionnel des avocats - dans le sens de la division du travail dans la société - pour baser leur travail d'universitaire sur la loi sur s'assurer la volonté du peuple. De cette façon, les avocats incarnent (uosabiać) la volonté<text:s/>populaire.</text:p>
      <text:p text:style-name="P752"/>
      <text:p text:style-name="P753">Friedrich Karl von SAVIGNY</text:p>
      <text:p text:style-name="P754"/>
      <text:p text:style-name="P755">Il explique que le droit résulte (wynika) de forces supra (ponad, powyżej) occultes (tajemny, sekretny) agissant sur les mentalités (umysłowość, mentalność).<text:s/><text:span text:style-name="T756">Donc pour lui, tout droit est coutumier (zwyczajowy).</text:span></text:p>
      <text:p text:style-name="P757"><text:span text:style-name="T758">La</text:span><text:span text:style-name="T759"><text:s/>force de la loi réside (tkwi) ensuite (więc) dans le peuple qui adopte cette norme</text:span>. Ce droit reçoit la force de l’exécution. Cette appropriation (przywłaszczenie, przystosowanie, podejście?) est la conviction (przekonanie) du peuple.<text:s/><text:span text:style-name="T760">Il parle de l’esprit<text:s/></text:span><text:span text:style-name="T761">du peuple.</text:span></text:p>
      <text:p text:style-name="P762">Il considère le droit comme un élément organique comme la langue, les mœurs (zwyczaje, obyczaje) ou la constitution. Il en résulte que selon lui : le droit s’inscrit dans le temps, il résulte d’une évolution. Cette évolution assure un avenir au<text:s/>droit.</text:p>
      <text:p text:style-name="P763"><text:span text:style-name="T764">La connaissance (świadomość, znajomość) juridique ne peut être donc qu’ (może więc być tylko) une connaissance historique du droit donc a un moment donné.</text:span><text:s/>La connaissance de son passé nous permet de tenir compte (brać pod uwagę) de l’environnement<text:s/>sociologique, de le projeter (projektować) dans l’avenir d’où la codification peut intervenir n’importe quand.</text:p>
      <text:p text:style-name="P765"><text:span text:style-name="T766">La codification n’a de sens que quand le droit a atteint (dotknięty chorobą?) sa pleine maturité (kiedy prawo osiągnie pełną dojrzałość).</text:span><text:s/>Il admet des juridictions (orzecznictwo, jurysdykcja) spécialisées car elles fixent la situation juridique et ne montrent (wskazywać, odsłaniać) pas de nouvelles règles. Il s’oppose aux auteurs de droit naturel</text:p>
      <text:p text:style-name="P767"/>
      <text:p text:style-name="P768"><text:span text:style-name="T769">Le droit ne fait que constater l’évolution du cha</text:span><text:span text:style-name="T770">ngement des opinions du peuple sur différents domaines</text:span>. Il fait parfois référence au droit naturel quand il définit le rôle en général du droit.</text:p>
      <text:p text:style-name="P771">Il s’intéresse à la condition naturel de l’homme, il étudie l’environnement de la loi et analyse le contenu de<text:s/>la loi et les circonstances poussant (popychające) le législateur a intervenir.</text:p>
      <text:p text:style-name="P772">Toutes les dispositions (urządzenia, rozporządzenia) <text:s/>juridiques trouvent leur fondement dans le sentiment (poczuciu) de justice des hommes. Dans 3 œuvres que ces idées vont<text:s/>connaître la notoriété (powszechna znajomość) «le système de droit romain actuel» 1803 il l’élargit (rozszerzyć, powiększyć) dans d’autres éditions et s’intéresse au droit international privé. «l’histoire du droit romain au Moyen-âge» en 6 volumes 1815 «la<text:s/>revue de droit» on le considère comme le fondateur de cette école historique.</text:p>
      <text:p text:style-name="P773"/>
      <text:p text:style-name="P774">Georg Friedrich PUCHTA (1798-1846)</text:p>
      <text:p text:style-name="P775"/>
      <text:p text:style-name="P776">Il épouse les thèses (przyjął poglądy) de SAVIGNY pour la conscience du peuple.<text:span text:style-name="T777"><text:s/>Il développe l’idée que le droit résulte de l’esprit du peup</text:span><text:span text:style-name="T778">le.</text:span></text:p>
      <text:p text:style-name="P779"/>
      <text:p text:style-name="P780">Il y a trois sources de droit : le peuple, la législation et la doctrine</text:p>
      <text:p text:style-name="P781">il partage la conception: suite (ciąg dalszy, następstwo, rozwój) au développement progressif du droit, l’esprit du peuple ne produit du droit qu’à travers (poprzez) les<text:s/>éléments qui sont considérés comme ses représentants.</text:p>
      <text:p text:style-name="P782"><text:span text:style-name="T783">Pour lui ce sont les juristes puis (potem, następnie) les organes juridiques constitués (les institutions)</text:span>. PUCHTA reconnaît l’existence d’un droit scientifique qui découle (wynika) d’une déduction scientifique et n’est pas le produit des juristes comme organe de l’esprit du peuple.</text:p>
      <text:p text:style-name="P784">Il conteste (zaprzecza) donc la valeur d’une force coutumière pour la formation du droit. Pour lui,<text:s/><text:soft-page-break/>une jurisprudence constante (stała) <text:s/>n’est que la reconnaissance d’un<text:s/>droit existant et non la formation du droit.</text:p>
      <text:p text:style-name="P785"/>
      <text:p text:style-name="P786">L’exercice ou l’usage est seulement le moyen de la connaissance de cette coutume.</text:p>
      <text:p text:style-name="P787">Sa valeur se trouve confirmée par les décisions de justice, c’est au tribunal de rechercher ce droit coutumier et non une partie au procès.</text:p>
      <text:p text:style-name="P788">Cela inverse la charge (ciężar) de la preuve.</text:p>
      <text:p text:style-name="P789">PUCHTA s’intéresse au concept (idea, pojęcie) juridique. Sa méthode est une production juridique.</text:p>
      <text:p text:style-name="P790">Il est le premier à affirmer que lorsqu’une société qui évolue entre du point de vue juridique dans sa période scientifique, c’est aux juristes savants (wykształceni, mądrzy, biegli) qu’appartient de constater ce droit à travers (poprzez) une codification.</text:p>
      <text:p text:style-name="P791">PUCHTA s’intéresse qu’au droit romain et à pour son école beaucoup d’adeptes. Il a aussi certains opposants qui s’intéressent au vieux droit germanique.</text:p>
      <text:p text:style-name="P792"/>
      <text:p text:style-name="P793">Le droit à une origine identique avec la linguistique et la poésie car la poésie traduit (wyraża) les sentiments et le droit traduit les mentalités (ukmysłowość, mentalność) et il y a un lien entre les deux.</text:p>
      <text:p text:style-name="P794">Il voue (ofiarować, przyrzekać, oddać się bez reszty) un culte (oddaje cześć) à tous ce qui est ancien et surtout à la vénérable (szanowny, czcigodny) époque du peuple germanique car ils considèrent (cenić, mieć wzgląd, rozpatrywać) que le droit ancien est pieu (łózko, kolebka?), fidèle (wierna) plein d’humours (pełen humoru) populaire et donc plein de bons sens.</text:p>
      <text:p text:style-name="P795">Toutes ces théories ont une base commune : il doit exister une grande nation allemande.</text:p>
      <text:p text:style-name="P796">Ces théories invitent les Allemands à dépasser (wykroczyć, prześcignąć) leur état actuel pour rechercher le dénominateur (mianownik) commun (wspólny).</text:p>
      <text:p text:style-name="P797"/>
      <text:p text:style-name="P798">École historique allemande est pre-réaliste parce qu’elle accente l’éxistence réelle du droit</text:p>
      <text:p text:style-name="P799">Pour les partisans (zwolennik) de l’école le dimension réelle du droit est plus importante que la dimension formelle</text:p>
      <text:p text:style-name="P800">Le rôle du juge prevu (przewidziany) par Puchta et Savigny est actif. Le juge doit découvrir le droit veritable (prawdziwe), résidant (zakorzenione) dans la culture, le coutume et l’histoire<text:s/>de la nation</text:p>
      <text:p text:style-name="P801">Le droit vivant est plus digne d’étude que le droit positif</text:p>
      <text:p text:style-name="P802">MAIS</text:p>
      <text:p text:style-name="P803">Les la méthode historique est assez spécifique – est un mélange du scientisme et du romantisme <text:s/>(les élements nationalistes et spirituels sont trés forts)</text:p>
      <text:p text:style-name="P804">La thése que l’histoire<text:s/>doit determiner l’avenir c’est la premisse (założenie) normative non-réaliste <text:s/></text:p>
      <text:p text:style-name="P805"/>
      <text:p text:style-name="P806">François Gény et l’école de la libre recherche scientifique dans le droit</text:p>
      <text:p text:style-name="P807"/>
      <text:p text:style-name="P808">François Gény fait partie de cette génération à qui on n’enseignait (nauczano) pas le droit civil,<text:s/>mais le «code civil». Fort de l’influence allemande, il fut, avec Raymond Saleilles et Marcel Planiol l’un des pourfendeurs de cette tradition pour proposer une méthode nouvelle d’interprétation du droit. Initiée en 1899 avec un ouvrage intitulé « Méthode<text:s/>d’interprétation et sources en droit privé positif: essai critique »</text:p>
      <text:p text:style-name="P809"><text:span text:style-name="T810">Cet ouvrage<text:s/></text:span><text:span text:style-name="T811">fut?</text:span><text:span text:style-name="T812"><text:s/>proprement révolutionnaire, au sens intellectuel du terme. Il attaque l’Ecole de l’exégèse (egzegeza), alors régnante (panująca), en montrant (pokazując, wskazując) que l</text:span><text:span text:style-name="T813">a loi ne peut pas, à elle seule tout expliquer et que la tradition, notamment doctrinale et donc historique, en d’autres termes, la coutume, justifie le recours (uciekanie się do, stosowanie jakiegoś sposobu) à la libre recherche scientifique, formule puis</text:span><text:span text:style-name="T814">sante attachée <text:s/>(przywiązany) à son nom, inversant alors la considération normative, de la loi vers la jurisprudence.</text:span></text:p>
      <text:p text:style-name="P815">C’est la fin de la loi comme grand tout, alpha et omega de la norme, et les débuts d’une sociologie juridique.</text:p>
      <text:p text:style-name="P816"/>
      <text:soft-page-break/>
      <text:p text:style-name="P817">Il fait également partie<text:s/>de cette génération du Progrès technique, de la Science, et publia «Science et technique en droit privé positif», où il cherche d’une part à inscrire (wpisać) les évolutions sociales dans le droit d’alors, par des règles fermes, précises, normatives, et d’autre part à identifier les sources véritables du droit, des principes, que l’on peut atteindre (osiągnąć, doścignąć) «par les voies combinées de la connaissance et de l’action connaissance qui associé toutes les autres: sociologie, histoire, économie, linguistique, philosophie, théologie pour enrichir la libre recherche scientifique, avec une donnée essentielle pour Gény, celle du droit naturel, un « droit naturel à contenu variable » bien au dessus du droit positif.</text:p>
      <text:p text:style-name="P818"/>
      <text:p text:style-name="P819">L’objectif en effet est pour le juriste d’aboutir (koniec, dotykać końcem) à une solution juste et efficace, et non abandonnée à un concept flou (miękki, niepewny, nieostry) reposant sur la considération (rozważenie, szacunek, racja) de l’équité (bezstronność, sprawiedliwość), dont il n’a que<text:s/>faire, tant <text:s/>(tyle, tak bardzo) la notion (pojęcie, podstawa) se prête au vague (niejasny), au mou (miękki) et aux a priori idéologiques.</text:p>
      <text:p text:style-name="P820"/>
      <text:p text:style-name="P821">Pour cela, il convient de bâtir (wznosić) un donné (dane) dont les éléments reposent sur la Science.</text:p>
      <text:p text:style-name="P822">Il compte (wymieniać) quatre « donnés », le donné naturel, le donné historique, le donné rationnel ou le donné idéal, le dernier étant en relation avec le droit naturel.</text:p>
      <text:p text:style-name="P823">Du donné, on peut alors aboutir au (dotknąć końcem) construit grâce aux éléments de l’ordre juridique, dans lequel la règle s’inscrit.</text:p>
      <text:p text:style-name="P824">Dès lors (od tego czasu, w konsekwencji tego), la technique (Science et technique, …) met en forme le donné, c’est « la partie la plus riche et la plus nourrie (karmić, wzbogacić) de l’organisme juridique »,</text:p>
      <text:p text:style-name="P825">Gény est un<text:s/>«organiciste», comme bien des hommes de cette époque face aux mutations (przemiany) scientifiques considérables (liczny) auxquelles ils assistent (towarzyszyć, bronić, wspierać). Le Construit est alors la technique juridique, qui peut être artificielle (sztuczny), un discours aux vertus (cnota, zaleta, moc) opérationnelles (funkcjonująca, skuteczna w działaniu).</text:p>
      <text:p text:style-name="P826"/>
      <text:p text:style-name="P827">On observera, alors, avec Gény, le recours (stosowanie jakiegoś sposobu, uciekanie się) à une certaine méthode aristotélicienne, dans l’observation de la nature pour dénicher (wyszperać, znaleźć) des solutions mais également une volonté de faire du droit une technique, une technique opérationnelle, détachant (oderwać, odłączyć) ainsi (w ten sposób) la matière (przedmiot, obiekt) juridique de la science politique.</text:p>
      <text:p text:style-name="P828">De Gény, il reste aujourd’hui cette méthode, la libre recherche scientifique, dont l’originalité (oryginalność, dziwactwo) ne paraît (wydaje się) plus guère (trochę) aujourd’hui tant (tyle) elle est usitée (używany, stoswany).<text:s/><text:span text:style-name="T829">On ne lit plus</text:span><text:span text:style-name="T830"><text:s/>Gény, mais il est utile de méditer (rozważać, rozmyślać) sur le fait que la méthode juridique oscille entre deux tendance, celle de l’obéissance aveugle (ślepe, bezgraniczne) à la loi, et celle de la recherche d’une solution <text:s/>qui peut être indépendante de</text:span><text:span text:style-name="T831"><text:s/>la loi, visant à corréler la solution et l’observation des choses, de la nature.</text:span></text:p>
      <text:p text:style-name="P832"/>
      <text:p text:style-name="P833">Le mouvement (l’école) du droit libre (Freirechtsbewegung)</text:p>
      <text:p text:style-name="P834"/>
      <text:p text:style-name="P835">Freirechtsbewegung etait un currant (ruch), quoique (choć) de courte durée, centrée en Allemagne et en Autriche<text:s/>au debut de vingtieme sciécle.</text:p>
      <text:p text:style-name="P836">Le mouvement du droit libre a émergé (wynurzać się, wyjść na jaw) le réponse directe et critique aux certaines tendances formalistes dominantes dans la jurisprudence du XIXe siècle.</text:p>
      <text:p text:style-name="P837">À la fin du XIXe siècle quelques juristes<text:s/>européens ont commencé à remettre (stawiać ponownie) en question les objectifs et les préceptes (przepis, reguła, zasada) du formalisme.</text:p>
      <text:p text:style-name="P838"/>
      <text:p text:style-name="P839"><text:span text:style-name="T840">Le plus important était<text:s/></text:span><text:span text:style-name="T841">Oskar Bulow</text:span><text:span text:style-name="T842"><text:s/>(1837-1907) professeur allemand du droit, qui a soutenu (utrzymywał), que l’appli</text:span><text:span text:style-name="T843">cation des lois ne s'inscrit (wpisuje się) pas dans le modèle de syllogisme où les décisions judiciaires sont dérivées (pochodne) d'un ensemble des règles générales et<text:s/></text:span><text:soft-page-break/><text:span text:style-name="T844">abstraites codifiées.</text:span></text:p>
      <text:p text:style-name="P845"/>
      <text:p text:style-name="P846">Selon Bulow, la prise (złapanie, schwytanie, podjęcie?) de décision judiciaire ne suit (powiązanie, skutek, wynik, jest wynikiem?) pas la structure formelle déductive.</text:p>
      <text:p text:style-name="P847">Souvent, les tribunaux doivent consulter les aspects (postać, aspeky, punkt widzenia) de la vie au-delà (poza) des limites crées par les codes.</text:p>
      <text:p text:style-name="P848">Les règles et les principes énoncés (sformułowane) dans les sources formelles du droit, qu'ils soient officiels ou coutumiers, sont ambiguës (dwuznaczne, niejasne), voire (a nawet) contradictoires (sprzeczne).</text:p>
      <text:p text:style-name="P849">En effet les juges ont le pouvoir de discrétion (dowolność, wybór?), et en consequence ils créent le droit.</text:p>
      <text:p text:style-name="P850">Bulow croyait que le positivisme dominant a grossièrement (powierzchownie, ciężko, wulgarnie, ordynarnie) exagéré (przesadzony, wyolbrzymiony) l'importance du droit écrit.</text:p>
      <text:p text:style-name="P851">Le droit est ancré dans le<text:s/>corps vivant de la societé, qui determine l’interpretation des lois, mais permet aussi de l’ignorer les dispositions mal vues (źle widziane) par le juge.</text:p>
      <text:p text:style-name="P852"/>
      <text:p text:style-name="P853">Bulow est généralement considéré (uważany) comme le précurseur principal, et non pas un membre du<text:s/>mouvement du droit libre. Ses travaux ont fourni un stimulus (bodziec) important pour le mouvement qui a commencé au tournant (kręcić, obracać) du XXe siècle et dont les figures (postaci, osobistości) centrales étaient<text:s/><text:span text:style-name="T854">Ernst Fuchs</text:span><text:s/>(avocat allemand, 1859-1929),<text:s/><text:span text:style-name="T855">Eugen Ehrlich</text:span><text:s/>(professeur autrichien, 1862-1922),<text:s/><text:span text:style-name="T856">Hermann Kantorowicz</text:span><text:s/>(professeur allemand, 1877-1940)</text:p>
      <text:p text:style-name="P857">Ces juristes ont commencé à definir le droit comme fonction (funkcja, działanie) des tendances (skłonność, dążenie) sociales et des préoccupations (troska, niepokój, zajęcie) éthiques. Ils ont souligné que l’application de la loi n'est pas une fonction de contraintes (przymus, przeszkoda, skrępowanie) logiques, mais le résultat de l'ordre social qui se manifeste par le libre exercice (wykonywanie zawodu, kontrola) du pouvoir judiciaire.</text:p>
      <text:p text:style-name="P858">Ils ont defini l'arbitrage comme étant essentiellement un processus (proces) <text:s/>inductif (indukcyjny) et analogique, où les règles juridiques se développent progressivement, comme les théories dans les science expérimentales.</text:p>
      <text:p text:style-name="P859">Dans ce processus de développement de la jurisprudence, ils ont souligné l'importance de la "personnalité juridique," qui a le caractère subjectif, libre et créatif, lié avec l’experience du juge.</text:p>
      <text:p text:style-name="P860"/>
      <text:list text:style-name="LFO14" text:continue-numbering="true">
        <text:list-item>
          <text:p text:style-name="P861"><text:span text:style-name="T862">Pour les partisans du mouvement c’est la sociologie</text:span><text:span text:style-name="T863"><text:s/>experimentale est la base pour l’étude du droit</text:span></text:p>
        </text:list-item>
        <text:list-item>
          <text:p text:style-name="P864">Le droit est ensemble des faits socials liés avec les reactions au droit positif</text:p>
        </text:list-item>
        <text:list-item>
          <text:p text:style-name="P865">Le droit est réel s’il est observé</text:p>
        </text:list-item>
        <text:list-item>
          <text:p text:style-name="P866"><text:span text:style-name="T867">Le droit positif est souvent seulement le pretexte pour les décisions judiciaires qui sont<text:s/></text:span><text:span text:style-name="T868">fondées sur</text:span><text:s/><text:span text:style-name="T869">la raison personelle du juge</text:span></text:p>
        </text:list-item>
        <text:list-item>
          <text:p text:style-name="P870">Cette raison analyse les donnés social et rend les décisions coherentes avec les exigences (potrzeba, wymaganie) de l’ordre social</text:p>
        </text:list-item>
      </text:list>
      <text:p text:style-name="P871"/>
      <text:p text:style-name="P872">Sociologisme d’Emile Durkheim</text:p>
      <text:p text:style-name="P873"/>
      <text:p text:style-name="P874">Émile Durkheim, bien qu'il (chociaż) n’était pas juriste, il accordait (udzielić, przyznać) grande importance au droit dans sa théorie de la conscience collective et des solidarités sociales.</text:p>
      <text:p text:style-name="P875">D’aprés Durkheim le droit est une émanation (emanacja, wypływanie) de la conscience collective concrète (konkretna,<text:s/>rzeczywista).</text:p>
      <text:p text:style-name="P876">Le droit est examinable par l’étude de la pratique sociale. <text:s/></text:p>
      <text:p text:style-name="P877"/>
      <text:p text:style-name="P878">C'est par le type de droit que, selon Durkheim, l'on peut concrètement, empiriquement distinguer la solidarité mécanique et la solidarité organique:</text:p>
      <text:p text:style-name="P879"><text:span text:style-name="T880">la première est dominée par<text:s/></text:span><text:span text:style-name="T881">le droit répressif, la seconde se caractérise par le droit restitutif</text:span><text:s/><text:soft-page-break/>(oddawcze, odtwórcze).</text:p>
      <text:p text:style-name="P882">Le droit répressif est l'expression d'une conscience collective forte; le droit restitutif se développe dans les sociétés où la conscience individuelle grandit (rośnie) et repousse (odpycha, odtrąca) l'empire (władza, panowanie) de la conscience collective</text:p>
      <text:p text:style-name="P883"/>
      <text:p text:style-name="P884">Le passage (przejście) du droit répressif au droit restitutif est l'indice (oznaka, zapowiedź) de la transition (przejście, faza) d'un type de société archaïque<text:s/>à un type de société où la division du travail devient plus élaborée (opracowana, udoskonalona), dans laquelle par conséquent la solidarité organique se substitue à la solidarité mécanique.</text:p>
      <text:p text:style-name="P885">Le developpement la division du travail crée les juristes professionnels qui produisent le droit réel.</text:p>
      <text:p text:style-name="P886"><text:span text:style-name="T887">Le droit positif est souvent en retard (opóźnione) par rapport (w stosunku) aux changements socials.</text:span><text:s/>Il peut être aussi irréaliste</text:p>
      <text:p text:style-name="P888">En consequence, c’est la culture professionnelle juridique qui determine le contenu du<text:s/>droit étant capable de faire obstacle (przeszkoda) à la volonté (wola, chęć) du pouvoir législatif.</text:p>
      <text:p text:style-name="P889"/>
      <text:p text:style-name="P890">Le psychologisme de Léon Petrazycki</text:p>
      <text:p text:style-name="P891"/>
      <text:p text:style-name="P892">Petrazycki questionne les théories positivistes et jusnaturalistes</text:p>
      <text:p text:style-name="P893">Les premières sont, à son avis, invalides, parce<text:s/>qu’elles ne sont pas capables de décrire la réalité juridique</text:p>
      <text:p text:style-name="P894">Les secondes sont „sautantes” parce qu’elles melangent les éléments empiriques (conduites) et irrationels (le Dieu, la Raison)</text:p>
      <text:p text:style-name="P895">Petrazycki cherche une théorie adequate, vraiment scientifique, dont la base il voit (której podstawę upatruje) dans la psychologie empirique</text:p>
      <text:p text:style-name="P896">D’aprés Petrazycki la psychique humaine dispose (układać, położyć, nakazywać, ma źródło?) de l’intuition qui est le fait empirique</text:p>
      <text:p text:style-name="P897">Cet intuition crée les émotions specifiques parmi<text:s/>lesquelles se trouvent le droit et la moralité</text:p>
      <text:p text:style-name="P898"/>
      <text:p text:style-name="P899">Les émotions morales sont attributives (przynależne) c’est à dire, elles permettent à évaluer (ocenić, oszacować) la conduite (kierowanie, prowadzenie, towarzyszenie, działanie) de q.qn mais elles ne produisent pas l’imparatif d’action</text:p>
      <text:p text:style-name="P900">Le droit est ensemble d’émotions attributives et imperatives qui dans la raison de la personne normalement socialisée produit l’imperatit d’agir à l’aide des institutions juridique (police, administration).</text:p>
      <text:p text:style-name="P901">Les lois peuvent former l’intuition psychique des membres de la societé donnée mais elles peuvent devenir le droit si elles sont efficaces</text:p>
      <text:p text:style-name="P902">Le procés de la formation psychique par rapport des valeurs objectives Petrazycki apelle „La politique du droit”</text:p>
      <text:p text:style-name="P903">Par étude des émotions des personnes qui sont acceptées profondement par la majorité comme les autorités morales Petrazycki veut créer la théorie objective du droit naturel – le droit naturel comme le droit de la nature humaine empiriqument determinée</text:p>
      <text:p text:style-name="P904"/>
      <text:p text:style-name="P905">Le réalisme américain</text:p>
      <text:p text:style-name="P906"/>
      <text:p text:style-name="P907">Le courrant assez vaste et hétérogène (niejednorodny) dans la pensée juridique américaine critiquant les théories positivistes</text:p>
      <text:p text:style-name="P908">Les réprésentants: O.W.Holmes, K.Llewellyn, O.Langdell, R.Pound</text:p>
      <text:p text:style-name="P909">Les réalistes américains declarent la distinction entre le sein et le<text:s/>sollen fausse</text:p>
      <text:p text:style-name="P910">Ils lancent (lansują, proponują) une proposition differrante –<text:s/><text:span text:style-name="T911">„Law in books” et „Law in action”</text:span></text:p>
      <text:p text:style-name="P912">La définition du droit ne peut pas être universelle, elle doit dependre du point de vue duquel elle est formulée</text:p>
      <text:p text:style-name="P913">„Law in books” c’est l’objet d’études pour les théoriciens. Mais les analyses textuelles n’offrent<text:s/><text:soft-page-break/>rien aux autres participants du mouvement juridique (les juges, les avocats etc.)</text:p>
      <text:p text:style-name="P914">En ésprit du pragmatisme les réalistes préferent la pratique devant la théorie</text:p>
      <text:p text:style-name="P915"/>
      <text:p text:style-name="P916">O.W.Holmes</text:p>
      <text:p text:style-name="P917"/>
      <text:p text:style-name="P918">Pour O.W.Holmes si on veut construire une définition du droit utile pour le praticiens il faut prendre le point de vue d’un homme mauvais (Bad Man, Bad Guy) qui peut dévenir notre client</text:p>
      <text:p text:style-name="P919"><text:span text:style-name="T920">Du point de vue d’un Bad Guy les codes ne sont dignes de croire.<text:s/></text:span>S’il croyait aux codes il n’aurait besoin d’un avocat – il accepterait sa poene sans défence</text:p>
      <text:p text:style-name="P921">Pour le Bad Guy le savoir juridique le plus valable (ważna) c’est la prévision de la décision judiciaire</text:p>
      <text:p text:style-name="P922"><text:span text:style-name="T923">Cette décision est la fonction (la théorie de Holmes est appellée le fonctio</text:span><text:span text:style-name="T924">nnalisme)<text:s/></text:span><text:span text:style-name="T925">du hunch</text:span><text:span text:style-name="T926"><text:s/>(intuition, savoir-faire) du juge qui est le facteur impossible â définir et les facteurs possibles â étudier <text:s/>à l’aide de la méthode experimentale</text:span></text:p>
      <text:p text:style-name="P927">En conséquence la science juridique doit étudier la jurisprudence et les facteurs<text:s/>sociologiques, psychologiques, tradictionelles qui la déterminent. pour prévoir les décisions futures</text:p>
      <text:p text:style-name="P928">Si on veut former un bon avocat (hired gun) il faut lui fournir les instruments pour prévoir et pour influéncer la décision d’un juge</text:p>
      <text:p text:style-name="P929"/>
      <text:p text:style-name="P930">O.Langdell</text:p>
      <text:p text:style-name="P931"/>
      <text:p text:style-name="P932">Un autre réaliste O.Langdell – le Doyen de la Faculté du droit à Harvard proposait les réformes profondes des études juridiques</text:p>
      <text:p text:style-name="P933">Il représentait le scepticisme a l’égard (wzgląd, uwaga, w stosunku do) des règles</text:p>
      <text:p text:style-name="P934"><text:span text:style-name="T935">Il voulait remplacer les études des textes juridique</text:span><text:span text:style-name="T936"><text:s/>par les „</text:span><text:span text:style-name="T937">case studies</text:span><text:span text:style-name="T938">” créant les possibilités de la formation pratique</text:span></text:p>
      <text:p text:style-name="P939">„Tu ne doit pas être sage pour etre grand” disait Langdell</text:p>
      <text:p text:style-name="P940">Souvent l’identification des „points faibles” du juge ou du jury est plus importante que la conaissance des lois et précédents.</text:p>
      <text:p text:style-name="P941">La fonction des sciences juridiques est donc produire le savoir utile pour les juristes</text:p>
      <text:p text:style-name="P942">Le méthode expérimentale est les sciences sociales sont l’environement d’un juriste scientifique <text:s text:c="2"/></text:p>
      <text:p text:style-name="P943"/>
      <text:p text:style-name="P944"/>
      <text:p text:style-name="P945">La génie (inżynieria) sociale de Roscoe Pound</text:p>
      <text:p text:style-name="P946"/>
      <text:p text:style-name="P947">R.Pound<text:s/>transposait (przenosić, przekładać) le micro-réalisme de Holmes, Llewellyn, Langdell dans le monde du pouvoir législatif</text:p>
      <text:p text:style-name="P948">Il voulait examiner les possibilités des sciences juridiques réalistes de prévoir les effets des actes legislatifs</text:p>
      <text:p text:style-name="P949">La loi doit être efficasse, mais elle est souvent ignorée par la pratique. Pound voulait savoir pourquoi.</text:p>
      <text:p text:style-name="P950">Le droit est mort s’il reste enchanté (zaczarowany, zamknięty) dans la loi. Pour vivre, le droit doit agir c’est à dire fonder (założyć, utwożyć, opierać) la pratique judiciaire et en consequence determiner les liaisons (połączenie, związek) sociaux. (law in books/law in action)</text:p>
      <text:p text:style-name="P951">Pound voulait créer à la base de l’analyse de l’efficassité du droit la génie (inżynieria) sociale qui permettra à faciliter (ułatwić) la géstion<text:s/>(zarządzanie, kierowanie) de la societé</text:p>
      <text:p text:style-name="P952">Il voyait les juges comme les engénieurs sociaux qui aide le législateur, mais qui le contrôlent aussi (la loi peut être dangereuse, irrationnelle ou retardée)</text:p>
      <text:p text:style-name="P953">Le point de départ da la génie (inżynieria) sociale était la science répresentée par les experts</text:p>
      <text:p text:style-name="P954">Le modèle proposé par Pound était profondement technocrate</text:p>
      <text:p text:style-name="P955">L’ambiance (środowisko) américaine lié avec le „New Deal” créait l’environement idéal pour le developpement des théories comme celle- ci.</text:p>
      <text:p text:style-name="P956"/>
      <text:p text:style-name="P957">Le réalisme scandinave</text:p>
      <text:p text:style-name="P958"/>
      <text:p text:style-name="P959">Ce courrant était beaucoup plus scientifique que le réalisme américain</text:p>
      <text:p text:style-name="P960">Il était influencé par le positivisme juridique plus que le réalisme americain</text:p>
      <text:p text:style-name="P961">Représentants: A.Hägerström, K.Olivercrona, W.Lundstedt, A.Ross</text:p>
      <text:p text:style-name="P962">La méthode proposée par les<text:s/>scandinavees se réduit (ogranicza się), dans ses éléments principaux, à une analyse énergique (energiczny), où président (przewodnicząc) le bon sens empirique et une logique rigoureuse, des concepts du langage (mowa, język) scientifique.</text:p>
      <text:p text:style-name="P963">Les buts de cette<text:s/>analyse étaient, d'un côté, de vérifier la cohérence logique de ces concepts, d'un autre côté d'examiner la question de savoir si et dans quelle mesure ils correspondent (lączą się, odpowiadają) à des phénomènes (zjawiska) relevant du monde extérieur, accessible (dostępne) à l'observation directe.</text:p>
      <text:p text:style-name="P964">L’obsevation méne (przewodzić) à la découverte que les «valeurs» ne sauraient réclamer (domagać się) une existence objective et échappent (uciec, uchodzić) donc à l'analyse scientifique.</text:p>
      <text:p text:style-name="P965"/>
      <text:p text:style-name="P966">AXEL HÄGERTSTRÖM</text:p>
      <text:p text:style-name="P967"/>
      <text:p text:style-name="P968">AXEL HÄGERTSTRÖM commençait comme un philosophe moral – il étudiait de la philosophie de la religion – qui transfere <text:s/>(przenieść, zmienić?) ses acquis (nabyty, wiedza) au droit.</text:p>
      <text:p text:style-name="P969">Il disait qu’on peut parler du droit même en considerant qu’il n’existe pas, en tenant compte (brać pod uwagę) du fait que des personnes pensent que ça existe.</text:p>
      <text:p text:style-name="P970">Il trouvait les mots tels que «bon», «immoral», «indu» (niestosowny, niedpowiedni), comme de simples expressions d'émotions personnelles et, par conséquent, comme inaccessibles (niedostępny) à la preuve scientifique, à la vérification comme à la falsification (fałszerstwo).</text:p>
      <text:p text:style-name="P971">Il voulait proposer une science du droit: fournir des raisons et méthodes epistémologiques pour tenir un discours de type scientifique sur le droit. Pas un discours métaphysique.</text:p>
      <text:p text:style-name="P972"><text:span text:style-name="T973">Pour lui, on ne peut parler que des faits – science du droit doit être empiriste.</text:span><text:s/>Il faut ramener (sprowadzić, przywrócić) la norme comme devoir-être vers la réalité.</text:p>
      <text:p text:style-name="P974"/>
      <text:p text:style-name="P975"><text:span text:style-name="T976">Hägerström et ses partisans prétendent (twierdzą) qu'il est impossibl</text:span><text:span text:style-name="T977">e de trouver, dans une analyse scientifique et donc strictement objective, un phénomène quelconque (dowolny, jakikolwiek) correspondant à la notion de «volonté du législateur»</text:span><text:s/>et que, par conséquent, si l'on veut donner à la doctrine juridique un caractère<text:s/>scientifique</text:p>
      <text:p text:style-name="P978"><text:s/>il faut abandonner toute idée d'une telle volonté ainsi que (podobnie jak) toute idée de droits et de devoirs assortis (dobrać, połączyć, zestawiać) d'une existence réelle et objective.</text:p>
      <text:p text:style-name="P979">Hägerström croyait trouver des restes de la philosophie jusnaturaliste que le positivisme du 19e siècle prétendait avoir abjuré. (wyprzeć się)</text:p>
      <text:p text:style-name="P980">Le droit— telle est la conséquence définitive de la manière de voir de Hägerström —n'est que ce que l'on peut observer face à l'opération du système; ce quelque chose<text:s/>se réduit d'un côté à une conduite (prowadzenie, zachowanie się) (behaviour) conforme (odpowiadający, zgodny) à certains modèles et d'un autre côté à certains faits psychologiques qui existent dans l'esprit de ceux qui sont engagés dans la mise en oeuvre<text:s/>du système.</text:p>
      <text:p text:style-name="P981"/>
      <text:p text:style-name="P982">En ce qui concerne (co do) la notion de droits subjectifs, Hägerström a développé, s'inspirant d'études approfondies (pogłębiające, dociekające, dokładnie zbadane) du droit romain primitif, une théorie élaborée (opracowany, udoskonalony) sur<text:s/>l'origine et l'évolution de ce concept à partir d'idées religieuses selon lesquelles le titulaire (posiadacz, właściciel, utytułowany) d'un droit possède un pouvoir magique sur l'objet de celui-ci, voire (nawet, wręcz) , dans le cas des droits non-réels, sur son débiteur (dłużnik).</text:p>
      <text:p text:style-name="P983"/>
      <text:p text:style-name="P984">La conclusion de Hägerström, toutefois (jednak, w każdym razie), etait que les «droits subjectifs»<text:s/><text:soft-page-break/>ne sont que des mots creux, qui ne se rapportent à aucun phénomène réel; par conséquent, ils sont «métaphysiques» et doivent être<text:s/>écartés (odsunięte, odrzucone) de la langue juridique</text:p>
      <text:p text:style-name="P985"/>
      <text:p text:style-name="P986">Wilhelm Lundstedt</text:p>
      <text:p text:style-name="P987"/>
      <text:p text:style-name="P988">Lundstedt, en tant que professeur de droit civil, voulait formuler les maximes méthodologiques à l'usage des praticiens (praktyków) qui pouvaient être déduites de la philosophie d‘Hägerström.</text:p>
      <text:p text:style-name="P989">Il a élaboré (opracował) une théorie utilitariste qui devait remplacer le formalisme et le conceptualisme qui avaient, selon lui, caractérisé jusqu'alors le travail des magistrats, des avocats mais aussi des universitaires.</text:p>
      <text:p text:style-name="P990">«L'utilité publique»<text:s/>était le mot d'ordre (hasłem) qui devrait, selon Lundstedt, guider l'interprétation des textes et la mise en oeuvre du droit en général.</text:p>
      <text:p text:style-name="P991">Ce que le mot «droit» peut éventuellement désigner, disait Lundstedt, dans le seul monde (ludzkość, świat) digne d'être examiné — celui des réalités observables —<text:s/><text:span text:style-name="T992">est une certaine mode du fonctionnement da la societé qui est, de fait (faktycznie, istotnie), protégée par un complexe de règles juridiques.</text:span></text:p>
      <text:p text:style-name="P993">Le juge doit resoudre (rozwiązać) les problemes sociaux à l’aide du<text:s/>droit. Si la disposition de la loi est inutile ou irréaliste elle doit être ignorée</text:p>
      <text:p text:style-name="P994">Si le droit positif est muet (niemy) le juge s’enfuit (uciekać się) aux valeurs objectives, c’est à dire aux valeurs existantes dans la societé</text:p>
      <text:p text:style-name="P995"/>
      <text:p text:style-name="P996">Alf Ross – le réaliste danois (duński)</text:p>
      <text:p text:style-name="P997"/>
      <text:p text:style-name="P998">Les fondations (założenia) théoriques de l'analyse du système juridique par le professeur danois c'est-à-dire les notions du droit en vigueur (obowiązujące), des sources du droit et du droit subjectif sont essentiellement ceux qui ont été élaborés (opracowane, przygotowane) dans la philosophie de Hägerström.</text:p>
      <text:p text:style-name="P999">Ross ne cesse (przestaje) d'affirmer (twierdzić) que le seul objet possible de la science est ce qui peut être vérifié par un observateur, et cela conduit (prowadzi) à la conclusion (wniosku), en ce qui concerne (co do, jeśli chodzi o) les systèmes juridiques, que la conduite adoptée de fait par ceux qui sont responsables de la mise en oeuvre du système, c'est-à-dire les magistrats, est la base unique de toute observation et de toute analyse du droit.</text:p>
      <text:p text:style-name="P1000">Ross ne nie pas, que des éléments psychologiques compliqués et vigoureux sont en jeu (są w grze), mais le contenu de la conscience humaine n'est pas accessible à l'observation.</text:p>
      <text:p text:style-name="P1001"><text:span text:style-name="T1002">Nous savons, admet-il, que les phénomènes relevant de ce secteur i</text:span><text:span text:style-name="T1003">mpossible à la vérification existent, et Ross les appelle<text:s/></text:span><text:span text:style-name="T1004">1' «idéologie» du système.</text:span></text:p>
      <text:p text:style-name="P1005">Ross ne dit pas non plus que l'idéologie serait sans importance. Seulement, elle sort du domaine de la science au sens strict du mot.</text:p>
      <text:p text:style-name="P1006"/>
      <text:p text:style-name="P1007">Le droit, selon la définition de Ross, est simplement l'ensemble des éléments qui déterminent, en fait (w rzeczywistości), l'activité des magistrats (urzędników)</text:p>
      <text:p text:style-name="P1008">cet ensemble ne saurait évidemment (oczywiście) être réduit à ce que l'on trouve dans les textes. Le juge ne travaille pas dans le<text:s/>vide (próżni); il est membre d'une société, et les normes et appréciations (oceny) extra-légales (pozaprawne) de cette société constituent une grande partie des motifs réels de toute décision juridique.</text:p>
      <text:p text:style-name="P1009"><text:span text:style-name="T1010">Les facteurs extra-légaux, qui coincident (zbiegają</text:span><text:span text:style-name="T1011"><text:s/>się w czasie) avec l'héritage (spadek, dziedzictwo) accumulé de valeurs et d'attitudes (postawa, zachowanie) de la société en question (w sprawie, o którym chodzi), Ross les appelle «l</text:span><text:span text:style-name="T1012">es facteurs pragmatiques</text:span><text:span text:style-name="T1013">»,</text:span><text:s/>- ils jouent un rôle important dans les solutions adoptées (przyjętych) par les magistrats,</text:p>
      <text:p text:style-name="P1014"/>
      <text:p text:style-name="P1015">Ross nie (zaprzecza) l'existence d'une méthode ou d'une technique d'argumentation légale ou judiciaire spécifique</text:p>
      <text:soft-page-break/>
      <text:p text:style-name="P1016">méthode qui aurait pour but (cel) et fonction de renvoyer (odesłąc, odsyłać) le juriste à des<text:s/>«sources» de droit bien définies et délimitées ou à des arguments ayant un statut particulier comme seuls acceptables dans le cadre d'une argumentation juridique.</text:p>
      <text:p text:style-name="P1017">En vérité (w prawdzie, w rzeczywistości), dit Ross, lorsque l'on parle des «sources du droit», on se rapporte à l'ensemble indéfini des faits, d'idées et d'appréciations (ocen) qui exercent (wywierają) une influence quelconque (jakiś, jakikolwiek, dowolny) sur le juge lorsqu'il prépare sa décision.</text:p>
      <text:p text:style-name="P1018"/>
      <text:p text:style-name="P1019">Karl Olivecrona</text:p>
      <text:p text:style-name="P1020"/>
      <text:p text:style-name="P1021">Karl Olivecrona (mort en 1980), le contemporain (z naszych czasów, współczesny) suédois de Ross et son émule (współzawodnik) sur le plan international, adhère (podziela) plus strictement aux thèses principales de l'Ecole d'Uppsala et de Hägerström, dont il fut l'élève direct.</text:p>
      <text:p text:style-name="P1022">Sur plusieurs points, il est extrêmement (nadzwyczajnie, niezwykle) difficile de discerner (dostrzec) les différences entre Olivecrona et Ross.</text:p>
      <text:p text:style-name="P1023">D'une façon générale (ogólnie rzecz biorąc), Olivecrona aborde (porusza, przystępuje, podejmuje) la question de savoir ce qu'est en réalité le droit en utilisant une méthode essentiellement sociologique.</text:p>
      <text:p text:style-name="P1024">Il s'agit toutefois (jednak, wszelako, przecież) d'une sociologie très différente de celle qui n'admet que (dopuszcza tylko) les seules données «dures» et mesurables.</text:p>
      <text:p text:style-name="P1025">Olivecrona ressemble plutôt, avec ses hypothèses fondées sur l'observation libre et le sens commun, aux précurseurs de la sociologie du 19e siècle</text:p>
      <text:p text:style-name="P1026"/>
      <text:p text:style-name="P1027"><text:span text:style-name="T1028">Une question à laquelle Olivecrona a consacré un grand intérêt est l</text:span><text:span text:style-name="T1029">'étude de la nature des règles juridiques.</text:span></text:p>
      <text:p text:style-name="P1030">Rejetant toute interprétation de ces règles comme des actes de volonté, soit de Dieu, soit de la nature, soit d'un quelconque législateur individuel ou collectif, il décrit les règles de droit comme des «impératifs indépendants» ou «autonomes» — des commandements qui existent sans que (chyba, że, o ile?) l'on puisse les ramener (zaprowadzić, przywracać) à une personne ou à un organisme qui commande.</text:p>
      <text:p text:style-name="P1031">Un système de droit, selon Olivecrona, n'est maintenu (podtrzymywany) ni par la peur de déplaire<text:s/>(skrzywdzić, urazić) à un souverain ni par la crainte (obawa) des sanctions dont sont assorties (dobrana, dopasaowana, przypisana) la plupart des règles.</text:p>
      <text:p text:style-name="P1032">Ce qui confère (porównuje?, upodabnia?, nadaje?) à une règle le caractère de norme juridique efficace, c'est le simple fait qu'elle fait partie d'un système mis en oeuvre d'une façon suivie et cohérente et partant (zatem) capable d'exercer (wywrzeć) une influence permanente sur les citoyens auxquels on enseigne (nauczać, pokazać) d'ailleurs(z drugiej strony, skądinąd) depuis leur première enfance l'obéissance à l'égard des (z uwagi na) lois.</text:p>
      <text:p text:style-name="P1033"/>
      <text:p text:style-name="P1034">Dans l'analyse d'Olivecrona, la «validité» d'un système juridique n'est ni, comme chez Kelsen, une question de logique, ni une question éthique, religieuse ou même politique.</text:p>
      <text:p text:style-name="P1035"/>
      <text:p text:style-name="P1036"><text:span text:style-name="T1037">C'est un phénomène de psychologie sociale:</text:span><text:s/>telle (pewna) règle est en vigueur (obowiązująca) parce qu'elle fait partie d'un système que l'on nous a appris à regarder (mieć na względzie, liczyć się) comme assorti (wybór, zaopatrzony) de validité<text:s/>et que nous traitons, dans nos actions comme tel.</text:p>
      <text:p text:style-name="P1038"/>
      <text:p text:style-name="P1039">La théorie critique</text:p>
      <text:p text:style-name="P1040"/>
      <text:p text:style-name="P1041">La pensée critique de l’École de Francfort</text:p>
      <text:p text:style-name="P1042"/>
      <text:p text:style-name="P1043">Elle est développée au sein de (wewnątrz, w ramach) l’École de Francfort <text:s/>- Institut für Sozialforschung (existant 1920-1933 et aprés de<text:s/>1950), qui comprend <text:s/>(mieścić w sobie) des philosophes sociaux (Theodor Adorno, Max Horkheimer, Herbert Marcuse) mais aussi des<text:s/><text:soft-page-break/>chercheurs en sciences sociales et juridiques (Jurgen Habermas).</text:p>
      <text:p text:style-name="P1044"/>
      <text:p text:style-name="P1045">Les penseurs de l’École partagent deux sources d’inspiration :</text:p>
      <text:p text:style-name="P1046">- l’analyse de Karl Marx qui relève (odnosi się do?) de la philosophie, de l’économie et de la sociologie,</text:p>
      <text:p text:style-name="P1047">la psychologie des profondeurs (głębia, psychoanlaliza?) de Sigmond Freud.</text:p>
      <text:p text:style-name="P1048"/>
      <text:p text:style-name="P1049">L’objectif consiste (składający się, zawarty w) dans la perspective de Marx à montrer (ukazywać, odsłaniać) l’essence (istota) des choses derrière (za, poza) les apparences (wygląd, powierzchowność, pozór).</text:p>
      <text:p text:style-name="P1050">Pour Marx, les sociétés sont caractérisées par les conflits, notamment entre le prolétariat et la bourgeoisie.</text:p>
      <text:p text:style-name="P1051">Il estime (uważa, ocenia) que le prolétariat va prendre le pouvoir et que le capitalisme va ainsi s’effondrer (zawalić).</text:p>
      <text:p text:style-name="P1052">Dans la perspective de Freud, l’accent est mis sur l’inconscient (podświadomość).</text:p>
      <text:p text:style-name="P1053"/>
      <text:p text:style-name="P1054"><text:span text:style-name="T1055">Tous les régimes (incl. les régimes démocratiques) sont auto</text:span><text:span text:style-name="T1056">ritaires</text:span></text:p>
      <text:p text:style-name="P1057"/>
      <text:p text:style-name="P1058"><text:span text:style-name="T1059">Un régime autoritaire «déguisé (udany, przebrany, fałszywy)» sous des traits (przemycony pod postacią) démocratiques suffit (pozwala?, wystarcza) à contrôler la société, et ce grâce au poids du complexe (zespół) militaro-industriel et à l’indust</text:span><text:span text:style-name="T1060">rie culturelle.</text:span></text:p>
      <text:p text:style-name="P1061">Cette derniere est le plus dangereuse parce qu’elle est moins visible</text:p>
      <text:p text:style-name="P1062"/>
      <text:p text:style-name="P1063">Th. Adorno estime (uważa) que toute oeuvre d’art et de science porte en elle des enjeux (stawka) sociaux, philosophiques et historiques – le pouvoir normalisant</text:p>
      <text:p text:style-name="P1064"/>
      <text:p text:style-name="P1065">Le<text:s/>développement des moyens de communication placés entre les mains des intérêts capitalistes a transformé l’expression artistique en industrie culturelle.</text:p>
      <text:p text:style-name="P1066"/>
      <text:p text:style-name="P1067">Les capitalistes utilisent les moyens de communication (radio, télévision, journaux, cinéma, musique,<text:s/>spectacles) pour imposer (nakładać, wpajać) les modèles de comportement (postępowanie) et de consommation qui conviennent à leurs intérêts.</text:p>
      <text:p text:style-name="P1068"/>
      <text:p text:style-name="P1069">Max Horkheimer</text:p>
      <text:p text:style-name="P1070"/>
      <text:p text:style-name="P1071">Horkheimer domine la phase (okres) classique de la théorie critique de l’ęcole de Francfort.</text:p>
      <text:p text:style-name="P1072">L’ęcole pluridisciplinaire et réunit (połączona, zgrupowana) des philosophes, des psychologues, des historiens, des esthéticiens, des économistes etc.</text:p>
      <text:p text:style-name="P1073">Tous partagent l'idéal révolutionnaire d'une société fondée sur la raison et la liberté.</text:p>
      <text:p text:style-name="P1074">Le projet de l'Ecole est d'évaluer (oceniać, oszacować) de façon critique la société en la confrontant aux idéaux de la raison universelle.</text:p>
      <text:p text:style-name="P1075">Au debut Horkheimer ętait le Marxiste. Mais le communisme qui se prétendait (uwazał się) le triomphe de la raison dans l'histoire a pris la forme négative d'une société liberticide. Bref, tous les espoirs mis dans les progrès de la raison depuis la philosophie des Lumières sont démentis (zaprzeczone) par l'histoire.</text:p>
      <text:p text:style-name="P1076">Le capitalisme montre (ukazywać) de plus une force d'intégration quasi<text:s/>infinie (nieskończony). L'évolution du monde mène (prowadzi) à une totalité close (ukończony), un «monde administré» et l'histoire s'achève (zakończona) lorsque toute pensée de résistance est éliminée.</text:p>
      <text:p text:style-name="P1077"/>
      <text:p text:style-name="P1078">Dénoncer (oznajmiać, ogłaszać, oskarżać) <text:s/>le principe de domination aveugle (ślepy, niewidomy) du capitalisme est la forme authentique de la pratique et a une véritable force.<text:span text:style-name="T1079"><text:s/>Seules les idées de la métaphysique, de la religion, de la morale peuvent apporter (przynieść, sprowadzić) quelques<text:s/></text:span><text:soft-page-break/><text:span text:style-name="T1080">lumières dans le</text:span><text:span text:style-name="T1081"><text:s/>monde.</text:span></text:p>
      <text:p text:style-name="P1082"/>
      <text:p text:style-name="P1083">L'homme s'est émancipé (wyzwala się) par rapport à (w porównaniu z, w stosunku do) la nature grâce à la raison mais au prix d'une régression: avec le fascisme, la domination de la nature est devenue une domination de l'homme sur l'homme.</text:p>
      <text:p text:style-name="P1084">La raison qui était progressiste (postępowy, lewicowy) est devenue instrumentale. La Raison a donc une double face: la philosophie des Lumières est aussi la vision du monde propre à la bourgeoisie émergente (wynurzający się).</text:p>
      <text:p text:style-name="P1085">La raison peut à la fois (jednocześnie, równocześnie) rendre possible (umożliwić) un monde rationnel délivré (uwolniony, oswobodzony) de la misère et de la violence mais elle permet aussi de mettre en œuvre (stowrzyć) des techniques les plus élaborées (opracowany, udoskonalony) d'extermination (Auschwitz, Hiroshima)</text:p>
      <text:p text:style-name="P1086">Horkheimer a inspiré le mouvement étudiant des années soixante.</text:p>
      <text:p text:style-name="P1087"/>
      <text:p text:style-name="P1088">Herbert Marcuse</text:p>
      <text:p text:style-name="P1089"/>
      <text:p text:style-name="P1090">Marcuse voit dans les sciences (et dans les thęories du droit) l'instrument de la domination exercée (wprawny, wprawiony) par les classes dominantes.</text:p>
      <text:p text:style-name="P1091">On ne peut donc abolir (znieść, usuwać, anulować) cette domination sur les hommes et sur la nature que par une remise en cause (pozew, przywrócić?) radicale de la technologie de la production du savoir</text:p>
      <text:p text:style-name="P1092">La science sociale doit nous mener (zaprowadzić) vers la redistribution équitable des biens et le contrôle collectif des forces productives qui <text:s/>exigent (wymagać, zarządzać) une maîtrise (opanowanie, mistrzostwo, kontrola, panowanie) rationnelle de l'économie et donc l'exercice (praktyka, wykonywanie) du pouvoir.</text:p>
      <text:p text:style-name="P1093">l'Etat doit être répressif. Soumettre (opanować, podawać) les thęories et la pratique sociela aux impératifs de l'équité sociale, c'est supposer (przypuszczać, domyślać się, warunkować) une raison dominatrice.</text:p>
      <text:p text:style-name="P1094"><text:span text:style-name="T1095">L'Etat est la seule instance qui peut</text:span><text:span text:style-name="T1096"><text:s/>prétendre à la légitimité de ce pouvoir.<text:s/></text:span>Du reste, pour pouvoir attribuer (przyznana, przypisana) à chacun selon ses besoins, il faut connaître ces besoins et donc sonder (zbadać, zmierzyć) le cœur de la population, ce qui est encore une forme de puissance dominatrice.</text:p>
      <text:p text:style-name="P1097"/>
      <text:p text:style-name="P1098">Les Etats socialistes qui controlent totalement le savoir sont totalitaires (Marcuse critique l'Etat soviétique).</text:p>
      <text:p text:style-name="P1099">Mais alors, comment abolir (znieść, anulować) tout rapport (relacje) de domination?</text:p>
      <text:p text:style-name="P1100">La seule solution est de remettre en<text:s/>cause la notion même de besoin. Comment satisfaire ses besoins sans se faire tort (krzywda, niesłuszność) à soi-même? Rien ne sert de développer les forces productives dans une croissance (wzrost) effrénée (nieokiełznany) de la production.</text:p>
      <text:p text:style-name="P1101">La technicisation du monde ne peut qu'engendrer (począć, wywołać) l'asservissement (niewola, poddaństwo) de l'homme. Satisfaire (zaspokajać) ses besoins, c'est accepter sa dépendance vis-à-vis (wobec, w stosunku) d'une économie qui doit produire outils (narzędzia) et machines et dominer la nature.</text:p>
      <text:p text:style-name="P1102">On continue alors à se poser (uważać się, poddawać się) comme sujet séparé du monde et, dans une appropriation (przyznanie, przystosowanie) du monde dominé par la rareté (rzadkość), comme homme s'opposant aux autres hommes.</text:p>
      <text:p text:style-name="P1103">Se<text:s/>libérer (osowobodzić się) de la société d'abondance (społeczeństwa zbytku) ne signifie pas retourner à une saine pauvreté (stanu biedy?), à la simplicité (po prostu).<text:s/><text:span text:style-name="T1104">Mais si on cessait le gaspillage qui est profitable à quelques uns, la richesse redistri</text:span><text:span text:style-name="T1105">buée augmenterait et se dissiperaient (rozproszyć, wyjaśniać, marnować) les répressions qui, sous prétexte d'administrer les biens de la communauté, préservent (ochraniać) les privilèges d'une infime (nieznaczna, maleńka) minorité.</text:span></text:p>
      <text:p text:style-name="P1106"/>
      <text:soft-page-break/>
      <text:p text:style-name="P1107">Theodor Adorno</text:p>
      <text:p text:style-name="P1108"/>
      <text:p text:style-name="P1109">Il est<text:s/>partisan de la critique effectuée (dokonana) par Horkheimer de l'idée de progrès: alors que (chociaż, podczas gdy) tout semble (wydaje się) opposer les idéaux des lumières à la barbarie (barbarzyństwo) nazie, en réalité (rzeczywiście, faktycznie) la deuxième procède de la première.</text:p>
      <text:p text:style-name="P1110">La raison est en effet devenue (stał się) au siècle des Lumières un instrument au service (w służbie) de la conquête (podbicie, zdobycie) de la nature et de l'homme. Outil (narzędzie) de savoir, la raison est devenue outil de maîtrise (władza, panowanie). Il ne s'agit plus alors de libérer l'individu. La raison s'est muée (niemy, milczący) en puissance d'aliénation et de domination.</text:p>
      <text:p text:style-name="P1111">Technocratie, bureaucratie sont des produits de la rationalité qui enferment (zamykać) l'individu (człowieka, jednostkę) dans les filets (sieć) de l'économie marchande. Le totalitarisme n'en est finalement que l'aboutissement (zakończony). Les responsables ? Adorno attaque les media, les journalistes, le cinéma qui modèlent le comportement (zachowanie) et aussi les scientifiques, sourtout les sciences politiques et juridiques qui par son culte des règles fonde l’homogęnisation des societęs moderne. Par l’ęducation les sciences disseminent (rozpowszechniać) les structures de la domination</text:p>
      <text:p text:style-name="P1112"><text:span text:style-name="T1113">Il ne s'agit<text:s/></text:span><text:span text:style-name="T1114">pas bien sûr de proscrire (wypędzić, wygnać) le progrès de façon obscurantiste (wsteczny, zacofany) <text:s/>mais refaire (powtórzyć, przerobić) de l'idée de progrès ce qu'elle fut (w taką jaka powinna być?): une arme d'émancipation.</text:span><text:s/>La seule façon de se libérer est de penser les conditions sociales qui ont permis la catastrophe car tant qu (tak jak, taj długo)'elles ne sont pas supprimées (usunięte) la rechute (powrót) est possible.<text:s/><text:span text:style-name="T1115">Comme on l'a vu, la raison a été détournée (odwrócony, zawrócony) et n'est plus in</text:span><text:span text:style-name="T1116">strument d'émancipation mais d'aliénation.</text:span></text:p>
      <text:p text:style-name="P1117">Des experts tranchent (rozstrzygać, przeciąć), les techniciens l'emportent (zabrać, zlikwidować) sur les citoyens. Mais il faut aussi lutter contre les forces irrationnelles du comportement (zachowanie, postawa)<text:s/>de l'homme moderne prêchant par exemple pour l'occultisme, les fausses sciences etc.</text:p>
      <text:p text:style-name="P1118"/>
      <text:p text:style-name="P1119">Jurgen Habermas</text:p>
      <text:p text:style-name="P1120"/>
      <text:p text:style-name="P1121">Habermas represente la seconde géneration de l’Ecole de Francfort</text:p>
      <text:p text:style-name="P1122">Son tuteur était Th. Adorno</text:p>
      <text:p text:style-name="P1123">Hebermas change la thése kantienne sur l’imperatif cathégorique</text:p>
      <text:p text:style-name="P1124">Au lieu d’imposer à tous les autres une maxime dont je veux qu’elle soit une loi universelle, je dois soumettre (opanować, poddawać) ma maxime à tous les autres afin (aby, żeby) d’examiner par la discussion sa prétention al’universalité. Ainsi s’opere<text:s/>(sprawiać) un glissement (poślicz, przesuwanie się, przechodzenie) : le centre de gravité ne réside (tkwić, znajdować się) plus dans ce que chacun souhaite faire valoir, sans ętre contredit, comme étant une loi universelle, mais dans ce que tous peuvent unanimement (jednomyślnie, jednogłośnie) reconnaître comme une norme universelle</text:p>
      <text:p text:style-name="P1125">Habermas n’accepte pas la thése fondamental pour la premičre géneration des „francfortiens” qui accusent toute la rationalité moderne pour la crise de l’humanité (le nazisme, le comunisme sovietique)</text:p>
      <text:p text:style-name="P1126">D’aprés Habermas il y a deux raisons et deux types des rationalités</text:p>
      <text:p text:style-name="P1127">Seulement une d’elles est<text:s/><text:span text:style-name="T1128">vraiment culpable (winny) – la<text:s/></text:span><text:span text:style-name="T1129">rationalité instrumentale</text:span><text:span text:style-name="T1130"><text:s/>dite aussi<text:s/></text:span><text:span text:style-name="T1131">r.téchnique</text:span></text:p>
      <text:p text:style-name="P1132">Elle causait le culte bourgeois du profit et la „religion”<text:s/>du progrés et de la rationalisation de l’homme et de la societé humaine</text:p>
      <text:p text:style-name="P1133">La rationalité téchnique<text:span text:style-name="T1134"><text:s/>se declare comme neutre</text:span><text:s/>(neutralny, bezstronny), comme anti-idéologique, mais elle crée une idéologie trés forte –<text:s/><text:span text:style-name="T1135">une idéologie du développement materiel</text:span></text:p>
      <text:p text:style-name="P1136">La<text:s/>rationalité technique<text:s/><text:span text:style-name="T1137">fournit les instruments intelectuels pour génerer le profits et pour diminuer les couts (koszty)</text:span></text:p>
      <text:p text:style-name="P1138">Elle réponde aux questions:<text:s/><text:span text:style-name="T1139">comment peux-je plus facilement que possible réaliser mes projets, comment peux-je gagner plus ou/et dépenser</text:span><text:span text:style-name="T1140"><text:s/>moins</text:span></text:p>
      <text:soft-page-break/>
      <text:p text:style-name="P1141">La rationalité téchnique<text:span text:style-name="T1142"><text:s/>est née dans la sphere du travail</text:span><text:s/>ou elle a trouvé l’environement idéal pour son developpement.</text:p>
      <text:p text:style-name="P1143">Au travail la rationalité technique est, on peut dire, naturelle</text:p>
      <text:p text:style-name="P1144">Si je travaille ou si j’étude je dois me profiter de la<text:s/>rationalité technique, produir plus, savoir plus ce sont mes buts.</text:p>
      <text:p text:style-name="P1145">Si je suis chéf de l’entreprise<text:s/><text:span text:style-name="T1146">je dois traiter mes ouvriers comme les instruments.</text:span><text:s/>Il n’y a pas une grande différence entre l’homme et le cheval p.ex</text:p>
      <text:p text:style-name="P1147">A l’un et à l’autre je dois donner q.ch. pour qu’il puisse travailler mieux, et je veux que mes couts sont minimales</text:p>
      <text:p text:style-name="P1148"/>
      <text:p text:style-name="P1149">Si je suis chéf je na fais pas<text:span text:style-name="T1150"><text:s/>avancer<text:s/></text:span>(awansować) ceux qui ne trompent (oszukiwać, zdradzać) pas leures femmes ni ceux qui aiment leurs énfants,<text:s/><text:span text:style-name="T1151">mais ceux qui produisent ou v</text:span><text:span text:style-name="T1152">endent plus</text:span></text:p>
      <text:p text:style-name="P1153">Mais la sphere du travail n’est pas une seule sphere de l’activité humaine</text:p>
      <text:p text:style-name="P1154">Aprés avoir fini notre travail nous passons à la<text:s/><text:span text:style-name="T1155">sphere des<text:s/></text:span><text:span text:style-name="T1156">interactions sociales</text:span><text:span text:style-name="T1157"><text:s/>ou se truve notre vie privée</text:span></text:p>
      <text:list text:style-name="LFO15" text:continue-numbering="true">
        <text:list-item>
          <text:p text:style-name="P1158">Ici c’est l’autre type de la rationalité qui domine –<text:s/><text:span text:style-name="T1159">la rationalité de communication</text:span></text:p>
        </text:list-item>
        <text:list-item>
          <text:p text:style-name="P1160">Ici<text:span text:style-name="T1161"><text:s/>je dois accepter les autres</text:span>, je peux pas les eliminer s’ils font obstacles, s’ils limitent ma volonté</text:p>
        </text:list-item>
        <text:list-item>
          <text:p text:style-name="P1162">Ici j<text:span text:style-name="T1163">e dois réspecter les plans de</text:span><text:span text:style-name="T1164">s autres qui éxistent comme moi</text:span>, qui ont besoins comme moi</text:p>
        </text:list-item>
        <text:list-item>
          <text:p text:style-name="P1165">Ici<text:s/><text:span text:style-name="T1166">la communication est necessaire</text:span><text:s/>et le consens est indispensable</text:p>
        </text:list-item>
        <text:list-item>
          <text:p text:style-name="P1167">Ici<text:s/><text:span text:style-name="T1168">la rationalité téchnique n’explique rien</text:span><text:s/>– une vieille photo, une carte postale reçue de la personne aimée peut avoir la valeur d’un trésor (skarb)</text:p>
        </text:list-item>
        <text:list-item>
          <text:p text:style-name="P1169">Ici je peux donner tout mon argent pour sauver (ratować) (ou pour prolonger) la vie de q.q.</text:p>
        </text:list-item>
        <text:list-item>
          <text:p text:style-name="P1170">Ici je connais le sens du bon et du mal</text:p>
        </text:list-item>
      </text:list>
      <text:p text:style-name="P1171"/>
      <text:p text:style-name="P1172"><text:span text:style-name="T1173">Plus de communication moins de téchnique</text:span><text:s/>(dans le droit et la politique) c’est le credo de Habermas</text:p>
      <text:p text:style-name="P1174">Dans son oeuvre – „Théorie de l'agir communicationnel” Habermas va s'écarter (oddalić, odsunąć, zawrócić) de la théorie critique défendue par l'école de Francfort pour se rapprocher (zbliżyć się) de l'esprit des Lumičres en valorisant la « communication », qui serait seule ŕ męme de produire un accord démocratique. On comprend alors son souci de réagir dans l'espace public, qui occupe une place essentielle selon lui dans le fonctionnement de nos sociétés.</text:p>
      <text:p text:style-name="P1175">il montre (wskazywać) que la raison a également une<text:s/>fonction communicationnelle qui s'ancre spontanément dans le langage et le discours, męme dans ses formes les plus quotidiennes.</text:p>
      <text:p text:style-name="P1176"><text:span text:style-name="T1177">Les énoncés<text:s/></text:span>(wypowiedzi) émis (puszczone w obieg, wyrażone) par quiconque (kogokolwiek) cherche à se faire comprendre des autres ont<text:s/><text:span text:style-name="T1178">une triple prétention ŕ la validité:</text:span></text:p>
      <text:list text:style-name="LFO16" text:continue-numbering="true">
        <text:list-item>
          <text:p text:style-name="P1179">prétention ŕ<text:s/><text:span text:style-name="T1180">l'exactitude</text:span><text:s/>(dokładność, słuszność),</text:p>
        </text:list-item>
        <text:list-item>
          <text:p text:style-name="P1181">prétention ŕ<text:s/><text:span text:style-name="T1182">la justesse par rapport au contexte social et ŕ ses normes, et enfin</text:span></text:p>
        </text:list-item>
        <text:list-item>
          <text:p text:style-name="P1183">prétention ŕ<text:span text:style-name="T1184"><text:s/>la sincérité.</text:span></text:p>
        </text:list-item>
      </text:list>
      <text:p text:style-name="P1185">C'est pourquoi il est possible, même en ayant pris acte de l'échec (niepowodzenie strata) des grands systčmes métaphysiques, de parvenir (dojść) ŕ un consensus sur les normes éthiques ou juridiques en débattant de maničre argumentée.</text:p>
      <text:p text:style-name="P1186">Habermas distingue<text:span text:style-name="T1187"><text:s/>trois types de science :</text:span></text:p>
      <text:list text:style-name="LFO17" text:continue-numbering="true">
        <text:list-item>
          <text:p text:style-name="P1188">Les sciences<text:span text:style-name="T1189"><text:s/>empirico-analy</text:span><text:span text:style-name="T1190">tiques</text:span><text:s/>: les sciences de la nature.<text:s/><text:span text:style-name="T1191">Elles reposent (opierają się) sur l'expérience mais formulent leur théorie sous forme mathématique</text:span>. Parce qu'elles permettent la précision,<text:s/><text:span text:style-name="T1192">leur intéręt est d'ordre technique</text:span></text:p>
        </text:list-item>
        <text:list-item>
          <text:p text:style-name="P1193"><text:span text:style-name="T1194">Les sciences historico-herméneutiques corresp</text:span><text:span text:style-name="T1195">ondent aux sciences humaines</text:span>. Ici,<text:span text:style-name="T1196"><text:s/>c'est « la compréhension du sens qui donne accčs au fait</text:span><text:s/>». L'herméneutique consiste ŕ interpréter le sens des intentions et d'étendre la compréhension (rozumienie, zakres) intersubjective entre les individus.</text:p>
        </text:list-item>
        <text:list-item>
          <text:p text:style-name="P1197">Les<text:s/>sciences critiques comprennent (zawierające) la psychanalyse, la critique des idéologies et la théorie critique d'Habermas. Elles cherchent ŕ déclencher (wszcząć) un processus d'auto réflexion et leur intéręt est par conséquent émancipatoire</text:p>
        </text:list-item>
      </text:list>
      <text:p text:style-name="P1198"/>
      <text:p text:style-name="P1199">Quand il s'agit d'aborder<text:s/><text:span text:style-name="T1200">la question politique, on peut procéder de deux façons</text:span><text:s/>(du reste compatibles)</text:p>
      <text:list text:style-name="LFO18" text:continue-numbering="true">
        <text:list-item>
          <text:p text:style-name="P1201">On peut<text:s/><text:span text:style-name="T1202">faire une théorie de l'État</text:span>. Le but étant alors de<text:s/><text:span text:style-name="T1203">théoriser le pouvoir légitime</text:span><text:s/>distingué de l'arbitraire</text:p>
        </text:list-item>
        <text:list-item>
          <text:p text:style-name="P1204">On peut aussi faire<text:s/><text:span text:style-name="T1205">une théorie de la société</text:span><text:s/>et en montrant (wskazując) les difficultés, les lacunes (braki, luki), les problčmes et les contradictions.</text:p>
        </text:list-item>
      </text:list>
      <text:p text:style-name="P1206"><text:span text:style-name="T1207">Dans le second cas, on peut alors, soit faire une théorie de l'action (comme chez Marx par exemple), soit penser que la théorie produit des effets dans<text:s/></text:span><text:span text:style-name="T1208">le champ social.<text:s/></text:span>P.Bourdieu, par exemple, pense que mettre en évidence les structures de domination produit des effets.<text:s/><text:span text:style-name="T1209">C'est dans cette derničre perspective que se situe Habermas.</text:span></text:p>
      <text:p text:style-name="P1210">La société se présente à la fois comme monde vécu et comme systčme :</text:p>
      <text:p text:style-name="P1211">-<text:s/><text:span text:style-name="T1212">Le<text:s/></text:span><text:span text:style-name="T1213">m</text:span><text:span text:style-name="T1214">onde vécu</text:span><text:span text:style-name="T1215"><text:s/>est le monde oů se déploie (rozkłada się, jest rozmieszczona) <text:s/>l'action des membres d'une société donnée. Il s'agit alors de rendre compte de cette action du point de vue de celui qui agit.</text:span></text:p>
      <text:p text:style-name="P1216">-<text:s/><text:span text:style-name="T1217">Le s</text:span><text:span text:style-name="T1218">ystème est la société observée de l'extérieur</text:span><text:span text:style-name="T1219">.<text:s/></text:span><text:span text:style-name="T1220">Chaque activité est alors vue comme une fonction dans la conservation (konserwowanie) du systčme et ce point de vue oblige ŕ faire abstraction de l'intention et de la volonté des acteurs. Seuls comptent les effets de l'action.</text:span></text:p>
      <text:p text:style-name="P1221"/>
      <text:p text:style-name="P1222"><text:span text:style-name="T1223">Les deux aspects sont import</text:span><text:span text:style-name="T1224">ants.</text:span><text:s/>Dans le<text:s/><text:span text:style-name="T1225">monde vécu les actions sont coordonnées (skoordynowane) par leur orientation et par la communication. Dans le systčme les actions sont coordonnées par leur conséquence</text:span>.<text:s/><text:span text:style-name="T1226">L'intégration sociale est l'intégration au monde vécu. L'intégration syst</text:span><text:span text:style-name="T1227">émique est l'intégration au systčme. Il s'agit de penser les conflits et problčmes issues (wychodzenie, wyjście, sposób) des rapports entre systčme et monde vécu.</text:span></text:p>
      <text:p text:style-name="P1228"><text:span text:style-name="T1229">Le monde vécu est l'ensemble constitué par la culture et le langage</text:span><text:s/>et, plus exactement, une<text:s/>réserve (zapas, rezerwa, wyjątek) de savoir organisé par le langage. Le monde vécu est d'ailleurs toujours organisé par le langage et c'est le langage qui est une sorte de transcendantal qui ne peut ętre remis en question (w sprawie, o który chodzi) dans sa totalité. Il est ce par quoi l'action et la communication sont possibles, horizon indépassable constitutif de l'intercompréhension (między rozumienie).<text:s/><text:span text:style-name="T1230">Cet ensemble de culture et de langage que je présuppose (zakładam) quand je parle, je le prolonge et l</text:span><text:span text:style-name="T1231">e renouvelle chaque fois que je parle. Je le perpétue (utrwalam) et le reproduis.</text:span></text:p>
      <text:p text:style-name="P1232"/>
      <text:p text:style-name="P1233">Habermas montre qu’il y a<text:s/><text:span text:style-name="T1234">deux sortes d'agir :</text:span></text:p>
      <text:p text:style-name="P1235"><text:span text:style-name="T1236">L'agir stratégique<text:s/></text:span>par lequel on cherche ŕ exercer (ćwiczyć, zrewidować, wywrzeć) une certaine influence sur l'autre (qu'on pense ŕ la publicité ou ŕ la propagande de type politique)</text:p>
      <text:p text:style-name="P1237"><text:span text:style-name="T1238">L'agir communicationnel<text:s/></text:span><text:span text:style-name="T1239">par lequel on cherche ŕ s'entendre (rozumieć się) avec l'autre</text:span>, de façon ŕ interpréter ensemble la situation et ŕ s'accorder mutuellement (wzajemnie) sur la conduite (kierowanie) ŕ tenir.</text:p>
      <text:p text:style-name="P1240">Ce sont les conditions de cette intercompréhension qu'Habermas analyse.<text:s/><text:span text:style-name="T1241">On peut alors mettre au point une éthique de la discussion garantissant une authentique compréhension mutuelle. Ainsi, pour que l'intercompréhension soit possible il faut<text:s/></text:span><text:span text:style-name="T1242">un discours sensé (sensowny, rozumny) qui n'exprime ni intimidation (zastraszenie), ni menace (groźba) et susceptible (podatność, wrażliwość) d'ętre admis (dopuścić, przyjąć) par chacun comme valable. Ce qui se dessine (podkreślać, zarysowywać) ici est le<text:s/></text:span><text:span text:style-name="T1243">modčle démocratique du consensus que prescrit (nakazywać, zalecać) la raison communicationnelle quand on l'applique au domaine politique.</text:span></text:p>
      <text:p text:style-name="P1244"/>
      <text:p text:style-name="P1245"><text:span text:style-name="T1246">Pour Habermas, il faut une nouvelle façon de comprendre la démocratie qui tienne compte (bierze pod uwagę) de la comp</text:span><text:span text:style-name="T1247">lexité des sociétés présentes, par exemple du rôle des media.</text:span><text:s/>Les media sont certes (z prenośćią) un pouvoir qu'il faut contrôler mais permettent aussi la communication simultanée d'une multitude de personnes qui ne se connaissent pas. L'espace politique doit pouvoir intégrer les voix marginales, ętre réceptif (wrażliwy) au monde vécu privé.<text:s/><text:span text:style-name="T1248">On retrouve ici l'idée de l'agir communicationnel et de la recherche du consensus par la négociation ŕ l'échelon (stopień,<text:s/></text:span><text:soft-page-break/><text:span text:style-name="T1249">szczebel) de l'État.</text:span><text:s/><text:span text:style-name="T1250">Il ne s'agit plus certes</text:span><text:span text:style-name="T1251"><text:s/>(z pewnością) de s'orienter vers l'intéręt général en citoyen vertueux (cnotliwy) mais il ne s'agit plus non plus de s'aligner (rywalizować, współzawodniczyć) sur le modčle du marché.</text:span></text:p>
      <text:p text:style-name="P1252">Parce que le marché ne s'arrête plus aux frontières nationales, les nouvelles formes de citoyenneté (obywatelstwo) doivent s'étendre (rozciągać, rozszerzać) et s'exercer (stosować się) au-delŕ (poza) du cadre des États-Nations, cadre qui apparaît aujourd'hui dépassé. Ainsi, plutôt que de combattre l'Europe et de se replier (skladać, zwijać) sur l'État, il vaut mieux développer des capacités d'action ŕ l'échelon européen.</text:p>
      <text:p text:style-name="P1253">Les États doivent parvenir à un accord (dijść do porozumienia) sur la façon dont ils veulent comprendre ce qu'ils ont déclaré en commun ętre les droits de l'homme. Il faut une version « intersubjective » des droits de l'homme. Au fond (dno, na spodzie) il faut une opinion publique démocratique et critique.</text:p>
      <text:p text:style-name="P1254"/>
      <text:p text:style-name="P1255"><text:span text:style-name="T1256">Habermas défend la démocratie comme un processus</text:span>.<text:s/><text:span text:style-name="T1257">Il n'envisage (rozważać) nullement (w żaden sposób) la<text:s/></text:span><text:span text:style-name="T1258">démocratie comme une donnée, mais<text:s/></text:span><text:span text:style-name="T1259">comme une pluralité processuelle qui converge (zbliżać się, dążyć do wspólnego celu) <text:s/>vers l’objectif de faire d’individus, concrets, les auteurs et les destinataires de leurs lois, normes et institutions.</text:span><text:span text:style-name="T1260"><text:s/>En ce sens, la d</text:span><text:span text:style-name="T1261">émocratie existe comme un éternel "projet inachevé„</text:span></text:p>
      <text:p text:style-name="P1262">Cette conception de la démocratie s'oppose et se substitue à celle défendue (broniona) par le libéralisme: lŕ oů les libéraux, en nous limitant ŕ la tradition anglo-saxonne suivant Locke, pensent la démocratie comme moyen, comme courroie (rzemień), pour transmettre ou faire réaliser les valeurs constitutives de la liberté négative, une telle pensée se condamne (skazany), dans une perspective habermasienne, comme n'étant qu'instrumentale, comme n'étant qu'un paternalisme déguisé (przebrany, fałszywy) n'utilisant la démocratie que pour faire triompher des présupposés "éthiques" préétablis (uprzednio ustalony).<text:s/><text:span text:style-name="T1263">La démocratie possčde, en revanche (za to) chez Habermas, un caractčre per se, c'est-ŕ-dire qu’elle<text:s/></text:span><text:span text:style-name="T1264">ne peut ętre légitimée que par les seules ressources de la démocratie. Autrement dit, la démocratie doit se légitimer uniquement par le processus démocratique męme.</text:span><text:s/>Toute légitimation extradémocratique dans des discours de fondation du type droit naturel libéral, métaphysique, transcendantalisme ou autres, se condamne comme détournements (sprzeniewieżenie) instrumentalisant de la démocratie.</text:p>
      <text:p text:style-name="P1265"/>
      <text:p text:style-name="P1266">La démocratie ne repose pas, ainsi, sur des institutions justes et libérales, non plus que sur desconquętes historicistes, mais seulement sur des mentalités démocratiques se subsumant (podciągnięte) dans le processus démocratique.</text:p>
      <text:p text:style-name="P1267">Des mentalités démocratiques qui, suivant Habermas, souhaitent prendre en charge la promesse de l'autolégislation et assurer le consentement<text:s text:c="2"/>(zgoda) de tous concernant les droits, les normes et les institutions.</text:p>
      <text:p text:style-name="P1268">Le lieu d'explication ne peut pas, dans une perspective habermasienne, ętre les mentalités (umysłowość, mentalność) en tant que telles, mais bien le processus de la démocratie oů les<text:s/>sujets de droit peuvent se reconnaître comme des auteurs et des destinataires de leurs droits, normes et institutions.</text:p>
      <text:p text:style-name="P1269">Les mentalités modernes, qui peuvent soutenir le projet juridique moderne, se réalisent, en conséquence, dans les structures de communication capables d’affirmer la perspective intersubjective inhérente ŕ la démocratie. Autrement dit, la démocratie ne peut se déployer (rozciągnąć, rozprzestrzeniać), suivant Habermas, que dans le cadre des discours communicationnels.</text:p>
      <text:p text:style-name="P1270"><text:span text:style-name="T1271">l'objectif des process</text:span><text:span text:style-name="T1272">us démocratiques est, dans le domaine du droit, de produire une opinion et une volonté commune. L’objectif est, en fait, de mobiliser des individus concrets avec leur histoire, leur morale, leur sensibilité, pour, avec les ressources que leur donnent leurs</text:span><text:span text:style-name="T1273"><text:s/>„mondes vécus” respectifs, ouvrir sur des solutions consensuelles.</text:span><text:s/>Nous avons donc, d’un côté, la question d'une formation de l'opinion et de la volonté par les processus démocratiques, et de l'autre, la co-originarité des droits sur l'axe (linia) de l'autonomie privée et publique.</text:p>
      <text:p text:style-name="P1274"/>
      <text:p text:style-name="P1275">Il n'y a pas de droits fondamentaux antérieurs (poprzedni) au processus démocratique chez Habermas. Il n'y a en fait rien avant le principe démocratique par lequel les individus doivent pouvoir se concevoir (pojąć, postrzegać,<text:s/>czuć) réciproquement (wzajemnie, obopólnie) comme des auteurs et des destinataires de leurs droits.</text:p>
      <text:p text:style-name="P1276"/>
      <text:p text:style-name="P1277">Si la modernité juridique avance à partir du paradigme que les individus doivent pouvoir s'envisager (przewidwyać, rozwarzeć) comme des auteurs et des destinataires de leurs droits, de leurs normes et de leurs institutions, tant juridiques que politiques, il s’ensuit, pour Habermas, que les processus démocratiques doivent ętre eux-męmes institutionnalisés par ce droit.<text:s/><text:span text:style-name="T1278">Il n'y a donc pas besoin de droits prép</text:span><text:span text:style-name="T1279">olitiques ou éthiques, mais uniquement de droits fondamentaux qui peuvent assurer le processus démocratique comme tel.</text:span></text:p>
      <text:p text:style-name="P1280"/>
      <text:p text:style-name="P1281">Ces droits fondamentaux assurent le côté procédural et démocratique du fait de se constituer en auteurs et en destinataires du droit. Le<text:s/>processus démocratique trouve son intrication (skomplikowanie, złożoność) dans le projet de droit comme "la participation de toutes les personnes concernées, l'égalité de droit des participants, une interaction dépourvue (odarta, pozbawiona) de contrainte<text:s/>(przymus), une bonne foi (uczciwość) quant aux (jeśli chodzi o) thčmes et aux contributions (podatek) proposés, le caractčre révisable (podlegający rewizji) des résultats, etc.</text:p>
      <text:p text:style-name="P1282"/>
      <text:p text:style-name="P1283">Il ya tr<text:span text:style-name="T1284">ois principe de droits fondamentals<text:s/></text:span>selon Habermas:</text:p>
      <text:list text:style-name="LFO19" text:continue-numbering="true">
        <text:list-item>
          <text:p text:style-name="P1285">Le premier principe résulte (wynika z tego, że) «<text:span text:style-name="T1286">de la seule application du principe de la discussion au médium du droit en tant que tel», ŕ savoir le «droit ŕ l'étendue (przestrzeń) la plus grande possible de libertés subjectives d'action égales», le «statut de membre» et</text:span><text:span text:style-name="T1287"><text:s/>l'«exigibilité (wymagalność) des droits» et «du développement de la protection juridique individuelle».<text:s/></text:span><text:span text:style-name="T1288">En somme, il s’agit de droits fondamentaux qui peuvent assurer que les citoyens sont les seuls auteurs de leurs droits dans ce statut subjectif.</text:span></text:p>
        </text:list-item>
        <text:list-item>
          <text:p text:style-name="P1289"><text:span text:style-name="T1290">Le deu</text:span><text:span text:style-name="T1291">xième droit fondamental issu (pochodzący od) du principe de discussion est de<text:s/></text:span><text:span text:style-name="T1292">"participer ŕ chances égales aux processus de formation de l'opinion et de la volonté</text:span><text:span text:style-name="T1293">"</text:span>. Ce droit fait bien entendu corps avec le paradigme de l'autonomie politique des sujets de<text:s/>droit et<text:s/><text:span text:style-name="T1294">vise (dąży, ubiega się) ŕ assurer la liberté d'ętre l'auteur du droit.</text:span></text:p>
        </text:list-item>
        <text:list-item>
          <text:p text:style-name="P1295">Le troisième droit fondamental mentionné par Habermas est<text:s/><text:span text:style-name="T1296">d'une mouture (przeróbka) bien différente des autres.</text:span><text:s/>Habermas croit, en effet, que nous devons également<text:s/><text:span text:style-name="T1297">ajouter des<text:s/></text:span><text:span text:style-name="T1298">droits dits de solidarité pour assurer une jouissance (korzystanie) égale des droits civiques (obywatelskie) et fondamentaux.</text:span></text:p>
        </text:list-item>
      </text:list>
      <text:p text:style-name="P1299"/>
      <text:p text:style-name="P1300">Habrmas ne veut pas prendre au sérieux, les différents discours de fondation du droit qui dominent dans la littérature de la philosophie du droit de Trasimaque ŕ Rawls, Dworkin et les autres. Il n'y a, en fait, plus aucun intéręt ŕ fonder le droit, que ce soit sur la Nature, la Raison, le Raisonnable, l'Histoire, la Société (ou la Communauté) ou le Contrat social.<text:s/><text:span text:style-name="T1301">Optant (wybierająć</text:span><text:span text:style-name="T1302">) pour la démocratie, il n'existe, selon Habermas, plus aucune autre possibilité que de considérer le droit comme étant sélectionné dans et par le processus démocratique.</text:span></text:p>
      <text:p text:style-name="P1303"><text:span text:style-name="T1304">L'État de droit démocratique</text:span><text:s/>est donc autre chose que ce qui est défendu par le<text:s/>positivisme, le normativisme (Kelsen), ou encore le réalisme.<text:s/><text:span text:style-name="T1305">C'est un État oů les sujets de droit s'impliquent dans le projet de droit démocratique, forment des mouvements sociaux et s'engagent dans des luttes politiques, pour assurer la prise en compte (</text:span><text:span text:style-name="T1306">zapisać na rachunek) de leurs préoccupations (troska, zajęcie).</text:span></text:p>
      <text:p text:style-name="P1307"/>
      <text:p text:style-name="P1308">La conception démocratique du droit qui se profile (kształtować) chez Habermas est certainement "radicale".</text:p>
      <text:p text:style-name="P1309"><text:span text:style-name="T1310">Elle nous force à considérer le droit à la fois comme soumis aux forces sociales et</text:span><text:span text:style-name="T1311"><text:s/>politiques et comme un "nous juridique" normativement et procéduralement disponible pour les sujets de droit.</text:span></text:p>
      <text:soft-page-break/>
      <text:p text:style-name="P1312">Le plus important nous semble (wydawać się) pourtant (jednakże, dlatego) être que Habermas sort la pensée juridique de tout discours de fondation, pour n'envisager (przewidywać, rozważać, zamierzać) le projet juridique moderne qu'ŕ l'aune (łokieć jako jednostka miary) de la démocratie.<text:s/><text:span text:style-name="T1313">Car, ce faisant, il introduit la question de démocratie au coeur męme de la philosophie du droit, comme notre seu</text:span><text:span text:style-name="T1314">le source de légitimité et de légalité aprčs les naufrages (katastrofa) des discours de fondation.</text:span></text:p>
      <text:p text:style-name="P1315"/>
      <text:p text:style-name="P1316">Le poststructuralisme</text:p>
      <text:p text:style-name="P1317"/>
      <text:p text:style-name="P1318">Le poststructuralisme est un courant philosophique.<text:s/><text:span text:style-name="T1319">Il s’inscrit comme une réaction au structuralisme, <text:s/>S’élevant contre (walczący z</text:span><text:span text:style-name="T1320">) le formalisme intellectuel et dogmatique, il décentre (przesunąć) <text:s/>la pensée (myślenie, refleksja, idea), le sujet et instaure (zakłądać, założyć) une théorie de la déconstruction dans l’analyse des textes juridiques, livrant ces derniers ŕ une pluralité</text:span><text:span text:style-name="T1321"><text:s/>de sens.</text:span></text:p>
      <text:p text:style-name="P1322"/>
      <text:p text:style-name="P1323">Le structuralisme, à l'origine hypothèse linguistique, a donné son nom à plusieurs courants de pensées dans des disciplines qui n'ont rien ŕ voir avec (nie mieć nic wspólnego z) la linguistique. Aujourd'hui le terme est trčs répandu (rozpowszechniony) et sa définition varie d'une discipline ŕ l'autre. On dit que le marxisme, le freudisme, le darwinisme sont les courants structuralistes.</text:p>
      <text:p text:style-name="P1324"/>
      <text:p text:style-name="P1325">Le point commun de tous ces courants est l’idée de structure (autonome et souvent invisible) qui détermine la<text:s/>pensée humaine, l’organisation de la societé</text:p>
      <text:p text:style-name="P1326"/>
      <text:p text:style-name="P1327">D'une manière générale, la structure possède une organisation logique mais implicite (domniemaną domyślną), un fondement objectif en deçŕ de la conscience et de la pensée. En effet, tout structuralisme repose sur un double statut des structures, ŕ la fois irréel (comme forme abstraite d'organisation) et réel (comme réalisation concrčte). Par conséquent, le structuralisme vise ŕ mettre en évidence ces structures inconscientes par la compréhension (zrozumienie) et<text:s/>l'explication de leurs réalisations sensibles (odczuwalne, wrażliwe).</text:p>
      <text:p text:style-name="P1328"/>
      <text:p text:style-name="P1329">Claude Lévi-Strauss – anthropologie structurale</text:p>
      <text:p text:style-name="P1330"/>
      <text:p text:style-name="P1331"><text:span text:style-name="T1332">En examinant les relations entre les mythèmes<text:s/></text:span>(les structures extraculturelles et universelles créantes les mythes – Lévi-Strauss essaye de trouver les réponses ŕ la question,<text:s/><text:span text:style-name="T1333">comment des contes (powieści) si fantastiques et si arbitraires pourraient-ils se ressembler autant d'une culture ŕ l'autre ?</text:span>),<text:s/><text:span text:style-name="T1334">Lévi-Strauss déclare qu'un mythe consiste (polega) uniquement en oppositions binaires (</text:span><text:span text:style-name="T1335">dwuelementowych).</text:span><text:s/>Le mythe d'Śdipe, par exemple, c'est ŕ la fois l'exagération (przesada) et la sous-évaluation des relations de sang, l'affirmation d'une origine autochtone de l'humanité et le déni (odmóienie, odmowa) de cette origine. Sous l'influence de<text:s/>Hegel, Lévi-Strauss pense que l'esprit humain organise fondamentalement sa pensée autour de telles oppositions binaires et de leur unification (thčse, antithčse, synthčse), ce mécanisme permettant de rendre (dać, oddać) la signification possible.<text:s/><text:span text:style-name="T1336">De plus,</text:span><text:span text:style-name="T1337"><text:s/>il considčre que le mythe est un stratagčme habile qui transforme une opposition binaire inconciliable (niezgodny, pogodzić) en une opposition binaire conciliable, créant ainsi l'illusion ou la croyance qu'elle a été résolue</text:span></text:p>
      <text:p text:style-name="P1338"/>
      <text:p text:style-name="P1339">En consequence toutes les réligions, visions de la societé sont inscrites dans le structures independantes de l’homme</text:p>
      <text:p text:style-name="P1340">Lié avec le darwinisme, freudisme, marxisme, génetique etc.<text:span text:style-name="T1341"><text:s/>l’anthropologie structurale mene ŕ constater que la notion du sujet (cogito) décrit la fiction. Le „moi” (e</text:span><text:span text:style-name="T1342">go) est un mirage, parce que toute la pensée est déterminée par les structures biologiques, linguistiques, sociales</text:span></text:p>
      <text:p text:style-name="P1343"/>
      <text:p text:style-name="P1344"><text:span text:style-name="T1345">La définition illustrant de la manière la plus complète le sens que l'anthropologie donne ŕ ce terme est certainement celle-ci : « Les inst</text:span><text:span text:style-name="T1346">itutions humaines elles aussi sont des structures dont le tout,<text:s/></text:span><text:soft-page-break/><text:span text:style-name="T1347">c'est-ŕ-dire le principe régulateur, peut ętre donné avant les parties, c'est-ŕ-dire cet ensemble complexe constitué par la terminologie de l'institution, ses conséquences et ses implications,</text:span><text:span text:style-name="T1348"><text:s/>les coutumes par lesquelles elle s'exprime et les croyances auxquelles elle donne lieu. Ce principe régulateur peut posséder une valeur rationnelle sans ętre conçu (pomyślany, ujęty) rationnellement ; il peut s'exprimer de façon arbitraire, sans pour auta</text:span><text:span text:style-name="T1349">nt ętre privé de signification. »<text:s/></text:span><text:span text:style-name="T1350">De cette longue définition ressort (występować, wynikać) que le « tout » de la structure en est le principe régulateur, indépendant des parties. La structure chez Lévi-Strauss est structure logique, c'est un ensemble de re</text:span><text:span text:style-name="T1351">lations entre des termes interchangeables.</text:span></text:p>
      <text:p text:style-name="P1352"/>
      <text:p text:style-name="P1353"><text:span text:style-name="T1354">Toute idéologie, toute science, mais aussi l'Histoire et la philosophie, ne sont que des récits (opowieść, opowiadanie), des constructions de signification. Le travail des chercheurs, c'est d'analyser la constit</text:span><text:span text:style-name="T1355">ution de ces récits, et de découvrir des modčles qui rendraient compte, non pas du contenu de ces constructions, c'est-ŕ-dire de leur sens, mais plutôt de leur fonctionnement.</text:span><text:s/>Certains partagent l'espoir (nadzieja) d'arriver ŕ déceler (wjawić, wykrywać), par cette analyse, des structures de l'esprit humain manifestées dans ces activités de création de significations.</text:p>
      <text:p text:style-name="P1356"/>
      <text:p text:style-name="P1357">Les poststructuralistes qui acceptent partiellement la thése déscriptive du structuralisme (existence des structures) trouvent cette thése trop triste (żałosny, zasmucony) pour accepter sa dimension préscriptive (normative)</text:p>
      <text:p text:style-name="P1358">Il croyent qu’il ya des possibilités de nous liberer et de vivre en déhors des structures</text:p>
      <text:p text:style-name="P1359"/>
      <text:p text:style-name="P1360">Michel Foucault</text:p>
      <text:p text:style-name="P1361"/>
      <text:p text:style-name="P1362">Foucault est généralement connu pour s<text:span text:style-name="T1363">es critiques des instituti</text:span><text:span text:style-name="T1364">ons sociales</text:span>, principalement la psychiatrie, la médecine, le systčme carcéral, et pour<text:s/><text:span text:style-name="T1365">ses idées et développements sur l'histoire de la sexualité,</text:span><text:s/>ses théories générales concernant (dotyczące) le pouvoir et les relations complexes entre pouvoir et connaissance, aussi bien que (zarówno jak) pour ses études de l'expression du discours en relation avec l'histoire de la pensée occidentale, et qui ont été trčs largement discutées, ŕ l'image de « la mort de l'homme (la mort de du cogito) », ou de l'idée de subjectivation, réactivée d'une maničre toujours problématique pour la philosophie classique du sujet. Son travail de philosophe est indissociable de ses prises (zdobycie) de position sur l'actualité, et d'une problématisation permanente des identités collectives et des dynamiques politiques de mouvement - en particulier ŕ partir du mouvement de libération gay.</text:p>
      <text:p text:style-name="P1366">Foucault s'intéresse aux « modes de vie » et aux processus de subjectivation (production du sujet).</text:p>
      <text:p text:style-name="P1367"/>
      <text:p text:style-name="P1368">Michel Foucault est connu pour avoir mis en lumière<text:s/>(wydobyć na światło dzinne?) certaines pratiques et techniques de la société par ses institutions ŕ l'égard des individus.<text:span text:style-name="T1369"><text:s/>Il note la grande similitude (podobieństwo) dans les modes de traitements accordés (uzgodnione) ou infligés (nałożyć, wymierzać) ŕ de</text:span><text:span text:style-name="T1370"><text:s/>grands groupes d'individus qui constituent les frontičres du groupe social : les fous, les condamnés, certains groupes d'étrangers, les soldats et les enfants. Il considčre que finalement, ils ont en commun d'ętre regardés avec méfiance et exclus, par un<text:s/></text:span><text:span text:style-name="T1371">enfermement en rčgle dans des structures fermées, spécialisées, construites et organisées sur des modčles similaires (asiles, prisons, casernes (koszary), écoles) inspirés du modčle monacal (mniszy, zakonny), ce qu'il a appelé «</text:span><text:span text:style-name="T1372"><text:s/>institution disciplinaire</text:span><text:span text:style-name="T1373"><text:s/>»</text:span><text:span text:style-name="T1374">.</text:span></text:p>
      <text:p text:style-name="P1375"><text:span text:style-name="T1376">L'une des thèses les plus fortes de Foucault est que l'augmentation et la généralisation des libertés dans la Modernité se sont fondées sur un régime disciplinaire et une normalisation</text:span><text:s/>(le « principe d'une homogénéité de la réaction sociale ») qui sont restés pendant des sičcles presque « invisibles » pour la théorie.</text:p>
      <text:p text:style-name="P1377">Pour Foucault, le réel est produit : la grammaire, les discours, la conversation, le langage, le jeu de rôles sont des pratiques de pouvoir et non des universaux communicationnels du rapport<text:s/>humain (comme chez Habermas).<text:s/><text:span text:style-name="T1378">Et ces pratiques renvoient ŕ des « dispositifs de pouvoir » (l'enseignement – la relation maître-élčve – ŕ l'école, la clinique – la relation médecin-patient</text:span><text:s/>– ŕ l'hôpital, le<text:s/><text:soft-page-break/>châtiment (ukaranie) – la relation juge-condamné<text:s/>– ŕ la prison, etc.) qui ne sont pas seulement locaux, en situation, particuliers :<text:s/><text:span text:style-name="T1379">ces « dispositifs de pouvoir », au contraire, sont ontologiquement constitutifs.</text:span></text:p>
      <text:p text:style-name="P1380">L'approche diachronique (skladający się z faz rozwojowych, kolejno następujących po sobie)<text:s/>du pouvoir que propose Surveiller (kontrolować) et punir (l’oeuvre de Foucault de la souveraineté aux disciplines) se complexifie dans le cours que Foucault tient au Collčge de France en 1977 sur Sécurité, territoire, population avec l'introduction du concept synchronique de « gouvernementalité » :</text:p>
      <text:p text:style-name="P1381"><text:span text:style-name="T1382">« Par</text:span><text:span text:style-name="T1383"><text:s/>gouvernementalité</text:span><text:span text:style-name="T1384">, j'entends l'ensemble constitué par les institutions, les procédures, analyses et réflexions, les calculs et les tactiques qui permettent d'exercer (sprawować, pełnić) cette forme bien spé</text:span><text:span text:style-name="T1385">cifique, quoique trčs complexe de pouvoir qui a pour cible principale la population, pour forme majeure de savoir l'économie politique, pour instrument essentiel les dispositifs (urządzenie, ugtrupowanie) de sécurité.<text:s/></text:span><text:span text:style-name="T1386">Deuxičmement, par "gouvernementalité</text:span><text:span text:style-name="T1387">",</text:span><text:span text:style-name="T1388"><text:s/>j'entends la tendance, la ligne de force qui, dans tout l'Occident, n'a pas cessé de conduire, et depuis fort longtemps, vers la prééminence (przewaga) de ce type de "gouvernement" sur tous les autres : souveraineté, discipline, et qui a amené (sprowadzić</text:span><text:span text:style-name="T1389">, wnieść), d'une part, le développement de toute une série d'appareils spécifiques de gouvernement, et, d'autre part, le développement de tout une série (zestaw, szereg, ciąg) de savoirs (wiedza, znajomość). »</text:span></text:p>
      <text:p text:style-name="P1390"/>
      <text:p text:style-name="P1391">La totalité de la moderinité juridique est<text:s/>bien visible dans l’evolution de la prison. La prison depuis XVIII sc. passe alors d'une fonction punitive ŕ une visée (celowanie, mierzenie) « normalisatrice », visant indirectement par les corps l'« âme (życie, duch, służalec)» des détenus qu'il s'agit de redresser (wyprostować). L'institution carcérale et ŕ travers elle la justice moderne détient (zachowane) par la męme des pouvoirs d'une ampleur (szerokość, rozciągłość) inédite (nie ogłoszony, nie opisany) jusqu'ici, le pouvoir n'étant désormais (odtąd)<text:s/>plus concevable (zrozumiały, wyobrażalny) selon Foucault sans la relation qu'il entretient (rozmowa, utrzymanie) avec la connaissance de l'individu. Loin de contribuer ŕ l'"émancipation" de l'Humanité, idéal hérité des Lumičres, la Société moderne s'apparente (spokrewniać) de plus en plus ŕ de la surveillance (dozór, nadzór) organisée.</text:p>
      <text:p text:style-name="P1392">Le succès de ce système aidant, la seconde conséquence de sa mise en place est son adoption par d'autres institutions que la seule prison, ŕ commencer par l'atelier, oů quelques contremaîtres (przewodnik, kierownik) suffisent désormais (odtąd) ŕ contrôler des centaines de travailleurs : ils déambulent (wałęsać, przechadzać) ŕ présent dans des allées (aleja) rectilignes (prostolinijny) d'oů ils dominent les employés assis ŕ une table individuelle et tous visibles de loin. On retrouve également des méthodes carcérales dans les écoles, les pensionnats ou les casernes, oů les lits sont peu ŕ peu alignés, les emplois du temps plus stricts, l'exercice et la répétition valorisés.</text:p>
      <text:p text:style-name="P1393"/>
      <text:p text:style-name="P1394">Le<text:s/>redressement (wyprostowanie, naprawienie) des corps humains auquel ces institutions procèdent chacune à leur façon conduit selon Michel Foucault au redressement des morales, chacun devenant son propre censeur (krytyk, kontroler) une fois qu'il y a été corrigé par un concours d'organismes, tout au long de sa vie.</text:p>
      <text:p text:style-name="P1395"/>
      <text:p text:style-name="P1396">Par un fort maillage social, avec au centre la prison, ce n'est plus le souverain qui est isolé (izolowanyl, odłączony), mais bien l'individu.</text:p>
      <text:p text:style-name="P1397">Les structures et les disciplines sont multipliées aussi par la science, par le savoir</text:p>
      <text:p text:style-name="P1398"/>
      <text:p text:style-name="P1399">«<text:s/><text:span text:style-name="T1400">Il n'y a pas de relations de pouvoir sans constitution corrélative d'un champ de savoir, ni de savoir qui ne suppose et ne constitue en męme temps des relations de pouvoir... Ces rapports de "pouvoir-savoir" ne sont don</text:span><text:span text:style-name="T1401">c pas ŕ analyser ŕ partir d'un sujet de connaissance qui serait libre ou non par rapport au systčme de pouvoir ; mais il faut considérer au contraire que le sujet qui connaît, les objets, sont autant d'effets de ces implications fondamentales du pouvoir-sa</text:span><text:span text:style-name="T1402">voir…<text:s/></text:span><text:s/>»</text:p>
      <text:p text:style-name="P1403"/>
      <text:soft-page-break/>
      <text:p text:style-name="P1404">Le pouvoir-savoir produit le biopouvoir</text:p>
      <text:p text:style-name="P1405"/>
      <text:p text:style-name="P1406">Le biopouvoir est un type de pouvoir qui s'exerce (wpływać, wywierać, trudnić, piastować) sur la vie : la vie des corps (ciało, część, skłądnik) et celle de la population. Selon Foucault, il remplace peu ŕ<text:s/>peu le pouvoir monarchique de donner la mort. L'exercice (wykonywanie) de ce pouvoir constitue un gouvernement des hommes ; avant de s'exercer ŕ travers (przez) les ministčres de l'État, il aurait pris racine (korzeń) dans le gouvernement des âmes (dusza,<text:s/>duch, życie) exercé par les ministres de l'Église.</text:p>
      <text:p text:style-name="P1407">Les sujets du pouvoir exercé (wprawny, wyrobiony) par les pasteurs de l'Église apprenaient à se considérer (zapatrywać, wierzch) comme des brebis (owca) conduites par un berger (pasterz). Le berger exerçait (sprawujący) un pouvoir sur un troupeau de brebis, qu'il avait pour mission de sauver, plutôt que sur la population de corps de l'État-nation. Mais le fonctionnement de cette maničre (sposob, wzór) de pouvoir, proprement (specyficzny, typowo) gouvernementale, restera la męme, ŕ travers l'Église ou l'État moderne : il est ŕ la fois globalisant (le troupeau, la population) et individualisant (la brebis, le corps).</text:p>
      <text:p text:style-name="P1408">Avec la Réforme, dès lors que (od tego czas, a więc, wobec tego) <text:s/>naît la raison d'État et que plusieurs souverains chrétiens (chrześcijanin) se déconnectent (odłączyć) radicalement de l'Église (surtout en Allemagne et en Angleterre), le biopouvoir s'imbriquera (nakłądać, zakłądać), toujours selon Foucault, ŕ l'exercice (wykonywanie) du pouvoir souverain.</text:p>
      <text:p text:style-name="P1409">Dans cette version politique, étatique, le biopouvoir prendra en charge (przyjmie pod opiekę?) la vie, non plus des âmes, mais des hommes, avec d'un côté le corps (pour le discipliner) et d'un côté la population (pour la contrôler).</text:p>
      <text:p text:style-name="P1410"><text:span text:style-name="T1411">L'élément comm</text:span><text:span text:style-name="T1412">un au corps et à la population, c'est la norme. La norme statistique</text:span>. C'est elle qui fera en sorte que (w taki sposób, że) ce biopouvoir s'exercera, de maničre (sposob) rationnelle, ŕ la fois sur un ensemble statistique (une collectivité) et sur un individu/un particulier.</text:p>
      <text:p text:style-name="P1413"/>
      <text:p text:style-name="P1414">Les mots typiquement juridiques sont rares chez Foucault, mais Foucault ne refuse pas de penser le droit ; il refuse la maničre dont le droit est ordinairement pensé et, plus radicalement encore, cette pensée de la société qui emprunte (porzyczać) au droit ses catégories.</text:p>
      <text:p text:style-name="P1415"/>
      <text:p text:style-name="P1416">Autrement dit : Foucault construit sa théorie du pouvoir, non directement contre le juridique, mais contre le discours méta-juridique (ce qu'il appelle la "théorie de la souveraineté"), et plus encore contre la posture<text:s/>philosophique qui fait des concepts juridiques les catégories directrices de toute réflexion sur le politique (ce qu'il appelle la "conception juridico-discursive du pouvoir").</text:p>
      <text:p text:style-name="P1417"/>
      <text:p text:style-name="P1418">Si cette hypothèse est tenable (obronić, znony), cela voudrait dire que la critique du juridisme n'občre (zadłużony) pas chez Foucault la possibilité d'appréhender (lękać, chwytać) le juridique, voire constitue un préalable (przedwstępny, uprzedni) ŕ une appréhension adéquate de ce qu'est effectivement le droit.</text:p>
      <text:p text:style-name="P1419"/>
      <text:p text:style-name="P1420">"le droit" <text:s/>désigne tantôt (niebawem, wkrótce, czasem) "la loi et l'ensemble des appareils, institutions, réglements qui appliquent le droit" tantôt "la pensée juridique" tantôt "la théorie juridico-politique de la souveraineté".</text:p>
      <text:p text:style-name="P1421"/>
      <text:p text:style-name="P1422">Ce bougé (poruszać, ruszać) a un sens : il<text:s/>indique tout un système d'échanges (wymiana) entre le discours juridique, le discours des théoriciens du droit, le discours des philosophes du droit. Il s'agit avant tout pour Foucault, non de statuer (postanawiać, zarządzać, nakazywać) sur le rôle et l'importance du droit dans le fonctionnement effectif des sociétés, mais d'analyser, puis de se débarrasser (uwolnić, oswobodzić) du discours sur le droit.</text:p>
      <text:p text:style-name="P1423">Foucault distingue cinq étapes à l'intérieur de l’histoire de la souveraineté et du droit <text:s/>:</text:p>
      <text:list text:style-name="LFO20" text:continue-numbering="true">
        <text:list-item>
          <text:p text:style-name="P1424">d'abord,<text:s/>la théorie de la souveraineté "s'est référée (odnosić) ŕ un mécanisme de pouvoir effectif qui était celui (ten, ów) de la monarchie féodale„</text:p>
        </text:list-item>
        <text:list-item>
          <text:p text:style-name="P1425">Deuxičmement, cette théorie a servi "d'instrument et de justification pour la constitution des grandes monarchies<text:s/>administratives".</text:p>
        </text:list-item>
        <text:list-item>
          <text:p text:style-name="P1426">Troisičmement, elle a constitué un instrument dans la lutte politique et théorique au XVIe et XVIIIe – lutte ŕ l'issue (na zakończenie) de laquelle</text:p>
        </text:list-item>
        <text:list-item>
          <text:p text:style-name="P1427">quatričmement, elle a permis de construire le modčle alternatif de la démocratie parlementaire.</text:p>
        </text:list-item>
        <text:list-item>
          <text:p text:style-name="P1428">Cinquičmement enfin, dčs lors que s'est mis en place un autre type de pouvoir (disciplinaire, puis biopolitique), la "théorie de la souveraineté" a trouvé une derničre fonction, servant ŕ travestir (przerabiać) les rapports (stosunek, odniesienie)<text:s/>de pouvoir: "cette théorie, et l'organisation d'un code juridique centré sur elle ont permis de superposer (nakładać) aux mécanismes de la discipline un systčme de droit qui en masquait (schować, ukrywać, przesłaniać) les procédés, qui effaçait (zamazują,<text:s/>skreślają) ce qu'il pouvait y avoir de domination et de techniques de domination dans la discipline et qui garantissait ŕ chacun qu'il exerçait ŕ travers la souveraineté de l'Etat, ses propres droits souverains"</text:p>
        </text:list-item>
      </text:list>
      <text:p text:style-name="P1429"/>
      <text:p text:style-name="P1430">il s'agit pour Foucault de montrer (wskaać)<text:s/>que le discours sur le droit ne tire pas sa consistance (spójność, trwałość) de l'objet qu'il prétend décrire (objet qu'il "perd" trčs vite, ŕ partir du moment oů il se décale (usunąć podporę, zmienić, przestawić) <text:s/>vis-ŕ-vis de sa matrice (matryca, macierz, osnowa) féodale) mais de la fonction qu'il occupe dans l'exercice effectif du pouvoir.<text:s/><text:span text:style-name="T1431">Autrement dit, la théorie de la souveraineté ne tient pas (trzyjmać, umocowany, posiadać) sa valeur (wartość) du fait qu'elle dirait ce qu'est le droit, ŕ la maničre<text:s/></text:span><text:span text:style-name="T1432">d'une représentation, mais de son instrumentalisation diverse – instrumentalisation dont le droit, en retour, subit (nagły, niespodziewany) un certain nombre d'effets.</text:span></text:p>
      <text:p text:style-name="P1433">Pour Foucault, le travestissement des rapports de pouvoir constitue la vérité éternelle<text:s/>du juridique : ce n'est pas le droit, mais le discours sur le droit qui acquiert (nabyć) cette signification, laquelle secondairement vient peser sur les structures et le fonctionnement juridique, ŕ la maničre d'un "centrage (środkowanie, centrowanie)".</text:p>
      <text:p text:style-name="P1434">Foucault ne nie pas que la fonction d'occultation (zasłanienie) tenue par le discours sur le droit avait des effets sur le droit lui-męme, sur le contenu des codes et les modalités (warunek, sposób, tryb) de leur mise en oeuvre ; pour autant mais il ne soutienne (utrzymywać) pas que cette fonction épuise (wyczerpywać, wysilać) <text:s/>la réalité du droit.</text:p>
      <text:p text:style-name="P1435"/>
      <text:p text:style-name="P1436">Foucault <text:s/>recherche de paradigmes alternatifs au paradigme juridique : contre une théorie du pouvoir qui pense celui-ci ŕ partir du juridique, et en termes juridiques, Foucault fait valoir (wykorzystać coś, dodać czemuś wartość) une pluralité d'autres modčles – essentiellement, un modčle stratégique, un modčle technologique, un modčle biologique. Dans ses réflexions sur la guerre, sur la technique, sur le vivant et la médecine, Foucault cherche essentiellement ŕ déborder (wykrzaczać, przekraczać) la pensée qui se focalise (ogniskować) sur le droit. Foucault s'interdit d'ailleurs d'hypostasier l'un ou l'autre de ces modčles</text:p>
      <text:p text:style-name="P1437">De manière plus générale, Foucault ne dit<text:s/>donc pas "le pouvoir c'est la guerre", ou "le pouvoir c'est le vivant", mais "on gagne ŕ penser le pouvoir comme guerre", ou "le pouvoir comme vivant". Ce, pour deux raisons essentielles : parce que ces paradigmes ont été repoussés (odepchnąć, odtrącać) par le discours sur le droit et peuvent donc jouer, vis-ŕ-vis de lui, un rôle critique ; parce que, simultanément, ces paradigmes participent ŕ la constitution des pratiques modernes de pouvoir, et sont en prise avec celles-ci.</text:p>
      <text:p text:style-name="P1438"/>
      <text:p text:style-name="P1439">L'opposition à la "théorie juridico-discursive", étayée (podeprzeć, wesprzeć) sur ces paradigmes alternatifs, conduit ŕ la formulation d'un certain nombre de principes :</text:p>
      <text:list text:style-name="LFO21" text:continue-numbering="true">
        <text:list-item>
          <text:p text:style-name="P1440">principe suivant lequel le pouvoir produit plus qu'il ne nie (zaprzeczać) ;</text:p>
        </text:list-item>
        <text:list-item>
          <text:p text:style-name="P1441">principe suivant lequel on a toujours affaire à une pluralité de pouvoirs ;</text:p>
        </text:list-item>
        <text:list-item>
          <text:p text:style-name="P1442">principe suivant lequel le pouvoir est une relation, et non un bien susceptible (czuły) de cession (ustępstwo);</text:p>
        </text:list-item>
        <text:list-item>
          <text:p text:style-name="P1443">principe suivant lequel, enfin, les règles qui organisent l'exercice du pouvoir sont immanentes et se transforment dans cet exercice męme, plutôt que de s'imposer d'en haut.</text:p>
        </text:list-item>
      </text:list>
      <text:p text:style-name="P1444">Enfin, la rupture (przerwanie, pęknięcie) avec la "théorie juridico-discursive" commande (dowodzić, napędzać) un déplacement de l'attention, ou ce que Foucault appelle une "précaution<text:s/>(ostrożność, przezoroność) de méthode" dans le choix des objets d'étude.: "prendre le pouvoir dans ses formes et ses institutions les plus régionales, les plus locales, lŕ surtout oů le pouvoir, débordant les rčgles de droit qui l'organisent et le délimitent, se prolonge par conséquent au-delŕ de ces rčgles (...) Autrement dit, saisir (ujmować) le pouvoir du côté de l'extrémité la moins juridique de son exercice". Prendre les structures pour les eviter – c’est le credo de Foucault</text:p>
      <text:p text:style-name="P1445"/>
      <text:p text:style-name="P1446">Jacques Derrida</text:p>
      <text:p text:style-name="P1447"/>
      <text:p text:style-name="P1448"><text:span text:style-name="T1449">Toute<text:s/></text:span><text:span text:style-name="T1450">son œuvre consiste à interroger (badać) et à « déconstruire » inlassablement (niestrudzenie) les couples d'oppositions telles que parole et écriture dans la linguistique</text:span>, raison et folie dans la psychanalyse, sens propre et sens figuré dans la littérature,<text:s/>masculin et féminin dans la théorie des genres ; oppositions qui correspondent au couple ontologique premier sensible et intelligible (zrozumiały, jasny, poznawalny), et ses multiples déclinaisons (odchylenie, zboczenie) : intérieur et extérieur, rationnel et irrationnel, sens et non-sens, fondateur et fondé.</text:p>
      <text:p text:style-name="P1451">Il propose une nouvelle méthode spécifique pour étudier le droit – deconstruction</text:p>
      <text:p text:style-name="P1452">„Une analyse qui n'est pas seulement une analyse théorique, qui est en même temps une autre écriture de la question de<text:s/>l'ętre ou du sens. La déconstruction, c'est aussi une maničre d'écrire et d'avancer (posuwać, przyspieszać) un autre texte. Ce n'est pas une tabula rasa, c'est pourquoi la déconstruction se distingue (odróżniać, cechować) aussi du doute (obawa, podejrzenie, wątpliwości) ou de la critique. La critique opčre toujours en vue de la décision aprčs ou par un jugement. L'autorité du jugement ou de l'évaluation critique n'est pas l'autorité de la derničre instance pour la déconstruction. La déconstruction est aussi une déconstruction de la critique. Ce qui ne veut pas dire que toute critique ou tout criticisme sont dévalués (zdewaluowane), mais qu'on essaie de penser ce que signifie dans l'histoire l'autorité de l'instance critique ; par exemple au sens kantien, mais non seulement au sens kantien. La déconstruction n'est pas une critique.”</text:p>
      <text:p text:style-name="P1453"/>
      <text:p text:style-name="P1454">Derrida a la réputation d'être un écrivain difficile, exigeant pour son lecteur, męme pour des philosophes. Son style est dense (zwarty, zbity), il pratique de nombreux jeux de mots et affectionne (lubić) les allusions. Sa lecture, souvent déconcertante et nécessitant de nombreuses relectures, révčle des ouvertures sur l'avenir de la philosophie. Sa remise en cause de la philosophie occidentale le conduit ŕ déconstruire l'approche<text:s/>phénoménologique :<text:s/><text:span text:style-name="T1455">pour lui, l'écrit a longtemps été négligé (zaniedbywać) au profit de la parole. Il fait alors la chasse (polowanie, wygnanie) aux impasses (ślepe uliczki) méthodologiques.</text:span></text:p>
      <text:p text:style-name="P1456"><text:span text:style-name="T1457">De Platon à Rousseau et Lévi-Strauss, il dénonce (ogłaszać) la<text:s/></text:span><text:span text:style-name="T1458">primauté traditionnelle de la parole, conçue (pomyślany, ujęty) comme « vie » et « présence (obecność)», sur l’écriture. Il désigne (opisuje) ce systčme métaphysique comme<text:s/></text:span><text:span text:style-name="T1459">logocentrisme</text:span><text:span text:style-name="T1460">. Il « déconstruit » donc la métaphysique occidentale, fondée sur la dé</text:span><text:span text:style-name="T1461">termination de l’ętre en tant que présence, en mettant ŕ jour les présupposés qui la sous-tendent (stanowić bazę) et les apories auxquelles elle mčne.</text:span></text:p>
      <text:p text:style-name="P1462">En particulier, il s'agit de découvrir, dans les textes de la tradition, l'articulation binaire de concepts que la métaphysique prétend distinguer dans leur pureté <text:s/>(czystość, niewinność):</text:p>
      <text:p text:style-name="P1463">Présence / absence ;</text:p>
      <text:p text:style-name="P1464">Phénomène / essence ; intelligible (poznwalny) / sensible, réalité / apparence (pozór, powierzchowność) ;</text:p>
      <text:p text:style-name="P1465">Parole / écriture ; nature / culture ; artifice / authenticité ; masculin / féminin...</text:p>
      <text:p text:style-name="P1466"/>
      <text:p text:style-name="P1467">Chacune de ces oppositions est complice (wspólny) des autres et constitue un ensemble de valeurs qui dépassent(przerastać, przewyższać) le cadre philosophique : cette binarité est proprement<text:s/><text:soft-page-break/>(typowo) politique et<text:s/>dévalorise (obniżać wartość) systématiquement l'un des termes, pensé comme « accident », « parasite », « excrément (odchody) ».</text:p>
      <text:p text:style-name="P1468"/>
      <text:p text:style-name="P1469">Or (otóż, tak więc), le langage, même oral, ne signifie qu’en impliquant mort ou absence du référent (odniesienia) : l'itérabilité qui fonde la possibilité du signe inscrit ŕ męme celui-ci la coupure (wycinek, przerwa, przecięcie) de son « origine », la décontextualisation, l'absence du locuteur (mówiący). Le sens suppose en son coeur absence de référent et de la conscience, car il se déploie (rozwija) dans l’intervalle (odstęp) qui les sépare, dans la convention linguistique qui rend tout signe par définition détachable (oddzielić) de son contexte.</text:p>
      <text:p text:style-name="P1470"/>
      <text:p text:style-name="P1471">Cependant, le travail de la déconstruction assume de ne jamais se libérer pleinement de ce qu’elle démystifie : elle travaille ŕ męme les concepts, en joue pour les jouer contre eux-męmes, cherche ŕ déplacer les oppositions sans prétendre les anéantir (wytępić, unicestwić).</text:p>
      <text:p text:style-name="P1472"/>
      <text:p text:style-name="P1473">Analysant la notion de pitié (politowanie, litość) chez Jean-Jacques Rousseau, Derrida fait la remarque suivante: "Ce que Rousseau met ainsi ŕ nu (obnażyć), c'est l'origine neutre de toute conceptualité éthico-politique, de son champ d'objectivité et de son systčme axiologique". Neutre signifie en-deça du systčme d'oppositions de valeurs qui est celui de la philosophie classique, de la philosophie politique (Hobbes) ou de la métaphysique. Il y a une réduction des oppositions, une rature (przekreślenie). La pitié (politowanie) est innée (wrodzony), et l'imagination, faculté (zdolność, siłą, włądza) humaine indispensable (niezbędna, konieczna) selon Rousseau ŕ l'expression de la pitié, est pure auto-affection. Aucun réel, aucune société ou fraternité externes (zewnętrzny) ne conditionnent la possibilité que nous avons de<text:s/>nous identifier ŕ la souffrance (cierpienie, zawieszenie, ból) d'autrui (bliżni) par comparaison, tout en restant distinct de lui (c'est-ŕ-dire dans une économie de la différance).</text:p>
      <text:p text:style-name="P1474"/>
      <text:p text:style-name="P1475">Entre la pitié naturelle, virtuelle (potencjalny, możliwy) de Jean-Jacques Rousseau et la justice inconditionnelle de Derrida, il ya la contiguité (przyległość, styczność), la continuation d'une certaine tradition</text:p>
      <text:p text:style-name="P1476"/>
      <text:p text:style-name="P1477">Derrida parle ici d'une justice qui s'oppose au droit. Elle est incalculable, inconditionnelle, et donc indéconstructible alors que le droit est fondé, argumentable, exposé au progrčs politique et donc déconstructible.</text:p>
      <text:p text:style-name="P1478">Certes (zapewne, oczywiście), la justice n'existe pas sans les conditions du droit - ni d'ailleurs sans le recours (ucieczka) ŕ la force - mais cela ne l'empęche (przeszkadzać, zapobiegać) pas d'ętre inconditionnelle en tant que justice.</text:p>
      <text:p text:style-name="P1479"/>
      <text:p text:style-name="P1480">On peut comparer cet axiome de Derrida à celui de Kant. Le devoir de justice nous engage indépendamment de toute démonstration, de toute rčgle, de toute loi, et męme ŕ<text:s/>la limite de toute personne vivante. En ce sens "Ętre juste" est un moment spectral (upiorny, widmowy). Cela peut choquer (szokować), car pourquoi ętre engagé par la justice si c'est ŕ l'égard d'un autre? C'est tout le problčme de l'injonction (obrazić się, zderzyć się) ŕ la justice qui caractérise tout particuličrement Marx.</text:p>
      <text:p text:style-name="P1481"/>
      <text:p text:style-name="P1482"><text:span text:style-name="T1483">Il y a deux sortes de justice : celle qui fait droit (calculable); celle qui ouvre la dissymétrie infinie du rapport ŕ l'autre (incalculabilité messianique (mesjanistyczny) du don)</text:span><text:s/>(ofiara, fundacja, dotacja)</text:p>
      <text:p text:style-name="P1484"><text:s/>Le droit tient (ma umocowanie) à la vengeance (pomsta, zemsta, odwet), à la malédiction (przekleństwo), à la sanction d'une faute (wina, błąd) <text:s/>par un justicier. (jurysdykcja, sądzenie) Il vise un accord, un ajointement, une rassemblement, une cohérence, voire (wręcz, nawet, istotnie) une harmonie (Heidegger). La diké suppose (wymagać) une restitution, une réparation de l'injustice par opposition ŕ l'adikia, qui reste marquée par le dérčglement (rozwięzłość, nieporządek).</text:p>
      <text:p text:style-name="P1485"/>
      <text:soft-page-break/>
      <text:p text:style-name="P1486"><text:span text:style-name="T1487">La jus</text:span><text:span text:style-name="T1488">tice messianique est hétérogène à la vengeance. Elle n'appartient pas ŕ l'histoire ("the time is out of joint"). Quand ça va mal, elle vise (wskazywać) la possibilité de l'autre, au-delŕ de l'économie du refoulement (odepchnięcie, wyparcie). C'est une ex-p</text:span><text:span text:style-name="T1489">osition an-économique ŕ autrui (bliźni) (sans calcul, sans compensation), c'est un don inconditionnel</text:span>. Elle est dans l'attente (oczekiwanie, czekanie) messianique de la singularité, de la venue de l'événement. C'est un rapport excessif (niezwykły, nadmierny, wygórowany) ŕ l'autre, lŕ oů parle Hamlet <text:s/>tant qu'il ne tombe pas dans la vengeance. C'est lŕ qu'il y a ŕ ętre ou ne pas ętre.<text:s/><text:span text:style-name="T1490">L'adikia (injustice) en tant que quelque chose ne va pas est le présent en son séjour transitoire (przejściowy, tymczasowy) ,</text:span><text:span text:style-name="T1491"><text:s/>dont la transition vient de l'avenir (appel, promesse). C'est une disjointure (staw, przegub) dans la présence męme du présent.</text:span></text:p>
      <text:p text:style-name="P1492"/>
      <text:p text:style-name="P1493">Dès (od) l'origine, la loi est double :</text:p>
      <text:p text:style-name="P1494"/>
      <text:p text:style-name="P1495"><text:span text:style-name="T1496">Hétéronomie.</text:span><text:s/><text:span text:style-name="T1497">C'est la décision d'un autre, extérieur à ce qu'il instaure (ustanawiać</text:span><text:span text:style-name="T1498">, założyć). Cette décision peut toujours arriver. Elle se présente comme un événement imprévisible, irréductible ŕ la pensée de l'ętre, irracontable (na który nie ma odpowiedzi)</text:span>.<text:s/><text:span text:style-name="T1499">De lŕ surgit (wyłonić się) le "il faut" qui est au-delŕ du droit et dont nous</text:span><text:span text:style-name="T1500"><text:s/>avons ŕ répondre. S'il faut du tout-autre, du juste, c'est parce que l'exappropriation (appropriation – nadanie, przyznanie, przystosowanie) humaine implique qu'il faut aussi de la distance (ou qu'il faille, car cette loi met en défaut)</text:span>.<text:span text:style-name="T1501"><text:s/>Ce droit est inca</text:span><text:span text:style-name="T1502">lculable</text:span>. Il excčde (przekroczyć, przewyższać), il disloque (rozdzielać, rozłączać), il altčre (zmieniać, poruszać, zniekształcać).<text:span text:style-name="T1503"><text:s/>Il n'a pas d'histoire, de genčse, de dérivatio</text:span>n (odgałęzienie, dryfowanie, zboczenie z kursu)<text:s/><text:span text:style-name="T1504">possible : c'est la loi de la<text:s/></text:span><text:span text:style-name="T1505">loi</text:span>. On ne peut ni l'approcher (nadejść, mieć dostęp), ni la représenter, ni en connaître (znać wiedzieć, poznać) l'origine.</text:p>
      <text:p text:style-name="P1506"/>
      <text:p text:style-name="P1507"><text:span text:style-name="T1508">Lieu vide</text:span>.<text:s/><text:span text:style-name="T1509">Nous sommes soumis (opanowany, poddany) à une injonction (nakaz) contradictoire <text:s/>: Je t'ordonne de ne pas venir jusqu'ŕ</text:span><text:span text:style-name="T1510"><text:s/>moi, dit la loi. Cet ordre est antinomique. D'une part la loi est insensée (szalony, głupi, bezrozumny), vide, infiniment étrangčre (dziwna rzecz, cudo). Elle est folle (obłąkane, zwariowane), comme la langue. Il nous est interdit de la comprendre. Mais d</text:span><text:span text:style-name="T1511">'autre part elle exige de nous que nous la déchiffrions. Elle est comme un titre qui se tient ŕ distance du texte, mais y introduit. Il déclenche (rozpoczyna, wywołuje) un mouvement : la différance.</text:span></text:p>
      <text:p text:style-name="P1512"/>
      <text:p text:style-name="P1513"><text:span text:style-name="T1514">La loi n'est pas une interdiction au sens de la contrai</text:span><text:span text:style-name="T1515">nte (nacisk, przymus, przemoc) impérative. Elle n'instaure (wprowadzać, ustranawiać) aucune limite infranchissable (nieprzekraczalny). On n'y obéit pas, on la respecte. C'est un discours qui oblige non par une relation directe, mais par l'intermédiaire de<text:s/></text:span><text:span text:style-name="T1516">ses représentants (les gardiens de la loi). Devant elle, l'homme s'auto-détermine librement.</text:span><text:s/><text:span text:style-name="T1517">Pour ętre le sujet de la loi, pour comparaître (stawić się) devant elle, il faut ętre dehors. Elle ne répond jamais. Tout au plus laisse-t-elle entendre (słyszeć,<text:s/></text:span><text:span text:style-name="T1518">rozumieć) qu'elle répondra plus tard</text:span>. Ce n'est pas encore le moment. Il faut différer (odrożnić) le temps de la comparution (stawanie, stawiennictwo, stawienie się w sądzie). Il y aura un procčs, un jugement, mais il faut attendre (sauf si on meurt avant,<text:s/>comme dans le récit de Kafka, Devant la loi).</text:p>
      <text:p text:style-name="P1519"><text:span text:style-name="T1520">L'interdit de la loi ne porte (nosić, zanosić, wyrządzać) pas sur un acte ou sur une jouissance (używanie, korzystanie), mais sur la rencontre.<text:s/></text:span>On n'a pas de rapport avec elle. On ne connaît pas son origine. On<text:s/>ne sait rien de sa genčse, qui est irreprésentable, imprésentable, indicible <text:s/>(niopisane, niewyslowione). Elle peut ętre révélée, mais jamais racontée.<text:s/><text:span text:style-name="T1521">Elle n'a ni justification, ni critčres (cette loi-lŕ n'est donc ni naturelle, ni institutionnelle)</text:span>. Une<text:s/>caste (klasa, kasta) fait semblant d'en détenir (zachować) le secret, mais que gardent-ils, au fond de la crypte? Rien.<text:s/><text:span text:style-name="T1522">L'essence de la loi (comme celle de la différance), c'est qu'il n'y a rien de présent. Le jugement n'arrive jamais. L'homme est préjugé</text:span><text:span text:style-name="T1523"><text:s/>par une loi qui appelle en silence, qui oblige ŕ répondre, qui met en mouvement, mais le verdict se fait attendre. Le sujet comme le gardien sont en arręt devant elle.</text:span></text:p>
      <text:p text:style-name="P1524"/>
      <text:p text:style-name="P1525">Ce qui, à l'origine de la loi, institue (ustanawiać) l'institution, ne fait pas partie<text:s/>de la loi. C'est un acte d'autorité que la raison doit reconnaître, y compris quand elle fait l'analyse de la religion "dans la limite de la simple raison" (comme disait Kant). Cet acte d'instauration (ustanowienie, założenie)<text:s/><text:soft-page-break/>est messianique car il inaugure, il ouvre ŕ l'avenir, il est injustifiable et justifie (instaure un rapport ŕ la justice). Il structure l'expérience de toute croyance et de tout lien (więź) fiduciaire (powierniczy).</text:p>
      <text:p text:style-name="P1526">La religion commence quand on oublie cet acte; mais quand on le<text:s/>déracine (wykorzeniać), quand on l'athéologise, il ouvre la voie ŕ la rationalité universelle et la démocratie politique.</text:p>
      <text:p text:style-name="P1527"/>
      <text:p text:style-name="P1528">Poux expliquer plus simplement la pensée de Derrida, il faut remarquer:</text:p>
      <text:p text:style-name="P1529">La justice est le but du droit</text:p>
      <text:p text:style-name="P1530">En voulant instaurer (założyć,<text:s/>wpeowadzić) la justice le pouvoir crée le droit</text:p>
      <text:p text:style-name="P1531">Mais le droit est un texte – il commence ŕ vivre sa propre vie. Ses effets sont impossibles a prévoir</text:p>
      <text:p text:style-name="P1532"/>
      <text:p text:style-name="P1533">L’interpretation est toujours politique – elle fait le droit réel, mais elle detruit (niszczyć, zniszczyć) la justice</text:p>
      <text:p text:style-name="P1534">Le droit positif c’est le texte + le pouvoir (l’interpretation)+ la dissemination (rozproszenie)</text:p>
      <text:p text:style-name="P1535">Pour eviter les structures normalisantes il faut trouver les traces (oznaka, pozostałość, ślad) du pouvoir et de la dissemination dans le droit</text:p>
      <text:p text:style-name="P1536">Le juge doit ętre aporique – c’est ŕ dire – il doit ętre suspendu entre le texte pure et la justice, ignorant tout ce que est ajouté (les modes d’interpretation, la doctrine)</text:p>
      <text:p text:style-name="P1537">Dans les „ajoutés” résident les structures dangereuses</text:p>
      <text:p text:style-name="P1538">Chaque décision judiciaire<text:s/>doit ętre crée au nouveau, parce que chaque situation est differante par rapport les autres – la régle est dangereuse</text:p>
      <text:p text:style-name="P1539">La deconstruction c’est la justice</text:p>
      <text:p text:style-name="P1540">Tous: Le juge, le juriste, le scientiphique doivent deconstruire le droit en cherchant la justice emancipante</text:p>
      <text:p text:style-name="P1541"/>
      <text:p text:style-name="P1542">Interprétation du droit</text:p>
      <text:p text:style-name="P1543"/>
      <text:p text:style-name="P1544">Si nous acceptons la thése que le droit a le caractčre textuel il nous faut aborder la question de l’ interprétation</text:p>
      <text:p text:style-name="P1545">1)<text:s/><text:span text:style-name="T1546">L’interprétation est nécessaire pour faire exister la lo</text:span>i – le texte doit ętre interprété pour ętre compris</text:p>
      <text:p text:style-name="P1547">2)<text:s/><text:span text:style-name="T1548">L’interprétation est nécessaire comme moyen de rendre la loi effective</text:span><text:s/>– le texte n’agit pas sans interprétation.</text:p>
      <text:p text:style-name="P1549"><text:s/>Quelle interprétation ? Idéologies de l’interprétation</text:p>
      <text:p text:style-name="P1550"><text:s/>1)<text:s/><text:span text:style-name="T1551">Idéologie dynamique</text:span><text:s/>(une liberté d’interprétation relativement grande)</text:p>
      <text:p text:style-name="P1552"><text:s/>a) <text:s text:c="4"/><text:span text:style-name="T1553">Le juge a tout d’abord à interpréter le contenu de la règle comme effectable. L’interprétation doit ętre ancrée (zakorzenione) dans les circonstances sociales et historiques</text:span></text:p>
      <text:p text:style-name="P1554">b) <text:s text:c="5"/>Le juge peut ensuite, dans certains cas définir lui-même ce qu’est une norme.</text:p>
      <text:p text:style-name="P1555"><text:s/>2) Idéologie statique (la méthode de l’interprétation stricte)</text:p>
      <text:p text:style-name="P1556"><text:s/>a) <text:s text:c="4"/>La méthode littérale</text:p>
      <text:p text:style-name="P1557"><text:s/>b) <text:s text:c="4"/>La méthode analogique</text:p>
      <text:p text:style-name="P1558">c) <text:s text:c="5"/>La méthode téléologique</text:p>
      <text:p text:style-name="P1559"/>
      <text:p text:style-name="P1560">La théorie de l’interprétation du droit formulée du point de vue de la pensée juridique</text:p>
      <text:p text:style-name="P1561">Le <text:s/>droit <text:s/>se <text:s/>présente <text:s/>comme <text:s/>un <text:s/>ensemble <text:s/>de <text:s/>règles <text:s/>organisant <text:s/>des <text:s/>relations <text:s/>sociales <text:s/>qui <text:s/>prescrivent ou interdisent des comportements (zachowanie, postępowanie). <text:s/></text:p>
      <text:p text:style-name="P1562">En tant qu’elles sont des règles sociales,<text:s/><text:span text:style-name="T1563">les règles de droit sont toujours abstraites et générales</text:span>.</text:p>
      <text:p text:style-name="P1564">En tant qu’elles commandent des comportements,<text:s/><text:span text:style-name="T1565">elles ont toujours affaire ŕ du concret et du particulier.</text:span></text:p>
      <text:p text:style-name="P1566">- <text:s/>L’interprétation de la règle est donc essentielle (istotna): <text:s/></text:p>
      <text:p text:style-name="P1567">a priori<text:s/>pour savoir quel comportement adopter dans telle ou telle situation précise (określona, skonkretyzowana)</text:p>
      <text:soft-page-break/>
      <text:p text:style-name="P1568">a posteriori pour savoir si tel ou tel comportement est correct ou non.</text:p>
      <text:p text:style-name="P1569">- <text:s/>L’interprétation fait partie de la vie du droit : elle en conditionne<text:s/>l’application, l’effectivité.</text:p>
      <text:p text:style-name="P1570"/>
      <text:p text:style-name="P1571">Mais, <text:s/>tout <text:s/>d’abord (początkowo, najpierw, natychmiast), <text:s/>qu’entend-on (co jest rozumiane) <text:s/>par <text:s/>« interpréter » <text:s/>et <text:s/>comment <text:s/>doit-on <text:s/>l’envisager (rozważać) dans <text:s/>le <text:s/>domaine juridique ?</text:p>
      <text:p text:style-name="P1572">-<text:s/><text:span text:style-name="T1573"><text:s/>Interpréter <text:s/>= <text:s/>attribuer <text:s/>une<text:s/></text:span><text:span text:style-name="T1574"><text:s/>signification <text:s/>à <text:s/>un <text:s/>fait <text:s/>ou <text:s/>un <text:s/>énoncé (wypowiedź). <text:s/>Donner <text:s/>un <text:s/>sens <text:s/>ŕ <text:s/>ce <text:s/>qui <text:s/>n’en <text:s/>a <text:s/>pas immédiatement ; clarifier ce qui est obscur, vague ou lacunaire</text:span><text:s/>(niekompletny).</text:p>
      <text:p text:style-name="P1575">Fait ou énoncé : plusieurs niveaux et plusieurs moments d’interprétation en droit</text:p>
      <text:p text:style-name="P1576"><text:span text:style-name="T1577">Interprétation <text:s/>d’un <text:s/>fait : <text:s/>c’est <text:s/>ce <text:s/>que <text:s/>l’on <text:s/>appelle <text:s/>la <text:s/>« qualification » : <text:s/>il <text:s/>s’agit <text:s/>de <text:s/>donner <text:s/>une signification <text:s/>juridique ŕ un fait : on <text:s/>le « classe » dans une catégorie, ce qui <text:s/>lui donne une existence juridique</text:span>. Dans ce cas, l’interprétation est particuličre puisqu’elle s’appuie (opiera sie) sur le résultat produit : le męme acte prend un sens complčtement différent en fonction de ce qu’il change ŕ la réalité.</text:p>
      <text:p text:style-name="P1578"/>
      <text:p text:style-name="P1579">Interprétation de l’espèce (gatunek, rodzaj, sposób) par rapport à la loi : moment du raisonnement juridique &gt; voilŕ ce que dit la <text:s/>loi : voyons si <text:s/>l’espčce concorde (zgadazać się) ou non.</text:p>
      <text:p text:style-name="P1580">Interprétation du <text:s/>texte de <text:s/>la <text:s/>loi.</text:p>
      <text:p text:style-name="P1581">La règle de droit est toujours générale mais elle doit s’appliquer à un cas particulier ; elle<text:s/>ne dit rien de précis, justement pour pouvoir recevoir un contenu protéiforme (wielokształtny, zmienny) et convenir (stosować) ŕ une infinité de cas particuliers.</text:p>
      <text:p text:style-name="P1582">Le droit décrit un monde de valeurs et de principes ; monde du « devoir-être », rationnel et<text:s/>exigeant.</text:p>
      <text:p text:style-name="P1583">Mais <text:s/>il a vocation (powołanie) à s’appliquer dans <text:s/>le monde des faits, des circonstances particuličres, de la contingence (przypadkowość), des motivations multiples, des passions (namiętności, rządze)...</text:p>
      <text:p text:style-name="P1584">- <text:s/><text:span text:style-name="T1585">Droit n’est pas qu’un ensemble de r</text:span><text:span text:style-name="T1586">ègles, c’est également une pratique dans laquelle les <text:s/>rčgles doivent trouver une application complčte et juste</text:span>. Les praticiens du droit savent bien qu’il est nécessaire de distinguer entre la fin et la vocation (powołanie) du droit : sa fin est toujours générale, mais sa vocation est de modifier des rapports in concreto : c’est ici que se joue la nécessité de l’interprétation.</text:p>
      <text:p text:style-name="P1587">- <text:s/>Le <text:s/>monde <text:s/>du <text:s/>droit <text:s/>est <text:s/>un monde <text:s/>du <text:s/>« devoir-être » ; <text:s/>les <text:s/>règles <text:s/>qu’il <text:s/>énonce <text:s/>sont <text:s/>autant (tyle, tyleż) <text:s/>d’éléments<text:s/><text:s/>de <text:s/>ce « devoir-ętre », destinés ŕ l’accomplir (wykonać, spełniać). A bien y regarder, on constate 2 types de rčgles :</text:p>
      <text:p text:style-name="P1588">Règles très précises qui répondent chacune à un problème précis et récurent (czysty, jasny?), facilement identifiable.</text:p>
      <text:p text:style-name="P1589"><text:span text:style-name="T1590">Règles <text:s/>très <text:s/></text:span><text:span text:style-name="T1591">générales <text:s/>qui <text:s/>énoncent <text:s/>plutôt <text:s/>des <text:s/>principes. <text:s/>&gt; <text:s/>on <text:s/>commence <text:s/>par <text:s/>celles-lŕ, <text:s/>les <text:s/>plus nombreuses</text:span>.</text:p>
      <text:p text:style-name="P1592"/>
      <text:p text:style-name="P1593">Autorité de droit = légitimité</text:p>
      <text:p text:style-name="P1594">Autorité de fait = efficacité</text:p>
      <text:p text:style-name="P1595">- <text:s/><text:span text:style-name="T1596">La loi a toute autorité au sens de légitimité ; mais elle n’a d’effectivité que da</text:span><text:span text:style-name="T1597">ns la décision du juge de l’appliquer ŕ tel cas précis</text:span><text:s/>: la décision (le jugement = l’application de la loi au cas particulier) gagne alors « l’autorité de la chose jugée » : elle produit des effets juridiques et ne peut pas ętre immédiatement contestée</text:p>
      <text:p text:style-name="P1598">-<text:s text:c="2"/><text:span text:style-name="T1599">Autorité de la décision est très importante car, <text:s/>finalement, <text:s/>la <text:s/>loi n’est <text:s/>rien si elle ne <text:s/>s’applique pas in concreto; n’a aucune force contraignante (zmuszający) en elle-męme ; n’est pas objet de crainte (lęk obawa, strach) en elle-męme.</text:span></text:p>
      <text:p text:style-name="P1600">Ici nous attaque le paradoxe le plus profond de la théorie legaliste de l’interprétation juridique –<text:s/><text:span text:style-name="T1601">L’interprétation est neccesaire mais:</text:span></text:p>
      <text:p text:style-name="P1602"><text:span text:style-name="T1603">Montesquieu : «<text:s/></text:span><text:span text:style-name="T1604">les juges sont les bouches prononçant les paroles de la loi</text:span><text:span text:style-name="T1605"><text:s/>; des ętres inanimés qui n’en peuvent modérer (miar</text:span><text:span text:style-name="T1606">kować, łagodzić) <text:s/>ni la force, ni la rigueur (srogość, rygor, doniosłość) »</text:span>.</text:p>
      <text:soft-page-break/>
      <text:p text:style-name="P1607">Beccaria : « les juges ne peuvent pas interpréter la loi, car ils ne sont pas législateurs »</text:p>
      <text:p text:style-name="P1608">Donc, l’interprétation est nécessaire, obligatoire : on lui reconnaît donc une autorité de fait, mais son autorité de droit est mise en cause a priori.</text:p>
      <text:p text:style-name="P1609">La resolution classique du paradoxe – legisme des Lumičres:</text:p>
      <text:p text:style-name="P1610"/>
      <text:p text:style-name="P1611"><text:span text:style-name="T1612">Cesare BECCARIA</text:span></text:p>
      <text:p text:style-name="P1613"/>
      <text:p text:style-name="P1614">Traité <text:s/>des <text:s/>délits <text:s/>(przestpępstwo) et <text:s/>des <text:s/>peines (kara) : <text:s/>S’occupe <text:s/>de <text:s/>l’interprétation <text:s/>dčs <text:s/>le <text:s/>4č §.<text:s/><text:s/>Interprétation <text:s/>des lois est <text:s/>interdite <text:s/>au <text:s/>juge.<text:span text:style-name="T1615"><text:s/>Le jugement <text:s/>correct ne procčde (pochodzić, postęować) pas de <text:s/>l'interprétation de <text:s/>la <text:s/>loi, mais de <text:s/>son application purement logique. <text:s/></text:span></text:p>
      <text:p text:style-name="P1616">«<text:s/><text:span text:style-name="T1617">En présence (obecność) de tout délit, le juge doit former un syl</text:span><text:span text:style-name="T1618">logisme parfait (idealny, doskonały) : la majeure doit ętre la loi générale, la mineure, l'acte conforme ou non ŕ <text:s/>la <text:s/>loi, <text:s/>la <text:s/>conclusion <text:s/>étant <text:s/>l'acquittement (uniewinienie) ou <text:s/>la <text:s/>condamnation (skazanie). Si <text:s/>le <text:s/>juge <text:s/>fait, volontairement (dobrowoln</text:span><text:span text:style-name="T1619">ie, samowolnie) ou par contrainte, ne fut-ce que deux syllogismes au lieu d'un seul, c'est la porte ouverte ŕ l'incertitude (niepweność) »</text:span></text:p>
      <text:p text:style-name="P1620">A la limite, on interprète le fait (moment de la qualification), mais on n’interprčte jamais la loi.</text:p>
      <text:p text:style-name="P1621">-<text:s/><text:span text:style-name="T1622"><text:s/>On ne doit<text:s/></text:span><text:span text:style-name="T1623">laisser aucune place à l’appréciation (ocena, oszacowanie) personnelle qui est toujours soupçonnée (podejrzenie) d’arbitraire</text:span>. Pour Beccaria, <text:s/>les <text:s/>interprétations sont de « déplorables (żałosny, opłakany) abus (nadużycie) de <text:s/>raisonnement d'oů naissent des <text:s/>controverses arbitraires <text:s/>et vénales (sprzedajny, przekupny) ».<text:span text:style-name="T1624"><text:s/>Derričre <text:s/>l'esprit <text:s/>des <text:s/>lois (pod przykrywką ducha prawa), <text:s/>se <text:s/>cacherait <text:s/>la <text:s/>subjectivité <text:s/>du <text:s/>juge, <text:s/>faite <text:s/>de <text:s/>« ses <text:s/>impressions, <text:s/>émotions, passions, avec tout ce que celles-ci compo</text:span><text:span text:style-name="T1625">rtent d'arbitraire, de fugitif (przelotny) et de fluctuant (chwiejny)»</text:span></text:p>
      <text:p text:style-name="P1626">Evidemment (oczywiście), <text:s/>ces <text:s/>critiques <text:s/>acerbes (surowe) <text:s/>et <text:s/>ces <text:s/>mises <text:s/>en <text:s/>garde (ostrzeżenia) alarmistes <text:s/>s'expliquent <text:s/>par <text:s/>le <text:s/>contexte historique et juridique des dérives (zboczenie, dryfować) de l'ancien droit (problčme des frondes (fronda, proca, zabawka) récurrentes (powtarzające sie) des juges face au pouvoir <text:s/>royal <text:s/>sous <text:s/>l’Ancien-Régime, <text:s/>par <text:s/>le <text:s/>biais <text:s/>d’interprétations <text:s/>aussi <text:s/>étonnantes <text:s/>(dziwny) que <text:s/>scandaleuses par<text:s/>leur mauvaise-foi).</text:p>
      <text:p text:style-name="P1627"/>
      <text:p text:style-name="P1628">Combat donc la scission (spór) entre la lettre et l’esprit : « Rien n'est plus dangereux que l'axiome commun (banalny, wspolny, pospolity) selon lequel il faut consulter l'esprit de la loi. C'est dresser une digue (gminny, komunalny)<text:s/>bientôt (wkrótce, zaraz) <text:s/>rompue (złamany, skruszony) par le torrent (strumień potok) des opinions ».</text:p>
      <text:p text:style-name="P1629"><text:span text:style-name="T1630">L’esprit <text:s/>de <text:s/>la <text:s/>loi <text:s/>révèle <text:s/>« subjectivité, <text:s/>sentiments, <text:s/>appétits <text:s/>et <text:s/>passions » <text:s/>et <text:s/>l'interprétation <text:s/>de <text:s/>la <text:s/>rčgle, <text:s/>par <text:s/>définition, « douteuse</text:span><text:span text:style-name="T1631"><text:s/>(wątpliwości), <text:s/>confuse, <text:s/>changeante et <text:s/>fluctuante » aboutirait (doprowadzić, kończyć) ŕ <text:s/>l'arbitraire du systčme.</text:span><text:s/>En revanche (w zamian), <text:s/><text:span text:style-name="T1632">la lettre du <text:s/>texte <text:s/>garantit <text:s/>« la <text:s/>raison <text:s/>et <text:s/>l'objectivité » <text:s/>et <text:s/>la <text:s/>simple <text:s/>application de <text:s/>la <text:s/>rčgle <text:s/>« dot</text:span><text:span text:style-name="T1633">ée <text:s/>d'un <text:s/>sens certain, <text:s/>clair, <text:s/>fixe <text:s/>et permanent <text:s/>tiré <text:s/>de <text:s/>la <text:s/>logique, <text:s/>du <text:s/>calcul <text:s/>et <text:s/>du <text:s/>syllogisme » <text:s/>serait <text:s/>signe de <text:s/>sécurité <text:s/>juridique.</text:span></text:p>
      <text:p text:style-name="P1634">(Traité §4).</text:p>
      <text:p text:style-name="P1635">- <text:s/><text:span text:style-name="T1636">Tout l’esprit de la loi est contenu dans la lettre : si qqch manque, c’est la volonté du</text:span><text:span text:style-name="T1637"><text:s/>législateur, si tel mot est employé, c’est tel mot qu’il faut lire…</text:span></text:p>
      <text:p text:style-name="P1638"/>
      <text:p text:style-name="P1639">Le principal défaut de l’interprétation est qu’elle repose sur des notions confuses : elle part du principe que <text:s/>les mots ou <text:s/>les <text:s/>idées sont confus et ne peut donc selon Beccaria que reconduire cette confusion d’autant plus <text:s/>(tym bardziej) qu’il y a transit (skostnić, przenikać, zdrętwieć) par une autre subjectivité et d’autres mots. Donc, plutôt partir du principe que les mots écrits sont les mots choisis, qu’ils ne sont pas confus.</text:p>
      <text:p text:style-name="P1640">Se<text:s text:c="2"/>présente <text:s/>aussi <text:s/>chez <text:s/>Beccaria <text:s/>comme <text:s/>une <text:s/>marque <text:s/>de <text:s/>respect <text:s/>vis-à-vis <text:s/>de <text:s/>la <text:s/>loi. <text:s/><text:span text:style-name="T1641">Or (otóż) <text:s/>ce <text:s/>respect incombe (spada) au juge : comment un juge peut-il prétendre ętre un bon juge s’il ne respecte pas la loi qu’il est chargé d’appliquer : s’il</text:span><text:span text:style-name="T1642"><text:s/>pense qu’il est de meilleures façons de la dire ?</text:span></text:p>
      <text:p text:style-name="P1643"><text:span text:style-name="T1644">- <text:s/>Quand plusieurs sens sont quand même possibles : Beccaria ne l’envisage (rozważać) męme<text:s/></text:span><text:soft-page-break/><text:span text:style-name="T1645">pas… C’est toujours au législateur de se rendre compte <text:s/>lui-męme de <text:s/>l’imperfection de son texte et de <text:s/>le corrig</text:span><text:span text:style-name="T1646">er<text:s/></text:span>: au <text:s/>lendemain de la Révolution française, cette conception prévalait et <text:s/>le <text:s/>législateur <text:s/>lui-męme <text:s/>interprétait ses <text:s/>textes de loi, <text:s/>ŕ <text:s/>travers <text:s/>le mécanisme du <text:s/>référé <text:s/>législatif.<text:s/><text:span text:style-name="T1647">Des <text:s/>réminiscences de <text:s/>cette <text:s/>technique <text:s/>subsistent (istrnieć, trwać</text:span><text:span text:style-name="T1648">) encore aujourd'hui dans <text:s/>l'interprétation <text:s/>authentique des <text:s/>lois</text:span>,<text:s/><text:span text:style-name="T1649"><text:s/>émanant <text:s/>(pochodzącą od) du <text:s/>législateur</text:span><text:s/>: <text:s/>les <text:s/>lois <text:s/>interprétatives <text:s/>ab initio (na początku, na wstępie) ou a posteriori et <text:s/>les <text:s/>réserves d'interprétation des Cours Constitutionnelles<text:s text:c="2"/>faisant corps avec <text:s/>la <text:s/>loi et s'imposant aux juges avec la męme force qu'elle.</text:p>
      <text:p text:style-name="P1650"/>
      <text:p text:style-name="P1651">- <text:s/><text:span text:style-name="T1652">La méthode littérale comporte (zawierać) évidemment de nombreux inconvénients : <text:s/></text:span></text:p>
      <text:list text:style-name="LFO22" text:continue-numbering="true">
        <text:list-item>
          <text:p text:style-name="P1653">elle repose sur le postulat de lois parfaites… ce qu’elles ne sont évidemment pas.</text:p>
        </text:list-item>
        <text:list-item>
          <text:p text:style-name="P1654">elle<text:s/>suppose la vision de la langue (représentationisme) qui est contrefaite (naśladować, podrobić, udać)</text:p>
        </text:list-item>
        <text:list-item>
          <text:p text:style-name="P1655">elle interdit de corriger les erreurs les plus évidentes de la loi ou les contradictions entre les différentes lois</text:p>
        </text:list-item>
        <text:list-item>
          <text:p text:style-name="P1656">enfin, elle est tout-à-fait contraire<text:s/>à la notion de « vie du droit » qui veut que le droit ne s’éloigne (oddalać, odsuwać) <text:s/>jamais <text:s/>de <text:s/>sa <text:s/>visée <text:s/>(cel) qui <text:s/>est <text:s/>de <text:s/>codifier <text:s/>des <text:s/>relations <text:s/>sociales, <text:s/>et <text:s/>qui, <text:s/>par <text:s/>lŕ, <text:s/>l’oblige <text:s/>ŕ <text:s/>un dynamisme de ses normes</text:p>
        </text:list-item>
      </text:list>
      <text:p text:style-name="P1657"/>
      <text:p text:style-name="P1658"><text:span text:style-name="T1659">Le legisme „mou” acceptant<text:s/></text:span><text:span text:style-name="T1660">méthode analogique</text:span><text:s/>– né en pratique d’application du droit civil (en France les années trente de XIX sc. En Allemagne les années cinquante</text:p>
      <text:p text:style-name="P1661">Analogie consiste <text:s/>à <text:s/>appliquer <text:s/>la <text:s/>règle <text:s/>à <text:s/>un <text:s/>cas <text:s/>qu’elle <text:s/>ne <text:s/>vise <text:s/>pas <text:s/>mais <text:s/>qui <text:s/>présente <text:s/>des <text:s/>similitudes <text:s/>avec <text:s/>le comportement qu’elle décrit.</text:p>
      <text:p text:style-name="P1662">Necessaire mais controverse:<text:s/><text:span text:style-name="T1663">Permettre <text:s/>au <text:s/>juge <text:s/>de <text:s/>raisonner <text:s/>par <text:s/>analogie, <text:s/>c’est <text:s/>lui <text:s/>permettre <text:s/>de <text:s/>créer <text:s/>de <text:s/>nouvelles <text:s/>infractions (czyn zabroniony) <text:s/>: en consequence c’est la violation (pogwałcenie, pro</text:span><text:span text:style-name="T1664">fanacja) manifeste du principe de légalité.</text:span></text:p>
      <text:p text:style-name="P1665">Pour justifier la méthode la pensée juridique a inventé la presomption de la consequence axiologique du législateur (souvent contrefaite)</text:p>
      <text:p text:style-name="P1666"><text:span text:style-name="T1667">Histoire <text:s/>du <text:s/>droit <text:s/>montre <text:s/>(wskazuje) qu’un <text:s/>tel <text:s/>pouvoir <text:s/>donné vastem</text:span><text:span text:style-name="T1668">ent <text:s/>aux <text:s/>juges <text:s/>n’est <text:s/>admis <text:s/>que <text:s/>dans <text:s/>les <text:s/>systčmes totalitaires</text:span>. Exemple : art. 16 du code Pénal de 1926 de l’ex-URSS : « Si un acte socialement dangereux n’est pas <text:s/>expressément <text:s/>prévu <text:s/>par <text:s/>le <text:s/>présent <text:s/>code, <text:s/>le <text:s/>fondement <text:s/>et <text:s/>les <text:s/>limites <text:s/>de <text:s/>la<text:s text:c="2"/>responsabilité <text:s/>encourue (ściągać na siebie) ŕ <text:s/>son <text:s/>sujet <text:s/>sont déterminés <text:s/>conformément <text:s/>(odpowiednio do) aux <text:s/>articles <text:s/>du <text:s/>code <text:s/>qui <text:s/>prévoient <text:s/>les <text:s/>délits <text:s/>dont <text:s/>la <text:s/>nature <text:s/>s’en <text:s/>rapproche <text:s/>le <text:s/>plus ».</text:p>
      <text:p text:style-name="P1669">Cette méthode est prohibée catégoriquement dans l’application du droit pénal, des competences et des exceptions</text:p>
      <text:p text:style-name="P1670"/>
      <text:p text:style-name="P1671"><text:span text:style-name="T1672">La méthode téléologique</text:span>, née en pratique d’application du droit administratif (traite le droit comme l’ordre du souverain), en Allemagne et en Autriche au debut de XIX sc.</text:p>
      <text:p text:style-name="P1673">- <text:s/><text:span text:style-name="T1674">Cette méthod</text:span><text:span text:style-name="T1675">e d’interprétation s’appuie (opiera się) sur la Ratio Legis : la volonté déclarée ou présumée du législateur. Il s’agit de (polega na) recherche ce que le législateur a réellement voulu en rédigeant la loi. Il s’agit alors clairement ici de faire primer l’</text:span><text:span text:style-name="T1676">esprit sur la lettre du texte.</text:span></text:p>
      <text:p text:style-name="P1677">- <text:s/><text:span text:style-name="T1678">Le juge va alors s’attacher (związać) au contexte entourant (otaczający) l’élaboration (wypracowanie, opracowanie) de la loi (les rapports, les avant-projets, les débats parlementaires…)</text:span>. Véritable travail de généalogie de la loi.</text:p>
      <text:p text:style-name="P1679">La méthode téléologique est controverse dans les systémes démocratiques.<text:s/><text:span text:style-name="T1680">La volonté du législateur historique doit – elle lier le pouvoir actuel?</text:span></text:p>
      <text:p text:style-name="P1681"/>
      <text:p text:style-name="P1682">L’herméneutique juridique – la théorie formulée du point de vue de la philosophie</text:p>
      <text:p text:style-name="P1683"/>
      <text:p text:style-name="P1684">L’ L’herméneutique juridique est une forme specifique de l’herméneutique philosophique</text:p>
      <text:p text:style-name="P1685">La spécificité de l’herméneutique juridique tient (polega na) à sa fonction pragmatique, ŕ sa pratique<text:s/><text:soft-page-break/>quotidienne pour les juristes.<text:s/><text:span text:style-name="T1686">L’herméneutique philosophique, au xxe sičcle, a mis</text:span><text:span text:style-name="T1687"><text:s/>l’accent sur l’aspect subjectif de l’herméneutique</text:span><text:s/>(Heidegger, Sein und Zeit, 1927 ; Hans-Georg Gadamer, Wahrheit und Methode, 1960).<text:s/><text:span text:style-name="T1688">On peut parler d’une critique de l’herméneutique comme méthodologie, ou d’une conception subjectiviste de l’herméneutique</text:span><text:span text:style-name="T1689">.</text:span><text:s/>Cette tendance, influencée par l’existentialisme de Kierkegaard (Ou bien… ou bien, 1843) ou de Nietzsche (Zur Genealogie der Moral, 1887), tend ŕ<text:s/><text:span text:style-name="T1690">insister sur la part (udział) du sujet dans l’interprétation</text:span>, par opposition ŕ une conception traditionnelle<text:s/>(issue de la théologie), qui met en avant le rôle de la méthode (Schleiermacher). Cette perspective est également tributaire (zależny, poddany) d’une opposition entre l’herméneutique, comme base des sciences humaines et la méthodologie issue du positivisme scientifique.</text:p>
      <text:p text:style-name="P1691"/>
      <text:p text:style-name="P1692">La spécificité de l’herméneutique juridique correspond à son caractère pragmatique et fonctionnel. Le droit moderne est conçu (pomyślany, ujęty) comme un systčme technique de procédures régissant (rządzący) le détail de la vie sociale. I<text:span text:style-name="T1693">l<text:s/></text:span><text:span text:style-name="T1694">est trčs éloigné <text:s/>(oddalony), aujourd’hui, de son ambition originelle de constituer une rčgle de justice (tradition jusnaturaliste issue de Thomas d’Aquin). On a pu opposer la forme traditionnelle de l’herméneutique juridique, de type charismatique</text:span><text:s/>(le jugement de Salomon, Saint-Louis jugeant sous un chęne…), et son expression contemporaine (współczesny), grise (szary, ponury), anonyme, froide, rationalisée, technicisée ŕ l’extręme (approche sociologique issue de Max Weber).<text:s/><text:span text:style-name="T1695">Le systčme juridique des société</text:span><text:span text:style-name="T1696">s développées implique la production mécanique et quotidienne de milliers (tysiące) solutions juridictionnelles, administratives et autres : son objectif consiste, pour ainsi dire, ŕ éliminer le hasard.</text:span><text:s/>Le systčme fiscal, oů la décision se trouve largement<text:s/>automatisée, est la meilleure illustration de cette tendance.<text:span text:style-name="T1697"><text:s/>La spécificité de l’herméneutique juridique peut ętre vue sous l’angle (pod kątem) <text:s/>de l’origine (I), de la technique (II) et de la théorie (III).</text:span></text:p>
      <text:p text:style-name="P1698"/>
      <text:list text:style-name="LFO23" text:continue-numbering="true">
        <text:list-item>
          <text:p text:style-name="P1699"><text:span text:style-name="T1700">L’herméneutique juridique puise ses racines d</text:span><text:span text:style-name="T1701">ans la tradition méditerranéenne.<text:s/></text:span>L<text:span text:style-name="T1702">a formulation de normes juridiques sous l’aspect (pod wpływem) de textes sacrés est commune, notamment, aux Grecs, aux Latins et aux Hébreux</text:span>…<text:s/><text:span text:style-name="T1703">L’idée est également générale que les grands textes juridiques ont un auteur in</text:span><text:span text:style-name="T1704">spiré et sont donc l’oeuvre (produkt, budowla, ouvre - dzieło) d’un législateur prodigieux (nadzwyczajny)</text:span>. On peut citer, pour la Grčce, Lycurgue, Dracon ou Solon. La tradition juive ( żydowska) a également été une source de ce type de paradigme (paradygmat, wzór) ŕ travers sa réception par le christianisme. En ce sens, l’herméneutique juridique n’est pas entičrement distincte de l’herméneutique religieuse, elle en est un produit.</text:p>
        </text:list-item>
        <text:list-item>
          <text:p text:style-name="P1705"><text:span text:style-name="T1706">La tradition technique de l’herméneutique juridique date (istnieć) en fait<text:s/></text:span><text:span text:style-name="T1707">(co do, co się tyczy) non de l’élaboration (wypracowanie, opracownia) de ce code, mais de la « réception » du droit romain dans l’Occident médiéval. Sous l’influence des besoins concrets de la pratique, notamment commerciale, les juristes « redécouvrirent<text:s/></text:span><text:span text:style-name="T1708">» le droit romain, qui subsistait (trwało, egzystowało) ŕ Byzance</text:span>. C’est sans doute au contact des Byzantins que les Italiens perçurent la richesse du Corpus Juris pour traiter des questions pratiques. C’est sur ces bases que la pratique herméneutique se développa, en empruntant largement ses techniques ŕ l’herméneutique des théologiens. La naissance des techniques juridiques de raisonnement, qui expriment la spécificité de l’herméneutique juridique, peut ętre datée de cette période reculée (oddalony, odległy), empreinte (piętno, ślad) de représentations magiques et religieuses.</text:p>
        </text:list-item>
      </text:list>
      <text:p text:style-name="P1709"/>
      <text:p text:style-name="P1710"><text:span text:style-name="T1711">L’herméneutique juridique postérieure à la Révolution française apparaît (pojawiać się, ukazywać) donc marquée par une forme de mystique de la loi. Cette derničre est fondée, au pla</text:span><text:span text:style-name="T1712">n de la légitimité, sur le principe de la démocratie, le peuple étant présumé constituer l’auteur męme de la loi, ŕ travers ses représentants. En fait (co do) , ce qui se profile (przedstawiać), sous couvert d’une mise en place de la démocratie de masse, e</text:span><text:span text:style-name="T1713">st la monopolisation croissante du pouvoir par l’État.</text:span><text:s/>C’est en ce sens que l’État semble devenir la source exclusive du droit. On parle d’une « positivisation » du droit (Niklas Luhmann, Rechtssoziologie, 1980). Néanmoins (niemniej), la loi ne résout (rozstrzygać) pas tous les problčmes juridiques.</text:p>
      <text:p text:style-name="P1714"/>
      <text:p text:style-name="P1715">Dans la tradition méthodologique du droit, l’herméneutique est donc liée aux difficultés concrčtes d’application des textes. La loi est le produit d’une élaboration (opracowanie) contingente. (przypadkowy) Elle<text:s/>est rédigée par des auteurs divers, ŕ des moments variés. Cependant, pour l’interprčte, elle est présumée constituer un systčme cohérent. Pour résoudre (rozsttrzygnąć) les difficultés, les interprčtes du droit disposent d’une panoplie (zbiór) d’instruments. L’« interprétation grammaticale » est une technique commune ŕ toutes les formes d’herméneutique des textes.</text:p>
      <text:p text:style-name="P1716">Une présomption (domniemanie) bénéficie (korzysać) donc à la loi, selon laquelle celle-ci comporte (zachowywać) une solution appropriée ŕ toute difficulté.<text:span text:style-name="T1717"><text:s/>C’est sur cette base que le juge doit appliquer les normes juridiques dans des situations paradoxales oů le cas est réputé (sławny, słyn) traité par le droit alors męme qu’il n’existe pas de solution univoque (jednoznaczny). On qualifie ce type<text:s/></text:span><text:span text:style-name="T1718">de situation de lacune (luka). Au sens large, la lacune caractérise la situation oů la loi n’a pas prévu de solution dans un cas soumis (podporządkowany, poddany, przedstawiony) au juriste. On peut distinguer trois types de lacunes. L’ambiguďté est qualifi</text:span><text:span text:style-name="T1719">able de lacune d’indétermination. C’est une situation oů un systčme de normes offre plusieurs possibilités de solutions concurrentes.</text:span><text:s/><text:span text:style-name="T1720">L’antinomie (sprzeczność), ou lacune de conflit, caractérise la coexistence dans le systčme juridique de deux normes ou pr</text:span><text:span text:style-name="T1721">incipes incompatibles (niezgodne) et qu’il convient (zapraszać, wezwać) de concilier (jednać, godzić). On peut enfin qualifier de lacune au sens strict le pur vide juridique, la situation totalement imprévue. La réalité pratique est plus complexe que ne la</text:span><text:span text:style-name="T1722">isse entendre cette présentation. Cependant, celle-ci donne un aperçu (zarys) de l’ensemble du problčme.</text:span></text:p>
      <text:p text:style-name="P1723"/>
      <text:p text:style-name="P1724"><text:span text:style-name="T1725">les techniques de raisonnement ne permettent pas de résoudre les difficultés au sens oů elles peuvent déboucher (otworzyć) sur une pluralité de soluti</text:span><text:span text:style-name="T1726">ons. En fait, la solution juridique repose sur la référence ŕ un principe fondamental qui va justifier l’utilisation de tel ou tel type de raisonnement</text:span>. Pour reprendre le cas en question, on peut faire prévaloir (przeważać, przemóc), par exemple, la propriété comme valeur, la moralité ou l’intéręt commun dans un sens. En un sens inverse, on peut insister sur la liberté individuelle, la protection de l’individu contre l’État, etc. D’une façon générale, dans les situations difficiles, on peut dire que l’arričre (drugim) plan axiologique ou idéologique est la base essentielle de la solution.</text:p>
      <text:p text:style-name="P1727"><text:span text:style-name="T1728">En quoi consiste l’interprétation en droit ? Les tendances critiques ont abouti (dochodzić, doprowadzić, kończyć) aux conséquences suivantes. La notion d’interprétation, ap</text:span><text:span text:style-name="T1729">pliquée au droit, apparaît comme contestable (wątpliwy, sporny). En particulier, les auteurs insistent sur le fait que la loi n’est pas le fondement strict de la pratique juridique. L’interprétation est un phénomčne complexe et, pour ainsi dire, plurifacto</text:span><text:span text:style-name="T1730">riel. Par ailleurs, la référence ŕ la loi comme fondement est largement fictive (fikcyjne).<text:s/></text:span><text:span text:style-name="T1731">L’interprčte participe ŕ la construction de la norme. Il ne recherche pas une vérité immuable (niezmienny), mais il réalise une adaptation de la norme au contexte c</text:span><text:span text:style-name="T1732">ontemporain de l’interprétation (théorie de l’interprétation dynamique)</text:span></text:p>
      <text:p text:style-name="P1733"/>
      <text:p text:style-name="P1734">L’idée d’herméneutique semble renvoyer (odrzucać) à la question de la véracité (wiarygodność), d’une authenticité ou d’une effectivité de l’interprétation.<text:s/><text:span text:style-name="T1735">Une approche sociologique d</text:span><text:span text:style-name="T1736">u droit met en valeur le rôle fonctionnel de l’interprétation (théorie fonctionnaliste du droit). Ŕ travers l’interprétation, le droit comme systčme social réalise une « auto-adaptation » impersonnelle au contexte global de la société. L’interprétation ser</text:span><text:span text:style-name="T1737">ait le facteur d’une évolution, pour ainsi dire « mécanique », du systčme juridique sous l’effet de son environnement.</text:span></text:p>
      <text:p text:style-name="P1738"><text:span text:style-name="T1739">D’aprés les partisans de l’herméneutique on ne peut pas interpréter et comprendre (verstehen) un texte ou un fait du passe, que si on a u</text:span><text:span text:style-name="T1740">ne certaine connaissance préalable (przedwstępny, uprzedni) (Vorverständnis) „préjugé” de la réalité ontologique dont ce fait est l'incarnation (wcielenie,ucieleśnienie) ou dont ce texte est l'objectivation</text:span>. Cette pré-intellection (przed rozumienie) est rendue (dać, sporządzać) possible par une certaine communication vitale avec cette réalité, et cette communication vitale est assurée par la tradition.</text:p>
      <text:p text:style-name="P1741">L’ herméneutique met également en évidence le cercle (krąg) herméneutique (l'expression est de Dilthey). Pour comprendre un texte, il faut avoir compris l'śuvre (to ma być ouvre (budowę,<text:s/><text:soft-page-break/>produkt, działanie), <text:s/>mais pour comprendre l'śuvre, il faut avoir compris les textes.</text:p>
      <text:p text:style-name="P1742"/>
      <text:p text:style-name="P1743">Si nous admettons le fait que la compréhension (rozumienie) dépend principalement de nos<text:s/>préjugés, nous entrons alors au cśur (dobroć, centrum, chęć, serce) du sujet de l’herméneutique et ŕ ce qui concerne au plus au point le problčme de l’historicisme.</text:p>
      <text:p text:style-name="P1744"><text:span text:style-name="T1745">Un des partisans de l’hermeneutique H.G.Gadamer ecrit « il apparaît alors ŕ la lumičre de</text:span><text:span text:style-name="T1746"><text:s/>ces considérations qu'en dépit (złość, gniew) de sa critique radicale du rationalisme et de la théorie du droit naturel, l'historicisme demeure (pozostający, mieszkanie, siedziba) lui-męme sur le terrain des Lumičres modernes et en partage les préjugés sa</text:span><text:span text:style-name="T1747">ns les avoir repérés ». En effet, ces préjugés inconscients (bezwiedny) du sičcle des Lumičres se liguent (łączyć, sprzymierzać) contre toutes les formes de préjugés et c’est précisément cela qui a supprimé (anulować, skasować, znosić), selon lui, l’autori</text:span><text:span text:style-name="T1748">té de la tradition et, par conséquent, celle de la religion. C’est aussi, l’Aufklärung qui aurait fait du concept de préjugé quelque chose de péjoratif, car avant celui-ci, le concept de préjugé signifiait plutôt un jugement provisoire posé avant l’analyse</text:span><text:span text:style-name="T1749"><text:s/>définitive de tous les éléments e</text:span>n cause.</text:p>
      <text:p text:style-name="P1750">Dans une telle perspective, le terme de préjugé n’est donc pas inévitablement synonyme d’erreur de jugement ; il peut donc y avoir des préjugés qui soient vrais et légitimes, ce que le sičcle des Lumičres a rejeté en se basant uniquement sur l’autorité de la raison.</text:p>
      <text:p text:style-name="P1751"/>
      <text:p text:style-name="P1752"><text:span text:style-name="T1753">L’apport (wkład) essentiel de l’herméneutique contemporaine, c’est d’avoir reconnu que l’interprétation suppose toujours un rapport vital ŕ ce qui est exprimé directement ou indirectement dans le tex</text:span><text:span text:style-name="T1754">te abordé (rozważany?</text:span>). Seul un homme qui a le sens musical peut comprendre un texte de musique et en interpréter les mesures (mierzenie, miernik). Seul (tylko, wyłącznie) le juriste peut en pratique interpréter la loi. Le rapport au texte peut ętre conscient (świadomy) ou bien tout ŕ fait naif (prostoduszny, łątwowierny) et irréfléchi, peu importe:<text:s/><text:span text:style-name="T1755">la véritable condition de toute interprétation, c’est qu’interprčte et auteur soient, comme hommes, d’un męme monde. L’intéręt commun peut seul déterminer une p</text:span><text:span text:style-name="T1756">osition de la question cohérente avec le texte</text:span>.</text:p>
      <text:p text:style-name="P1757"/>
      <text:p text:style-name="P1758"><text:span text:style-name="T1759">Le problème de l’h</text:span><text:span text:style-name="T1760">erméneutique naît du fait que les questions demeurent (pozostawać, mieszkać) multiples et les interprétations divergentes (różny, rozbierzny, odmienny). Chacun lit avec sa propre précompréh</text:span><text:span text:style-name="T1761">ension, ŕ partir de son monde</text:span>. Les exégčses et les traditions tendent ŕ s’exclure et ŕ s’excommunier (wykląć). La question de la vérité s’en trouve redoublée: puis-je encore croire? «Quelque chose est perdu, irrémédiablement (nieodwracalnie) perdu, l’immédiateté de la croyance» (P. Ricśur). L’homme moderne ne peut plus adhérer (przyjmować, przystępować) sans critiquer.</text:p>
      <text:p text:style-name="P1762"/>
      <text:p text:style-name="P1763"><text:span text:style-name="T1764">Il est plongé dans le «cercle herméneutique»: il ne peut plus croire sans comprendre, mais il lui faut croire pour comprendre. Tout texte d</text:span><text:span text:style-name="T1765">oit ętre lu d’abord critiquement, non comme message transmis (przesyłana), mais comme témoignage ou proposition</text:span>.<text:span text:style-name="T1766"><text:s/>Ce n’est pas d’abord ce qu’il dit mais ce que l’auteur a voulu dire ŕ ses contemporains qui est recherché.</text:span><text:s/>Mais ensuite et alors seulement, la<text:s/>question de la vérité du texte est posée et le message est appréhendé dans un dialogue vivant avec l’auteur.</text:p>
      <text:p text:style-name="P1767">Le cercle herméneutique, le pari (założenie) herméneutique, loin d’interrompre (przerywać, zatrzymywać) la raison philosophique, relancent (nękać,<text:s/>odrzucać) la compréhension. De ce point de vue, l’interprétation des lois n’est pas soumise ŕ d’autres principes herméneutiques que le serait toute autre littérature.</text:p>
      <text:p text:style-name="P1768">Il y a deux types de „vue herméneutique”</text:p>
      <text:p text:style-name="P1769">L’ herméneutique d’exégèse – la volonté de l’auteur est la source de la signification veritable</text:p>
      <text:p text:style-name="P1770">L’ herméneutique libre – actuellement dominante – la communauté sociale des juristes determine la signification veritable car l’auteur n’est pas légitime</text:p>
      <text:p text:style-name="P1771"/>
      <text:p text:style-name="P1772">Méthodes et de l’interprétation juridique</text:p>
      <text:p text:style-name="P1773"/>
      <text:soft-page-break/>
      <text:p text:style-name="P1774">Interprétation linguistique : l’action dont l’objectif est de déterminer le sens de la norme suivant les propriétés du langage juridique dans lequel elle est formulée (rčgles de sémantiques, de grammaire)</text:p>
      <text:p text:style-name="P1775">Si l’interprète s’interroge <text:s/>(badać, pytać) sur la<text:s/>portée d’un terme, il doit se référer ŕ la définition du terme par le législateur dans la loi concernée ou s’il n’y n a pas, au sens usuel (zwyczajny) du terme. On peut aussi faire référence au sens technique qui est généralement donné au terme en droit.</text:p>
      <text:p text:style-name="P1776">L’interpretation des normes juridiques ne se deroule (rozwijać się) pas limitativement (ograniczenie) au plan littéral du texte normatif en vigueur (obowiązujący), mais dans celui de son contenu, lequel consiste en sa signification normative.</text:p>
      <text:p text:style-name="P1777">Autrement dit, le sens juridique intrique (skomplikować) a une proposition grammaticale, doit etre cherche en dehors de sa litteralite.</text:p>
      <text:p text:style-name="P1778"/>
      <text:p text:style-name="P1779">L’interprétation systématique</text:p>
      <text:p text:style-name="P1780"><text:span text:style-name="T1781">Du point de vue technique, la loi est considérée comme rationnelle. L’interprčte doit restituer (oddać</text:span><text:span text:style-name="T1782">, przywracać) sa cohérence. Cette approche se traduit par une théorie de l’interprétation systématique des normes.</text:span><text:s/>L’une des sources de cette conception est la théorie philosophique des systčmes de concepts (en Allemagne, influence du kantisme). Selon une<text:s/>telle perspective, le systčme législatif, dans son application concrčte, doit ętre développé ŕ la façon d’un tel systčme de concepts. Ce type de théorisation est le produit du mouvement des grandes codifications du xixe sičcle. Dans la pensée juridique allemande, cette tendance donne naissance ŕ l’école dominante de la théorie juridique de la fin du xixe sičcle, la Begriffsjurisprudenz (littéralement, « théorie juridique du concept »). En France, sur la męme base, domine ce qu’on nomme École de l’exégčse, qui met l’accent sur la glose <text:s/>(glosa, objaśnienie) méticuleuse (drobiazgowy, dokladny) et ŕ visée pratique du Code civil, qui est alors le systčme de normes central pour la vie sociale.</text:p>
      <text:p text:style-name="P1783"/>
      <text:p text:style-name="P1784">Les techniques d’interprétation systématique mettent l’accent sur l’interprétation conjointe (polączone) des dispositions (articles), pour les éclairer (oświetlać, uświadamiać) les unes au regard des autres.</text:p>
      <text:p text:style-name="P1785"/>
      <text:p text:style-name="P1786">La signification de la disposition vient de sa relation avec les autres dispositions et de son contexte</text:p>
      <text:p text:style-name="P1787"/>
      <text:p text:style-name="P1788"><text:span text:style-name="T1789">La théorie</text:span><text:span text:style-name="T1790"><text:s/>de «<text:s/></text:span><text:span text:style-name="T1791">l’argument a rubrica</text:span><text:span text:style-name="T1792"><text:s/>» est bien connu dans les techniques d’interprétation des lois. Cette théorie suggčre que le sens ŕ donner ŕ un mot ou ŕ une phrase doit tenir compte (brać pod uwagę) de l’objet de la rubrique dans laquelle il ou elle est inséré<text:s/></text:span><text:span text:style-name="T1793">(włożony) (le chapitre, la partie de la loi etc.)</text:span></text:p>
      <text:p text:style-name="P1794">Incidence (wpływ) de situation de la disposition légale : L’interprétation peut ętre guidée par la position qu’occupe la disposition interprétée au sein de la loi</text:p>
      <text:p text:style-name="P1795"/>
      <text:p text:style-name="P1796">On doit interpréter une loi de manière à<text:s/>éviter, autant que faire se peut, l'incohérence ou la contradiction entre ses éléments ou ses parties.</text:p>
      <text:p text:style-name="P1797"/>
      <text:p text:style-name="P1798"><text:span text:style-name="T1799">Interprétation fonctionnelle:</text:span><text:s/>Porte sur le contexte des relations et <text:s/>évaluations sociales dans lesquelles la norme est adoptée, interprétée ou appliquée. L'interprétation fonctionnelle donne au texte la signification qui lui permettra de remplir (sprawować) la fonction qu'on lui a attribuée. Une variété de l'interprétation fonctionnelle est celle téléologique.<text:s/><text:span text:style-name="T1800">Celle-ci vise le but poursuivi (dążyć) par<text:s/></text:span><text:span text:style-name="T1801">le législateur.</text:span></text:p>
      <text:p text:style-name="P1802">interprétation téléologique : Prend appui sur (opierać się na ) la volonté du législateur.</text:p>
      <text:p text:style-name="P1803">Intention-sens = ce que le législateur a voulu signifier (zawiadomić) par le texte (exegese)</text:p>
      <text:p text:style-name="P1804">Intention-but = ce que le législateur a voulu accomplir par le texte. celle lŕ.</text:p>
      <text:p text:style-name="P1805">L’interprète doit comprendre le texte de loi dans le sens le plus propre ŕ assurer la réalisation de ses objectifs. :</text:p>
      <text:p text:style-name="P1806">L’effet negatif : indique que la prise en compte des objectifs de la loi doit conduire l’interprčte ŕ proscrire (wydalać, znosić) toute interprétation qui conduirait ŕ des résultats absurdes, injustes ou<text:s/><text:soft-page-break/>immoraux.</text:p>
      <text:p text:style-name="P1807">L’effet positif: l’interprčte doit envisager (rozpatrywać) la loi comme un remčde pour lutter</text:p>
      <text:p text:style-name="P1808">contre un mal et l’interpréter de la manière la plus adéquate en vue de l’éradication (wykorzenienie) de ce mal. <text:s/></text:p>
      <text:p text:style-name="P1809"/>
      <text:p text:style-name="P1810">l'interprétation fonctionnelle démarque (zdjąć znak) des autres méthodes en tant qu'elle ne se réfčre pas ŕ la volonté réelle ou supposée du législateur. Il s'agit de rechercher de façon pragmatique la meilleure solution compte tenu (biorąc pod uwagę) des buts ou principes qui animent de façon latente (ukryty) ou manifeste l'ordre juridique.</text:p>
      <text:p text:style-name="P1811"/>
      <text:p text:style-name="P1812">Les directives de l'interprétation fonctionnelle:</text:p>
      <text:p text:style-name="P1813"><text:s/>1) dictent (nakazywać) un choix quand différentes<text:s/>méthodes d’interprétation aboutissent (prowadzą do) ŕ des solutions divergentes (rozbierznych).</text:p>
      <text:p text:style-name="P1814">2) Constituent un ensemble d’arguments interprétatifs standardisés auxquels l’interprčte peut recourir (zażalenie, odwołąć się do wyższej instancji, wrócić szybko) pour démontrer (dowieść) que telle interprétation est justifiable en droit.</text:p>
      <text:p text:style-name="P1815">Présomption (domniemanie) de rationalité du législateur :La loi doit ętre interprétée dans un sens conciliable (zgodny) avec l’idée que le législateur a entendu respecter les<text:s/>valeurs du systčme juridique dans lequels’inscrit le texte interprété.</text:p>
      <text:p text:style-name="P1816"/>
      <text:p text:style-name="P1817">Argumentation juridique</text:p>
      <text:p text:style-name="P1818"/>
      <text:p text:style-name="P1819">L'"argument" est la proposition que les parties à un procès font valoir (dodać wartości, wykorzystać) ŕ l'appui de la thčse qu'elles défendent. L'ensemble des<text:s/>arguments constitue l'argumentation.</text:p>
      <text:p text:style-name="P1820"><text:span text:style-name="T1821">Très souvent les praticiens utilisent "argument" comme synonyme de "moyen" (podstawa prawne). Si l'on veut ętre précis, l'"argument" est une déclaration qui vient au soutien (podpora) d'un moyen.</text:span><text:s/><text:span text:style-name="T1822">L'argument s'énonce e</text:span><text:span text:style-name="T1823">n le faisant débuter par "parce que... " ou par toute autre expression qui fait état une raison de droit ou de fait susceptible (przeczulony, wrażliwy) <text:s/>d'étayer (podpierać) le moye</text:span>n. Celui-ci constitue le motif de droit ou de fait dont le bien fondé doit<text:s/>justifier la décision du juge et auquel il doit répondre par un "attendu"(oczekiwany).</text:p>
      <text:p text:style-name="P1824"/>
      <text:p text:style-name="P1825">La crise du positivisme juridique dirrige la philosophie du droit vers l’étude du droit pas comme le texte applicable, mais comme le phenomčne de l’argumentation juridique</text:p>
      <text:p text:style-name="P1826"/>
      <text:p text:style-name="P1827">le modèle topique</text:p>
      <text:p text:style-name="P1828"><text:span text:style-name="T1829">D’après le modèle topique, le raisonnement formel, au sens de la logique formelle, est un mirage (złudzenie) dans la domaine du droit. Le droit est bien plutôt régi (zarządzać) par des arguments, des topos, les traces de l’ancienne<text:s/></text:span><text:span text:style-name="T1830">rhétorique, c’est-ŕ-dire les lieux de l’argumentation, les raisons qui sičgent ŕ l’élaboration (opracowanie) des prétentions</text:span><text:s/>p.ex.: l’appel (wezwaniie, powołanie) quantitatif, l’appel qualitatif, l’argument par la définition, par la conséquence etc., autant d’arguments qui sont susceptibles d’ętre combinés ou bien d’ętre opposés les uns aux autres. Ce modele pluraliste s’oppose ŕ la vision moniste que l’on se fait du calcul scientifique.</text:p>
      <text:p text:style-name="P1831"> </text:p>
      <text:p text:style-name="P1832">Ch.Perelman</text:p>
      <text:p text:style-name="P1833"/>
      <text:p text:style-name="P1834">Ch.Perelman, le philosophe belge qui proposait ce modčle dans son ouvrage „La nouvelle rhétorique” écrit: „Le domaine de l’argumentation est celui du vraisemblable (prawdopodobny), du plausible (dopuszczalny, możliwy), du probable, dans la mesure oů ce dernier échappe (uciec, uchodzić) aux certitudes du calcul”</text:p>
      <text:p text:style-name="P1835">L’argumentation a pour objectif de convaincre (namówić, przkonać) un auditoire ou des lecteurs : sa spécificité réside (istniej tkwi) dans la mise en oeuvre d’un raisonnement dans une situation de<text:s/><text:soft-page-break/>communication écrite ou orale.</text:p>
      <text:p text:style-name="P1836"/>
      <text:p text:style-name="P1837">Les types des argumentations juridiques</text:p>
      <text:p text:style-name="P1838">1) Argumentations fondées<text:span text:style-name="T1839"><text:s/>sur la structure du réel</text:span><text:s/>d’aprés Ch.Perelman :</text:p>
      <text:p text:style-name="P1840">- par la cause</text:p>
      <text:p text:style-name="P1841">- par le signe <text:s/></text:p>
      <text:p text:style-name="P1842">- fondées sur une généralisation</text:p>
      <text:p text:style-name="P1843">- fondées sur le parallélisme des situations</text:p>
      <text:p text:style-name="P1844">- fondées sur une analogie</text:p>
      <text:p text:style-name="P1845">- fondées sur une classification</text:p>
      <text:p text:style-name="P1846"/>
      <text:p text:style-name="P1847">2)<text:s/><text:span text:style-name="T1848">Argumentations d’autorité</text:span></text:p>
      <text:p text:style-name="P1849">-par la personnalité</text:p>
      <text:p text:style-name="P1850">-par le pouvoir</text:p>
      <text:p text:style-name="P1851">3)<text:span text:style-name="T1852"><text:s/>Argumentations tirées des motifs, désirs d’une personne</text:span></text:p>
      <text:p text:style-name="P1853"/>
      <text:p text:style-name="P1854">Pourtant, dans l’argumentation juridique, le juge qui dit le droit est tenu d’appliquer la loi. Sa décision doit donc ętre motivée et prendre l’allure (sposób, postawa) d’une démonstration juridique<text:s/>ŕ travers laquelle un cas d’espéce se trouve pris en considération par une loi positive existante.</text:p>
      <text:p text:style-name="P1855">Mais le flou (lekki, miękki) propre (schludny, własny, zadbany, właściwy) à l’argumentation n’est pas contraire au raisonnement du juge. Il rend simplement<text:s/>raison de la part d’engagement personnel et de délibération du juge qui ne peut se contenter (zaspokoić, zadowolić) de calculer (rozważyć) un verdict, puisque ce dernier est toujours issu d’une appréciation (ocena, oszacowanie) essentiellement discutable<text:s/>et en quelque sorte grossiére.<text:span text:style-name="T1856"><text:s/>Ŕ ce titre, un cas d’espéce n’est pas résolu comme une équation (równanie) mathématique, caractérisée par l’évidence de son résultat parce que sa nature répugne (sprzeciwia sie) ŕ une telle réduction.</text:span></text:p>
      <text:p text:style-name="P1857"/>
      <text:p text:style-name="P1858">Le mérite de la nouvelle rhétorique consiste à appréhender (obawiać, lękać, chwytać) le discours sur le droit et la justice en le dépouillant (zbierać) de toutes ses régles du jeu. Par-delŕ les prérogatives formelles, les juges des Cours de premiére instance, d’appel, et de cassation, et les avocats doivent se départir de leur compétence exclusive pour s’adonner (uiszczać, oddawać) ŕ un type d’argumentation susceptible d’entrer en écho avec les représentations communément (powszechnie) acceptées dans une société donnée.</text:p>
      <text:p text:style-name="P1859">De la sorte, la définition positive du droit — l’ensemble des lois et la jurisprudence — s’estompe (tuszować, łagodzić) et avec elle, la pratique juridique bornée (ograniczony) consistant (polegać) ŕ appliquer mécaniquement le droit. Les frontiéres "académiques"<text:s/>se brouillent <text:s/>(zawikłąć, zmącić, skłócić) mais au bénéfice d’une compréhension (zrozumienie) véritable du droit tel qu’il est effectivement appliqué et invoqué (wezwane) par des individus libres au sein d’une société démocratique.</text:p>
      <text:p text:style-name="P1860"/>
      <text:p text:style-name="P1861"><text:span text:style-name="T1862">C. Perelman indique la<text:s/></text:span><text:span text:style-name="T1863">nécessité primaire des régles à même de garantir un ordre politique et juridique.</text:span><text:s/>Cependant, dans la pratique, les lois ne se suffisent pas ŕ elles-męmes et doivent ętre complétées, prolongées, par un discours qui pondére (zrównoważyć) et sous-pése les termes invoqués en s’inquiétant de leurs connotations et de leur histoire, en acceptant donc qu’ils débordent le contour (zarys) précis de leur définition pour s’adapter ŕ l’esprit d’un auditoire. Mais, paradoxalement, il découle (wpływać, wynikać) de cette déréglementation la découverte de nouveaux repéres plus aptes (zdolny) ŕ capter l(uchwycenie) a pensée du juste.</text:p>
      <text:p text:style-name="P1864"><text:span text:style-name="T1865">En effet, à la représentation de la volonté générale toujours déjà préexistante, se substitue une appréciation (ocena, oszacowanie) de l’accepta</text:span><text:span text:style-name="T1866">ble au sein d’une société qui se révéle (wywoływać, wykryć, wyjawić) au juge plus par investigation (śledzenie, badanie) que par consultation. C. Perelman propose un modéle de régime démocratique ŕ travers lequel la voix du peuple se différencie et se cont</text:span><text:span text:style-name="T1867">redit, plus qu’elle ne s’unifie (unifikować, jednoczyć, łączyć) en une Totalité,<text:s/></text:span><text:soft-page-break/><text:span text:style-name="T1868">en parvenant (osiągając, dochodząc) toutefois (jednakże, przecież) ŕ la cristallisation d’un consensus également distinct de la volonté générale et de la volonté de la majorit</text:span><text:span text:style-name="T1869">é.</text:span><text:s/>Ici, la connaissance de l’acceptable ne se traduit (tłumaczyć, przetłumaczyć) pas par l’écoute passive relayant (poluzować, zastąpić, zmienić) une opinion publique préexistante et mono logique dont il ne resterait plus qu’ŕ recueillir (zbierać) le suffrage (głosowanie). Elle doit, au contraire, partager son questionnement en assumant (podejmując, biorąc) tour ŕ tour chacune des convictions (przeświadczenie, przekonanie) qui l’habite ŕ travers la controverse et le débat judiciaire. En ce sens, l’acceptable ne s’illustre pas par une sorte de conscience collective figée (zastygnięte, utrwalone), transparente ŕ elle-męme, faisant apparaître usages, mśurs (zwyczajne) et coutumes connus et reconnus.</text:p>
      <text:p text:style-name="P1870"/>
      <text:p text:style-name="P1871">Il existe donc selon C. Perelman une logique juridique, distincte de la logique formelle, en ce qu’elle accepte que deux arguments ou deux principes contradictoires puissent ętre tour ŕ tour valables, sans bien entendu renoncer (wyrzekać, zaniechać) au principe de contradiction sans lequel aucun discours ne serait plus possible. Une proposition est formellement valable si elle est démontrée (dowodzić, dowieść, wykazać) ŕ partir d’un certain nombre d’axiomes et de théorémes, donc de maniére hypothético-déductive. Ŕ ce titre, conformément (stosownie, odpowiednio) au principe de contradiction, elle ne peut pas ętre valable en męme temps que sa négation.</text:p>
      <text:p text:style-name="P1872">À l’inverse, selon C.Perelman, la logique spécifiquement juridique — nommée (zwana) logique de la controverse — accueille classiquement les arguments a simili et a contrario qui \\\" (…) conduisent ŕ des conclusions diamétralement opposées \\\" et dont l’égale vraisemblance (prawdopodobieństwo) offre l’occasion d’un échange (wymienić) <text:s/>d’argumentations puis (zatem, następnie) d’un jugement (sąd, rozpoznanie).</text:p>
      <text:p text:style-name="P1873"><text:span text:style-name="T1874">On peut résum</text:span><text:span text:style-name="T1875">er (streścić) la différence entre les modalités (sposób, warunek) de vérité propre à la logique formelle et ŕ la logique juridique en remarquant que la premiére est tranchée (oddzielny, wyraźny) et sans nuance (odcień) — correcte ou incorrecte — alors que<text:s/></text:span><text:span text:style-name="T1876">la seconde se réserve (przeznaczać) et procéde (przychodzić, postępować) par degré (stopień, szczebel). Par exemple, une proposition mathématique n’est pas plus ou moins vraie. Une loi, un réglement ou męme un article de la Constitution sont au contraire e</text:span><text:span text:style-name="T1877">ssentiellement discutables suivant la société dans laquelle on se place en reflétant (odzwierciedlać) les arguments extérieurement véhiculés (przewożone, przenoszone) et attestés (posiadczone) par elle.</text:span></text:p>
      <text:p text:style-name="P1878"/>
      <text:p text:style-name="P1879">Perelman évoque (przywołuje) par exemple l’impossibilité pour les juges de qualifier de maniére univoque les faits d’obscénité (nieprzyzwoitość) et le dilemme consécutif qui oppose deux valeurs dont la hiérarchisation est impossible: le respect de la liberté spirituelle du spectateur et l’égale protection des lois. La définition de l’obscénité varie dans le temps et l’espace en fonction de ce qui est perçu (spostrzeżony) comme supportable (znośny, wybaczalny) dans une société donnée. De la sorte, l’interdiction est raisonnable pour certains et déraisonnable<text:s/>(niemądry, nierozumny) pour d’autres et jusque-lŕ, le critére social du raisonnable semble opératoire (operacyjny). Pourtant, la permission conçue (pomyślany, ujęty) comme raisonnable devient déraisonnable dans une perspective opposée si l’on privilégie la<text:s/>sécurité juridique et l’égale protection des lois.</text:p>
      <text:p text:style-name="P1880">À cet égard, une même société peut être partagée entre deux notions incompatibles du raisonnable.<text:s/><text:span text:style-name="T1881">Comme l’écrit Perleman : \\\" Que faire quand deux régles, également importantes, conduisent en l’occurren</text:span><text:span text:style-name="T1882">ce (okoliczność, przypadek) ŕ des conséquences diamétralement opposées, et qu’il peut paraître déraisonnable de violer l’une ou l’autre de ces régles. \\\"</text:span></text:p>
      <text:p text:style-name="P1883">Dans ces cas limites, la frontiére entre le jugement raisonnable et le jugement de fait devient presque impossible ŕ tracer. Peut-on soutenir en ce cas qu’il n’existe pas de solution raisonnable ? Sans doute puisque la société est, au moins POUR un temps, partagée. Mais il n’en demeure (zostać, zamieszkiwać) pas moins que celle-ci, lorsqu’elle finit par<text:s/>apparaître, est nourrie (żywiony, pełny) de ce type de controverse, opposant des arguments également valables.</text:p>
      <text:p text:style-name="P1884"/>
      <text:p text:style-name="P1885">Le processus de décision juridique peut se décomposer en six opérations plus ou moins<text:s/><text:soft-page-break/>indépendantes :</text:p>
      <text:p text:style-name="P1886"><text:span text:style-name="T1887">* l'</text:span><text:span text:style-name="T1888">opération d'identification</text:span><text:span text:style-name="T1889"><text:s/>(ou quali</text:span><text:span text:style-name="T1890">fication), dont l'objectif est de trouver une description juridiquement pertinente (trafny, słuczny, właściwy) de la situation.</text:span></text:p>
      <text:p text:style-name="P1891"><text:span text:style-name="T1892">* l'</text:span><text:span text:style-name="T1893">opération de recherche</text:span><text:span text:style-name="T1894"><text:s/>de loi, où le juriste va chercher dans diverses sources juridiques une description qui s'apparie (do</text:span><text:span text:style-name="T1895">brać do pary) avec la situation-problčme.</text:span></text:p>
      <text:p text:style-name="P1896"><text:span text:style-name="T1897">* l</text:span><text:span text:style-name="T1898">'opération d'interprétation</text:span><text:span text:style-name="T1899">, au cours de (podczas której) laquelle le juriste va adapter les notions juridiques aux objets du problčme</text:span></text:p>
      <text:p text:style-name="P1900"><text:span text:style-name="T1901">* l'opération<text:s/></text:span><text:span text:style-name="T1902">d'application</text:span><text:span text:style-name="T1903"><text:s/>des règles, pendant laquelle des métaconnaissa</text:span><text:span text:style-name="T1904">nces de différentes nature sont utilisées pour guider les inférences (wnioskowanie).</text:span></text:p>
      <text:p text:style-name="P1905"><text:span text:style-name="T1906">* l'opération<text:s/></text:span><text:span text:style-name="T1907">d'évaluation</text:span><text:span text:style-name="T1908"><text:s/>où l'on mesure les effets potentiels de l'application des rčgles et oů on choisit définitivement une ligne de raisonnement.</text:span></text:p>
      <text:p text:style-name="P1909"><text:span text:style-name="T1910">* l'opération de<text:s/></text:span><text:span text:style-name="T1911">détermination</text:span><text:span text:style-name="T1912"><text:s/>de la sanction par le juge (sentencing).</text:span></text:p>
      <text:p text:style-name="P1913"/>
      <text:p text:style-name="P1914"><text:span text:style-name="T1915">Aucune de ces opérations n'est déterministe. Le juge doit faire des choix parmi de nombreuses possibilités</text:span>. En présence de connaissances autant imprécises qu'incertaines, les inférences ne sont que vraisemblables.<text:s/><text:span text:style-name="T1916">Le juge peut ętre guidé dans son raisonnement par un but (son intime conviction (przekonanie)) ou par des arguments présentés par ses partenaires (avocats). L'argumentation juridique relčve souvent plus du sentiment que de la raison</text:span>. Le parlementaire qui entend (słyszeć, rozumieć) justifier les dispositions d'une loi, l'avocat qui veut persuader (przekonywać) le juge, le juge qui rend parfois la justice autant avec ses préjugés qu'avec le code, en arrivent ŕ utiliser tout un ensemble de procédés d'argumentation qui n'ont pas grand chose ŕ voir avec la logique. Le rôle fondamental de l'argumentation dans le processus de décision juridique, quand la logique cčde la place ŕ la rhétorique, a été reconnu et est un thčme de recherche trčs actif.</text:p>
      <text:p text:style-name="P1917"/>
      <text:p text:style-name="P1918"><text:span text:style-name="T1919">Il</text:span><text:span text:style-name="T1920"><text:s/>n'existe pas un type unique de raisonnement juridique. Le raisonnement juridique se présente de maničre variable selon les systčmes de droit, selon l'activité juridique considérée et aussi selon la conception générale que l'on peut adopter ŕ propos du dro</text:span><text:span text:style-name="T1921">it.</text:span><text:s/><text:span text:style-name="T1922">Dans le systčme de droit romano-germanique la source premičre du droit se trouve dans la législation écrite et spécialement dans des codes, ce qui confčre (porównują?) ŕ la rčgle juridique une généralité et une abstraction particuličre. Le raisonnement</text:span><text:span text:style-name="T1923"><text:s/>déductif, "mathématique", est privilégié quand il est possible.</text:span></text:p>
      <text:p text:style-name="P1924">Dans le système anglo-américain de la Common Law, la source principale du droit n'est pas dans la loi écrite mais dans les décisions des juges (la jurisprudence). Ceux-ci sont liés par la rčgle du précédent qui oblige ŕ reproduire (odtwarzać) la solution précédemment (uprzednio) donnée dans un cas identique.</text:p>
      <text:p text:style-name="P1925"/>
      <text:p text:style-name="P1926"><text:span text:style-name="T1927">Le raisonnement juridique se présente différemment selon l'activité juridique. La technique utilisée par le législateur ne sera pas la</text:span><text:span text:style-name="T1928"><text:s/>męme que celle de l'administrateur ou du juge. Le législateur aura un raisonnement souvent guidé par des jugements de valeur ou par des orientations politiques. L'administrateur rédigeant des décrets d'application sera plutôt guidé par des considérations<text:s/></text:span><text:span text:style-name="T1929">pratiques et la recherche d'un résultat concret ŕ atteindre (osiągnąć). Le raisonnement juridique peut aussi varier selon la conception que l'on a de la finalité du droit.</text:span><text:s/>Le juriste qui pense que la finalité premičre du droit est d'instituer (utworzyć) un<text:s/>certain ordre dans la société adoptera un mode de raisonnement analytique, recherchant les certitudes et appliquant les rčgles ŕ la lettre. Le juriste qui estime (szanować, uważać) que la finalité du droit est la réalisation d'une certaine justice concrčte adoptera un mode de raisonnement davantage (bardziej, więcej) basé sur l'intuition, l'esprit de synthčse ou le simple sens commun, faisant prévaloir (przeważać, przmóc) les préoccupations d'équité (słuszność) sur le contenu strict des rčgles.</text:p>
      <text:p text:style-name="P1930"/>
      <text:p text:style-name="P1931">raisonnement déductif</text:p>
      <text:p text:style-name="P1932">Il existe deux approches dans l'utilisation du raisonnement déductif, l'approche factuelle dans laquelle on ne fait pas de distinction explicite entre le monde réel et le monde idéal, et l'approche déontique dans laquelle on fait cette distinction.</text:p>
      <text:p text:style-name="P1933"/>
      <text:p text:style-name="P1934">raisonnement inductif</text:p>
      <text:p text:style-name="P1935"><text:span text:style-name="T1936">L'induction consiste à générer automatiquement des règles à partir d'un ensemble de cas particuliers.<text:s/></text:span>Supposons par exemple qu'il n'existe aucun texte juridique permettant de calculer le pourcentage des biens d'un couple revenant ŕ la femme en cas de divorce. A partir d'un ensemble de critčres et de décisions, un algorithme peut générer un arbre de décision qui sera ensuite traduit en un ensemble de rčgles en logique des propositions</text:p>
      <text:p text:style-name="P1937"/>
      <text:p text:style-name="P1938">raisonnement analogique</text:p>
      <text:p text:style-name="P1939">Le raisonnement par<text:s/>analogie consiste à résoudre un problème en s'appuyant sur la solution d'un problčme analogue. Le raisonnement métaphorique, trčs utilisé dans l'argumentation juridique, est un exemple de raisonnement par analogie. Un autre exemple est l'argument dit des travaux préparatoires : dans l'hypothčse de lois incomplčtes ou obscures, on recherche le sens d'un article de loi par la consultation des travaux et des discussions qui ont abouti (dochodzić) ŕ la rédaction du texte considéré : débats publics dans les assemblées parlementaires, rapports de commissions.</text:p>
      <text:p text:style-name="P1940"/>
      <text:p text:style-name="P1941"/>
      <text:p text:style-name="P194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er" style:display-name="Header"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lnie" style:display-name="Domy?lnie"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S Gothic" style:font-name-asian="MS Gothic" style:font-name-complex="MS Gothic" fo:color="#000000" fo:font-size="24pt" style:font-size-asian="24pt" style:font-size-complex="24pt" fo:hyphenate="false"/>
    </style:style>
    <style:style style:name="Obiektzestrzak" style:display-name="Obiekt ze strza?k?" style:family="paragraph" style:parent-style-name="Domylnie">
      <style:text-properties fo:hyphenate="false"/>
    </style:style>
    <style:style style:name="Obiektzcieniem" style:display-name="Obiekt z cieniem" style:family="paragraph" style:parent-style-name="Domylnie">
      <style:text-properties fo:hyphenate="false"/>
    </style:style>
    <style:style style:name="Obiektbezwypenienia" style:display-name="Obiekt bez wype?nienia" style:family="paragraph" style:parent-style-name="Domylnie">
      <style:text-properties fo:hyphenate="false"/>
    </style:style>
    <style:style style:name="Text" style:display-name="Text" style:family="paragraph" style:parent-style-name="Caption">
      <style:text-properties fo:hyphenate="false"/>
    </style:style>
    <style:style style:name="Tretekstu" style:display-name="Tre?? tekstu" style:family="paragraph" style:parent-style-name="Domylnie">
      <style:text-properties fo:hyphenate="false"/>
    </style:style>
    <style:style style:name="Tekstwyjustowany" style:display-name="Tekst wyjustowany" style:family="paragraph" style:parent-style-name="Domylnie">
      <style:text-properties fo:hyphenate="false"/>
    </style:style>
    <style:style style:name="Wciciepierwszegowiersza" style:display-name="Wci?cie pierwszego wiersza" style:family="paragraph" style:parent-style-name="Domylnie">
      <style:paragraph-properties fo:text-indent="0.2361in"/>
      <style:text-properties fo:hyphenate="false"/>
    </style:style>
    <style:style style:name="Tytu" style:display-name="Tytu?" style:family="paragraph" style:parent-style-name="Domylnie">
      <style:text-properties fo:hyphenate="false"/>
    </style:style>
    <style:style style:name="Tytu1" style:display-name="Tytu?1" style:family="paragraph" style:parent-style-name="Domylnie">
      <style:paragraph-properties fo:text-align="center"/>
      <style:text-properties fo:hyphenate="false"/>
    </style:style>
    <style:style style:name="Tytu2" style:display-name="Tytu?2" style:family="paragraph" style:parent-style-name="Domylnie">
      <style:paragraph-properties fo:text-align="center" fo:margin-top="0.0395in" fo:margin-bottom="0.0395in" fo:margin-right="0.0784in"/>
      <style:text-properties fo:hyphenate="false"/>
    </style:style>
    <style:style style:name="Nagówek" style:display-name="Nag?ówek" style:family="paragraph" style:parent-style-name="Domylnie">
      <style:paragraph-properties fo:margin-top="0.1652in" fo:margin-bottom="0.0826in"/>
      <style:text-properties fo:hyphenate="false"/>
    </style:style>
    <style:style style:name="Nagówek1" style:display-name="Nag?ówek1" style:family="paragraph" style:parent-style-name="Domylnie">
      <style:paragraph-properties fo:margin-top="0.1652in" fo:margin-bottom="0.0826in"/>
      <style:text-properties fo:hyphenate="false"/>
    </style:style>
    <style:style style:name="Nagówek2" style:display-name="Nag?ówek2" style:family="paragraph" style:parent-style-name="Domylnie">
      <style:paragraph-properties fo:margin-top="0.1652in" fo:margin-bottom="0.0826in"/>
      <style:text-properties fo:hyphenate="false"/>
    </style:style>
    <style:style style:name="Liniawymiarowa" style:display-name="Linia wymiarowa" style:family="paragraph" style:parent-style-name="Domylnie">
      <style:text-properties fo:hyphenate="false"/>
    </style:style>
    <style:style style:name="DomylnieLTGliederung1" style:display-name="Domy?lnie~LT~Gliederung 1" style:family="paragraph">
      <style:paragraph-properties style:text-autospace="none" fo:margin-top="0.1111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S Gothic" style:font-name-asian="MS Gothic" style:font-name-complex="MS Gothic" fo:color="#000000" fo:font-size="32pt" style:font-size-asian="32pt" style:font-size-complex="32pt" fo:hyphenate="false"/>
    </style:style>
    <style:style style:name="DomylnieLTGliederung2" style:display-name="Domy?lnie~LT~Gliederung 2" style:family="paragraph" style:parent-style-name="DomylnieLTGliederung1">
      <style:paragraph-properties fo:margin-top="0.0965in" fo:margin-left="0.8125in" fo:text-indent="-0.3125in">
        <style:tab-stops>
          <style:tab-stop style:type="left" style:position="-0.8125in"/>
          <style:tab-stop style:type="left" style:position="-0.6423in"/>
          <style:tab-stop style:type="left" style:position="-0.1513in"/>
          <style:tab-stop style:type="left" style:position="0in"/>
          <style:tab-stop style:type="left" style:position="0.3402in"/>
          <style:tab-stop style:type="left" style:position="0.8312in"/>
          <style:tab-stop style:type="left" style:position="1.3222in"/>
          <style:tab-stop style:type="left" style:position="1.8138in"/>
          <style:tab-stop style:type="left" style:position="2.3055in"/>
          <style:tab-stop style:type="left" style:position="2.7965in"/>
          <style:tab-stop style:type="left" style:position="3.2881in"/>
          <style:tab-stop style:type="left" style:position="3.7791in"/>
          <style:tab-stop style:type="left" style:position="4.2708in"/>
          <style:tab-stop style:type="left" style:position="4.7618in"/>
          <style:tab-stop style:type="left" style:position="5.2534in"/>
          <style:tab-stop style:type="left" style:position="5.7444in"/>
          <style:tab-stop style:type="left" style:position="6.2361in"/>
          <style:tab-stop style:type="left" style:position="6.727in"/>
          <style:tab-stop style:type="left" style:position="7.2187in"/>
          <style:tab-stop style:type="left" style:position="7.7097in"/>
          <style:tab-stop style:type="left" style:position="8.2013in"/>
          <style:tab-stop style:type="left" style:position="8.6923in"/>
        </style:tab-stops>
      </style:paragraph-properties>
      <style:text-properties fo:font-size="28pt" style:font-size-asian="28pt" style:font-size-complex="28pt" fo:hyphenate="false"/>
    </style:style>
    <style:style style:name="DomylnieLTGliederung3" style:display-name="Domy?lnie~LT~Gliederung 3" style:family="paragraph" style:parent-style-name="DomylnieLTGliederung2">
      <style:paragraph-properties fo:margin-top="0.0833in" fo:margin-left="1.25in" fo:text-indent="-0.25in">
        <style:tab-stops>
          <style:tab-stop style:type="left" style:position="-1.25in"/>
          <style:tab-stop style:type="left" style:position="-1.0263in"/>
          <style:tab-stop style:type="left" style:position="-0.5347in"/>
          <style:tab-stop style:type="left" style:position="-0.0437in"/>
          <style:tab-stop style:type="left" style:position="0in"/>
          <style:tab-stop style:type="left" style:position="0.4479in"/>
          <style:tab-stop style:type="left" style:position="0.9388in"/>
          <style:tab-stop style:type="left" style:position="1.4305in"/>
          <style:tab-stop style:type="left" style:position="1.9215in"/>
          <style:tab-stop style:type="left" style:position="2.4131in"/>
          <style:tab-stop style:type="left" style:position="2.9041in"/>
          <style:tab-stop style:type="left" style:position="3.3958in"/>
          <style:tab-stop style:type="left" style:position="3.8868in"/>
          <style:tab-stop style:type="left" style:position="4.3784in"/>
          <style:tab-stop style:type="left" style:position="4.8694in"/>
          <style:tab-stop style:type="left" style:position="5.3611in"/>
          <style:tab-stop style:type="left" style:position="5.852in"/>
          <style:tab-stop style:type="left" style:position="6.3437in"/>
          <style:tab-stop style:type="left" style:position="6.8347in"/>
          <style:tab-stop style:type="left" style:position="7.3263in"/>
          <style:tab-stop style:type="left" style:position="7.8173in"/>
          <style:tab-stop style:type="left" style:position="8.3083in"/>
        </style:tab-stops>
      </style:paragraph-properties>
      <style:text-properties fo:font-size="24pt" style:font-size-asian="24pt" style:font-size-complex="24pt" fo:hyphenate="false"/>
    </style:style>
    <style:style style:name="DomylnieLTGliederung4" style:display-name="Domy?lnie~LT~Gliederung 4" style:family="paragraph" style:parent-style-name="DomylnieLTGliederung3">
      <style:paragraph-properties fo:margin-top="0.0694in" fo:margin-left="1.75in">
        <style:tab-stops>
          <style:tab-stop style:type="left" style:position="-1.75in"/>
          <style:tab-stop style:type="left" style:position="-1.5347in"/>
          <style:tab-stop style:type="left" style:position="-1.0437in"/>
          <style:tab-stop style:type="left" style:position="-0.552in"/>
          <style:tab-stop style:type="left" style:position="-0.0611in"/>
          <style:tab-stop style:type="left" style:position="0in"/>
          <style:tab-stop style:type="left" style:position="0.4305in"/>
          <style:tab-stop style:type="left" style:position="0.9215in"/>
          <style:tab-stop style:type="left" style:position="1.4131in"/>
          <style:tab-stop style:type="left" style:position="1.9041in"/>
          <style:tab-stop style:type="left" style:position="2.3958in"/>
          <style:tab-stop style:type="left" style:position="2.8868in"/>
          <style:tab-stop style:type="left" style:position="3.3784in"/>
          <style:tab-stop style:type="left" style:position="3.8694in"/>
          <style:tab-stop style:type="left" style:position="4.3611in"/>
          <style:tab-stop style:type="left" style:position="4.852in"/>
          <style:tab-stop style:type="left" style:position="5.3437in"/>
          <style:tab-stop style:type="left" style:position="5.8347in"/>
          <style:tab-stop style:type="left" style:position="6.3263in"/>
          <style:tab-stop style:type="left" style:position="6.8173in"/>
          <style:tab-stop style:type="left" style:position="7.3083in"/>
          <style:tab-stop style:type="left" style:position="7.8in"/>
        </style:tab-stops>
      </style:paragraph-properties>
      <style:text-properties fo:font-size="20pt" style:font-size-asian="20pt" style:font-size-complex="20pt" fo:hyphenate="false"/>
    </style:style>
    <style:style style:name="DomylnieLTGliederung5" style:display-name="Domy?lnie~LT~Gliederung 5" style:family="paragraph" style:parent-style-name="DomylnieLTGliederung4">
      <style:paragraph-properties fo:margin-left="2.25in">
        <style:tab-stops>
          <style:tab-stop style:type="left" style:position="-2.25in"/>
          <style:tab-stop style:type="left" style:position="-2.0437in"/>
          <style:tab-stop style:type="left" style:position="-1.552in"/>
          <style:tab-stop style:type="left" style:position="-1.0611in"/>
          <style:tab-stop style:type="left" style:position="-0.5694in"/>
          <style:tab-stop style:type="left" style:position="-0.0784in"/>
          <style:tab-stop style:type="left" style:position="0in"/>
          <style:tab-stop style:type="left" style:position="0.4131in"/>
          <style:tab-stop style:type="left" style:position="0.9041in"/>
          <style:tab-stop style:type="left" style:position="1.3958in"/>
          <style:tab-stop style:type="left" style:position="1.8868in"/>
          <style:tab-stop style:type="left" style:position="2.3784in"/>
          <style:tab-stop style:type="left" style:position="2.8694in"/>
          <style:tab-stop style:type="left" style:position="3.3611in"/>
          <style:tab-stop style:type="left" style:position="3.852in"/>
          <style:tab-stop style:type="left" style:position="4.3437in"/>
          <style:tab-stop style:type="left" style:position="4.8347in"/>
          <style:tab-stop style:type="left" style:position="5.3263in"/>
          <style:tab-stop style:type="left" style:position="5.8173in"/>
          <style:tab-stop style:type="left" style:position="6.3083in"/>
          <style:tab-stop style:type="left" style:position="6.8in"/>
          <style:tab-stop style:type="left" style:position="7.2916in"/>
        </style:tab-stops>
      </style:paragraph-properties>
      <style:text-properties fo:hyphenate="false"/>
    </style:style>
    <style:style style:name="DomylnieLTGliederung6" style:display-name="Domy?lnie~LT~Gliederung 6" style:family="paragraph" style:parent-style-name="DomylnieLTGliederung5">
      <style:text-properties fo:hyphenate="false"/>
    </style:style>
    <style:style style:name="DomylnieLTGliederung7" style:display-name="Domy?lnie~LT~Gliederung 7" style:family="paragraph" style:parent-style-name="DomylnieLTGliederung6">
      <style:text-properties fo:hyphenate="false"/>
    </style:style>
    <style:style style:name="DomylnieLTGliederung8" style:display-name="Domy?lnie~LT~Gliederung 8" style:family="paragraph" style:parent-style-name="DomylnieLTGliederung7">
      <style:text-properties fo:hyphenate="false"/>
    </style:style>
    <style:style style:name="DomylnieLTGliederung9" style:display-name="Domy?lnie~LT~Gliederung 9" style:family="paragraph" style:parent-style-name="DomylnieLTGliederung8">
      <style:text-properties fo:hyphenate="false"/>
    </style:style>
    <style:style style:name="DomylnieLTTitel" style:display-name="Domy?lnie~LT~Titel" style:family="paragraph">
      <style:paragraph-properties style:text-autospace="none" fo:text-align="center">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S Gothic" style:font-name-asian="MS Gothic" style:font-name-complex="MS Gothic" fo:color="#000000" fo:font-size="44pt" style:font-size-asian="44pt" style:font-size-complex="44pt" fo:hyphenate="false"/>
    </style:style>
    <style:style style:name="DomylnieLTUntertitel" style:display-name="Domy?lnie~LT~Untertitel" style:family="paragraph">
      <style:paragraph-properties style:text-autospace="none" fo:text-align="center" fo:margin-top="0.1111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S Gothic" style:font-name-asian="MS Gothic" style:font-name-complex="MS Gothic" fo:color="#000000" fo:font-size="32pt" style:font-size-asian="32pt" style:font-size-complex="32pt" fo:hyphenate="false"/>
    </style:style>
    <style:style style:name="DomylnieLTNotizen" style:display-name="Domy?lnie~LT~Notizen" style:family="paragraph">
      <style:paragraph-properties style:text-autospace="none"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Tahoma" style:font-name-asian="Tahoma" fo:color="#000000" fo:hyphenate="false"/>
    </style:style>
    <style:style style:name="DomylnieLTHintergrundobjekte" style:display-name="Domy?lnie~LT~Hintergrundobjekte"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S Gothic" style:font-name-asian="MS Gothic" style:font-name-complex="MS Gothic" fo:color="#000000" fo:font-size="24pt" style:font-size-asian="24pt" style:font-size-complex="24pt" fo:hyphenate="false"/>
    </style:style>
    <style:style style:name="DomylnieLTHintergrund" style:display-name="Domy?lnie~LT~Hintergrund" style:family="paragraph">
      <style:paragraph-properties style:text-autospace="none" fo:text-align="center"/>
      <style:text-properties fo:hyphenate="false"/>
    </style:style>
    <style:style style:name="default" style:display-name="default" style:family="paragraph">
      <style:paragraph-properties style:text-autospace="none" style:line-height-at-least="0.1388in"/>
      <style:text-properties style:font-name="Tahoma" style:font-name-asian="Tahoma" fo:font-size="18pt" style:font-size-asian="18pt" style:font-size-complex="18pt" fo:hyphenate="false"/>
    </style:style>
    <style:style style:name="blue1" style:display-name="blue1" style:family="paragraph" style:parent-style-name="default">
      <style:text-properties fo:hyphenate="false"/>
    </style:style>
    <style:style style:name="blue2" style:display-name="blue2" style:family="paragraph" style:parent-style-name="default">
      <style:text-properties fo:hyphenate="false"/>
    </style:style>
    <style:style style:name="blue3" style:display-name="blue3" style:family="paragraph" style:parent-style-name="default">
      <style:text-properties fo:hyphenate="false"/>
    </style:style>
    <style:style style:name="bw1" style:display-name="bw1" style:family="paragraph" style:parent-style-name="default">
      <style:text-properties fo:hyphenate="false"/>
    </style:style>
    <style:style style:name="bw2" style:display-name="bw2" style:family="paragraph" style:parent-style-name="default">
      <style:text-properties fo:hyphenate="false"/>
    </style:style>
    <style:style style:name="bw3" style:display-name="bw3" style:family="paragraph" style:parent-style-name="default">
      <style:text-properties fo:hyphenate="false"/>
    </style:style>
    <style:style style:name="orange1" style:display-name="orange1" style:family="paragraph" style:parent-style-name="default">
      <style:text-properties fo:hyphenate="false"/>
    </style:style>
    <style:style style:name="orange2" style:display-name="orange2" style:family="paragraph" style:parent-style-name="default">
      <style:text-properties fo:hyphenate="false"/>
    </style:style>
    <style:style style:name="orange3" style:display-name="orange3" style:family="paragraph" style:parent-style-name="default">
      <style:text-properties fo:hyphenate="false"/>
    </style:style>
    <style:style style:name="turquise1" style:display-name="turquise1" style:family="paragraph" style:parent-style-name="default">
      <style:text-properties fo:hyphenate="false"/>
    </style:style>
    <style:style style:name="turquise2" style:display-name="turquise2" style:family="paragraph" style:parent-style-name="default">
      <style:text-properties fo:hyphenate="false"/>
    </style:style>
    <style:style style:name="turquise3" style:display-name="turquise3" style:family="paragraph" style:parent-style-name="default">
      <style:text-properties fo:hyphenate="false"/>
    </style:style>
    <style:style style:name="gray1" style:display-name="gray1" style:family="paragraph" style:parent-style-name="default">
      <style:text-properties fo:hyphenate="false"/>
    </style:style>
    <style:style style:name="gray2" style:display-name="gray2" style:family="paragraph" style:parent-style-name="default">
      <style:text-properties fo:hyphenate="false"/>
    </style:style>
    <style:style style:name="gray3" style:display-name="gray3" style:family="paragraph" style:parent-style-name="default">
      <style:text-properties fo:hyphenate="false"/>
    </style:style>
    <style:style style:name="sun1" style:display-name="sun1" style:family="paragraph" style:parent-style-name="default">
      <style:text-properties fo:hyphenate="false"/>
    </style:style>
    <style:style style:name="sun2" style:display-name="sun2" style:family="paragraph" style:parent-style-name="default">
      <style:text-properties fo:hyphenate="false"/>
    </style:style>
    <style:style style:name="sun3" style:display-name="sun3" style:family="paragraph" style:parent-style-name="default">
      <style:text-properties fo:hyphenate="false"/>
    </style:style>
    <style:style style:name="earth1" style:display-name="earth1" style:family="paragraph" style:parent-style-name="default">
      <style:text-properties fo:hyphenate="false"/>
    </style:style>
    <style:style style:name="earth2" style:display-name="earth2" style:family="paragraph" style:parent-style-name="default">
      <style:text-properties fo:hyphenate="false"/>
    </style:style>
    <style:style style:name="earth3" style:display-name="earth3" style:family="paragraph" style:parent-style-name="default">
      <style:text-properties fo:hyphenate="false"/>
    </style:style>
    <style:style style:name="green1" style:display-name="green1" style:family="paragraph" style:parent-style-name="default">
      <style:text-properties fo:hyphenate="false"/>
    </style:style>
    <style:style style:name="green2" style:display-name="green2" style:family="paragraph" style:parent-style-name="default">
      <style:text-properties fo:hyphenate="false"/>
    </style:style>
    <style:style style:name="green3" style:display-name="green3" style:family="paragraph" style:parent-style-name="default">
      <style:text-properties fo:hyphenate="false"/>
    </style:style>
    <style:style style:name="seetang1" style:display-name="seetang1" style:family="paragraph" style:parent-style-name="default">
      <style:text-properties fo:hyphenate="false"/>
    </style:style>
    <style:style style:name="seetang2" style:display-name="seetang2" style:family="paragraph" style:parent-style-name="default">
      <style:text-properties fo:hyphenate="false"/>
    </style:style>
    <style:style style:name="seetang3" style:display-name="seetang3" style:family="paragraph" style:parent-style-name="default">
      <style:text-properties fo:hyphenate="false"/>
    </style:style>
    <style:style style:name="lightblue1" style:display-name="lightblue1" style:family="paragraph" style:parent-style-name="default">
      <style:text-properties fo:hyphenate="false"/>
    </style:style>
    <style:style style:name="lightblue2" style:display-name="lightblue2" style:family="paragraph" style:parent-style-name="default">
      <style:text-properties fo:hyphenate="false"/>
    </style:style>
    <style:style style:name="lightblue3" style:display-name="lightblue3" style:family="paragraph" style:parent-style-name="default">
      <style:text-properties fo:hyphenate="false"/>
    </style:style>
    <style:style style:name="yellow1" style:display-name="yellow1" style:family="paragraph" style:parent-style-name="default">
      <style:text-properties fo:hyphenate="false"/>
    </style:style>
    <style:style style:name="yellow2" style:display-name="yellow2" style:family="paragraph" style:parent-style-name="default">
      <style:text-properties fo:hyphenate="false"/>
    </style:style>
    <style:style style:name="yellow3" style:display-name="yellow3" style:family="paragraph" style:parent-style-name="default">
      <style:text-properties fo:hyphenate="false"/>
    </style:style>
    <style:style style:name="WW-Tytu" style:display-name="WW-Tytu?" style:family="paragraph">
      <style:paragraph-properties style:text-autospace="none" fo:text-align="center">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S Gothic" style:font-name-asian="MS Gothic" style:font-name-complex="MS Gothic" fo:color="#000000" fo:font-size="44pt" style:font-size-asian="44pt" style:font-size-complex="44pt" fo:hyphenate="false"/>
    </style:style>
    <style:style style:name="Podtytu" style:display-name="Podtytu?" style:family="paragraph">
      <style:paragraph-properties style:text-autospace="none" fo:text-align="center" fo:margin-top="0.1111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S Gothic" style:font-name-asian="MS Gothic" style:font-name-complex="MS Gothic" fo:color="#000000" fo:font-size="32pt" style:font-size-asian="32pt" style:font-size-complex="32pt" fo:hyphenate="false"/>
    </style:style>
    <style:style style:name="Obiektyta" style:display-name="Obiekty t?a"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MS Gothic" style:font-name-asian="MS Gothic" style:font-name-complex="MS Gothic" fo:color="#000000" fo:font-size="24pt" style:font-size-asian="24pt" style:font-size-complex="24pt" fo:hyphenate="false"/>
    </style:style>
    <style:style style:name="To" style:display-name="T?o" style:family="paragraph">
      <style:paragraph-properties style:text-autospace="none" fo:text-align="center"/>
      <style:text-properties fo:hyphenate="false"/>
    </style:style>
    <style:style style:name="Notatki" style:display-name="Notatki" style:family="paragraph">
      <style:paragraph-properties style:text-autospace="none" fo:margin-top="0.0625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Tahoma" style:font-name-asian="Tahoma" fo:color="#000000" fo:hyphenate="false"/>
    </style:style>
    <style:style style:name="Konspekt1" style:display-name="Konspekt 1" style:family="paragraph">
      <style:paragraph-properties style:text-autospace="none" fo:margin-top="0.1111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MS Gothic" style:font-name-asian="MS Gothic" style:font-name-complex="MS Gothic" fo:color="#000000" fo:font-size="32pt" style:font-size-asian="32pt" style:font-size-complex="32pt" fo:hyphenate="false"/>
    </style:style>
    <style:style style:name="Konspekt2" style:display-name="Konspekt 2" style:family="paragraph" style:parent-style-name="Konspekt1">
      <style:paragraph-properties fo:margin-top="0.0965in" fo:margin-left="0.8125in" fo:text-indent="-0.3125in">
        <style:tab-stops>
          <style:tab-stop style:type="left" style:position="-0.8125in"/>
          <style:tab-stop style:type="left" style:position="-0.6423in"/>
          <style:tab-stop style:type="left" style:position="-0.1513in"/>
          <style:tab-stop style:type="left" style:position="0in"/>
          <style:tab-stop style:type="left" style:position="0.3402in"/>
          <style:tab-stop style:type="left" style:position="0.8312in"/>
          <style:tab-stop style:type="left" style:position="1.3222in"/>
          <style:tab-stop style:type="left" style:position="1.8138in"/>
          <style:tab-stop style:type="left" style:position="2.3055in"/>
          <style:tab-stop style:type="left" style:position="2.7965in"/>
          <style:tab-stop style:type="left" style:position="3.2881in"/>
          <style:tab-stop style:type="left" style:position="3.7791in"/>
          <style:tab-stop style:type="left" style:position="4.2708in"/>
          <style:tab-stop style:type="left" style:position="4.7618in"/>
          <style:tab-stop style:type="left" style:position="5.2534in"/>
          <style:tab-stop style:type="left" style:position="5.7444in"/>
          <style:tab-stop style:type="left" style:position="6.2361in"/>
          <style:tab-stop style:type="left" style:position="6.727in"/>
          <style:tab-stop style:type="left" style:position="7.2187in"/>
          <style:tab-stop style:type="left" style:position="7.7097in"/>
          <style:tab-stop style:type="left" style:position="8.2013in"/>
          <style:tab-stop style:type="left" style:position="8.6923in"/>
        </style:tab-stops>
      </style:paragraph-properties>
      <style:text-properties fo:font-size="28pt" style:font-size-asian="28pt" style:font-size-complex="28pt" fo:hyphenate="false"/>
    </style:style>
    <style:style style:name="Konspekt3" style:display-name="Konspekt 3" style:family="paragraph" style:parent-style-name="Konspekt2">
      <style:paragraph-properties fo:margin-top="0.0833in" fo:margin-left="1.25in" fo:text-indent="-0.25in">
        <style:tab-stops>
          <style:tab-stop style:type="left" style:position="-1.25in"/>
          <style:tab-stop style:type="left" style:position="-1.0263in"/>
          <style:tab-stop style:type="left" style:position="-0.5347in"/>
          <style:tab-stop style:type="left" style:position="-0.0437in"/>
          <style:tab-stop style:type="left" style:position="0in"/>
          <style:tab-stop style:type="left" style:position="0.4479in"/>
          <style:tab-stop style:type="left" style:position="0.9388in"/>
          <style:tab-stop style:type="left" style:position="1.4305in"/>
          <style:tab-stop style:type="left" style:position="1.9215in"/>
          <style:tab-stop style:type="left" style:position="2.4131in"/>
          <style:tab-stop style:type="left" style:position="2.9041in"/>
          <style:tab-stop style:type="left" style:position="3.3958in"/>
          <style:tab-stop style:type="left" style:position="3.8868in"/>
          <style:tab-stop style:type="left" style:position="4.3784in"/>
          <style:tab-stop style:type="left" style:position="4.8694in"/>
          <style:tab-stop style:type="left" style:position="5.3611in"/>
          <style:tab-stop style:type="left" style:position="5.852in"/>
          <style:tab-stop style:type="left" style:position="6.3437in"/>
          <style:tab-stop style:type="left" style:position="6.8347in"/>
          <style:tab-stop style:type="left" style:position="7.3263in"/>
          <style:tab-stop style:type="left" style:position="7.8173in"/>
          <style:tab-stop style:type="left" style:position="8.3083in"/>
        </style:tab-stops>
      </style:paragraph-properties>
      <style:text-properties fo:font-size="24pt" style:font-size-asian="24pt" style:font-size-complex="24pt" fo:hyphenate="false"/>
    </style:style>
    <style:style style:name="Konspekt4" style:display-name="Konspekt 4" style:family="paragraph" style:parent-style-name="Konspekt3">
      <style:paragraph-properties fo:margin-top="0.0694in" fo:margin-left="1.75in">
        <style:tab-stops>
          <style:tab-stop style:type="left" style:position="-1.75in"/>
          <style:tab-stop style:type="left" style:position="-1.5347in"/>
          <style:tab-stop style:type="left" style:position="-1.0437in"/>
          <style:tab-stop style:type="left" style:position="-0.552in"/>
          <style:tab-stop style:type="left" style:position="-0.0611in"/>
          <style:tab-stop style:type="left" style:position="0in"/>
          <style:tab-stop style:type="left" style:position="0.4305in"/>
          <style:tab-stop style:type="left" style:position="0.9215in"/>
          <style:tab-stop style:type="left" style:position="1.4131in"/>
          <style:tab-stop style:type="left" style:position="1.9041in"/>
          <style:tab-stop style:type="left" style:position="2.3958in"/>
          <style:tab-stop style:type="left" style:position="2.8868in"/>
          <style:tab-stop style:type="left" style:position="3.3784in"/>
          <style:tab-stop style:type="left" style:position="3.8694in"/>
          <style:tab-stop style:type="left" style:position="4.3611in"/>
          <style:tab-stop style:type="left" style:position="4.852in"/>
          <style:tab-stop style:type="left" style:position="5.3437in"/>
          <style:tab-stop style:type="left" style:position="5.8347in"/>
          <style:tab-stop style:type="left" style:position="6.3263in"/>
          <style:tab-stop style:type="left" style:position="6.8173in"/>
          <style:tab-stop style:type="left" style:position="7.3083in"/>
          <style:tab-stop style:type="left" style:position="7.8in"/>
        </style:tab-stops>
      </style:paragraph-properties>
      <style:text-properties fo:font-size="20pt" style:font-size-asian="20pt" style:font-size-complex="20pt" fo:hyphenate="false"/>
    </style:style>
    <style:style style:name="Konspekt5" style:display-name="Konspekt 5" style:family="paragraph" style:parent-style-name="Konspekt4">
      <style:paragraph-properties fo:margin-left="2.25in">
        <style:tab-stops>
          <style:tab-stop style:type="left" style:position="-2.25in"/>
          <style:tab-stop style:type="left" style:position="-2.0437in"/>
          <style:tab-stop style:type="left" style:position="-1.552in"/>
          <style:tab-stop style:type="left" style:position="-1.0611in"/>
          <style:tab-stop style:type="left" style:position="-0.5694in"/>
          <style:tab-stop style:type="left" style:position="-0.0784in"/>
          <style:tab-stop style:type="left" style:position="0in"/>
          <style:tab-stop style:type="left" style:position="0.4131in"/>
          <style:tab-stop style:type="left" style:position="0.9041in"/>
          <style:tab-stop style:type="left" style:position="1.3958in"/>
          <style:tab-stop style:type="left" style:position="1.8868in"/>
          <style:tab-stop style:type="left" style:position="2.3784in"/>
          <style:tab-stop style:type="left" style:position="2.8694in"/>
          <style:tab-stop style:type="left" style:position="3.3611in"/>
          <style:tab-stop style:type="left" style:position="3.852in"/>
          <style:tab-stop style:type="left" style:position="4.3437in"/>
          <style:tab-stop style:type="left" style:position="4.8347in"/>
          <style:tab-stop style:type="left" style:position="5.3263in"/>
          <style:tab-stop style:type="left" style:position="5.8173in"/>
          <style:tab-stop style:type="left" style:position="6.3083in"/>
          <style:tab-stop style:type="left" style:position="6.8in"/>
          <style:tab-stop style:type="left" style:position="7.2916in"/>
        </style:tab-stops>
      </style:paragraph-properties>
      <style:text-properties fo:hyphenate="false"/>
    </style:style>
    <style:style style:name="Konspekt6" style:display-name="Konspekt 6" style:family="paragraph" style:parent-style-name="Konspekt5">
      <style:text-properties fo:hyphenate="false"/>
    </style:style>
    <style:style style:name="Konspekt7" style:display-name="Konspekt 7" style:family="paragraph" style:parent-style-name="Konspekt6">
      <style:text-properties fo:hyphenate="false"/>
    </style:style>
    <style:style style:name="Konspekt8" style:display-name="Konspekt 8" style:family="paragraph" style:parent-style-name="Konspekt7">
      <style:text-properties fo:hyphenate="false"/>
    </style:style>
    <style:style style:name="Konspekt9" style:display-name="Konspekt 9" style:family="paragraph" style:parent-style-name="Konspekt8">
      <style:text-properties fo:hyphenate="false"/>
    </style:style>
    <style:style style:name="WW-Tytu1" style:display-name="WW-Tytu?1" style:family="paragraph">
      <style:paragraph-properties style:text-autospace="none" fo:text-align="center">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fo:color="#000000" fo:font-size="44pt" style:font-size-asian="44pt" style:font-size-complex="44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number text:level="1" style:num-suffix=")" style:num-format="i" text:start-value="1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Sebastian Gębala</dc:creator>
    <meta:creation-date>2010-11-30T21:45:00Z</meta:creation-date>
    <dc:date>2011-01-29T15:05:00Z</dc:date>
    <meta:template xlink:href="Normal" xlink:type="simple"/>
    <meta:editing-cycles>107</meta:editing-cycles>
    <meta:editing-duration>PT325260S</meta:editing-duration>
    <meta:user-defined meta:name="Informacja 1"/>
    <meta:user-defined meta:name="Informacja 2"/>
    <meta:user-defined meta:name="Informacja 3"/>
    <meta:user-defined meta:name="Informacja 4"/>
    <meta:document-statistic meta:page-count="60" meta:paragraph-count="455" meta:word-count="32599" meta:character-count="227742" meta:row-count="1629" meta:non-whitespace-character-count="195598"/>
  </office:meta>
</office:document-meta>
</file>